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Tamil" svg:font-family="'Lohit Tamil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ta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 style:font-name-asian="WenQuanYi Micro Hei" style:font-name-complex="Lohit Tamil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ta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ta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ta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paragraph-properties style:writing-mode="lr-tb"/>
    </style:style>
  </office:automatic-styles>
  <office:body>
    <office:spreadsheet>
      <table:table table:name="Original_Dont_touch" table:style-name="ta1">
        <table:table-column table:style-name="co1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அ</text:p>
          </table:table-cell>
          <table:table-cell table:style-name="ce4" office:value-type="float" office:value="7496" calcext:value-type="float">
            <text:p>74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ஆ</text:p>
          </table:table-cell>
          <table:table-cell table:style-name="ce4" office:value-type="float" office:value="2395" calcext:value-type="float">
            <text:p>239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இ</text:p>
          </table:table-cell>
          <table:table-cell table:style-name="ce4" office:value-type="float" office:value="3285" calcext:value-type="float">
            <text:p>328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ஈ</text:p>
          </table:table-cell>
          <table:table-cell table:style-name="ce4" office:value-type="float" office:value="390" calcext:value-type="float">
            <text:p>3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உ</text:p>
          </table:table-cell>
          <table:table-cell table:style-name="ce4" office:value-type="float" office:value="3133" calcext:value-type="float">
            <text:p>31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ஊ</text:p>
          </table:table-cell>
          <table:table-cell table:style-name="ce4" office:value-type="float" office:value="530" calcext:value-type="float">
            <text:p>5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எ</text:p>
          </table:table-cell>
          <table:table-cell table:style-name="ce4" office:value-type="float" office:value="1189" calcext:value-type="float">
            <text:p>118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ஏ</text:p>
          </table:table-cell>
          <table:table-cell table:style-name="ce4" office:value-type="float" office:value="705" calcext:value-type="float">
            <text:p>70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ஐ</text:p>
          </table:table-cell>
          <table:table-cell table:style-name="ce4" office:value-type="float" office:value="206" calcext:value-type="float">
            <text:p>20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ஒ</text:p>
          </table:table-cell>
          <table:table-cell table:style-name="ce4" office:value-type="float" office:value="883" calcext:value-type="float">
            <text:p>88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ஓ</text:p>
          </table:table-cell>
          <table:table-cell table:style-name="ce4" office:value-type="float" office:value="438" calcext:value-type="float">
            <text:p>438</text:p>
          </table:table-cell>
          <table:table-cell table:style-name="ce1" table:number-columns-repeated="3"/>
        </table:table-row>
        <table:table-row table:style-name="ro1">
          <table:table-cell table:style-name="ce2" office:value-type="string" calcext:value-type="string">
            <text:p>ஔ</text:p>
          </table:table-cell>
          <table:table-cell table:number-columns-repeated="3" office:value-type="float" office:value="36" calcext:value-type="float">
            <text:p>36</text:p>
          </table:table-cell>
          <table:table-cell/>
        </table:table-row>
        <table:table-row table:style-name="ro1">
          <table:table-cell table:style-name="ce3" office:value-type="string" calcext:value-type="string">
            <text:p>க்</text:p>
          </table:table-cell>
          <table:table-cell table:style-name="ce6" office:value-type="float" office:value="15966" calcext:value-type="float">
            <text:p>15966</text:p>
          </table:table-cell>
          <table:table-cell table:style-name="ce3" table:number-columns-repeated="3"/>
        </table:table-row>
        <table:table-row table:style-name="ro2">
          <table:table-cell table:style-name="ce3" office:value-type="string" calcext:value-type="string">
            <text:p>க</text:p>
          </table:table-cell>
          <table:table-cell table:style-name="ce6" office:value-type="float" office:value="24609" calcext:value-type="float">
            <text:p>24609</text:p>
          </table:table-cell>
          <table:table-cell table:style-name="ce1"/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கா</text:p>
          </table:table-cell>
          <table:table-cell table:style-name="ce4" office:value-type="float" office:value="8064" calcext:value-type="float">
            <text:p>8064</text:p>
          </table:table-cell>
          <table:table-cell table:number-columns-repeated="2" table:style-name="ce1" office:value-type="float" office:value="8064" calcext:value-type="float">
            <text:p>806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கி</text:p>
          </table:table-cell>
          <table:table-cell table:style-name="ce4" office:value-type="float" office:value="4980" calcext:value-type="float">
            <text:p>498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கீ</text:p>
          </table:table-cell>
          <table:table-cell table:style-name="ce4" office:value-type="float" office:value="571" calcext:value-type="float">
            <text:p>57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கு</text:p>
          </table:table-cell>
          <table:table-cell table:style-name="ce4" office:value-type="float" office:value="10191" calcext:value-type="float">
            <text:p>1019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கூ</text:p>
          </table:table-cell>
          <table:table-cell table:style-name="ce4" office:value-type="float" office:value="1257" calcext:value-type="float">
            <text:p>1257</text:p>
          </table:table-cell>
          <table:table-cell table:style-name="ce1" table:number-columns-repeated="3"/>
        </table:table-row>
        <table:table-row table:style-name="ro2">
          <table:table-cell table:style-name="ce1" office:value-type="string" calcext:value-type="string">
            <text:p>கெ</text:p>
          </table:table-cell>
          <table:table-cell table:style-name="ce4" office:value-type="float" office:value="662" calcext:value-type="float">
            <text:p>662</text:p>
          </table:table-cell>
          <table:table-cell table:number-columns-repeated="2" table:style-name="ce1" office:value-type="float" office:value="662" calcext:value-type="float">
            <text:p>66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கே</text:p>
          </table:table-cell>
          <table:table-cell table:style-name="ce4" office:value-type="float" office:value="588" calcext:value-type="float">
            <text:p>588</text:p>
          </table:table-cell>
          <table:table-cell table:number-columns-repeated="2" table:style-name="ce1" office:value-type="float" office:value="588" calcext:value-type="float">
            <text:p>58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கை</text:p>
          </table:table-cell>
          <table:table-cell table:style-name="ce4" office:value-type="float" office:value="3459" calcext:value-type="float">
            <text:p>3459</text:p>
          </table:table-cell>
          <table:table-cell table:number-columns-repeated="2" table:style-name="ce1" office:value-type="float" office:value="3459" calcext:value-type="float">
            <text:p>3459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கொ</text:p>
          </table:table-cell>
          <table:table-cell table:style-name="ce4" office:value-type="float" office:value="2459" calcext:value-type="float">
            <text:p>2459</text:p>
          </table:table-cell>
          <table:table-cell table:number-columns-repeated="3" table:style-name="ce1" office:value-type="float" office:value="2459" calcext:value-type="float">
            <text:p>2459</text:p>
          </table:table-cell>
        </table:table-row>
        <table:table-row table:style-name="ro1">
          <table:table-cell table:style-name="ce1" office:value-type="string" calcext:value-type="string">
            <text:p>கோ</text:p>
          </table:table-cell>
          <table:table-cell table:style-name="ce4" office:value-type="float" office:value="2123" calcext:value-type="float">
            <text:p>2123</text:p>
          </table:table-cell>
          <table:table-cell table:number-columns-repeated="3" table:style-name="ce1" office:value-type="float" office:value="2123" calcext:value-type="float">
            <text:p>2123</text:p>
          </table:table-cell>
        </table:table-row>
        <table:table-row table:style-name="ro1">
          <table:table-cell table:style-name="ce1" office:value-type="string" calcext:value-type="string">
            <text:p>கௌ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3" table:style-name="ce1"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string" calcext:value-type="string">
            <text:p>ங்</text:p>
          </table:table-cell>
          <table:table-cell table:style-name="ce4" office:value-type="float" office:value="5779" calcext:value-type="float">
            <text:p>577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ங</text:p>
          </table:table-cell>
          <table:table-cell table:style-name="ce4" office:value-type="float" office:value="18" calcext:value-type="float">
            <text:p>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ஙு</text:p>
          </table:table-cell>
          <table:table-cell table:style-name="ce4" office:value-type="float" office:value="4" calcext:value-type="float">
            <text:p>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ச்</text:p>
          </table:table-cell>
          <table:table-cell table:style-name="ce4" office:value-type="float" office:value="5593" calcext:value-type="float">
            <text:p>559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ச</text:p>
          </table:table-cell>
          <table:table-cell table:style-name="ce4" office:value-type="float" office:value="11954" calcext:value-type="float">
            <text:p>1195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சா</text:p>
          </table:table-cell>
          <table:table-cell table:style-name="ce4" office:value-type="float" office:value="3855" calcext:value-type="float">
            <text:p>3855</text:p>
          </table:table-cell>
          <table:table-cell table:number-columns-repeated="2" table:style-name="ce1" office:value-type="float" office:value="3855" calcext:value-type="float">
            <text:p>385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சி</text:p>
          </table:table-cell>
          <table:table-cell table:style-name="ce4" office:value-type="float" office:value="6609" calcext:value-type="float">
            <text:p>660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சீ</text:p>
          </table:table-cell>
          <table:table-cell table:style-name="ce4" office:value-type="float" office:value="1138" calcext:value-type="float">
            <text:p>113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சு</text:p>
          </table:table-cell>
          <table:table-cell table:style-name="ce4" office:value-type="float" office:value="4947" calcext:value-type="float">
            <text:p>494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சூ</text:p>
          </table:table-cell>
          <table:table-cell table:style-name="ce4" office:value-type="float" office:value="969" calcext:value-type="float">
            <text:p>96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செ</text:p>
          </table:table-cell>
          <table:table-cell table:style-name="ce4" office:value-type="float" office:value="1990" calcext:value-type="float">
            <text:p>1990</text:p>
          </table:table-cell>
          <table:table-cell table:number-columns-repeated="2" table:style-name="ce1" office:value-type="float" office:value="1990" calcext:value-type="float">
            <text:p>199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சே</text:p>
          </table:table-cell>
          <table:table-cell table:style-name="ce4" office:value-type="float" office:value="865" calcext:value-type="float">
            <text:p>865</text:p>
          </table:table-cell>
          <table:table-cell table:number-columns-repeated="2" table:style-name="ce1" office:value-type="float" office:value="865" calcext:value-type="float">
            <text:p>86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சை</text:p>
          </table:table-cell>
          <table:table-cell table:style-name="ce4" office:value-type="float" office:value="1376" calcext:value-type="float">
            <text:p>1376</text:p>
          </table:table-cell>
          <table:table-cell table:number-columns-repeated="2" table:style-name="ce1" office:value-type="float" office:value="1376" calcext:value-type="float">
            <text:p>137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சொ</text:p>
          </table:table-cell>
          <table:table-cell table:style-name="ce4" office:value-type="float" office:value="706" calcext:value-type="float">
            <text:p>706</text:p>
          </table:table-cell>
          <table:table-cell table:number-columns-repeated="3" table:style-name="ce1" office:value-type="float" office:value="706" calcext:value-type="float">
            <text:p>706</text:p>
          </table:table-cell>
        </table:table-row>
        <table:table-row table:style-name="ro1">
          <table:table-cell table:style-name="ce1" office:value-type="string" calcext:value-type="string">
            <text:p>சோ</text:p>
          </table:table-cell>
          <table:table-cell table:style-name="ce4" office:value-type="float" office:value="794" calcext:value-type="float">
            <text:p>794</text:p>
          </table:table-cell>
          <table:table-cell table:number-columns-repeated="3" table:style-name="ce1" office:value-type="float" office:value="794" calcext:value-type="float">
            <text:p>794</text:p>
          </table:table-cell>
        </table:table-row>
        <table:table-row table:style-name="ro1">
          <table:table-cell table:style-name="ce1" office:value-type="string" calcext:value-type="string">
            <text:p>சௌ</text:p>
          </table:table-cell>
          <table:table-cell table:style-name="ce4" office:value-type="float" office:value="83" calcext:value-type="float">
            <text:p>83</text:p>
          </table:table-cell>
          <table:table-cell table:number-columns-repeated="3" table:style-name="ce1" office:value-type="float" office:value="83" calcext:value-type="float">
            <text:p>83</text:p>
          </table:table-cell>
        </table:table-row>
        <table:table-row table:style-name="ro1">
          <table:table-cell table:style-name="ce1" office:value-type="string" calcext:value-type="string">
            <text:p>ஞ்</text:p>
          </table:table-cell>
          <table:table-cell table:style-name="ce4" office:value-type="float" office:value="2663" calcext:value-type="float">
            <text:p>266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ஞ</text:p>
          </table:table-cell>
          <table:table-cell table:style-name="ce4" office:value-type="float" office:value="132" calcext:value-type="float">
            <text:p>1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ஞா</text:p>
          </table:table-cell>
          <table:table-cell table:style-name="ce4" office:value-type="float" office:value="321" calcext:value-type="float">
            <text:p>321</text:p>
          </table:table-cell>
          <table:table-cell table:number-columns-repeated="2" table:style-name="ce1" office:value-type="float" office:value="321" calcext:value-type="float">
            <text:p>32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ஞி</text:p>
          </table:table-cell>
          <table:table-cell table:style-name="ce4" office:value-type="float" office:value="10" calcext:value-type="float">
            <text:p>1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ஞீ</text:p>
          </table:table-cell>
          <table:table-cell table:style-name="ce4" office:value-type="float" office:value="7" calcext:value-type="float">
            <text:p>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ஞு</text:p>
          </table:table-cell>
          <table:table-cell table:style-name="ce4" office:value-type="float" office:value="3" calcext:value-type="float">
            <text:p>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ஞூ</text:p>
          </table:table-cell>
          <table:table-cell table:style-name="ce4" office:value-type="float" office:value="2" calcext:value-type="float">
            <text:p>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ஞெ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ஞே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ஞை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ஞொ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ஞோ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ஞௌ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ட்</text:p>
          </table:table-cell>
          <table:table-cell table:style-name="ce4" office:value-type="float" office:value="10509" calcext:value-type="float">
            <text:p>1050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ட</text:p>
          </table:table-cell>
          <table:table-cell table:style-name="ce4" office:value-type="float" office:value="7552" calcext:value-type="float">
            <text:p>755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டா</text:p>
          </table:table-cell>
          <table:table-cell table:style-name="ce4" office:value-type="float" office:value="1553" calcext:value-type="float">
            <text:p>1553</text:p>
          </table:table-cell>
          <table:table-cell table:number-columns-repeated="2" table:style-name="ce1" office:value-type="float" office:value="1553" calcext:value-type="float">
            <text:p>155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டி</text:p>
          </table:table-cell>
          <table:table-cell table:style-name="ce4" office:value-type="float" office:value="7063" calcext:value-type="float">
            <text:p>706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டீ</text:p>
          </table:table-cell>
          <table:table-cell table:style-name="ce4" office:value-type="float" office:value="75" calcext:value-type="float">
            <text:p>7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டு</text:p>
          </table:table-cell>
          <table:table-cell table:style-name="ce4" office:value-type="float" office:value="9185" calcext:value-type="float">
            <text:p>918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டூ</text:p>
          </table:table-cell>
          <table:table-cell table:style-name="ce4" office:value-type="float" office:value="71" calcext:value-type="float">
            <text:p>7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டெ</text:p>
          </table:table-cell>
          <table:table-cell table:style-name="ce4" office:value-type="float" office:value="104" calcext:value-type="float">
            <text:p>104</text:p>
          </table:table-cell>
          <table:table-cell table:number-columns-repeated="2" table:style-name="ce1" office:value-type="float" office:value="104" calcext:value-type="float">
            <text:p>10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டே</text:p>
          </table:table-cell>
          <table:table-cell table:style-name="ce4" office:value-type="float" office:value="93" calcext:value-type="float">
            <text:p>93</text:p>
          </table:table-cell>
          <table:table-cell table:number-columns-repeated="2" table:style-name="ce1" office:value-type="float" office:value="93" calcext:value-type="float">
            <text:p>9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டை</text:p>
          </table:table-cell>
          <table:table-cell table:style-name="ce4" office:value-type="float" office:value="3633" calcext:value-type="float">
            <text:p>3633</text:p>
          </table:table-cell>
          <table:table-cell table:number-columns-repeated="2" table:style-name="ce1" office:value-type="float" office:value="3633" calcext:value-type="float">
            <text:p>363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டொ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3" table:style-name="ce1"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string" calcext:value-type="string">
            <text:p>டோ</text:p>
          </table:table-cell>
          <table:table-cell table:style-name="ce4" office:value-type="float" office:value="157" calcext:value-type="float">
            <text:p>157</text:p>
          </table:table-cell>
          <table:table-cell table:number-columns-repeated="3" table:style-name="ce1" office:value-type="float" office:value="157" calcext:value-type="float">
            <text:p>157</text:p>
          </table:table-cell>
        </table:table-row>
        <table:table-row table:style-name="ro1">
          <table:table-cell table:style-name="ce1" office:value-type="string" calcext:value-type="string">
            <text:p>டௌ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ண்</text:p>
          </table:table-cell>
          <table:table-cell table:style-name="ce4" office:value-type="float" office:value="6266" calcext:value-type="float">
            <text:p>626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ண</text:p>
          </table:table-cell>
          <table:table-cell table:style-name="ce4" office:value-type="float" office:value="3760" calcext:value-type="float">
            <text:p>376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ணா</text:p>
          </table:table-cell>
          <table:table-cell table:style-name="ce4" office:value-type="float" office:value="629" calcext:value-type="float">
            <text:p>629</text:p>
          </table:table-cell>
          <table:table-cell table:number-columns-repeated="2" table:style-name="ce1" office:value-type="float" office:value="629" calcext:value-type="float">
            <text:p>629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ணி</text:p>
          </table:table-cell>
          <table:table-cell table:style-name="ce4" office:value-type="float" office:value="2524" calcext:value-type="float">
            <text:p>252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ணீ</text:p>
          </table:table-cell>
          <table:table-cell table:style-name="ce4" office:value-type="float" office:value="131" calcext:value-type="float">
            <text:p>1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ணு</text:p>
          </table:table-cell>
          <table:table-cell table:style-name="ce4" office:value-type="float" office:value="530" calcext:value-type="float">
            <text:p>5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ணூ</text:p>
          </table:table-cell>
          <table:table-cell table:style-name="ce4" office:value-type="float" office:value="17" calcext:value-type="float">
            <text:p>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ணெ</text:p>
          </table:table-cell>
          <table:table-cell table:style-name="ce4" office:value-type="float" office:value="137" calcext:value-type="float">
            <text:p>137</text:p>
          </table:table-cell>
          <table:table-cell table:number-columns-repeated="2" table:style-name="ce1" office:value-type="float" office:value="137" calcext:value-type="float">
            <text:p>13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ணே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ணை</text:p>
          </table:table-cell>
          <table:table-cell table:style-name="ce4" office:value-type="float" office:value="834" calcext:value-type="float">
            <text:p>834</text:p>
          </table:table-cell>
          <table:table-cell table:number-columns-repeated="2" table:style-name="ce1" office:value-type="float" office:value="834" calcext:value-type="float">
            <text:p>83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ணொ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3"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ணோ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3" table:style-name="ce1"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string" calcext:value-type="string">
            <text:p>ணௌ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த்</text:p>
          </table:table-cell>
          <table:table-cell table:style-name="ce6" office:value-type="float" office:value="16916" calcext:value-type="float">
            <text:p>16916</text:p>
          </table:table-cell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த</text:p>
          </table:table-cell>
          <table:table-cell table:style-name="ce6" office:value-type="float" office:value="27332" calcext:value-type="float">
            <text:p>27332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தா</text:p>
          </table:table-cell>
          <table:table-cell table:style-name="ce4" office:value-type="float" office:value="4298" calcext:value-type="float">
            <text:p>4298</text:p>
          </table:table-cell>
          <table:table-cell table:number-columns-repeated="2" table:style-name="ce1" office:value-type="float" office:value="4298" calcext:value-type="float">
            <text:p>429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தி</text:p>
          </table:table-cell>
          <table:table-cell table:style-name="ce4" office:value-type="float" office:value="12720" calcext:value-type="float">
            <text:p>127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தீ</text:p>
          </table:table-cell>
          <table:table-cell table:style-name="ce4" office:value-type="float" office:value="984" calcext:value-type="float">
            <text:p>98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து</text:p>
          </table:table-cell>
          <table:table-cell table:style-name="ce4" office:value-type="float" office:value="6978" calcext:value-type="float">
            <text:p>697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தூ</text:p>
          </table:table-cell>
          <table:table-cell table:style-name="ce4" office:value-type="float" office:value="799" calcext:value-type="float">
            <text:p>7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தெ</text:p>
          </table:table-cell>
          <table:table-cell table:style-name="ce4" office:value-type="float" office:value="707" calcext:value-type="float">
            <text:p>707</text:p>
          </table:table-cell>
          <table:table-cell table:number-columns-repeated="2" table:style-name="ce1" office:value-type="float" office:value="707" calcext:value-type="float">
            <text:p>70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தே</text:p>
          </table:table-cell>
          <table:table-cell table:style-name="ce4" office:value-type="float" office:value="1301" calcext:value-type="float">
            <text:p>1301</text:p>
          </table:table-cell>
          <table:table-cell table:number-columns-repeated="2" table:style-name="ce1" office:value-type="float" office:value="1301" calcext:value-type="float">
            <text:p>130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தை</text:p>
          </table:table-cell>
          <table:table-cell table:style-name="ce4" office:value-type="float" office:value="1418" calcext:value-type="float">
            <text:p>1418</text:p>
          </table:table-cell>
          <table:table-cell table:number-columns-repeated="2" table:style-name="ce1" office:value-type="float" office:value="1418" calcext:value-type="float">
            <text:p>141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தொ</text:p>
          </table:table-cell>
          <table:table-cell table:style-name="ce4" office:value-type="float" office:value="871" calcext:value-type="float">
            <text:p>871</text:p>
          </table:table-cell>
          <table:table-cell table:number-columns-repeated="3" table:style-name="ce1" office:value-type="float" office:value="871" calcext:value-type="float">
            <text:p>871</text:p>
          </table:table-cell>
        </table:table-row>
        <table:table-row table:style-name="ro1">
          <table:table-cell table:style-name="ce1" office:value-type="string" calcext:value-type="string">
            <text:p>தோ</text:p>
          </table:table-cell>
          <table:table-cell table:style-name="ce4" office:value-type="float" office:value="792" calcext:value-type="float">
            <text:p>792</text:p>
          </table:table-cell>
          <table:table-cell table:number-columns-repeated="3" table:style-name="ce1" office:value-type="float" office:value="792" calcext:value-type="float">
            <text:p>792</text:p>
          </table:table-cell>
        </table:table-row>
        <table:table-row table:style-name="ro1">
          <table:table-cell table:style-name="ce1" office:value-type="string" calcext:value-type="string">
            <text:p>தௌ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3" table:style-name="ce1"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string" calcext:value-type="string">
            <text:p>ந்</text:p>
          </table:table-cell>
          <table:table-cell table:style-name="ce4" office:value-type="float" office:value="5769" calcext:value-type="float">
            <text:p>576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ந</text:p>
          </table:table-cell>
          <table:table-cell table:style-name="ce4" office:value-type="float" office:value="2556" calcext:value-type="float">
            <text:p>255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நா</text:p>
          </table:table-cell>
          <table:table-cell table:style-name="ce4" office:value-type="float" office:value="2417" calcext:value-type="float">
            <text:p>2417</text:p>
          </table:table-cell>
          <table:table-cell table:number-columns-repeated="2" table:style-name="ce1" office:value-type="float" office:value="2417" calcext:value-type="float">
            <text:p>241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நி</text:p>
          </table:table-cell>
          <table:table-cell table:style-name="ce4" office:value-type="float" office:value="2192" calcext:value-type="float">
            <text:p>219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நீ</text:p>
          </table:table-cell>
          <table:table-cell table:style-name="ce4" office:value-type="float" office:value="1011" calcext:value-type="float">
            <text:p>10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நு</text:p>
          </table:table-cell>
          <table:table-cell table:style-name="ce4" office:value-type="float" office:value="240" calcext:value-type="float">
            <text:p>2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நூ</text:p>
          </table:table-cell>
          <table:table-cell table:style-name="ce4" office:value-type="float" office:value="273" calcext:value-type="float">
            <text:p>27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நெ</text:p>
          </table:table-cell>
          <table:table-cell table:style-name="ce4" office:value-type="float" office:value="856" calcext:value-type="float">
            <text:p>856</text:p>
          </table:table-cell>
          <table:table-cell table:number-columns-repeated="2" table:style-name="ce1" office:value-type="float" office:value="856" calcext:value-type="float">
            <text:p>85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நே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2" table:style-name="ce1" office:value-type="float" office:value="240" calcext:value-type="float">
            <text:p>24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நை</text:p>
          </table:table-cell>
          <table:table-cell table:style-name="ce4" office:value-type="float" office:value="74" calcext:value-type="float">
            <text:p>74</text:p>
          </table:table-cell>
          <table:table-cell table:number-columns-repeated="2" table:style-name="ce1" office:value-type="float" office:value="74" calcext:value-type="float">
            <text:p>7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நொ</text:p>
          </table:table-cell>
          <table:table-cell table:style-name="ce4" office:value-type="float" office:value="198" calcext:value-type="float">
            <text:p>198</text:p>
          </table:table-cell>
          <table:table-cell table:number-columns-repeated="3" table:style-name="ce1" office:value-type="float" office:value="198" calcext:value-type="float">
            <text:p>198</text:p>
          </table:table-cell>
        </table:table-row>
        <table:table-row table:style-name="ro1">
          <table:table-cell table:style-name="ce1" office:value-type="string" calcext:value-type="string">
            <text:p>நோ</text:p>
          </table:table-cell>
          <table:table-cell table:style-name="ce4" office:value-type="float" office:value="275" calcext:value-type="float">
            <text:p>275</text:p>
          </table:table-cell>
          <table:table-cell table:number-columns-repeated="3" table:style-name="ce1" office:value-type="float" office:value="275" calcext:value-type="float">
            <text:p>275</text:p>
          </table:table-cell>
        </table:table-row>
        <table:table-row table:style-name="ro1">
          <table:table-cell table:style-name="ce1" office:value-type="string" calcext:value-type="string">
            <text:p>நௌ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3" table:style-name="ce1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ப்</text:p>
          </table:table-cell>
          <table:table-cell table:style-name="ce4" office:value-type="float" office:value="10848" calcext:value-type="float">
            <text:p>1084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ப</text:p>
          </table:table-cell>
          <table:table-cell table:style-name="ce4" office:value-type="float" office:value="13933" calcext:value-type="float">
            <text:p>139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பா</text:p>
          </table:table-cell>
          <table:table-cell table:style-name="ce4" office:value-type="float" office:value="5263" calcext:value-type="float">
            <text:p>5263</text:p>
          </table:table-cell>
          <table:table-cell table:number-columns-repeated="2" table:style-name="ce1" office:value-type="float" office:value="5263" calcext:value-type="float">
            <text:p>526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பி</text:p>
          </table:table-cell>
          <table:table-cell table:style-name="ce4" office:value-type="float" office:value="5191" calcext:value-type="float">
            <text:p>519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பீ</text:p>
          </table:table-cell>
          <table:table-cell table:style-name="ce4" office:value-type="float" office:value="469" calcext:value-type="float">
            <text:p>46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பு</text:p>
          </table:table-cell>
          <table:table-cell table:style-name="ce4" office:value-type="float" office:value="7649" calcext:value-type="float">
            <text:p>764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பூ</text:p>
          </table:table-cell>
          <table:table-cell table:style-name="ce4" office:value-type="float" office:value="1983" calcext:value-type="float">
            <text:p>198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பெ</text:p>
          </table:table-cell>
          <table:table-cell table:style-name="ce4" office:value-type="float" office:value="1277" calcext:value-type="float">
            <text:p>1277</text:p>
          </table:table-cell>
          <table:table-cell table:number-columns-repeated="2" table:style-name="ce1" office:value-type="float" office:value="1277" calcext:value-type="float">
            <text:p>127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பே</text:p>
          </table:table-cell>
          <table:table-cell table:style-name="ce4" office:value-type="float" office:value="913" calcext:value-type="float">
            <text:p>913</text:p>
          </table:table-cell>
          <table:table-cell table:number-columns-repeated="2" table:style-name="ce1" office:value-type="float" office:value="913" calcext:value-type="float">
            <text:p>91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பை</text:p>
          </table:table-cell>
          <table:table-cell table:style-name="ce4" office:value-type="float" office:value="595" calcext:value-type="float">
            <text:p>595</text:p>
          </table:table-cell>
          <table:table-cell table:number-columns-repeated="2" table:style-name="ce1" office:value-type="float" office:value="595" calcext:value-type="float">
            <text:p>59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பொ</text:p>
          </table:table-cell>
          <table:table-cell table:style-name="ce4" office:value-type="float" office:value="1561" calcext:value-type="float">
            <text:p>1561</text:p>
          </table:table-cell>
          <table:table-cell table:number-columns-repeated="3" table:style-name="ce1" office:value-type="float" office:value="1561" calcext:value-type="float">
            <text:p>1561</text:p>
          </table:table-cell>
        </table:table-row>
        <table:table-row table:style-name="ro1">
          <table:table-cell table:style-name="ce1" office:value-type="string" calcext:value-type="string">
            <text:p>போ</text:p>
          </table:table-cell>
          <table:table-cell table:style-name="ce4" office:value-type="float" office:value="1335" calcext:value-type="float">
            <text:p>1335</text:p>
          </table:table-cell>
          <table:table-cell table:number-columns-repeated="3" table:style-name="ce1" office:value-type="float" office:value="1335" calcext:value-type="float">
            <text:p>1335</text:p>
          </table:table-cell>
        </table:table-row>
        <table:table-row table:style-name="ro1">
          <table:table-cell table:style-name="ce1" office:value-type="string" calcext:value-type="string">
            <text:p>பௌ</text:p>
          </table:table-cell>
          <table:table-cell table:style-name="ce4" office:value-type="float" office:value="62" calcext:value-type="float">
            <text:p>62</text:p>
          </table:table-cell>
          <table:table-cell table:number-columns-repeated="3" table:style-name="ce1" office:value-type="float" office:value="62" calcext:value-type="float">
            <text:p>62</text:p>
          </table:table-cell>
        </table:table-row>
        <table:table-row table:style-name="ro1">
          <table:table-cell table:style-name="ce3" office:value-type="string" calcext:value-type="string">
            <text:p>ம்</text:p>
          </table:table-cell>
          <table:table-cell table:style-name="ce6" office:value-type="float" office:value="32169" calcext:value-type="float">
            <text:p>32169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ம</text:p>
          </table:table-cell>
          <table:table-cell table:style-name="ce4" office:value-type="float" office:value="10817" calcext:value-type="float">
            <text:p>108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மா</text:p>
          </table:table-cell>
          <table:table-cell table:style-name="ce4" office:value-type="float" office:value="3930" calcext:value-type="float">
            <text:p>3930</text:p>
          </table:table-cell>
          <table:table-cell table:number-columns-repeated="2" table:style-name="ce1" office:value-type="float" office:value="3930" calcext:value-type="float">
            <text:p>393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மி</text:p>
          </table:table-cell>
          <table:table-cell table:style-name="ce4" office:value-type="float" office:value="2127" calcext:value-type="float">
            <text:p>212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மீ</text:p>
          </table:table-cell>
          <table:table-cell table:style-name="ce4" office:value-type="float" office:value="384" calcext:value-type="float">
            <text:p>38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மு</text:p>
          </table:table-cell>
          <table:table-cell table:style-name="ce4" office:value-type="float" office:value="4339" calcext:value-type="float">
            <text:p>433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மூ</text:p>
          </table:table-cell>
          <table:table-cell table:style-name="ce4" office:value-type="float" office:value="1098" calcext:value-type="float">
            <text:p>109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மெ</text:p>
          </table:table-cell>
          <table:table-cell table:style-name="ce4" office:value-type="float" office:value="408" calcext:value-type="float">
            <text:p>408</text:p>
          </table:table-cell>
          <table:table-cell table:number-columns-repeated="2" table:style-name="ce1" office:value-type="float" office:value="408" calcext:value-type="float">
            <text:p>40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மே</text:p>
          </table:table-cell>
          <table:table-cell table:style-name="ce4" office:value-type="float" office:value="884" calcext:value-type="float">
            <text:p>884</text:p>
          </table:table-cell>
          <table:table-cell table:number-columns-repeated="2" table:style-name="ce1" office:value-type="float" office:value="884" calcext:value-type="float">
            <text:p>88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மை</text:p>
          </table:table-cell>
          <table:table-cell table:style-name="ce4" office:value-type="float" office:value="1427" calcext:value-type="float">
            <text:p>1427</text:p>
          </table:table-cell>
          <table:table-cell table:number-columns-repeated="2" table:style-name="ce1" office:value-type="float" office:value="1427" calcext:value-type="float">
            <text:p>142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மொ</text:p>
          </table:table-cell>
          <table:table-cell table:style-name="ce4" office:value-type="float" office:value="420" calcext:value-type="float">
            <text:p>420</text:p>
          </table:table-cell>
          <table:table-cell table:number-columns-repeated="3" table:style-name="ce1" office:value-type="float" office:value="420" calcext:value-type="float">
            <text:p>420</text:p>
          </table:table-cell>
        </table:table-row>
        <table:table-row table:style-name="ro1">
          <table:table-cell table:style-name="ce1" office:value-type="string" calcext:value-type="string">
            <text:p>மோ</text:p>
          </table:table-cell>
          <table:table-cell table:style-name="ce4" office:value-type="float" office:value="394" calcext:value-type="float">
            <text:p>394</text:p>
          </table:table-cell>
          <table:table-cell table:number-columns-repeated="3" table:style-name="ce1" office:value-type="float" office:value="394" calcext:value-type="float">
            <text:p>394</text:p>
          </table:table-cell>
        </table:table-row>
        <table:table-row table:style-name="ro1">
          <table:table-cell table:style-name="ce1" office:value-type="string" calcext:value-type="string">
            <text:p>மௌ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3" table:style-name="ce1" office:value-type="float" office:value="47" calcext:value-type="float">
            <text:p>47</text:p>
          </table:table-cell>
        </table:table-row>
        <table:table-row table:style-name="ro1">
          <table:table-cell table:style-name="ce1" office:value-type="string" calcext:value-type="string">
            <text:p>ய்</text:p>
          </table:table-cell>
          <table:table-cell table:style-name="ce4" office:value-type="float" office:value="3266" calcext:value-type="float">
            <text:p>326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ய</text:p>
          </table:table-cell>
          <table:table-cell table:style-name="ce4" office:value-type="float" office:value="8968" calcext:value-type="float">
            <text:p>896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யா</text:p>
          </table:table-cell>
          <table:table-cell table:style-name="ce4" office:value-type="float" office:value="2719" calcext:value-type="float">
            <text:p>2719</text:p>
          </table:table-cell>
          <table:table-cell table:number-columns-repeated="2" table:style-name="ce1" office:value-type="float" office:value="2719" calcext:value-type="float">
            <text:p>2719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யி</text:p>
          </table:table-cell>
          <table:table-cell table:style-name="ce4" office:value-type="float" office:value="1880" calcext:value-type="float">
            <text:p>188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யீ</text:p>
          </table:table-cell>
          <table:table-cell table:style-name="ce4" office:value-type="float" office:value="65" calcext:value-type="float">
            <text:p>6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யு</text:p>
          </table:table-cell>
          <table:table-cell table:style-name="ce4" office:value-type="float" office:value="782" calcext:value-type="float">
            <text:p>78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யூ</text:p>
          </table:table-cell>
          <table:table-cell table:style-name="ce4" office:value-type="float" office:value="166" calcext:value-type="float">
            <text:p>16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யெ</text:p>
          </table:table-cell>
          <table:table-cell table:style-name="ce4" office:value-type="float" office:value="261" calcext:value-type="float">
            <text:p>261</text:p>
          </table:table-cell>
          <table:table-cell table:number-columns-repeated="2" table:style-name="ce1" office:value-type="float" office:value="261" calcext:value-type="float">
            <text:p>26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யே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2" table:style-name="ce1" office:value-type="float" office:value="149" calcext:value-type="float">
            <text:p>149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யை</text:p>
          </table:table-cell>
          <table:table-cell table:style-name="ce4" office:value-type="float" office:value="228" calcext:value-type="float">
            <text:p>228</text:p>
          </table:table-cell>
          <table:table-cell table:number-columns-repeated="2" table:style-name="ce1" office:value-type="float" office:value="228" calcext:value-type="float">
            <text:p>22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யொ</text:p>
          </table:table-cell>
          <table:table-cell table:style-name="ce4" office:value-type="float" office:value="63" calcext:value-type="float">
            <text:p>63</text:p>
          </table:table-cell>
          <table:table-cell table:number-columns-repeated="3" table:style-name="ce1" office:value-type="float" office:value="63" calcext:value-type="float">
            <text:p>63</text:p>
          </table:table-cell>
        </table:table-row>
        <table:table-row table:style-name="ro1">
          <table:table-cell table:style-name="ce1" office:value-type="string" calcext:value-type="string">
            <text:p>யோ</text:p>
          </table:table-cell>
          <table:table-cell table:style-name="ce4" office:value-type="float" office:value="645" calcext:value-type="float">
            <text:p>645</text:p>
          </table:table-cell>
          <table:table-cell table:number-columns-repeated="3" table:style-name="ce1" office:value-type="float" office:value="645" calcext:value-type="float">
            <text:p>645</text:p>
          </table:table-cell>
        </table:table-row>
        <table:table-row table:style-name="ro1">
          <table:table-cell table:style-name="ce1" office:value-type="string" calcext:value-type="string">
            <text:p>யௌ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3" table:style-name="ce1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ர்</text:p>
          </table:table-cell>
          <table:table-cell table:style-name="ce4" office:value-type="float" office:value="9683" calcext:value-type="float">
            <text:p>968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ர</text:p>
          </table:table-cell>
          <table:table-cell table:style-name="ce4" office:value-type="float" office:value="14593" calcext:value-type="float">
            <text:p>1459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ரா</text:p>
          </table:table-cell>
          <table:table-cell table:style-name="ce4" office:value-type="float" office:value="3090" calcext:value-type="float">
            <text:p>3090</text:p>
          </table:table-cell>
          <table:table-cell table:number-columns-repeated="2" table:style-name="ce1" office:value-type="float" office:value="3090" calcext:value-type="float">
            <text:p>309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ரி</text:p>
          </table:table-cell>
          <table:table-cell table:style-name="ce4" office:value-type="float" office:value="6299" calcext:value-type="float">
            <text:p>62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ரீ</text:p>
          </table:table-cell>
          <table:table-cell table:style-name="ce4" office:value-type="float" office:value="406" calcext:value-type="float">
            <text:p>40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ரு</text:p>
          </table:table-cell>
          <table:table-cell table:style-name="ce4" office:value-type="float" office:value="7809" calcext:value-type="float">
            <text:p>780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ரூ</text:p>
          </table:table-cell>
          <table:table-cell table:style-name="ce4" office:value-type="float" office:value="252" calcext:value-type="float">
            <text:p>25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ரெ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2" table:style-name="ce1" office:value-type="float" office:value="143" calcext:value-type="float">
            <text:p>14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ரே</text:p>
          </table:table-cell>
          <table:table-cell table:style-name="ce4" office:value-type="float" office:value="355" calcext:value-type="float">
            <text:p>355</text:p>
          </table:table-cell>
          <table:table-cell table:number-columns-repeated="2" table:style-name="ce1" office:value-type="float" office:value="355" calcext:value-type="float">
            <text:p>35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ரை</text:p>
          </table:table-cell>
          <table:table-cell table:style-name="ce4" office:value-type="float" office:value="2030" calcext:value-type="float">
            <text:p>2030</text:p>
          </table:table-cell>
          <table:table-cell table:number-columns-repeated="2" table:style-name="ce1" office:value-type="float" office:value="2030" calcext:value-type="float">
            <text:p>203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ரொ</text:p>
          </table:table-cell>
          <table:table-cell table:style-name="ce4" office:value-type="float" office:value="46" calcext:value-type="float">
            <text:p>46</text:p>
          </table:table-cell>
          <table:table-cell table:number-columns-repeated="3" table:style-name="ce1"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string" calcext:value-type="string">
            <text:p>ரோ</text:p>
          </table:table-cell>
          <table:table-cell table:style-name="ce4" office:value-type="float" office:value="587" calcext:value-type="float">
            <text:p>587</text:p>
          </table:table-cell>
          <table:table-cell table:number-columns-repeated="3" table:style-name="ce1" office:value-type="float" office:value="587" calcext:value-type="float">
            <text:p>587</text:p>
          </table:table-cell>
        </table:table-row>
        <table:table-row table:style-name="ro1">
          <table:table-cell table:style-name="ce1" office:value-type="string" calcext:value-type="string">
            <text:p>ரௌ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3" table:style-name="ce1" office:value-type="float" office:value="23" calcext:value-type="float">
            <text:p>23</text:p>
          </table:table-cell>
        </table:table-row>
        <table:table-row table:style-name="ro1">
          <table:table-cell table:style-name="ce3" office:value-type="string" calcext:value-type="string">
            <text:p>ல்</text:p>
          </table:table-cell>
          <table:table-cell table:style-name="ce6" office:value-type="float" office:value="20862" calcext:value-type="float">
            <text:p>20862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ல</text:p>
          </table:table-cell>
          <table:table-cell table:style-name="ce4" office:value-type="float" office:value="6583" calcext:value-type="float">
            <text:p>658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லா</text:p>
          </table:table-cell>
          <table:table-cell table:style-name="ce4" office:value-type="float" office:value="1755" calcext:value-type="float">
            <text:p>1755</text:p>
          </table:table-cell>
          <table:table-cell table:number-columns-repeated="2" table:style-name="ce1" office:value-type="float" office:value="1755" calcext:value-type="float">
            <text:p>175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லி</text:p>
          </table:table-cell>
          <table:table-cell table:style-name="ce4" office:value-type="float" office:value="3069" calcext:value-type="float">
            <text:p>306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லீ</text:p>
          </table:table-cell>
          <table:table-cell table:style-name="ce4" office:value-type="float" office:value="93" calcext:value-type="float">
            <text:p>9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லு</text:p>
          </table:table-cell>
          <table:table-cell table:style-name="ce4" office:value-type="float" office:value="980" calcext:value-type="float">
            <text:p>98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லூ</text:p>
          </table:table-cell>
          <table:table-cell table:style-name="ce4" office:value-type="float" office:value="96" calcext:value-type="float">
            <text:p>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லெ</text:p>
          </table:table-cell>
          <table:table-cell table:style-name="ce4" office:value-type="float" office:value="146" calcext:value-type="float">
            <text:p>146</text:p>
          </table:table-cell>
          <table:table-cell table:number-columns-repeated="2" table:style-name="ce1" office:value-type="float" office:value="146" calcext:value-type="float">
            <text:p>14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லே</text:p>
          </table:table-cell>
          <table:table-cell table:style-name="ce4" office:value-type="float" office:value="272" calcext:value-type="float">
            <text:p>272</text:p>
          </table:table-cell>
          <table:table-cell table:number-columns-repeated="2" table:style-name="ce1" office:value-type="float" office:value="272" calcext:value-type="float">
            <text:p>27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லை</text:p>
          </table:table-cell>
          <table:table-cell table:style-name="ce4" office:value-type="float" office:value="3761" calcext:value-type="float">
            <text:p>3761</text:p>
          </table:table-cell>
          <table:table-cell table:number-columns-repeated="2" table:style-name="ce1" office:value-type="float" office:value="3761" calcext:value-type="float">
            <text:p>376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லொ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 table:style-name="ce1" office:value-type="float" office:value="69" calcext:value-type="float">
            <text:p>69</text:p>
          </table:table-cell>
        </table:table-row>
        <table:table-row table:style-name="ro1">
          <table:table-cell table:style-name="ce1" office:value-type="string" calcext:value-type="string">
            <text:p>லோ</text:p>
          </table:table-cell>
          <table:table-cell table:style-name="ce4" office:value-type="float" office:value="427" calcext:value-type="float">
            <text:p>427</text:p>
          </table:table-cell>
          <table:table-cell table:number-columns-repeated="3" table:style-name="ce1" office:value-type="float" office:value="427" calcext:value-type="float">
            <text:p>427</text:p>
          </table:table-cell>
        </table:table-row>
        <table:table-row table:style-name="ro1">
          <table:table-cell table:style-name="ce1" office:value-type="string" calcext:value-type="string">
            <text:p>லௌ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1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வ்</text:p>
          </table:table-cell>
          <table:table-cell table:style-name="ce4" office:value-type="float" office:value="379" calcext:value-type="float">
            <text:p>37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வ</text:p>
          </table:table-cell>
          <table:table-cell table:style-name="ce4" office:value-type="float" office:value="12394" calcext:value-type="float">
            <text:p>1239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வா</text:p>
          </table:table-cell>
          <table:table-cell table:style-name="ce4" office:value-type="float" office:value="5195" calcext:value-type="float">
            <text:p>5195</text:p>
          </table:table-cell>
          <table:table-cell table:number-columns-repeated="2" table:style-name="ce1" office:value-type="float" office:value="5195" calcext:value-type="float">
            <text:p>519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வி</text:p>
          </table:table-cell>
          <table:table-cell table:style-name="ce4" office:value-type="float" office:value="6898" calcext:value-type="float">
            <text:p>689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வீ</text:p>
          </table:table-cell>
          <table:table-cell table:style-name="ce4" office:value-type="float" office:value="845" calcext:value-type="float">
            <text:p>84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வு</text:p>
          </table:table-cell>
          <table:table-cell table:style-name="ce4" office:value-type="float" office:value="2289" calcext:value-type="float">
            <text:p>228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வூ</text:p>
          </table:table-cell>
          <table:table-cell table:style-name="ce4" office:value-type="float" office:value="51" calcext:value-type="float">
            <text:p>5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வெ</text:p>
          </table:table-cell>
          <table:table-cell table:style-name="ce4" office:value-type="float" office:value="2139" calcext:value-type="float">
            <text:p>2139</text:p>
          </table:table-cell>
          <table:table-cell table:number-columns-repeated="2" table:style-name="ce1" office:value-type="float" office:value="2139" calcext:value-type="float">
            <text:p>2139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வே</text:p>
          </table:table-cell>
          <table:table-cell table:style-name="ce4" office:value-type="float" office:value="1514" calcext:value-type="float">
            <text:p>1514</text:p>
          </table:table-cell>
          <table:table-cell table:number-columns-repeated="2" table:style-name="ce1" office:value-type="float" office:value="1514" calcext:value-type="float">
            <text:p>151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வை</text:p>
          </table:table-cell>
          <table:table-cell table:style-name="ce4" office:value-type="float" office:value="1393" calcext:value-type="float">
            <text:p>1393</text:p>
          </table:table-cell>
          <table:table-cell table:number-columns-repeated="2" table:style-name="ce1" office:value-type="float" office:value="1393" calcext:value-type="float">
            <text:p>139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வொ</text:p>
          </table:table-cell>
          <table:table-cell table:style-name="ce4" office:value-type="float" office:value="49" calcext:value-type="float">
            <text:p>49</text:p>
          </table:table-cell>
          <table:table-cell table:number-columns-repeated="3" table:style-name="ce1" office:value-type="float" office:value="49" calcext:value-type="float">
            <text:p>49</text:p>
          </table:table-cell>
        </table:table-row>
        <table:table-row table:style-name="ro1">
          <table:table-cell table:style-name="ce1" office:value-type="string" calcext:value-type="string">
            <text:p>வோ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3" table:style-name="ce1" office:value-type="float" office:value="139" calcext:value-type="float">
            <text:p>139</text:p>
          </table:table-cell>
        </table:table-row>
        <table:table-row table:style-name="ro1">
          <table:table-cell table:style-name="ce1" office:value-type="string" calcext:value-type="string">
            <text:p>வௌ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1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ழ்</text:p>
          </table:table-cell>
          <table:table-cell table:style-name="ce4" office:value-type="float" office:value="844" calcext:value-type="float">
            <text:p>8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ழ</text:p>
          </table:table-cell>
          <table:table-cell table:style-name="ce4" office:value-type="float" office:value="1453" calcext:value-type="float">
            <text:p>145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ழா</text:p>
          </table:table-cell>
          <table:table-cell table:style-name="ce4" office:value-type="float" office:value="171" calcext:value-type="float">
            <text:p>171</text:p>
          </table:table-cell>
          <table:table-cell table:number-columns-repeated="2" table:style-name="ce1" office:value-type="float" office:value="171" calcext:value-type="float">
            <text:p>17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ழி</text:p>
          </table:table-cell>
          <table:table-cell table:style-name="ce4" office:value-type="float" office:value="1755" calcext:value-type="float">
            <text:p>175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ழீ</text:p>
          </table:table-cell>
          <table:table-cell table:style-name="ce4" office:value-type="float" office:value="5" calcext:value-type="float">
            <text:p>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ழு</text:p>
          </table:table-cell>
          <table:table-cell table:style-name="ce4" office:value-type="float" office:value="1717" calcext:value-type="float">
            <text:p>17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ழூ</text:p>
          </table:table-cell>
          <table:table-cell table:style-name="ce4" office:value-type="float" office:value="11" calcext:value-type="float">
            <text:p>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ழெ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ழே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ழை</text:p>
          </table:table-cell>
          <table:table-cell table:style-name="ce4" office:value-type="float" office:value="602" calcext:value-type="float">
            <text:p>602</text:p>
          </table:table-cell>
          <table:table-cell table:number-columns-repeated="2" table:style-name="ce1" office:value-type="float" office:value="602" calcext:value-type="float">
            <text:p>60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ழொ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ழோ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3" table:style-name="ce1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ழௌ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ள்</text:p>
          </table:table-cell>
          <table:table-cell table:style-name="ce4" office:value-type="float" office:value="3950" calcext:value-type="float">
            <text:p>395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ள</text:p>
          </table:table-cell>
          <table:table-cell table:style-name="ce4" office:value-type="float" office:value="3158" calcext:value-type="float">
            <text:p>315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ளா</text:p>
          </table:table-cell>
          <table:table-cell table:style-name="ce4" office:value-type="float" office:value="463" calcext:value-type="float">
            <text:p>463</text:p>
          </table:table-cell>
          <table:table-cell table:number-columns-repeated="2" table:style-name="ce1" office:value-type="float" office:value="463" calcext:value-type="float">
            <text:p>46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ளி</text:p>
          </table:table-cell>
          <table:table-cell table:style-name="ce4" office:value-type="float" office:value="2579" calcext:value-type="float">
            <text:p>257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ளீ</text:p>
          </table:table-cell>
          <table:table-cell table:style-name="ce4" office:value-type="float" office:value="20" calcext:value-type="float">
            <text:p>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ளு</text:p>
          </table:table-cell>
          <table:table-cell table:style-name="ce4" office:value-type="float" office:value="741" calcext:value-type="float">
            <text:p>74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ளூ</text:p>
          </table:table-cell>
          <table:table-cell table:style-name="ce4" office:value-type="float" office:value="20" calcext:value-type="float">
            <text:p>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ளெ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2" table:style-name="ce1" office:value-type="float" office:value="61" calcext:value-type="float">
            <text:p>6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ளே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2" table:style-name="ce1" office:value-type="float" office:value="26" calcext:value-type="float">
            <text:p>2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ளை</text:p>
          </table:table-cell>
          <table:table-cell table:style-name="ce4" office:value-type="float" office:value="1522" calcext:value-type="float">
            <text:p>1522</text:p>
          </table:table-cell>
          <table:table-cell table:number-columns-repeated="2" table:style-name="ce1" office:value-type="float" office:value="1522" calcext:value-type="float">
            <text:p>152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ளொ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3" table:style-name="ce1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ளோ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3" table:style-name="ce1"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string" calcext:value-type="string">
            <text:p>ளௌ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ற்</text:p>
          </table:table-cell>
          <table:table-cell table:style-name="ce4" office:value-type="float" office:value="4918" calcext:value-type="float">
            <text:p>49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ற</text:p>
          </table:table-cell>
          <table:table-cell table:style-name="ce4" office:value-type="float" office:value="2548" calcext:value-type="float">
            <text:p>254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றா</text:p>
          </table:table-cell>
          <table:table-cell table:style-name="ce4" office:value-type="float" office:value="548" calcext:value-type="float">
            <text:p>548</text:p>
          </table:table-cell>
          <table:table-cell table:number-columns-repeated="2" table:style-name="ce1" office:value-type="float" office:value="548" calcext:value-type="float">
            <text:p>54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றி</text:p>
          </table:table-cell>
          <table:table-cell table:style-name="ce4" office:value-type="float" office:value="1961" calcext:value-type="float">
            <text:p>196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றீ</text:p>
          </table:table-cell>
          <table:table-cell table:style-name="ce4" office:value-type="float" office:value="11" calcext:value-type="float">
            <text:p>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று</text:p>
          </table:table-cell>
          <table:table-cell table:style-name="ce4" office:value-type="float" office:value="4341" calcext:value-type="float">
            <text:p>434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றூ</text:p>
          </table:table-cell>
          <table:table-cell table:style-name="ce4" office:value-type="float" office:value="28" calcext:value-type="float">
            <text:p>2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றெ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2" table:style-name="ce1" office:value-type="float" office:value="85" calcext:value-type="float">
            <text:p>8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றே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றை</text:p>
          </table:table-cell>
          <table:table-cell table:style-name="ce4" office:value-type="float" office:value="1395" calcext:value-type="float">
            <text:p>1395</text:p>
          </table:table-cell>
          <table:table-cell table:number-columns-repeated="2" table:style-name="ce1" office:value-type="float" office:value="1395" calcext:value-type="float">
            <text:p>139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றொ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3" table:style-name="ce1" office:value-type="float" office:value="51" calcext:value-type="float">
            <text:p>51</text:p>
          </table:table-cell>
        </table:table-row>
        <table:table-row table:style-name="ro1">
          <table:table-cell table:style-name="ce1" office:value-type="string" calcext:value-type="string">
            <text:p>றோ</text:p>
          </table:table-cell>
          <table:table-cell table:style-name="ce4" office:value-type="float" office:value="66" calcext:value-type="float">
            <text:p>66</text:p>
          </table:table-cell>
          <table:table-cell table:number-columns-repeated="3" table:style-name="ce1" office:value-type="float" office:value="66" calcext:value-type="float">
            <text:p>66</text:p>
          </table:table-cell>
        </table:table-row>
        <table:table-row table:style-name="ro1">
          <table:table-cell table:style-name="ce1" office:value-type="string" calcext:value-type="string">
            <text:p>றௌ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ன்</text:p>
          </table:table-cell>
          <table:table-cell table:style-name="ce4" office:value-type="float" office:value="13040" calcext:value-type="float">
            <text:p>130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ன</text:p>
          </table:table-cell>
          <table:table-cell table:style-name="ce4" office:value-type="float" office:value="6074" calcext:value-type="float">
            <text:p>60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னா</text:p>
          </table:table-cell>
          <table:table-cell table:style-name="ce4" office:value-type="float" office:value="998" calcext:value-type="float">
            <text:p>998</text:p>
          </table:table-cell>
          <table:table-cell table:number-columns-repeated="2" table:style-name="ce1" office:value-type="float" office:value="998" calcext:value-type="float">
            <text:p>99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னி</text:p>
          </table:table-cell>
          <table:table-cell table:style-name="ce4" office:value-type="float" office:value="2215" calcext:value-type="float">
            <text:p>221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னீ</text:p>
          </table:table-cell>
          <table:table-cell table:style-name="ce4" office:value-type="float" office:value="101" calcext:value-type="float">
            <text:p>10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னு</text:p>
          </table:table-cell>
          <table:table-cell table:style-name="ce4" office:value-type="float" office:value="616" calcext:value-type="float">
            <text:p>61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னூ</text:p>
          </table:table-cell>
          <table:table-cell table:style-name="ce4" office:value-type="float" office:value="52" calcext:value-type="float">
            <text:p>5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னெ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2" table:style-name="ce1" office:value-type="float" office:value="75" calcext:value-type="float">
            <text:p>7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னே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1" office:value-type="float" office:value="80" calcext:value-type="float">
            <text:p>8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னை</text:p>
          </table:table-cell>
          <table:table-cell table:style-name="ce4" office:value-type="float" office:value="1447" calcext:value-type="float">
            <text:p>1447</text:p>
          </table:table-cell>
          <table:table-cell table:number-columns-repeated="2" table:style-name="ce1" office:value-type="float" office:value="1447" calcext:value-type="float">
            <text:p>144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னொ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3" table:style-name="ce1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string" calcext:value-type="string">
            <text:p>னோ</text:p>
          </table:table-cell>
          <table:table-cell table:style-name="ce4" office:value-type="float" office:value="171" calcext:value-type="float">
            <text:p>171</text:p>
          </table:table-cell>
          <table:table-cell table:number-columns-repeated="3" table:style-name="ce1" office:value-type="float" office:value="171" calcext:value-type="float">
            <text:p>171</text:p>
          </table:table-cell>
        </table:table-row>
        <table:table-row table:style-name="ro1">
          <table:table-cell table:style-name="ce1" office:value-type="string" calcext:value-type="string">
            <text:p>னௌ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ஜ்</text:p>
          </table:table-cell>
          <table:table-cell table:style-name="ce4" office:value-type="float" office:value="133" calcext:value-type="float">
            <text:p>1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ஜ</text:p>
          </table:table-cell>
          <table:table-cell table:style-name="ce4" office:value-type="float" office:value="545" calcext:value-type="float">
            <text:p>54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ஜா</text:p>
          </table:table-cell>
          <table:table-cell table:style-name="ce4" office:value-type="float" office:value="243" calcext:value-type="float">
            <text:p>243</text:p>
          </table:table-cell>
          <table:table-cell table:number-columns-repeated="2" table:style-name="ce1" office:value-type="float" office:value="243" calcext:value-type="float">
            <text:p>24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ஜி</text:p>
          </table:table-cell>
          <table:table-cell table:style-name="ce4" office:value-type="float" office:value="125" calcext:value-type="float">
            <text:p>12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ஜீ</text:p>
          </table:table-cell>
          <table:table-cell table:style-name="ce4" office:value-type="float" office:value="104" calcext:value-type="float">
            <text:p>10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ஜு</text:p>
          </table:table-cell>
          <table:table-cell table:style-name="ce4" office:value-type="float" office:value="22" calcext:value-type="float">
            <text:p>2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ஜூ</text:p>
          </table:table-cell>
          <table:table-cell table:style-name="ce4" office:value-type="float" office:value="22" calcext:value-type="float">
            <text:p>2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ஜெ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ஜே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2" table:style-name="ce1" office:value-type="float" office:value="24" calcext:value-type="float">
            <text:p>2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ஜை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ஜொ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ஜோ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3" table:style-name="ce1"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string" calcext:value-type="string">
            <text:p>ஜௌ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ஷ்</text:p>
          </table:table-cell>
          <table:table-cell table:style-name="ce4" office:value-type="float" office:value="693" calcext:value-type="float">
            <text:p>69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ஷ</text:p>
          </table:table-cell>
          <table:table-cell table:style-name="ce4" office:value-type="float" office:value="671" calcext:value-type="float">
            <text:p>67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ஷா</text:p>
          </table:table-cell>
          <table:table-cell table:style-name="ce4" office:value-type="float" office:value="205" calcext:value-type="float">
            <text:p>205</text:p>
          </table:table-cell>
          <table:table-cell table:number-columns-repeated="2" table:style-name="ce1" office:value-type="float" office:value="205" calcext:value-type="float">
            <text:p>20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ஷி</text:p>
          </table:table-cell>
          <table:table-cell table:style-name="ce4" office:value-type="float" office:value="151" calcext:value-type="float">
            <text:p>15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ஷீ</text:p>
          </table:table-cell>
          <table:table-cell table:style-name="ce4" office:value-type="float" office:value="27" calcext:value-type="float">
            <text:p>2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ஷு</text:p>
          </table:table-cell>
          <table:table-cell table:style-name="ce4" office:value-type="float" office:value="22" calcext:value-type="float">
            <text:p>2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ஷூ</text:p>
          </table:table-cell>
          <table:table-cell table:style-name="ce4" office:value-type="float" office:value="8" calcext:value-type="float">
            <text:p>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ஷெ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ஷே</text:p>
          </table:table-cell>
          <table:table-cell table:style-name="ce4" office:value-type="float" office:value="77" calcext:value-type="float">
            <text:p>77</text:p>
          </table:table-cell>
          <table:table-cell table:number-columns-repeated="2" table:style-name="ce1" office:value-type="float" office:value="77" calcext:value-type="float">
            <text:p>7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ஷை</text:p>
          </table:table-cell>
          <table:table-cell table:style-name="ce4" office:value-type="float" office:value="71" calcext:value-type="float">
            <text:p>71</text:p>
          </table:table-cell>
          <table:table-cell table:number-columns-repeated="2" table:style-name="ce1" office:value-type="float" office:value="71" calcext:value-type="float">
            <text:p>7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ஷொ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ஷோ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3" table:style-name="ce1"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ஷௌ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ஸ்</text:p>
          </table:table-cell>
          <table:table-cell table:style-name="ce4" office:value-type="float" office:value="1238" calcext:value-type="float">
            <text:p>123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ஸ</text:p>
          </table:table-cell>
          <table:table-cell table:style-name="ce4" office:value-type="float" office:value="516" calcext:value-type="float">
            <text:p>51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ஸா</text:p>
          </table:table-cell>
          <table:table-cell table:style-name="ce4" office:value-type="float" office:value="116" calcext:value-type="float">
            <text:p>116</text:p>
          </table:table-cell>
          <table:table-cell table:number-columns-repeated="2" table:style-name="ce1" office:value-type="float" office:value="116" calcext:value-type="float">
            <text:p>11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ஸி</text:p>
          </table:table-cell>
          <table:table-cell table:style-name="ce4" office:value-type="float" office:value="33" calcext:value-type="float">
            <text:p>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ஸீ</text:p>
          </table:table-cell>
          <table:table-cell table:style-name="ce4" office:value-type="float" office:value="9" calcext:value-type="float">
            <text:p>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ஸு</text:p>
          </table:table-cell>
          <table:table-cell table:style-name="ce4" office:value-type="float" office:value="64" calcext:value-type="float">
            <text:p>6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ஸூ</text:p>
          </table:table-cell>
          <table:table-cell table:style-name="ce4" office:value-type="float" office:value="35" calcext:value-type="float">
            <text:p>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ஸெ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2" table:style-name="ce1" office:value-type="float" office:value="26" calcext:value-type="float">
            <text:p>2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ஸே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ஸை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ஸொ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3" table:style-name="ce1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ஸோ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3" table:style-name="ce1" office:value-type="float" office:value="19" calcext:value-type="float">
            <text:p>19</text:p>
          </table:table-cell>
        </table:table-row>
        <table:table-row table:style-name="ro1">
          <table:table-cell table:style-name="ce1" office:value-type="string" calcext:value-type="string">
            <text:p>ஹ்</text:p>
          </table:table-cell>
          <table:table-cell table:style-name="ce4" office:value-type="float" office:value="20" calcext:value-type="float">
            <text:p>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ஹ</text:p>
          </table:table-cell>
          <table:table-cell table:style-name="ce4" office:value-type="float" office:value="162" calcext:value-type="float">
            <text:p>16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ஹா</text:p>
          </table:table-cell>
          <table:table-cell table:style-name="ce4" office:value-type="float" office:value="66" calcext:value-type="float">
            <text:p>66</text:p>
          </table:table-cell>
          <table:table-cell table:number-columns-repeated="2" table:style-name="ce1" office:value-type="float" office:value="66" calcext:value-type="float">
            <text:p>6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ஹி</text:p>
          </table:table-cell>
          <table:table-cell table:style-name="ce4" office:value-type="float" office:value="34" calcext:value-type="float">
            <text:p>3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ஹீ</text:p>
          </table:table-cell>
          <table:table-cell table:style-name="ce4" office:value-type="float" office:value="7" calcext:value-type="float">
            <text:p>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ஹு</text:p>
          </table:table-cell>
          <table:table-cell table:style-name="ce4" office:value-type="float" office:value="23" calcext:value-type="float">
            <text:p>2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ஹூ</text:p>
          </table:table-cell>
          <table:table-cell table:style-name="ce4" office:value-type="float" office:value="7" calcext:value-type="float">
            <text:p>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ஹெ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ஹே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ஹை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ஹொ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ஹோ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 table:style-name="ce1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ஹௌ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1" office:value-type="float" office:value="2" calcext:value-type="float">
            <text:p>2</text:p>
          </table:table-cell>
        </table:table-row>
        <table:table-row table:style-name="ro1" table:number-rows-repeated="104828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hanging for frequency " table:style-name="ta1">
        <table:table-column table:style-name="co1" table:default-cell-style-name="Default"/>
        <table:table-column table:style-name="co1" table:default-cell-style-name="ce5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அ</text:p>
          </table:table-cell>
          <table:table-cell table:style-name="ce4" office:value-type="float" office:value="7496" calcext:value-type="float">
            <text:p>7496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ஆ</text:p>
          </table:table-cell>
          <table:table-cell table:style-name="ce4" office:value-type="float" office:value="2395" calcext:value-type="float">
            <text:p>2395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இ</text:p>
          </table:table-cell>
          <table:table-cell table:style-name="ce4" office:value-type="float" office:value="3285" calcext:value-type="float">
            <text:p>3285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ஈ</text:p>
          </table:table-cell>
          <table:table-cell table:style-name="ce4" office:value-type="float" office:value="390" calcext:value-type="float">
            <text:p>390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உ</text:p>
          </table:table-cell>
          <table:table-cell table:style-name="ce4" office:value-type="float" office:value="3133" calcext:value-type="float">
            <text:p>3133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ஊ</text:p>
          </table:table-cell>
          <table:table-cell table:style-name="ce4" office:value-type="float" office:value="530" calcext:value-type="float">
            <text:p>530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எ</text:p>
          </table:table-cell>
          <table:table-cell table:style-name="ce4" office:value-type="float" office:value="1189" calcext:value-type="float">
            <text:p>1189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ஏ</text:p>
          </table:table-cell>
          <table:table-cell table:style-name="ce4" office:value-type="float" office:value="705" calcext:value-type="float">
            <text:p>705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ஐ</text:p>
          </table:table-cell>
          <table:table-cell table:style-name="ce4" office:value-type="float" office:value="206" calcext:value-type="float">
            <text:p>206</text:p>
          </table:table-cell>
          <table:table-cell table:style-name="ce1" table:number-columns-repeated="3"/>
          <table:table-cell table:number-columns-repeated="4"/>
        </table:table-row>
        <table:table-row table:style-name="ro2">
          <table:table-cell table:style-name="ce1" office:value-type="string" calcext:value-type="string">
            <text:p>ஒ</text:p>
          </table:table-cell>
          <table:table-cell table:style-name="ce4" office:value-type="float" office:value="883" calcext:value-type="float">
            <text:p>883</text:p>
          </table:table-cell>
          <table:table-cell office:value-type="float" office:value="36" calcext:value-type="float">
            <text:p>36</text:p>
          </table:table-cell>
          <table:table-cell table:style-name="ce1" table:number-columns-repeated="2"/>
          <table:table-cell table:number-columns-repeated="4"/>
        </table:table-row>
        <table:table-row table:style-name="ro2">
          <table:table-cell table:style-name="ce1" office:value-type="string" calcext:value-type="string">
            <text:p>ஓ</text:p>
          </table:table-cell>
          <table:table-cell table:style-name="ce4" office:value-type="float" office:value="438" calcext:value-type="float">
            <text:p>438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3" office:value-type="string" calcext:value-type="string">
            <text:p>க்</text:p>
          </table:table-cell>
          <table:table-cell table:style-name="ce6" office:value-type="float" office:value="15966" calcext:value-type="float">
            <text:p>15966</text:p>
          </table:table-cell>
          <table:table-cell table:style-name="ce3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க</text:p>
          </table:table-cell>
          <table:table-cell table:style-name="ce6" office:value-type="float" office:value="24609" calcext:value-type="float">
            <text:p>24609</text:p>
          </table:table-cell>
          <table:table-cell table:style-name="ce1" office:value-type="float" office:value="8064" calcext:value-type="float">
            <text:p>8064</text:p>
          </table:table-cell>
          <table:table-cell table:style-name="ce1" office:value-type="float" office:value="662" calcext:value-type="float">
            <text:p>662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3459" calcext:value-type="float">
            <text:p>3459</text:p>
          </table:table-cell>
          <table:table-cell table:style-name="ce1" office:value-type="float" office:value="2459" calcext:value-type="float">
            <text:p>2459</text:p>
          </table:table-cell>
          <table:table-cell table:style-name="ce1" office:value-type="float" office:value="2123" calcext:value-type="float">
            <text:p>2123</text:p>
          </table:table-cell>
          <table:table-cell table:style-name="ce1" office:value-type="float" office:value="43" calcext:value-type="float">
            <text:p>43</text:p>
          </table:table-cell>
        </table:table-row>
        <table:table-row table:style-name="ro2">
          <table:table-cell table:style-name="ce1" office:value-type="string" calcext:value-type="string">
            <text:p>கி</text:p>
          </table:table-cell>
          <table:table-cell table:style-name="ce4" office:value-type="float" office:value="4980" calcext:value-type="float">
            <text:p>4980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கீ</text:p>
          </table:table-cell>
          <table:table-cell table:style-name="ce4" office:value-type="float" office:value="571" calcext:value-type="float">
            <text:p>571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கு</text:p>
          </table:table-cell>
          <table:table-cell table:style-name="ce4" office:value-type="float" office:value="10191" calcext:value-type="float">
            <text:p>10191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கூ</text:p>
          </table:table-cell>
          <table:table-cell table:style-name="ce4" office:value-type="float" office:value="1257" calcext:value-type="float">
            <text:p>1257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கெ</text:p>
          </table:table-cell>
          <table:table-cell table:style-name="ce4" office:value-type="float" office:value="662" calcext:value-type="float">
            <text:p>662</text:p>
          </table:table-cell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கே</text:p>
          </table:table-cell>
          <table:table-cell table:style-name="ce4" office:value-type="float" office:value="588" calcext:value-type="float">
            <text:p>588</text:p>
          </table:table-cell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கை</text:p>
          </table:table-cell>
          <table:table-cell table:style-name="ce4" office:value-type="float" office:value="3459" calcext:value-type="float">
            <text:p>3459</text:p>
          </table:table-cell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கொ</text:p>
          </table:table-cell>
          <table:table-cell table:style-name="ce4" office:value-type="float" office:value="2459" calcext:value-type="float">
            <text:p>245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கோ</text:p>
          </table:table-cell>
          <table:table-cell table:style-name="ce4" office:value-type="float" office:value="2123" calcext:value-type="float">
            <text:p>212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கௌ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ங்</text:p>
          </table:table-cell>
          <table:table-cell table:style-name="ce4" office:value-type="float" office:value="5779" calcext:value-type="float">
            <text:p>5779</text:p>
          </table:table-cell>
          <table:table-cell table:style-name="ce1" table:number-columns-repeated="3"/>
          <table:table-cell table:number-columns-repeated="4"/>
        </table:table-row>
        <table:table-row table:style-name="ro2">
          <table:table-cell table:style-name="ce1" office:value-type="string" calcext:value-type="string">
            <text:p>ங</text:p>
          </table:table-cell>
          <table:table-cell table:style-name="ce4"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ஙு</text:p>
          </table:table-cell>
          <table:table-cell table:style-name="ce4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ச்</text:p>
          </table:table-cell>
          <table:table-cell table:style-name="ce4" office:value-type="float" office:value="5593" calcext:value-type="float">
            <text:p>5593</text:p>
          </table:table-cell>
          <table:table-cell table:style-name="ce1" table:number-columns-repeated="3"/>
          <table:table-cell table:number-columns-repeated="4"/>
        </table:table-row>
        <table:table-row table:style-name="ro2">
          <table:table-cell table:style-name="ce1" office:value-type="string" calcext:value-type="string">
            <text:p>ச</text:p>
          </table:table-cell>
          <table:table-cell table:style-name="ce4" office:value-type="float" office:value="11954" calcext:value-type="float">
            <text:p>11954</text:p>
          </table:table-cell>
          <table:table-cell table:style-name="ce1" office:value-type="float" office:value="3855" calcext:value-type="float">
            <text:p>3855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865" calcext:value-type="float">
            <text:p>865</text:p>
          </table:table-cell>
          <table:table-cell office:value-type="float" office:value="1376" calcext:value-type="float">
            <text:p>1376</text:p>
          </table:table-cell>
          <table:table-cell office:value-type="float" office:value="706" calcext:value-type="float">
            <text:p>706</text:p>
          </table:table-cell>
          <table:table-cell office:value-type="float" office:value="794" calcext:value-type="float">
            <text:p>794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table:style-name="ce1" office:value-type="string" calcext:value-type="string">
            <text:p>சா</text:p>
          </table:table-cell>
          <table:table-cell table:style-name="ce4" office:value-type="float" office:value="3855" calcext:value-type="float">
            <text:p>3855</text:p>
          </table:table-cell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சி</text:p>
          </table:table-cell>
          <table:table-cell table:style-name="ce4" office:value-type="float" office:value="6609" calcext:value-type="float">
            <text:p>6609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சீ</text:p>
          </table:table-cell>
          <table:table-cell table:style-name="ce4" office:value-type="float" office:value="1138" calcext:value-type="float">
            <text:p>1138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சு</text:p>
          </table:table-cell>
          <table:table-cell table:style-name="ce4" office:value-type="float" office:value="4947" calcext:value-type="float">
            <text:p>4947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சூ</text:p>
          </table:table-cell>
          <table:table-cell table:style-name="ce4" office:value-type="float" office:value="969" calcext:value-type="float">
            <text:p>969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செ</text:p>
          </table:table-cell>
          <table:table-cell table:style-name="ce4" office:value-type="float" office:value="1990" calcext:value-type="float">
            <text:p>1990</text:p>
          </table:table-cell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சே</text:p>
          </table:table-cell>
          <table:table-cell table:style-name="ce4" office:value-type="float" office:value="865" calcext:value-type="float">
            <text:p>865</text:p>
          </table:table-cell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சை</text:p>
          </table:table-cell>
          <table:table-cell table:style-name="ce4" office:value-type="float" office:value="1376" calcext:value-type="float">
            <text:p>1376</text:p>
          </table:table-cell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சொ</text:p>
          </table:table-cell>
          <table:table-cell table:style-name="ce4" office:value-type="float" office:value="706" calcext:value-type="float">
            <text:p>706</text:p>
          </table:table-cell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சோ</text:p>
          </table:table-cell>
          <table:table-cell table:style-name="ce4" office:value-type="float" office:value="794" calcext:value-type="float">
            <text:p>794</text:p>
          </table:table-cell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சௌ</text:p>
          </table:table-cell>
          <table:table-cell table:style-name="ce4" office:value-type="float" office:value="83" calcext:value-type="float">
            <text:p>83</text:p>
          </table:table-cell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ஞ்</text:p>
          </table:table-cell>
          <table:table-cell table:style-name="ce4" office:value-type="float" office:value="2663" calcext:value-type="float">
            <text:p>2663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ஞ</text:p>
          </table:table-cell>
          <table:table-cell table:style-name="ce4" office:value-type="float" office:value="132" calcext:value-type="float">
            <text:p>132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ஞா</text:p>
          </table:table-cell>
          <table:table-cell table:style-name="ce4" office:value-type="float" office:value="321" calcext:value-type="float">
            <text:p>321</text:p>
          </table:table-cell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ஞி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ஞீ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ஞு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ஞூ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ஞெ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ஞே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ஞை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ஞொ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ஞோ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ஞௌ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ட்</text:p>
          </table:table-cell>
          <table:table-cell table:style-name="ce4" office:value-type="float" office:value="10509" calcext:value-type="float">
            <text:p>10509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ட</text:p>
          </table:table-cell>
          <table:table-cell table:style-name="ce4" office:value-type="float" office:value="7552" calcext:value-type="float">
            <text:p>7552</text:p>
          </table:table-cell>
          <table:table-cell table:style-name="ce1" office:value-type="float" office:value="1553" calcext:value-type="float">
            <text:p>155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93" calcext:value-type="float">
            <text:p>93</text:p>
          </table:table-cell>
          <table:table-cell office:value-type="float" office:value="3633" calcext:value-type="float">
            <text:p>3633</text:p>
          </table:table-cell>
          <table:table-cell office:value-type="float" office:value="33" calcext:value-type="float">
            <text:p>33</text:p>
          </table:table-cell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டா</text:p>
          </table:table-cell>
          <table:table-cell table:style-name="ce4" office:value-type="float" office:value="1553" calcext:value-type="float">
            <text:p>1553</text:p>
          </table:table-cell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டி</text:p>
          </table:table-cell>
          <table:table-cell table:style-name="ce4" office:value-type="float" office:value="7063" calcext:value-type="float">
            <text:p>7063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டீ</text:p>
          </table:table-cell>
          <table:table-cell table:style-name="ce4" office:value-type="float" office:value="75" calcext:value-type="float">
            <text:p>75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டு</text:p>
          </table:table-cell>
          <table:table-cell table:style-name="ce4" office:value-type="float" office:value="9185" calcext:value-type="float">
            <text:p>9185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டூ</text:p>
          </table:table-cell>
          <table:table-cell table:style-name="ce4" office:value-type="float" office:value="71" calcext:value-type="float">
            <text:p>71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டெ</text:p>
          </table:table-cell>
          <table:table-cell table:style-name="ce4" office:value-type="float" office:value="104" calcext:value-type="float">
            <text:p>104</text:p>
          </table:table-cell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டே</text:p>
          </table:table-cell>
          <table:table-cell table:style-name="ce4" office:value-type="float" office:value="93" calcext:value-type="float">
            <text:p>93</text:p>
          </table:table-cell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டை</text:p>
          </table:table-cell>
          <table:table-cell table:style-name="ce4" office:value-type="float" office:value="3633" calcext:value-type="float">
            <text:p>3633</text:p>
          </table:table-cell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டொ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டோ</text:p>
          </table:table-cell>
          <table:table-cell table:style-name="ce4" office:value-type="float" office:value="157" calcext:value-type="float">
            <text:p>15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டௌ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ண்</text:p>
          </table:table-cell>
          <table:table-cell table:style-name="ce4" office:value-type="float" office:value="6266" calcext:value-type="float">
            <text:p>6266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ண</text:p>
          </table:table-cell>
          <table:table-cell table:style-name="ce4" office:value-type="float" office:value="3760" calcext:value-type="float">
            <text:p>3760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ணா</text:p>
          </table:table-cell>
          <table:table-cell table:style-name="ce4" office:value-type="float" office:value="629" calcext:value-type="float">
            <text:p>629</text:p>
          </table:table-cell>
          <table:table-cell table:number-columns-repeated="2" table:style-name="ce1" office:value-type="float" office:value="629" calcext:value-type="float">
            <text:p>629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ணி</text:p>
          </table:table-cell>
          <table:table-cell table:style-name="ce4" office:value-type="float" office:value="2524" calcext:value-type="float">
            <text:p>2524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ணீ</text:p>
          </table:table-cell>
          <table:table-cell table:style-name="ce4" office:value-type="float" office:value="131" calcext:value-type="float">
            <text:p>131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ணு</text:p>
          </table:table-cell>
          <table:table-cell table:style-name="ce4" office:value-type="float" office:value="530" calcext:value-type="float">
            <text:p>530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ணூ</text:p>
          </table:table-cell>
          <table:table-cell table:style-name="ce4" office:value-type="float" office:value="17" calcext:value-type="float">
            <text:p>17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ணெ</text:p>
          </table:table-cell>
          <table:table-cell table:style-name="ce4" office:value-type="float" office:value="137" calcext:value-type="float">
            <text:p>137</text:p>
          </table:table-cell>
          <table:table-cell table:number-columns-repeated="2" table:style-name="ce1" office:value-type="float" office:value="137" calcext:value-type="float">
            <text:p>137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ணே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ணை</text:p>
          </table:table-cell>
          <table:table-cell table:style-name="ce4" office:value-type="float" office:value="834" calcext:value-type="float">
            <text:p>834</text:p>
          </table:table-cell>
          <table:table-cell table:number-columns-repeated="2" table:style-name="ce1" office:value-type="float" office:value="834" calcext:value-type="float">
            <text:p>834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ணொ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3" table:style-name="ce1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ணோ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3" table:style-name="ce1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ணௌ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த்</text:p>
          </table:table-cell>
          <table:table-cell table:style-name="ce6" office:value-type="float" office:value="16916" calcext:value-type="float">
            <text:p>16916</text:p>
          </table:table-cell>
          <table:table-cell table:style-name="ce3" table:number-columns-repeated="3"/>
          <table:table-cell table:number-columns-repeated="4"/>
        </table:table-row>
        <table:table-row table:style-name="ro1">
          <table:table-cell table:style-name="ce3" office:value-type="string" calcext:value-type="string">
            <text:p>த</text:p>
          </table:table-cell>
          <table:table-cell table:style-name="ce6" office:value-type="float" office:value="27332" calcext:value-type="float">
            <text:p>27332</text:p>
          </table:table-cell>
          <table:table-cell table:style-name="ce3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தா</text:p>
          </table:table-cell>
          <table:table-cell table:style-name="ce4" office:value-type="float" office:value="4298" calcext:value-type="float">
            <text:p>4298</text:p>
          </table:table-cell>
          <table:table-cell table:number-columns-repeated="2" table:style-name="ce1" office:value-type="float" office:value="4298" calcext:value-type="float">
            <text:p>4298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தி</text:p>
          </table:table-cell>
          <table:table-cell table:style-name="ce4" office:value-type="float" office:value="12720" calcext:value-type="float">
            <text:p>12720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தீ</text:p>
          </table:table-cell>
          <table:table-cell table:style-name="ce4" office:value-type="float" office:value="984" calcext:value-type="float">
            <text:p>984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து</text:p>
          </table:table-cell>
          <table:table-cell table:style-name="ce4" office:value-type="float" office:value="6978" calcext:value-type="float">
            <text:p>6978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தூ</text:p>
          </table:table-cell>
          <table:table-cell table:style-name="ce4" office:value-type="float" office:value="799" calcext:value-type="float">
            <text:p>799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தெ</text:p>
          </table:table-cell>
          <table:table-cell table:style-name="ce4" office:value-type="float" office:value="707" calcext:value-type="float">
            <text:p>707</text:p>
          </table:table-cell>
          <table:table-cell table:number-columns-repeated="2" table:style-name="ce1" office:value-type="float" office:value="707" calcext:value-type="float">
            <text:p>707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தே</text:p>
          </table:table-cell>
          <table:table-cell table:style-name="ce4" office:value-type="float" office:value="1301" calcext:value-type="float">
            <text:p>1301</text:p>
          </table:table-cell>
          <table:table-cell table:number-columns-repeated="2" table:style-name="ce1" office:value-type="float" office:value="1301" calcext:value-type="float">
            <text:p>1301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தை</text:p>
          </table:table-cell>
          <table:table-cell table:style-name="ce4" office:value-type="float" office:value="1418" calcext:value-type="float">
            <text:p>1418</text:p>
          </table:table-cell>
          <table:table-cell table:number-columns-repeated="2" table:style-name="ce1" office:value-type="float" office:value="1418" calcext:value-type="float">
            <text:p>1418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தொ</text:p>
          </table:table-cell>
          <table:table-cell table:style-name="ce4" office:value-type="float" office:value="871" calcext:value-type="float">
            <text:p>871</text:p>
          </table:table-cell>
          <table:table-cell table:number-columns-repeated="3" table:style-name="ce1" office:value-type="float" office:value="871" calcext:value-type="float">
            <text:p>87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தோ</text:p>
          </table:table-cell>
          <table:table-cell table:style-name="ce4" office:value-type="float" office:value="792" calcext:value-type="float">
            <text:p>792</text:p>
          </table:table-cell>
          <table:table-cell table:number-columns-repeated="3" table:style-name="ce1" office:value-type="float" office:value="792" calcext:value-type="float">
            <text:p>79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தௌ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3" table:style-name="ce1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ந்</text:p>
          </table:table-cell>
          <table:table-cell table:style-name="ce4" office:value-type="float" office:value="5769" calcext:value-type="float">
            <text:p>5769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ந</text:p>
          </table:table-cell>
          <table:table-cell table:style-name="ce4" office:value-type="float" office:value="2556" calcext:value-type="float">
            <text:p>2556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நா</text:p>
          </table:table-cell>
          <table:table-cell table:style-name="ce4" office:value-type="float" office:value="2417" calcext:value-type="float">
            <text:p>2417</text:p>
          </table:table-cell>
          <table:table-cell table:number-columns-repeated="2" table:style-name="ce1" office:value-type="float" office:value="2417" calcext:value-type="float">
            <text:p>2417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நி</text:p>
          </table:table-cell>
          <table:table-cell table:style-name="ce4" office:value-type="float" office:value="2192" calcext:value-type="float">
            <text:p>2192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நீ</text:p>
          </table:table-cell>
          <table:table-cell table:style-name="ce4" office:value-type="float" office:value="1011" calcext:value-type="float">
            <text:p>1011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நு</text:p>
          </table:table-cell>
          <table:table-cell table:style-name="ce4" office:value-type="float" office:value="240" calcext:value-type="float">
            <text:p>240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நூ</text:p>
          </table:table-cell>
          <table:table-cell table:style-name="ce4" office:value-type="float" office:value="273" calcext:value-type="float">
            <text:p>273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நெ</text:p>
          </table:table-cell>
          <table:table-cell table:style-name="ce4" office:value-type="float" office:value="856" calcext:value-type="float">
            <text:p>856</text:p>
          </table:table-cell>
          <table:table-cell table:number-columns-repeated="2" table:style-name="ce1" office:value-type="float" office:value="856" calcext:value-type="float">
            <text:p>856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நே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2" table:style-name="ce1" office:value-type="float" office:value="240" calcext:value-type="float">
            <text:p>240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நை</text:p>
          </table:table-cell>
          <table:table-cell table:style-name="ce4" office:value-type="float" office:value="74" calcext:value-type="float">
            <text:p>74</text:p>
          </table:table-cell>
          <table:table-cell table:number-columns-repeated="2" table:style-name="ce1" office:value-type="float" office:value="74" calcext:value-type="float">
            <text:p>74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நொ</text:p>
          </table:table-cell>
          <table:table-cell table:style-name="ce4" office:value-type="float" office:value="198" calcext:value-type="float">
            <text:p>198</text:p>
          </table:table-cell>
          <table:table-cell table:number-columns-repeated="3" table:style-name="ce1"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நோ</text:p>
          </table:table-cell>
          <table:table-cell table:style-name="ce4" office:value-type="float" office:value="275" calcext:value-type="float">
            <text:p>275</text:p>
          </table:table-cell>
          <table:table-cell table:number-columns-repeated="3" table:style-name="ce1"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நௌ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ப்</text:p>
          </table:table-cell>
          <table:table-cell table:style-name="ce4" office:value-type="float" office:value="10848" calcext:value-type="float">
            <text:p>10848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ப</text:p>
          </table:table-cell>
          <table:table-cell table:style-name="ce4" office:value-type="float" office:value="13933" calcext:value-type="float">
            <text:p>13933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பா</text:p>
          </table:table-cell>
          <table:table-cell table:style-name="ce4" office:value-type="float" office:value="5263" calcext:value-type="float">
            <text:p>5263</text:p>
          </table:table-cell>
          <table:table-cell table:number-columns-repeated="2" table:style-name="ce1" office:value-type="float" office:value="5263" calcext:value-type="float">
            <text:p>5263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பி</text:p>
          </table:table-cell>
          <table:table-cell table:style-name="ce4" office:value-type="float" office:value="5191" calcext:value-type="float">
            <text:p>5191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பீ</text:p>
          </table:table-cell>
          <table:table-cell table:style-name="ce4" office:value-type="float" office:value="469" calcext:value-type="float">
            <text:p>469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பு</text:p>
          </table:table-cell>
          <table:table-cell table:style-name="ce4" office:value-type="float" office:value="7649" calcext:value-type="float">
            <text:p>7649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பூ</text:p>
          </table:table-cell>
          <table:table-cell table:style-name="ce4" office:value-type="float" office:value="1983" calcext:value-type="float">
            <text:p>1983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பெ</text:p>
          </table:table-cell>
          <table:table-cell table:style-name="ce4" office:value-type="float" office:value="1277" calcext:value-type="float">
            <text:p>1277</text:p>
          </table:table-cell>
          <table:table-cell table:number-columns-repeated="2" table:style-name="ce1" office:value-type="float" office:value="1277" calcext:value-type="float">
            <text:p>1277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பே</text:p>
          </table:table-cell>
          <table:table-cell table:style-name="ce4" office:value-type="float" office:value="913" calcext:value-type="float">
            <text:p>913</text:p>
          </table:table-cell>
          <table:table-cell table:number-columns-repeated="2" table:style-name="ce1" office:value-type="float" office:value="913" calcext:value-type="float">
            <text:p>913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பை</text:p>
          </table:table-cell>
          <table:table-cell table:style-name="ce4" office:value-type="float" office:value="595" calcext:value-type="float">
            <text:p>595</text:p>
          </table:table-cell>
          <table:table-cell table:number-columns-repeated="2" table:style-name="ce1" office:value-type="float" office:value="595" calcext:value-type="float">
            <text:p>595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பொ</text:p>
          </table:table-cell>
          <table:table-cell table:style-name="ce4" office:value-type="float" office:value="1561" calcext:value-type="float">
            <text:p>1561</text:p>
          </table:table-cell>
          <table:table-cell table:number-columns-repeated="3" table:style-name="ce1" office:value-type="float" office:value="1561" calcext:value-type="float">
            <text:p>156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போ</text:p>
          </table:table-cell>
          <table:table-cell table:style-name="ce4" office:value-type="float" office:value="1335" calcext:value-type="float">
            <text:p>1335</text:p>
          </table:table-cell>
          <table:table-cell table:number-columns-repeated="3" table:style-name="ce1"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பௌ</text:p>
          </table:table-cell>
          <table:table-cell table:style-name="ce4" office:value-type="float" office:value="62" calcext:value-type="float">
            <text:p>62</text:p>
          </table:table-cell>
          <table:table-cell table:number-columns-repeated="3" table:style-name="ce1"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ம்</text:p>
          </table:table-cell>
          <table:table-cell table:style-name="ce6" office:value-type="float" office:value="32169" calcext:value-type="float">
            <text:p>32169</text:p>
          </table:table-cell>
          <table:table-cell table:style-name="ce3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ம</text:p>
          </table:table-cell>
          <table:table-cell table:style-name="ce4" office:value-type="float" office:value="10817" calcext:value-type="float">
            <text:p>10817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மா</text:p>
          </table:table-cell>
          <table:table-cell table:style-name="ce4" office:value-type="float" office:value="3930" calcext:value-type="float">
            <text:p>3930</text:p>
          </table:table-cell>
          <table:table-cell table:number-columns-repeated="2" table:style-name="ce1" office:value-type="float" office:value="3930" calcext:value-type="float">
            <text:p>3930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மி</text:p>
          </table:table-cell>
          <table:table-cell table:style-name="ce4" office:value-type="float" office:value="2127" calcext:value-type="float">
            <text:p>2127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மீ</text:p>
          </table:table-cell>
          <table:table-cell table:style-name="ce4" office:value-type="float" office:value="384" calcext:value-type="float">
            <text:p>384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மு</text:p>
          </table:table-cell>
          <table:table-cell table:style-name="ce4" office:value-type="float" office:value="4339" calcext:value-type="float">
            <text:p>4339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மூ</text:p>
          </table:table-cell>
          <table:table-cell table:style-name="ce4" office:value-type="float" office:value="1098" calcext:value-type="float">
            <text:p>1098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மெ</text:p>
          </table:table-cell>
          <table:table-cell table:style-name="ce4" office:value-type="float" office:value="408" calcext:value-type="float">
            <text:p>408</text:p>
          </table:table-cell>
          <table:table-cell table:number-columns-repeated="2" table:style-name="ce1" office:value-type="float" office:value="408" calcext:value-type="float">
            <text:p>408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மே</text:p>
          </table:table-cell>
          <table:table-cell table:style-name="ce4" office:value-type="float" office:value="884" calcext:value-type="float">
            <text:p>884</text:p>
          </table:table-cell>
          <table:table-cell table:number-columns-repeated="2" table:style-name="ce1" office:value-type="float" office:value="884" calcext:value-type="float">
            <text:p>884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மை</text:p>
          </table:table-cell>
          <table:table-cell table:style-name="ce4" office:value-type="float" office:value="1427" calcext:value-type="float">
            <text:p>1427</text:p>
          </table:table-cell>
          <table:table-cell table:number-columns-repeated="2" table:style-name="ce1" office:value-type="float" office:value="1427" calcext:value-type="float">
            <text:p>1427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மொ</text:p>
          </table:table-cell>
          <table:table-cell table:style-name="ce4" office:value-type="float" office:value="420" calcext:value-type="float">
            <text:p>420</text:p>
          </table:table-cell>
          <table:table-cell table:number-columns-repeated="3" table:style-name="ce1"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மோ</text:p>
          </table:table-cell>
          <table:table-cell table:style-name="ce4" office:value-type="float" office:value="394" calcext:value-type="float">
            <text:p>394</text:p>
          </table:table-cell>
          <table:table-cell table:number-columns-repeated="3" table:style-name="ce1"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மௌ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3" table:style-name="ce1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ய்</text:p>
          </table:table-cell>
          <table:table-cell table:style-name="ce4" office:value-type="float" office:value="3266" calcext:value-type="float">
            <text:p>3266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ய</text:p>
          </table:table-cell>
          <table:table-cell table:style-name="ce4" office:value-type="float" office:value="8968" calcext:value-type="float">
            <text:p>8968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யா</text:p>
          </table:table-cell>
          <table:table-cell table:style-name="ce4" office:value-type="float" office:value="2719" calcext:value-type="float">
            <text:p>2719</text:p>
          </table:table-cell>
          <table:table-cell table:number-columns-repeated="2" table:style-name="ce1" office:value-type="float" office:value="2719" calcext:value-type="float">
            <text:p>2719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யி</text:p>
          </table:table-cell>
          <table:table-cell table:style-name="ce4" office:value-type="float" office:value="1880" calcext:value-type="float">
            <text:p>1880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யீ</text:p>
          </table:table-cell>
          <table:table-cell table:style-name="ce4" office:value-type="float" office:value="65" calcext:value-type="float">
            <text:p>65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யு</text:p>
          </table:table-cell>
          <table:table-cell table:style-name="ce4" office:value-type="float" office:value="782" calcext:value-type="float">
            <text:p>782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யூ</text:p>
          </table:table-cell>
          <table:table-cell table:style-name="ce4" office:value-type="float" office:value="166" calcext:value-type="float">
            <text:p>166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யெ</text:p>
          </table:table-cell>
          <table:table-cell table:style-name="ce4" office:value-type="float" office:value="261" calcext:value-type="float">
            <text:p>261</text:p>
          </table:table-cell>
          <table:table-cell table:number-columns-repeated="2" table:style-name="ce1" office:value-type="float" office:value="261" calcext:value-type="float">
            <text:p>261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யே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2" table:style-name="ce1" office:value-type="float" office:value="149" calcext:value-type="float">
            <text:p>149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யை</text:p>
          </table:table-cell>
          <table:table-cell table:style-name="ce4" office:value-type="float" office:value="228" calcext:value-type="float">
            <text:p>228</text:p>
          </table:table-cell>
          <table:table-cell table:number-columns-repeated="2" table:style-name="ce1" office:value-type="float" office:value="228" calcext:value-type="float">
            <text:p>228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யொ</text:p>
          </table:table-cell>
          <table:table-cell table:style-name="ce4" office:value-type="float" office:value="63" calcext:value-type="float">
            <text:p>63</text:p>
          </table:table-cell>
          <table:table-cell table:number-columns-repeated="3" table:style-name="ce1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யோ</text:p>
          </table:table-cell>
          <table:table-cell table:style-name="ce4" office:value-type="float" office:value="645" calcext:value-type="float">
            <text:p>645</text:p>
          </table:table-cell>
          <table:table-cell table:number-columns-repeated="3" table:style-name="ce1" office:value-type="float" office:value="645" calcext:value-type="float">
            <text:p>64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யௌ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3" table:style-name="ce1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ர்</text:p>
          </table:table-cell>
          <table:table-cell table:style-name="ce4" office:value-type="float" office:value="9683" calcext:value-type="float">
            <text:p>9683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ர</text:p>
          </table:table-cell>
          <table:table-cell table:style-name="ce4" office:value-type="float" office:value="14593" calcext:value-type="float">
            <text:p>14593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ரா</text:p>
          </table:table-cell>
          <table:table-cell table:style-name="ce4" office:value-type="float" office:value="3090" calcext:value-type="float">
            <text:p>3090</text:p>
          </table:table-cell>
          <table:table-cell table:number-columns-repeated="2" table:style-name="ce1" office:value-type="float" office:value="3090" calcext:value-type="float">
            <text:p>3090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ரி</text:p>
          </table:table-cell>
          <table:table-cell table:style-name="ce4" office:value-type="float" office:value="6299" calcext:value-type="float">
            <text:p>6299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ரீ</text:p>
          </table:table-cell>
          <table:table-cell table:style-name="ce4" office:value-type="float" office:value="406" calcext:value-type="float">
            <text:p>406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ரு</text:p>
          </table:table-cell>
          <table:table-cell table:style-name="ce4" office:value-type="float" office:value="7809" calcext:value-type="float">
            <text:p>7809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ரூ</text:p>
          </table:table-cell>
          <table:table-cell table:style-name="ce4" office:value-type="float" office:value="252" calcext:value-type="float">
            <text:p>252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ரெ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2" table:style-name="ce1" office:value-type="float" office:value="143" calcext:value-type="float">
            <text:p>143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ரே</text:p>
          </table:table-cell>
          <table:table-cell table:style-name="ce4" office:value-type="float" office:value="355" calcext:value-type="float">
            <text:p>355</text:p>
          </table:table-cell>
          <table:table-cell table:number-columns-repeated="2" table:style-name="ce1" office:value-type="float" office:value="355" calcext:value-type="float">
            <text:p>355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ரை</text:p>
          </table:table-cell>
          <table:table-cell table:style-name="ce4" office:value-type="float" office:value="2030" calcext:value-type="float">
            <text:p>2030</text:p>
          </table:table-cell>
          <table:table-cell table:number-columns-repeated="2" table:style-name="ce1" office:value-type="float" office:value="2030" calcext:value-type="float">
            <text:p>2030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ரொ</text:p>
          </table:table-cell>
          <table:table-cell table:style-name="ce4" office:value-type="float" office:value="46" calcext:value-type="float">
            <text:p>46</text:p>
          </table:table-cell>
          <table:table-cell table:number-columns-repeated="3" table:style-name="ce1"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ரோ</text:p>
          </table:table-cell>
          <table:table-cell table:style-name="ce4" office:value-type="float" office:value="587" calcext:value-type="float">
            <text:p>587</text:p>
          </table:table-cell>
          <table:table-cell table:number-columns-repeated="3" table:style-name="ce1" office:value-type="float" office:value="587" calcext:value-type="float">
            <text:p>58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ரௌ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3" table:style-name="ce1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ல்</text:p>
          </table:table-cell>
          <table:table-cell table:style-name="ce6" office:value-type="float" office:value="20862" calcext:value-type="float">
            <text:p>20862</text:p>
          </table:table-cell>
          <table:table-cell table:style-name="ce3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ல</text:p>
          </table:table-cell>
          <table:table-cell table:style-name="ce4" office:value-type="float" office:value="6583" calcext:value-type="float">
            <text:p>6583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லா</text:p>
          </table:table-cell>
          <table:table-cell table:style-name="ce4" office:value-type="float" office:value="1755" calcext:value-type="float">
            <text:p>1755</text:p>
          </table:table-cell>
          <table:table-cell table:number-columns-repeated="2" table:style-name="ce1" office:value-type="float" office:value="1755" calcext:value-type="float">
            <text:p>1755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லி</text:p>
          </table:table-cell>
          <table:table-cell table:style-name="ce4" office:value-type="float" office:value="3069" calcext:value-type="float">
            <text:p>3069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லீ</text:p>
          </table:table-cell>
          <table:table-cell table:style-name="ce4" office:value-type="float" office:value="93" calcext:value-type="float">
            <text:p>93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லு</text:p>
          </table:table-cell>
          <table:table-cell table:style-name="ce4" office:value-type="float" office:value="980" calcext:value-type="float">
            <text:p>980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லூ</text:p>
          </table:table-cell>
          <table:table-cell table:style-name="ce4" office:value-type="float" office:value="96" calcext:value-type="float">
            <text:p>96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லெ</text:p>
          </table:table-cell>
          <table:table-cell table:style-name="ce4" office:value-type="float" office:value="146" calcext:value-type="float">
            <text:p>146</text:p>
          </table:table-cell>
          <table:table-cell table:number-columns-repeated="2" table:style-name="ce1" office:value-type="float" office:value="146" calcext:value-type="float">
            <text:p>146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லே</text:p>
          </table:table-cell>
          <table:table-cell table:style-name="ce4" office:value-type="float" office:value="272" calcext:value-type="float">
            <text:p>272</text:p>
          </table:table-cell>
          <table:table-cell table:number-columns-repeated="2" table:style-name="ce1" office:value-type="float" office:value="272" calcext:value-type="float">
            <text:p>272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லை</text:p>
          </table:table-cell>
          <table:table-cell table:style-name="ce4" office:value-type="float" office:value="3761" calcext:value-type="float">
            <text:p>3761</text:p>
          </table:table-cell>
          <table:table-cell table:number-columns-repeated="2" table:style-name="ce1" office:value-type="float" office:value="3761" calcext:value-type="float">
            <text:p>3761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லொ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 table:style-name="ce1"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லோ</text:p>
          </table:table-cell>
          <table:table-cell table:style-name="ce4" office:value-type="float" office:value="427" calcext:value-type="float">
            <text:p>427</text:p>
          </table:table-cell>
          <table:table-cell table:number-columns-repeated="3" table:style-name="ce1" office:value-type="float" office:value="427" calcext:value-type="float">
            <text:p>42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லௌ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வ்</text:p>
          </table:table-cell>
          <table:table-cell table:style-name="ce4" office:value-type="float" office:value="379" calcext:value-type="float">
            <text:p>379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வ</text:p>
          </table:table-cell>
          <table:table-cell table:style-name="ce4" office:value-type="float" office:value="12394" calcext:value-type="float">
            <text:p>12394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வா</text:p>
          </table:table-cell>
          <table:table-cell table:style-name="ce4" office:value-type="float" office:value="5195" calcext:value-type="float">
            <text:p>5195</text:p>
          </table:table-cell>
          <table:table-cell table:number-columns-repeated="2" table:style-name="ce1" office:value-type="float" office:value="5195" calcext:value-type="float">
            <text:p>5195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வி</text:p>
          </table:table-cell>
          <table:table-cell table:style-name="ce4" office:value-type="float" office:value="6898" calcext:value-type="float">
            <text:p>6898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வீ</text:p>
          </table:table-cell>
          <table:table-cell table:style-name="ce4" office:value-type="float" office:value="845" calcext:value-type="float">
            <text:p>845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வு</text:p>
          </table:table-cell>
          <table:table-cell table:style-name="ce4" office:value-type="float" office:value="2289" calcext:value-type="float">
            <text:p>2289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வூ</text:p>
          </table:table-cell>
          <table:table-cell table:style-name="ce4" office:value-type="float" office:value="51" calcext:value-type="float">
            <text:p>51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வெ</text:p>
          </table:table-cell>
          <table:table-cell table:style-name="ce4" office:value-type="float" office:value="2139" calcext:value-type="float">
            <text:p>2139</text:p>
          </table:table-cell>
          <table:table-cell table:number-columns-repeated="2" table:style-name="ce1" office:value-type="float" office:value="2139" calcext:value-type="float">
            <text:p>2139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வே</text:p>
          </table:table-cell>
          <table:table-cell table:style-name="ce4" office:value-type="float" office:value="1514" calcext:value-type="float">
            <text:p>1514</text:p>
          </table:table-cell>
          <table:table-cell table:number-columns-repeated="2" table:style-name="ce1" office:value-type="float" office:value="1514" calcext:value-type="float">
            <text:p>1514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வை</text:p>
          </table:table-cell>
          <table:table-cell table:style-name="ce4" office:value-type="float" office:value="1393" calcext:value-type="float">
            <text:p>1393</text:p>
          </table:table-cell>
          <table:table-cell table:number-columns-repeated="2" table:style-name="ce1" office:value-type="float" office:value="1393" calcext:value-type="float">
            <text:p>1393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வொ</text:p>
          </table:table-cell>
          <table:table-cell table:style-name="ce4" office:value-type="float" office:value="49" calcext:value-type="float">
            <text:p>49</text:p>
          </table:table-cell>
          <table:table-cell table:number-columns-repeated="3" table:style-name="ce1"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வோ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3" table:style-name="ce1"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வௌ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ழ்</text:p>
          </table:table-cell>
          <table:table-cell table:style-name="ce4" office:value-type="float" office:value="844" calcext:value-type="float">
            <text:p>844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ழ</text:p>
          </table:table-cell>
          <table:table-cell table:style-name="ce4" office:value-type="float" office:value="1453" calcext:value-type="float">
            <text:p>1453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ழா</text:p>
          </table:table-cell>
          <table:table-cell table:style-name="ce4" office:value-type="float" office:value="171" calcext:value-type="float">
            <text:p>171</text:p>
          </table:table-cell>
          <table:table-cell table:number-columns-repeated="2" table:style-name="ce1" office:value-type="float" office:value="171" calcext:value-type="float">
            <text:p>171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ழி</text:p>
          </table:table-cell>
          <table:table-cell table:style-name="ce4" office:value-type="float" office:value="1755" calcext:value-type="float">
            <text:p>1755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ழீ</text:p>
          </table:table-cell>
          <table:table-cell table:style-name="ce4" office:value-type="float" office:value="5" calcext:value-type="float">
            <text:p>5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ழு</text:p>
          </table:table-cell>
          <table:table-cell table:style-name="ce4" office:value-type="float" office:value="1717" calcext:value-type="float">
            <text:p>1717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ழூ</text:p>
          </table:table-cell>
          <table:table-cell table:style-name="ce4" office:value-type="float" office:value="11" calcext:value-type="float">
            <text:p>11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ழெ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ழே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ழை</text:p>
          </table:table-cell>
          <table:table-cell table:style-name="ce4" office:value-type="float" office:value="602" calcext:value-type="float">
            <text:p>602</text:p>
          </table:table-cell>
          <table:table-cell table:number-columns-repeated="2" table:style-name="ce1" office:value-type="float" office:value="602" calcext:value-type="float">
            <text:p>602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ழொ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ழோ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ழௌ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ள்</text:p>
          </table:table-cell>
          <table:table-cell table:style-name="ce4" office:value-type="float" office:value="3950" calcext:value-type="float">
            <text:p>3950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ள</text:p>
          </table:table-cell>
          <table:table-cell table:style-name="ce4" office:value-type="float" office:value="3158" calcext:value-type="float">
            <text:p>3158</text:p>
          </table:table-cell>
          <table:table-cell office:value-type="float" office:value="36" calcext:value-type="float">
            <text:p>36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ளா</text:p>
          </table:table-cell>
          <table:table-cell table:style-name="ce4" office:value-type="float" office:value="463" calcext:value-type="float">
            <text:p>463</text:p>
          </table:table-cell>
          <table:table-cell table:number-columns-repeated="2" table:style-name="ce1" office:value-type="float" office:value="463" calcext:value-type="float">
            <text:p>463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ளி</text:p>
          </table:table-cell>
          <table:table-cell table:style-name="ce4" office:value-type="float" office:value="2579" calcext:value-type="float">
            <text:p>2579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ளீ</text:p>
          </table:table-cell>
          <table:table-cell table:style-name="ce4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ளு</text:p>
          </table:table-cell>
          <table:table-cell table:style-name="ce4" office:value-type="float" office:value="741" calcext:value-type="float">
            <text:p>741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ளூ</text:p>
          </table:table-cell>
          <table:table-cell table:style-name="ce4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ளெ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2" table:style-name="ce1" office:value-type="float" office:value="61" calcext:value-type="float">
            <text:p>61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ளே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2" table:style-name="ce1" office:value-type="float" office:value="26" calcext:value-type="float">
            <text:p>26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ளை</text:p>
          </table:table-cell>
          <table:table-cell table:style-name="ce4" office:value-type="float" office:value="1522" calcext:value-type="float">
            <text:p>1522</text:p>
          </table:table-cell>
          <table:table-cell table:number-columns-repeated="2" table:style-name="ce1" office:value-type="float" office:value="1522" calcext:value-type="float">
            <text:p>1522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ளொ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3" table:style-name="ce1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ளோ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3" table:style-name="ce1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ளௌ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ற்</text:p>
          </table:table-cell>
          <table:table-cell table:style-name="ce4" office:value-type="float" office:value="4918" calcext:value-type="float">
            <text:p>4918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ற</text:p>
          </table:table-cell>
          <table:table-cell table:style-name="ce4" office:value-type="float" office:value="2548" calcext:value-type="float">
            <text:p>2548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றா</text:p>
          </table:table-cell>
          <table:table-cell table:style-name="ce4" office:value-type="float" office:value="548" calcext:value-type="float">
            <text:p>548</text:p>
          </table:table-cell>
          <table:table-cell table:number-columns-repeated="2" table:style-name="ce1" office:value-type="float" office:value="548" calcext:value-type="float">
            <text:p>548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றி</text:p>
          </table:table-cell>
          <table:table-cell table:style-name="ce4" office:value-type="float" office:value="1961" calcext:value-type="float">
            <text:p>1961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றீ</text:p>
          </table:table-cell>
          <table:table-cell table:style-name="ce4" office:value-type="float" office:value="11" calcext:value-type="float">
            <text:p>11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று</text:p>
          </table:table-cell>
          <table:table-cell table:style-name="ce4" office:value-type="float" office:value="4341" calcext:value-type="float">
            <text:p>4341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றூ</text:p>
          </table:table-cell>
          <table:table-cell table:style-name="ce4" office:value-type="float" office:value="28" calcext:value-type="float">
            <text:p>28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றெ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2" table:style-name="ce1" office:value-type="float" office:value="85" calcext:value-type="float">
            <text:p>85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றே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றை</text:p>
          </table:table-cell>
          <table:table-cell table:style-name="ce4" office:value-type="float" office:value="1395" calcext:value-type="float">
            <text:p>1395</text:p>
          </table:table-cell>
          <table:table-cell table:number-columns-repeated="2" table:style-name="ce1" office:value-type="float" office:value="1395" calcext:value-type="float">
            <text:p>1395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றொ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3" table:style-name="ce1"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றோ</text:p>
          </table:table-cell>
          <table:table-cell table:style-name="ce4" office:value-type="float" office:value="66" calcext:value-type="float">
            <text:p>66</text:p>
          </table:table-cell>
          <table:table-cell table:number-columns-repeated="3" table:style-name="ce1"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றௌ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ன்</text:p>
          </table:table-cell>
          <table:table-cell table:style-name="ce4" office:value-type="float" office:value="13040" calcext:value-type="float">
            <text:p>13040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ன</text:p>
          </table:table-cell>
          <table:table-cell table:style-name="ce4" office:value-type="float" office:value="6074" calcext:value-type="float">
            <text:p>6074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னா</text:p>
          </table:table-cell>
          <table:table-cell table:style-name="ce4" office:value-type="float" office:value="998" calcext:value-type="float">
            <text:p>998</text:p>
          </table:table-cell>
          <table:table-cell table:number-columns-repeated="2" table:style-name="ce1" office:value-type="float" office:value="998" calcext:value-type="float">
            <text:p>998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னி</text:p>
          </table:table-cell>
          <table:table-cell table:style-name="ce4" office:value-type="float" office:value="2215" calcext:value-type="float">
            <text:p>2215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னீ</text:p>
          </table:table-cell>
          <table:table-cell table:style-name="ce4" office:value-type="float" office:value="101" calcext:value-type="float">
            <text:p>101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னு</text:p>
          </table:table-cell>
          <table:table-cell table:style-name="ce4" office:value-type="float" office:value="616" calcext:value-type="float">
            <text:p>616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னூ</text:p>
          </table:table-cell>
          <table:table-cell table:style-name="ce4" office:value-type="float" office:value="52" calcext:value-type="float">
            <text:p>52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னெ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2" table:style-name="ce1" office:value-type="float" office:value="75" calcext:value-type="float">
            <text:p>75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னே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1" office:value-type="float" office:value="80" calcext:value-type="float">
            <text:p>80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னை</text:p>
          </table:table-cell>
          <table:table-cell table:style-name="ce4" office:value-type="float" office:value="1447" calcext:value-type="float">
            <text:p>1447</text:p>
          </table:table-cell>
          <table:table-cell table:number-columns-repeated="2" table:style-name="ce1" office:value-type="float" office:value="1447" calcext:value-type="float">
            <text:p>1447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னொ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3" table:style-name="ce1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னோ</text:p>
          </table:table-cell>
          <table:table-cell table:style-name="ce4" office:value-type="float" office:value="171" calcext:value-type="float">
            <text:p>171</text:p>
          </table:table-cell>
          <table:table-cell table:number-columns-repeated="3" table:style-name="ce1"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னௌ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ஜ்</text:p>
          </table:table-cell>
          <table:table-cell table:style-name="ce4" office:value-type="float" office:value="133" calcext:value-type="float">
            <text:p>133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ஜ</text:p>
          </table:table-cell>
          <table:table-cell table:style-name="ce4" office:value-type="float" office:value="545" calcext:value-type="float">
            <text:p>545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ஜா</text:p>
          </table:table-cell>
          <table:table-cell table:style-name="ce4" office:value-type="float" office:value="243" calcext:value-type="float">
            <text:p>243</text:p>
          </table:table-cell>
          <table:table-cell table:number-columns-repeated="2" table:style-name="ce1" office:value-type="float" office:value="243" calcext:value-type="float">
            <text:p>243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ஜி</text:p>
          </table:table-cell>
          <table:table-cell table:style-name="ce4" office:value-type="float" office:value="125" calcext:value-type="float">
            <text:p>125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ஜீ</text:p>
          </table:table-cell>
          <table:table-cell table:style-name="ce4" office:value-type="float" office:value="104" calcext:value-type="float">
            <text:p>104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ஜு</text:p>
          </table:table-cell>
          <table:table-cell table:style-name="ce4" office:value-type="float" office:value="22" calcext:value-type="float">
            <text:p>22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ஜூ</text:p>
          </table:table-cell>
          <table:table-cell table:style-name="ce4" office:value-type="float" office:value="22" calcext:value-type="float">
            <text:p>22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ஜெ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ஜே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2" table:style-name="ce1" office:value-type="float" office:value="24" calcext:value-type="float">
            <text:p>24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ஜை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ஜொ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ஜோ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3" table:style-name="ce1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ஜௌ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ஷ்</text:p>
          </table:table-cell>
          <table:table-cell table:style-name="ce4" office:value-type="float" office:value="693" calcext:value-type="float">
            <text:p>693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ஷ</text:p>
          </table:table-cell>
          <table:table-cell table:style-name="ce4" office:value-type="float" office:value="671" calcext:value-type="float">
            <text:p>671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ஷா</text:p>
          </table:table-cell>
          <table:table-cell table:style-name="ce4" office:value-type="float" office:value="205" calcext:value-type="float">
            <text:p>205</text:p>
          </table:table-cell>
          <table:table-cell table:number-columns-repeated="2" table:style-name="ce1" office:value-type="float" office:value="205" calcext:value-type="float">
            <text:p>205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ஷி</text:p>
          </table:table-cell>
          <table:table-cell table:style-name="ce4" office:value-type="float" office:value="151" calcext:value-type="float">
            <text:p>151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ஷீ</text:p>
          </table:table-cell>
          <table:table-cell table:style-name="ce4" office:value-type="float" office:value="27" calcext:value-type="float">
            <text:p>27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ஷு</text:p>
          </table:table-cell>
          <table:table-cell table:style-name="ce4" office:value-type="float" office:value="22" calcext:value-type="float">
            <text:p>22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ஷூ</text:p>
          </table:table-cell>
          <table:table-cell table:style-name="ce4" office:value-type="float" office:value="8" calcext:value-type="float">
            <text:p>8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ஷெ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ஷே</text:p>
          </table:table-cell>
          <table:table-cell table:style-name="ce4" office:value-type="float" office:value="77" calcext:value-type="float">
            <text:p>77</text:p>
          </table:table-cell>
          <table:table-cell table:number-columns-repeated="2" table:style-name="ce1" office:value-type="float" office:value="77" calcext:value-type="float">
            <text:p>77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ஷை</text:p>
          </table:table-cell>
          <table:table-cell table:style-name="ce4" office:value-type="float" office:value="71" calcext:value-type="float">
            <text:p>71</text:p>
          </table:table-cell>
          <table:table-cell table:number-columns-repeated="2" table:style-name="ce1" office:value-type="float" office:value="71" calcext:value-type="float">
            <text:p>71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ஷொ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ஷோ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3" table:style-name="ce1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ஷௌ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ஸ்</text:p>
          </table:table-cell>
          <table:table-cell table:style-name="ce4" office:value-type="float" office:value="1238" calcext:value-type="float">
            <text:p>1238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ஸ</text:p>
          </table:table-cell>
          <table:table-cell table:style-name="ce4" office:value-type="float" office:value="516" calcext:value-type="float">
            <text:p>516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ஸா</text:p>
          </table:table-cell>
          <table:table-cell table:style-name="ce4" office:value-type="float" office:value="116" calcext:value-type="float">
            <text:p>116</text:p>
          </table:table-cell>
          <table:table-cell table:number-columns-repeated="2" table:style-name="ce1" office:value-type="float" office:value="116" calcext:value-type="float">
            <text:p>116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ஸி</text:p>
          </table:table-cell>
          <table:table-cell table:style-name="ce4" office:value-type="float" office:value="33" calcext:value-type="float">
            <text:p>33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ஸீ</text:p>
          </table:table-cell>
          <table:table-cell table:style-name="ce4" office:value-type="float" office:value="9" calcext:value-type="float">
            <text:p>9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ஸு</text:p>
          </table:table-cell>
          <table:table-cell table:style-name="ce4" office:value-type="float" office:value="64" calcext:value-type="float">
            <text:p>64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ஸூ</text:p>
          </table:table-cell>
          <table:table-cell table:style-name="ce4" office:value-type="float" office:value="35" calcext:value-type="float">
            <text:p>35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ஸெ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2" table:style-name="ce1" office:value-type="float" office:value="26" calcext:value-type="float">
            <text:p>26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ஸே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ஸை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ஸொ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ஸோ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3" table:style-name="ce1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ஹ்</text:p>
          </table:table-cell>
          <table:table-cell table:style-name="ce4" office:value-type="float" office:value="20" calcext:value-type="float">
            <text:p>20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ஹ</text:p>
          </table:table-cell>
          <table:table-cell table:style-name="ce4" office:value-type="float" office:value="162" calcext:value-type="float">
            <text:p>162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ஹா</text:p>
          </table:table-cell>
          <table:table-cell table:style-name="ce4" office:value-type="float" office:value="66" calcext:value-type="float">
            <text:p>66</text:p>
          </table:table-cell>
          <table:table-cell table:number-columns-repeated="2" table:style-name="ce1" office:value-type="float" office:value="66" calcext:value-type="float">
            <text:p>66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ஹி</text:p>
          </table:table-cell>
          <table:table-cell table:style-name="ce4" office:value-type="float" office:value="34" calcext:value-type="float">
            <text:p>34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ஹீ</text:p>
          </table:table-cell>
          <table:table-cell table:style-name="ce4" office:value-type="float" office:value="7" calcext:value-type="float">
            <text:p>7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ஹு</text:p>
          </table:table-cell>
          <table:table-cell table:style-name="ce4" office:value-type="float" office:value="23" calcext:value-type="float">
            <text:p>23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ஹூ</text:p>
          </table:table-cell>
          <table:table-cell table:style-name="ce4" office:value-type="float" office:value="7" calcext:value-type="float">
            <text:p>7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ஹெ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ஹே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ஹை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ஹொ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ஹோ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 table:style-name="ce1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ஹௌ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104829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Original_duplicated" table:style-name="ta1"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80" table:default-cell-style-name="Default"/>
        <table:table-row table:style-name="ro2">
          <table:table-cell table:style-name="ce1" office:value-type="string" calcext:value-type="string">
            <text:p>Letter </text:p>
          </table:table-cell>
          <table:table-cell table:style-name="ce4" office:value-type="string" calcext:value-type="string">
            <text:p>Freq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அ</text:p>
          </table:table-cell>
          <table:table-cell table:style-name="ce4" office:value-type="float" office:value="7496" calcext:value-type="float">
            <text:p>7496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ஆ</text:p>
          </table:table-cell>
          <table:table-cell table:style-name="ce4" office:value-type="float" office:value="2395" calcext:value-type="float">
            <text:p>2395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இ</text:p>
          </table:table-cell>
          <table:table-cell table:style-name="ce4" office:value-type="float" office:value="3285" calcext:value-type="float">
            <text:p>3285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ஈ</text:p>
          </table:table-cell>
          <table:table-cell table:style-name="ce4" office:value-type="float" office:value="390" calcext:value-type="float">
            <text:p>390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உ</text:p>
          </table:table-cell>
          <table:table-cell table:style-name="ce4" office:value-type="float" office:value="3133" calcext:value-type="float">
            <text:p>3133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ஊ</text:p>
          </table:table-cell>
          <table:table-cell table:style-name="ce4" office:value-type="float" office:value="530" calcext:value-type="float">
            <text:p>530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எ</text:p>
          </table:table-cell>
          <table:table-cell table:style-name="ce4" office:value-type="float" office:value="1189" calcext:value-type="float">
            <text:p>1189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ஏ</text:p>
          </table:table-cell>
          <table:table-cell table:style-name="ce4" office:value-type="float" office:value="705" calcext:value-type="float">
            <text:p>705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ஐ</text:p>
          </table:table-cell>
          <table:table-cell table:style-name="ce4" office:value-type="float" office:value="206" calcext:value-type="float">
            <text:p>206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ஒ</text:p>
          </table:table-cell>
          <table:table-cell table:style-name="ce4" office:value-type="float" office:value="883" calcext:value-type="float">
            <text:p>883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ஓ</text:p>
          </table:table-cell>
          <table:table-cell table:style-name="ce4" office:value-type="float" office:value="438" calcext:value-type="float">
            <text:p>438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1" table:visibility="filter">
          <table:table-cell table:style-name="ce2" office:value-type="string" calcext:value-type="string">
            <text:p>ஔ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2"/>
          <table:table-cell table:number-columns-repeated="81"/>
        </table:table-row>
        <table:table-row table:style-name="ro2">
          <table:table-cell table:style-name="ce3" office:value-type="string" calcext:value-type="string">
            <text:p>க்</text:p>
          </table:table-cell>
          <table:table-cell table:style-name="ce6" office:value-type="float" office:value="15966" calcext:value-type="float">
            <text:p>15966</text:p>
          </table:table-cell>
          <table:table-cell table:style-name="ce3" table:number-columns-repeated="2"/>
          <table:table-cell table:style-name="ce6"/>
          <table:table-cell table:number-columns-repeated="80"/>
        </table:table-row>
        <table:table-row table:style-name="ro2" table:visibility="filter">
          <table:table-cell table:style-name="ce3" office:value-type="string" calcext:value-type="string">
            <text:p>க</text:p>
          </table:table-cell>
          <table:table-cell table:style-name="ce6" office:value-type="float" office:value="24609" calcext:value-type="float">
            <text:p>24609</text:p>
          </table:table-cell>
          <table:table-cell table:style-name="ce1"/>
          <table:table-cell table:style-name="ce3"/>
          <table:table-cell table:style-name="ce6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கா</text:p>
          </table:table-cell>
          <table:table-cell table:style-name="ce4" office:value-type="float" office:value="8064" calcext:value-type="float">
            <text:p>8064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கி</text:p>
          </table:table-cell>
          <table:table-cell table:style-name="ce4" office:value-type="float" office:value="4980" calcext:value-type="float">
            <text:p>4980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கீ</text:p>
          </table:table-cell>
          <table:table-cell table:style-name="ce4" office:value-type="float" office:value="571" calcext:value-type="float">
            <text:p>571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கு</text:p>
          </table:table-cell>
          <table:table-cell table:style-name="ce4" office:value-type="float" office:value="10191" calcext:value-type="float">
            <text:p>10191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கூ</text:p>
          </table:table-cell>
          <table:table-cell table:style-name="ce4" office:value-type="float" office:value="1257" calcext:value-type="float">
            <text:p>1257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கெ</text:p>
          </table:table-cell>
          <table:table-cell table:style-name="ce4" office:value-type="float" office:value="662" calcext:value-type="float">
            <text:p>662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கே</text:p>
          </table:table-cell>
          <table:table-cell table:style-name="ce4" office:value-type="float" office:value="588" calcext:value-type="float">
            <text:p>588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கை</text:p>
          </table:table-cell>
          <table:table-cell table:style-name="ce4" office:value-type="float" office:value="3459" calcext:value-type="float">
            <text:p>3459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கொ</text:p>
          </table:table-cell>
          <table:table-cell table:style-name="ce4" office:value-type="float" office:value="2459" calcext:value-type="float">
            <text:p>2459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கோ</text:p>
          </table:table-cell>
          <table:table-cell table:style-name="ce4" office:value-type="float" office:value="2123" calcext:value-type="float">
            <text:p>2123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கௌ</text:p>
          </table:table-cell>
          <table:table-cell table:style-name="ce4" office:value-type="float" office:value="43" calcext:value-type="float">
            <text:p>43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ங்</text:p>
          </table:table-cell>
          <table:table-cell table:style-name="ce4" office:value-type="float" office:value="5779" calcext:value-type="float">
            <text:p>5779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ங</text:p>
          </table:table-cell>
          <table:table-cell table:style-name="ce4" office:value-type="float" office:value="18" calcext:value-type="float">
            <text:p>18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1">
          <table:table-cell office:value-type="string" calcext:value-type="string">
            <text:p>ஙா</text:p>
          </table:table-cell>
          <table:table-cell office:value-type="float" office:value="0" calcext:value-type="float">
            <text:p>0</text:p>
          </table:table-cell>
          <table:table-cell table:number-columns-repeated="83"/>
        </table:table-row>
        <table:table-row table:style-name="ro1">
          <table:table-cell office:value-type="string" calcext:value-type="string">
            <text:p>ஙி</text:p>
          </table:table-cell>
          <table:table-cell office:value-type="float" office:value="0" calcext:value-type="float">
            <text:p>0</text:p>
          </table:table-cell>
          <table:table-cell table:number-columns-repeated="83"/>
        </table:table-row>
        <table:table-row table:style-name="ro1">
          <table:table-cell office:value-type="string" calcext:value-type="string">
            <text:p>ஙீ</text:p>
          </table:table-cell>
          <table:table-cell office:value-type="float" office:value="0" calcext:value-type="float">
            <text:p>0</text:p>
          </table:table-cell>
          <table:table-cell table:number-columns-repeated="83"/>
        </table:table-row>
        <table:table-row table:style-name="ro2">
          <table:table-cell table:style-name="ce1" office:value-type="string" calcext:value-type="string">
            <text:p>ஙு</text:p>
          </table:table-cell>
          <table:table-cell table:style-name="ce4" office:value-type="float" office:value="4" calcext:value-type="float">
            <text:p>4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1">
          <table:table-cell office:value-type="string" calcext:value-type="string">
            <text:p>ஙூ</text:p>
          </table:table-cell>
          <table:table-cell office:value-type="float" office:value="0" calcext:value-type="float">
            <text:p>0</text:p>
          </table:table-cell>
          <table:table-cell table:number-columns-repeated="83"/>
        </table:table-row>
        <table:table-row table:style-name="ro1" table:visibility="filter">
          <table:table-cell office:value-type="string" calcext:value-type="string">
            <text:p>ஙெ</text:p>
          </table:table-cell>
          <table:table-cell office:value-type="float" office:value="0" calcext:value-type="float">
            <text:p>0</text:p>
          </table:table-cell>
          <table:table-cell table:number-columns-repeated="83"/>
        </table:table-row>
        <table:table-row table:style-name="ro1" table:visibility="filter">
          <table:table-cell office:value-type="string" calcext:value-type="string">
            <text:p>ஙே</text:p>
          </table:table-cell>
          <table:table-cell office:value-type="float" office:value="0" calcext:value-type="float">
            <text:p>0</text:p>
          </table:table-cell>
          <table:table-cell table:number-columns-repeated="83"/>
        </table:table-row>
        <table:table-row table:style-name="ro1" table:visibility="filter">
          <table:table-cell office:value-type="string" calcext:value-type="string">
            <text:p>ஙை</text:p>
          </table:table-cell>
          <table:table-cell office:value-type="float" office:value="0" calcext:value-type="float">
            <text:p>0</text:p>
          </table:table-cell>
          <table:table-cell table:number-columns-repeated="83"/>
        </table:table-row>
        <table:table-row table:style-name="ro1" table:visibility="filter">
          <table:table-cell office:value-type="string" calcext:value-type="string">
            <text:p>ஙொ</text:p>
          </table:table-cell>
          <table:table-cell office:value-type="float" office:value="0" calcext:value-type="float">
            <text:p>0</text:p>
          </table:table-cell>
          <table:table-cell table:number-columns-repeated="82"/>
          <table:table-cell office:value-type="string" calcext:value-type="string">
            <text:p><text:s/></text:p>
          </table:table-cell>
        </table:table-row>
        <table:table-row table:style-name="ro1" table:visibility="filter">
          <table:table-cell office:value-type="string" calcext:value-type="string">
            <text:p>ஙோ</text:p>
          </table:table-cell>
          <table:table-cell office:value-type="float" office:value="0" calcext:value-type="float">
            <text:p>0</text:p>
          </table:table-cell>
          <table:table-cell table:number-columns-repeated="83"/>
        </table:table-row>
        <table:table-row table:style-name="ro1" table:visibility="filter">
          <table:table-cell office:value-type="string" calcext:value-type="string">
            <text:p>ஙௌ</text:p>
          </table:table-cell>
          <table:table-cell office:value-type="float" office:value="0" calcext:value-type="float">
            <text:p>0</text:p>
          </table:table-cell>
          <table:table-cell table:number-columns-repeated="83"/>
        </table:table-row>
        <table:table-row table:style-name="ro2">
          <table:table-cell table:style-name="ce1" office:value-type="string" calcext:value-type="string">
            <text:p>ச்</text:p>
          </table:table-cell>
          <table:table-cell table:style-name="ce4" office:value-type="float" office:value="5593" calcext:value-type="float">
            <text:p>5593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ச</text:p>
          </table:table-cell>
          <table:table-cell table:style-name="ce4" office:value-type="float" office:value="11954" calcext:value-type="float">
            <text:p>11954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சா</text:p>
          </table:table-cell>
          <table:table-cell table:style-name="ce4" office:value-type="float" office:value="3855" calcext:value-type="float">
            <text:p>3855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சி</text:p>
          </table:table-cell>
          <table:table-cell table:style-name="ce4" office:value-type="float" office:value="6609" calcext:value-type="float">
            <text:p>6609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சீ</text:p>
          </table:table-cell>
          <table:table-cell table:style-name="ce4" office:value-type="float" office:value="1138" calcext:value-type="float">
            <text:p>1138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சு</text:p>
          </table:table-cell>
          <table:table-cell table:style-name="ce4" office:value-type="float" office:value="4947" calcext:value-type="float">
            <text:p>4947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சூ</text:p>
          </table:table-cell>
          <table:table-cell table:style-name="ce4" office:value-type="float" office:value="969" calcext:value-type="float">
            <text:p>969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செ</text:p>
          </table:table-cell>
          <table:table-cell table:style-name="ce4" office:value-type="float" office:value="1990" calcext:value-type="float">
            <text:p>1990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சே</text:p>
          </table:table-cell>
          <table:table-cell table:style-name="ce4" office:value-type="float" office:value="865" calcext:value-type="float">
            <text:p>865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சை</text:p>
          </table:table-cell>
          <table:table-cell table:style-name="ce4" office:value-type="float" office:value="1376" calcext:value-type="float">
            <text:p>1376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சொ</text:p>
          </table:table-cell>
          <table:table-cell table:style-name="ce4" office:value-type="float" office:value="706" calcext:value-type="float">
            <text:p>706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சோ</text:p>
          </table:table-cell>
          <table:table-cell table:style-name="ce4" office:value-type="float" office:value="794" calcext:value-type="float">
            <text:p>794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சௌ</text:p>
          </table:table-cell>
          <table:table-cell table:style-name="ce4" office:value-type="float" office:value="83" calcext:value-type="float">
            <text:p>83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ஞ்</text:p>
          </table:table-cell>
          <table:table-cell table:style-name="ce4" office:value-type="float" office:value="2663" calcext:value-type="float">
            <text:p>2663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ஞ</text:p>
          </table:table-cell>
          <table:table-cell table:style-name="ce4" office:value-type="float" office:value="132" calcext:value-type="float">
            <text:p>132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ஞா</text:p>
          </table:table-cell>
          <table:table-cell table:style-name="ce4" office:value-type="float" office:value="321" calcext:value-type="float">
            <text:p>321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ஞி</text:p>
          </table:table-cell>
          <table:table-cell table:style-name="ce4" office:value-type="float" office:value="10" calcext:value-type="float">
            <text:p>10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ஞீ</text:p>
          </table:table-cell>
          <table:table-cell table:style-name="ce4" office:value-type="float" office:value="7" calcext:value-type="float">
            <text:p>7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ஞு</text:p>
          </table:table-cell>
          <table:table-cell table:style-name="ce4" office:value-type="float" office:value="3" calcext:value-type="float">
            <text:p>3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ஞூ</text:p>
          </table:table-cell>
          <table:table-cell table:style-name="ce4" office:value-type="float" office:value="2" calcext:value-type="float">
            <text:p>2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ஞெ</text:p>
          </table:table-cell>
          <table:table-cell table:style-name="ce4" office:value-type="float" office:value="40" calcext:value-type="float">
            <text:p>40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ஞே</text:p>
          </table:table-cell>
          <table:table-cell table:style-name="ce4" office:value-type="float" office:value="4" calcext:value-type="float">
            <text:p>4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ஞை</text:p>
          </table:table-cell>
          <table:table-cell table:style-name="ce4" office:value-type="float" office:value="51" calcext:value-type="float">
            <text:p>51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ஞொ</text:p>
          </table:table-cell>
          <table:table-cell table:style-name="ce4" office:value-type="float" office:value="3" calcext:value-type="float">
            <text:p>3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ஞோ</text:p>
          </table:table-cell>
          <table:table-cell table:style-name="ce4" office:value-type="float" office:value="3" calcext:value-type="float">
            <text:p>3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ஞௌ</text:p>
          </table:table-cell>
          <table:table-cell table:style-name="ce4" office:value-type="float" office:value="1" calcext:value-type="float">
            <text:p>1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ட்</text:p>
          </table:table-cell>
          <table:table-cell table:style-name="ce4" office:value-type="float" office:value="10509" calcext:value-type="float">
            <text:p>10509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ட</text:p>
          </table:table-cell>
          <table:table-cell table:style-name="ce4" office:value-type="float" office:value="7552" calcext:value-type="float">
            <text:p>7552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டா</text:p>
          </table:table-cell>
          <table:table-cell table:style-name="ce4" office:value-type="float" office:value="1553" calcext:value-type="float">
            <text:p>1553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டி</text:p>
          </table:table-cell>
          <table:table-cell table:style-name="ce4" office:value-type="float" office:value="7063" calcext:value-type="float">
            <text:p>7063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டீ</text:p>
          </table:table-cell>
          <table:table-cell table:style-name="ce4" office:value-type="float" office:value="75" calcext:value-type="float">
            <text:p>75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டு</text:p>
          </table:table-cell>
          <table:table-cell table:style-name="ce4" office:value-type="float" office:value="9185" calcext:value-type="float">
            <text:p>9185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டூ</text:p>
          </table:table-cell>
          <table:table-cell table:style-name="ce4" office:value-type="float" office:value="71" calcext:value-type="float">
            <text:p>71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டெ</text:p>
          </table:table-cell>
          <table:table-cell table:style-name="ce4" office:value-type="float" office:value="104" calcext:value-type="float">
            <text:p>104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டே</text:p>
          </table:table-cell>
          <table:table-cell table:style-name="ce4" office:value-type="float" office:value="93" calcext:value-type="float">
            <text:p>93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டை</text:p>
          </table:table-cell>
          <table:table-cell table:style-name="ce4" office:value-type="float" office:value="3633" calcext:value-type="float">
            <text:p>3633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டொ</text:p>
          </table:table-cell>
          <table:table-cell table:style-name="ce4" office:value-type="float" office:value="33" calcext:value-type="float">
            <text:p>33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டோ</text:p>
          </table:table-cell>
          <table:table-cell table:style-name="ce4" office:value-type="float" office:value="157" calcext:value-type="float">
            <text:p>157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டௌ</text:p>
          </table:table-cell>
          <table:table-cell table:style-name="ce4" office:value-type="float" office:value="3" calcext:value-type="float">
            <text:p>3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ண்</text:p>
          </table:table-cell>
          <table:table-cell table:style-name="ce4" office:value-type="float" office:value="6266" calcext:value-type="float">
            <text:p>6266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ண</text:p>
          </table:table-cell>
          <table:table-cell table:style-name="ce4" office:value-type="float" office:value="3760" calcext:value-type="float">
            <text:p>3760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ணா</text:p>
          </table:table-cell>
          <table:table-cell table:style-name="ce4" office:value-type="float" office:value="629" calcext:value-type="float">
            <text:p>629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ணி</text:p>
          </table:table-cell>
          <table:table-cell table:style-name="ce4" office:value-type="float" office:value="2524" calcext:value-type="float">
            <text:p>2524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ணீ</text:p>
          </table:table-cell>
          <table:table-cell table:style-name="ce4" office:value-type="float" office:value="131" calcext:value-type="float">
            <text:p>131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ணு</text:p>
          </table:table-cell>
          <table:table-cell table:style-name="ce4" office:value-type="float" office:value="530" calcext:value-type="float">
            <text:p>530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ணூ</text:p>
          </table:table-cell>
          <table:table-cell table:style-name="ce4" office:value-type="float" office:value="17" calcext:value-type="float">
            <text:p>17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ணெ</text:p>
          </table:table-cell>
          <table:table-cell table:style-name="ce4" office:value-type="float" office:value="137" calcext:value-type="float">
            <text:p>137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ணே</text:p>
          </table:table-cell>
          <table:table-cell table:style-name="ce4" office:value-type="float" office:value="19" calcext:value-type="float">
            <text:p>19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ணை</text:p>
          </table:table-cell>
          <table:table-cell table:style-name="ce4" office:value-type="float" office:value="834" calcext:value-type="float">
            <text:p>834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ணொ</text:p>
          </table:table-cell>
          <table:table-cell table:style-name="ce4" office:value-type="float" office:value="8" calcext:value-type="float">
            <text:p>8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ணோ</text:p>
          </table:table-cell>
          <table:table-cell table:style-name="ce4" office:value-type="float" office:value="39" calcext:value-type="float">
            <text:p>39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ணௌ</text:p>
          </table:table-cell>
          <table:table-cell table:style-name="ce4" office:value-type="float" office:value="1" calcext:value-type="float">
            <text:p>1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3" office:value-type="string" calcext:value-type="string">
            <text:p>த்</text:p>
          </table:table-cell>
          <table:table-cell table:style-name="ce6" office:value-type="float" office:value="16916" calcext:value-type="float">
            <text:p>16916</text:p>
          </table:table-cell>
          <table:table-cell table:style-name="ce3" table:number-columns-repeated="2"/>
          <table:table-cell table:style-name="ce6"/>
          <table:table-cell table:number-columns-repeated="80"/>
        </table:table-row>
        <table:table-row table:style-name="ro2" table:visibility="filter">
          <table:table-cell table:style-name="ce3" office:value-type="string" calcext:value-type="string">
            <text:p>த</text:p>
          </table:table-cell>
          <table:table-cell table:style-name="ce6" office:value-type="float" office:value="27332" calcext:value-type="float">
            <text:p>27332</text:p>
          </table:table-cell>
          <table:table-cell table:style-name="ce3" table:number-columns-repeated="2"/>
          <table:table-cell table:style-name="ce6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தா</text:p>
          </table:table-cell>
          <table:table-cell table:style-name="ce4" office:value-type="float" office:value="4298" calcext:value-type="float">
            <text:p>4298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தி</text:p>
          </table:table-cell>
          <table:table-cell table:style-name="ce4" office:value-type="float" office:value="12720" calcext:value-type="float">
            <text:p>12720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தீ</text:p>
          </table:table-cell>
          <table:table-cell table:style-name="ce4" office:value-type="float" office:value="984" calcext:value-type="float">
            <text:p>984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து</text:p>
          </table:table-cell>
          <table:table-cell table:style-name="ce4" office:value-type="float" office:value="6978" calcext:value-type="float">
            <text:p>6978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தூ</text:p>
          </table:table-cell>
          <table:table-cell table:style-name="ce4" office:value-type="float" office:value="799" calcext:value-type="float">
            <text:p>799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தெ</text:p>
          </table:table-cell>
          <table:table-cell table:style-name="ce4" office:value-type="float" office:value="707" calcext:value-type="float">
            <text:p>707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தே</text:p>
          </table:table-cell>
          <table:table-cell table:style-name="ce4" office:value-type="float" office:value="1301" calcext:value-type="float">
            <text:p>1301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தை</text:p>
          </table:table-cell>
          <table:table-cell table:style-name="ce4" office:value-type="float" office:value="1418" calcext:value-type="float">
            <text:p>1418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தொ</text:p>
          </table:table-cell>
          <table:table-cell table:style-name="ce4" office:value-type="float" office:value="871" calcext:value-type="float">
            <text:p>871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தோ</text:p>
          </table:table-cell>
          <table:table-cell table:style-name="ce4" office:value-type="float" office:value="792" calcext:value-type="float">
            <text:p>792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தௌ</text:p>
          </table:table-cell>
          <table:table-cell table:style-name="ce4" office:value-type="float" office:value="28" calcext:value-type="float">
            <text:p>28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ந்</text:p>
          </table:table-cell>
          <table:table-cell table:style-name="ce4" office:value-type="float" office:value="5769" calcext:value-type="float">
            <text:p>5769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ந</text:p>
          </table:table-cell>
          <table:table-cell table:style-name="ce4" office:value-type="float" office:value="2556" calcext:value-type="float">
            <text:p>2556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நா</text:p>
          </table:table-cell>
          <table:table-cell table:style-name="ce4" office:value-type="float" office:value="2417" calcext:value-type="float">
            <text:p>2417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நி</text:p>
          </table:table-cell>
          <table:table-cell table:style-name="ce4" office:value-type="float" office:value="2192" calcext:value-type="float">
            <text:p>2192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நீ</text:p>
          </table:table-cell>
          <table:table-cell table:style-name="ce4" office:value-type="float" office:value="1011" calcext:value-type="float">
            <text:p>1011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நு</text:p>
          </table:table-cell>
          <table:table-cell table:style-name="ce4" office:value-type="float" office:value="240" calcext:value-type="float">
            <text:p>240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நூ</text:p>
          </table:table-cell>
          <table:table-cell table:style-name="ce4" office:value-type="float" office:value="273" calcext:value-type="float">
            <text:p>273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நெ</text:p>
          </table:table-cell>
          <table:table-cell table:style-name="ce4" office:value-type="float" office:value="856" calcext:value-type="float">
            <text:p>856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நே</text:p>
          </table:table-cell>
          <table:table-cell table:style-name="ce4" office:value-type="float" office:value="240" calcext:value-type="float">
            <text:p>240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நை</text:p>
          </table:table-cell>
          <table:table-cell table:style-name="ce4" office:value-type="float" office:value="74" calcext:value-type="float">
            <text:p>74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நொ</text:p>
          </table:table-cell>
          <table:table-cell table:style-name="ce4" office:value-type="float" office:value="198" calcext:value-type="float">
            <text:p>198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நோ</text:p>
          </table:table-cell>
          <table:table-cell table:style-name="ce4" office:value-type="float" office:value="275" calcext:value-type="float">
            <text:p>275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நௌ</text:p>
          </table:table-cell>
          <table:table-cell table:style-name="ce4" office:value-type="float" office:value="7" calcext:value-type="float">
            <text:p>7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ப்</text:p>
          </table:table-cell>
          <table:table-cell table:style-name="ce4" office:value-type="float" office:value="10848" calcext:value-type="float">
            <text:p>10848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ப</text:p>
          </table:table-cell>
          <table:table-cell table:style-name="ce4" office:value-type="float" office:value="13933" calcext:value-type="float">
            <text:p>13933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பா</text:p>
          </table:table-cell>
          <table:table-cell table:style-name="ce4" office:value-type="float" office:value="5263" calcext:value-type="float">
            <text:p>5263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பி</text:p>
          </table:table-cell>
          <table:table-cell table:style-name="ce4" office:value-type="float" office:value="5191" calcext:value-type="float">
            <text:p>5191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பீ</text:p>
          </table:table-cell>
          <table:table-cell table:style-name="ce4" office:value-type="float" office:value="469" calcext:value-type="float">
            <text:p>469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பு</text:p>
          </table:table-cell>
          <table:table-cell table:style-name="ce4" office:value-type="float" office:value="7649" calcext:value-type="float">
            <text:p>7649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பூ</text:p>
          </table:table-cell>
          <table:table-cell table:style-name="ce4" office:value-type="float" office:value="1983" calcext:value-type="float">
            <text:p>1983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பெ</text:p>
          </table:table-cell>
          <table:table-cell table:style-name="ce4" office:value-type="float" office:value="1277" calcext:value-type="float">
            <text:p>1277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பே</text:p>
          </table:table-cell>
          <table:table-cell table:style-name="ce4" office:value-type="float" office:value="913" calcext:value-type="float">
            <text:p>913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பை</text:p>
          </table:table-cell>
          <table:table-cell table:style-name="ce4" office:value-type="float" office:value="595" calcext:value-type="float">
            <text:p>595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பொ</text:p>
          </table:table-cell>
          <table:table-cell table:style-name="ce4" office:value-type="float" office:value="1561" calcext:value-type="float">
            <text:p>1561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போ</text:p>
          </table:table-cell>
          <table:table-cell table:style-name="ce4" office:value-type="float" office:value="1335" calcext:value-type="float">
            <text:p>1335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பௌ</text:p>
          </table:table-cell>
          <table:table-cell table:style-name="ce4" office:value-type="float" office:value="62" calcext:value-type="float">
            <text:p>62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3" office:value-type="string" calcext:value-type="string">
            <text:p>ம்</text:p>
          </table:table-cell>
          <table:table-cell table:style-name="ce6" office:value-type="float" office:value="32169" calcext:value-type="float">
            <text:p>32169</text:p>
          </table:table-cell>
          <table:table-cell table:style-name="ce3" table:number-columns-repeated="2"/>
          <table:table-cell table:style-name="ce6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ம</text:p>
          </table:table-cell>
          <table:table-cell table:style-name="ce4" office:value-type="float" office:value="10817" calcext:value-type="float">
            <text:p>10817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மா</text:p>
          </table:table-cell>
          <table:table-cell table:style-name="ce4" office:value-type="float" office:value="3930" calcext:value-type="float">
            <text:p>3930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மி</text:p>
          </table:table-cell>
          <table:table-cell table:style-name="ce4" office:value-type="float" office:value="2127" calcext:value-type="float">
            <text:p>2127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மீ</text:p>
          </table:table-cell>
          <table:table-cell table:style-name="ce4" office:value-type="float" office:value="384" calcext:value-type="float">
            <text:p>384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மு</text:p>
          </table:table-cell>
          <table:table-cell table:style-name="ce4" office:value-type="float" office:value="4339" calcext:value-type="float">
            <text:p>4339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மூ</text:p>
          </table:table-cell>
          <table:table-cell table:style-name="ce4" office:value-type="float" office:value="1098" calcext:value-type="float">
            <text:p>1098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மெ</text:p>
          </table:table-cell>
          <table:table-cell table:style-name="ce4" office:value-type="float" office:value="408" calcext:value-type="float">
            <text:p>408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மே</text:p>
          </table:table-cell>
          <table:table-cell table:style-name="ce4" office:value-type="float" office:value="884" calcext:value-type="float">
            <text:p>884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மை</text:p>
          </table:table-cell>
          <table:table-cell table:style-name="ce4" office:value-type="float" office:value="1427" calcext:value-type="float">
            <text:p>1427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மொ</text:p>
          </table:table-cell>
          <table:table-cell table:style-name="ce4" office:value-type="float" office:value="420" calcext:value-type="float">
            <text:p>420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மோ</text:p>
          </table:table-cell>
          <table:table-cell table:style-name="ce4" office:value-type="float" office:value="394" calcext:value-type="float">
            <text:p>394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மௌ</text:p>
          </table:table-cell>
          <table:table-cell table:style-name="ce4" office:value-type="float" office:value="47" calcext:value-type="float">
            <text:p>47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ய்</text:p>
          </table:table-cell>
          <table:table-cell table:style-name="ce4" office:value-type="float" office:value="3266" calcext:value-type="float">
            <text:p>3266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ய</text:p>
          </table:table-cell>
          <table:table-cell table:style-name="ce4" office:value-type="float" office:value="8968" calcext:value-type="float">
            <text:p>8968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யா</text:p>
          </table:table-cell>
          <table:table-cell table:style-name="ce4" office:value-type="float" office:value="2719" calcext:value-type="float">
            <text:p>2719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யி</text:p>
          </table:table-cell>
          <table:table-cell table:style-name="ce4" office:value-type="float" office:value="1880" calcext:value-type="float">
            <text:p>1880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யீ</text:p>
          </table:table-cell>
          <table:table-cell table:style-name="ce4" office:value-type="float" office:value="65" calcext:value-type="float">
            <text:p>65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யு</text:p>
          </table:table-cell>
          <table:table-cell table:style-name="ce4" office:value-type="float" office:value="782" calcext:value-type="float">
            <text:p>782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யூ</text:p>
          </table:table-cell>
          <table:table-cell table:style-name="ce4" office:value-type="float" office:value="166" calcext:value-type="float">
            <text:p>166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யெ</text:p>
          </table:table-cell>
          <table:table-cell table:style-name="ce4" office:value-type="float" office:value="261" calcext:value-type="float">
            <text:p>261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யே</text:p>
          </table:table-cell>
          <table:table-cell table:style-name="ce4" office:value-type="float" office:value="149" calcext:value-type="float">
            <text:p>149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யை</text:p>
          </table:table-cell>
          <table:table-cell table:style-name="ce4" office:value-type="float" office:value="228" calcext:value-type="float">
            <text:p>228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யொ</text:p>
          </table:table-cell>
          <table:table-cell table:style-name="ce4" office:value-type="float" office:value="63" calcext:value-type="float">
            <text:p>63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யோ</text:p>
          </table:table-cell>
          <table:table-cell table:style-name="ce4" office:value-type="float" office:value="645" calcext:value-type="float">
            <text:p>645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யௌ</text:p>
          </table:table-cell>
          <table:table-cell table:style-name="ce4" office:value-type="float" office:value="11" calcext:value-type="float">
            <text:p>11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ர்</text:p>
          </table:table-cell>
          <table:table-cell table:style-name="ce4" office:value-type="float" office:value="9683" calcext:value-type="float">
            <text:p>9683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ர</text:p>
          </table:table-cell>
          <table:table-cell table:style-name="ce4" office:value-type="float" office:value="14593" calcext:value-type="float">
            <text:p>14593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ரா</text:p>
          </table:table-cell>
          <table:table-cell table:style-name="ce4" office:value-type="float" office:value="3090" calcext:value-type="float">
            <text:p>3090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ரி</text:p>
          </table:table-cell>
          <table:table-cell table:style-name="ce4" office:value-type="float" office:value="6299" calcext:value-type="float">
            <text:p>6299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ரீ</text:p>
          </table:table-cell>
          <table:table-cell table:style-name="ce4" office:value-type="float" office:value="406" calcext:value-type="float">
            <text:p>406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ரு</text:p>
          </table:table-cell>
          <table:table-cell table:style-name="ce4" office:value-type="float" office:value="7809" calcext:value-type="float">
            <text:p>7809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ரூ</text:p>
          </table:table-cell>
          <table:table-cell table:style-name="ce4" office:value-type="float" office:value="252" calcext:value-type="float">
            <text:p>252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ரெ</text:p>
          </table:table-cell>
          <table:table-cell table:style-name="ce4" office:value-type="float" office:value="143" calcext:value-type="float">
            <text:p>143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ரே</text:p>
          </table:table-cell>
          <table:table-cell table:style-name="ce4" office:value-type="float" office:value="355" calcext:value-type="float">
            <text:p>355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ரை</text:p>
          </table:table-cell>
          <table:table-cell table:style-name="ce4" office:value-type="float" office:value="2030" calcext:value-type="float">
            <text:p>2030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ரொ</text:p>
          </table:table-cell>
          <table:table-cell table:style-name="ce4" office:value-type="float" office:value="46" calcext:value-type="float">
            <text:p>46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ரோ</text:p>
          </table:table-cell>
          <table:table-cell table:style-name="ce4" office:value-type="float" office:value="587" calcext:value-type="float">
            <text:p>587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ரௌ</text:p>
          </table:table-cell>
          <table:table-cell table:style-name="ce4" office:value-type="float" office:value="23" calcext:value-type="float">
            <text:p>23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3" office:value-type="string" calcext:value-type="string">
            <text:p>ல்</text:p>
          </table:table-cell>
          <table:table-cell table:style-name="ce6" office:value-type="float" office:value="20862" calcext:value-type="float">
            <text:p>20862</text:p>
          </table:table-cell>
          <table:table-cell table:style-name="ce3" table:number-columns-repeated="2"/>
          <table:table-cell table:style-name="ce6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ல</text:p>
          </table:table-cell>
          <table:table-cell table:style-name="ce4" office:value-type="float" office:value="6583" calcext:value-type="float">
            <text:p>6583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லா</text:p>
          </table:table-cell>
          <table:table-cell table:style-name="ce4" office:value-type="float" office:value="1755" calcext:value-type="float">
            <text:p>1755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லி</text:p>
          </table:table-cell>
          <table:table-cell table:style-name="ce4" office:value-type="float" office:value="3069" calcext:value-type="float">
            <text:p>3069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லீ</text:p>
          </table:table-cell>
          <table:table-cell table:style-name="ce4" office:value-type="float" office:value="93" calcext:value-type="float">
            <text:p>93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லு</text:p>
          </table:table-cell>
          <table:table-cell table:style-name="ce4" office:value-type="float" office:value="980" calcext:value-type="float">
            <text:p>980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லூ</text:p>
          </table:table-cell>
          <table:table-cell table:style-name="ce4" office:value-type="float" office:value="96" calcext:value-type="float">
            <text:p>96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லெ</text:p>
          </table:table-cell>
          <table:table-cell table:style-name="ce4" office:value-type="float" office:value="146" calcext:value-type="float">
            <text:p>146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லே</text:p>
          </table:table-cell>
          <table:table-cell table:style-name="ce4" office:value-type="float" office:value="272" calcext:value-type="float">
            <text:p>272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லை</text:p>
          </table:table-cell>
          <table:table-cell table:style-name="ce4" office:value-type="float" office:value="3761" calcext:value-type="float">
            <text:p>3761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லொ</text:p>
          </table:table-cell>
          <table:table-cell table:style-name="ce4" office:value-type="float" office:value="69" calcext:value-type="float">
            <text:p>69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லோ</text:p>
          </table:table-cell>
          <table:table-cell table:style-name="ce4" office:value-type="float" office:value="427" calcext:value-type="float">
            <text:p>427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லௌ</text:p>
          </table:table-cell>
          <table:table-cell table:style-name="ce4" office:value-type="float" office:value="10" calcext:value-type="float">
            <text:p>10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வ்</text:p>
          </table:table-cell>
          <table:table-cell table:style-name="ce4" office:value-type="float" office:value="379" calcext:value-type="float">
            <text:p>379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வ</text:p>
          </table:table-cell>
          <table:table-cell table:style-name="ce4" office:value-type="float" office:value="12394" calcext:value-type="float">
            <text:p>12394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வா</text:p>
          </table:table-cell>
          <table:table-cell table:style-name="ce4" office:value-type="float" office:value="5195" calcext:value-type="float">
            <text:p>5195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வி</text:p>
          </table:table-cell>
          <table:table-cell table:style-name="ce4" office:value-type="float" office:value="6898" calcext:value-type="float">
            <text:p>6898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வீ</text:p>
          </table:table-cell>
          <table:table-cell table:style-name="ce4" office:value-type="float" office:value="845" calcext:value-type="float">
            <text:p>845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வு</text:p>
          </table:table-cell>
          <table:table-cell table:style-name="ce4" office:value-type="float" office:value="2289" calcext:value-type="float">
            <text:p>2289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வூ</text:p>
          </table:table-cell>
          <table:table-cell table:style-name="ce4" office:value-type="float" office:value="51" calcext:value-type="float">
            <text:p>51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வெ</text:p>
          </table:table-cell>
          <table:table-cell table:style-name="ce4" office:value-type="float" office:value="2139" calcext:value-type="float">
            <text:p>2139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வே</text:p>
          </table:table-cell>
          <table:table-cell table:style-name="ce4" office:value-type="float" office:value="1514" calcext:value-type="float">
            <text:p>1514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வை</text:p>
          </table:table-cell>
          <table:table-cell table:style-name="ce4" office:value-type="float" office:value="1393" calcext:value-type="float">
            <text:p>1393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வொ</text:p>
          </table:table-cell>
          <table:table-cell table:style-name="ce4" office:value-type="float" office:value="49" calcext:value-type="float">
            <text:p>49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வோ</text:p>
          </table:table-cell>
          <table:table-cell table:style-name="ce4" office:value-type="float" office:value="139" calcext:value-type="float">
            <text:p>139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வௌ</text:p>
          </table:table-cell>
          <table:table-cell table:style-name="ce4" office:value-type="float" office:value="10" calcext:value-type="float">
            <text:p>10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ழ்</text:p>
          </table:table-cell>
          <table:table-cell table:style-name="ce4" office:value-type="float" office:value="844" calcext:value-type="float">
            <text:p>844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ழ</text:p>
          </table:table-cell>
          <table:table-cell table:style-name="ce4" office:value-type="float" office:value="1453" calcext:value-type="float">
            <text:p>1453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ழா</text:p>
          </table:table-cell>
          <table:table-cell table:style-name="ce4" office:value-type="float" office:value="171" calcext:value-type="float">
            <text:p>171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ழி</text:p>
          </table:table-cell>
          <table:table-cell table:style-name="ce4" office:value-type="float" office:value="1755" calcext:value-type="float">
            <text:p>1755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ழீ</text:p>
          </table:table-cell>
          <table:table-cell table:style-name="ce4" office:value-type="float" office:value="5" calcext:value-type="float">
            <text:p>5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ழு</text:p>
          </table:table-cell>
          <table:table-cell table:style-name="ce4" office:value-type="float" office:value="1717" calcext:value-type="float">
            <text:p>1717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ழூ</text:p>
          </table:table-cell>
          <table:table-cell table:style-name="ce4" office:value-type="float" office:value="11" calcext:value-type="float">
            <text:p>11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ழெ</text:p>
          </table:table-cell>
          <table:table-cell table:style-name="ce4" office:value-type="float" office:value="6" calcext:value-type="float">
            <text:p>6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ழே</text:p>
          </table:table-cell>
          <table:table-cell table:style-name="ce4" office:value-type="float" office:value="3" calcext:value-type="float">
            <text:p>3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ழை</text:p>
          </table:table-cell>
          <table:table-cell table:style-name="ce4" office:value-type="float" office:value="602" calcext:value-type="float">
            <text:p>602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ழொ</text:p>
          </table:table-cell>
          <table:table-cell table:style-name="ce4" office:value-type="float" office:value="2" calcext:value-type="float">
            <text:p>2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ழோ</text:p>
          </table:table-cell>
          <table:table-cell table:style-name="ce4" office:value-type="float" office:value="9" calcext:value-type="float">
            <text:p>9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ழௌ</text:p>
          </table:table-cell>
          <table:table-cell table:style-name="ce4" office:value-type="float" office:value="1" calcext:value-type="float">
            <text:p>1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ள்</text:p>
          </table:table-cell>
          <table:table-cell table:style-name="ce4" office:value-type="float" office:value="3950" calcext:value-type="float">
            <text:p>3950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ள</text:p>
          </table:table-cell>
          <table:table-cell table:style-name="ce4" office:value-type="float" office:value="3158" calcext:value-type="float">
            <text:p>3158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ளா</text:p>
          </table:table-cell>
          <table:table-cell table:style-name="ce4" office:value-type="float" office:value="463" calcext:value-type="float">
            <text:p>463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ளி</text:p>
          </table:table-cell>
          <table:table-cell table:style-name="ce4" office:value-type="float" office:value="2579" calcext:value-type="float">
            <text:p>2579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ளீ</text:p>
          </table:table-cell>
          <table:table-cell table:style-name="ce4" office:value-type="float" office:value="20" calcext:value-type="float">
            <text:p>20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ளு</text:p>
          </table:table-cell>
          <table:table-cell table:style-name="ce4" office:value-type="float" office:value="741" calcext:value-type="float">
            <text:p>741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ளூ</text:p>
          </table:table-cell>
          <table:table-cell table:style-name="ce4" office:value-type="float" office:value="20" calcext:value-type="float">
            <text:p>20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ளெ</text:p>
          </table:table-cell>
          <table:table-cell table:style-name="ce4" office:value-type="float" office:value="61" calcext:value-type="float">
            <text:p>61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ளே</text:p>
          </table:table-cell>
          <table:table-cell table:style-name="ce4" office:value-type="float" office:value="26" calcext:value-type="float">
            <text:p>26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ளை</text:p>
          </table:table-cell>
          <table:table-cell table:style-name="ce4" office:value-type="float" office:value="1522" calcext:value-type="float">
            <text:p>1522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ளொ</text:p>
          </table:table-cell>
          <table:table-cell table:style-name="ce4" office:value-type="float" office:value="12" calcext:value-type="float">
            <text:p>12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ளோ</text:p>
          </table:table-cell>
          <table:table-cell table:style-name="ce4" office:value-type="float" office:value="38" calcext:value-type="float">
            <text:p>38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ளௌ</text:p>
          </table:table-cell>
          <table:table-cell table:style-name="ce4" office:value-type="float" office:value="1" calcext:value-type="float">
            <text:p>1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ற்</text:p>
          </table:table-cell>
          <table:table-cell table:style-name="ce4" office:value-type="float" office:value="4918" calcext:value-type="float">
            <text:p>4918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ற</text:p>
          </table:table-cell>
          <table:table-cell table:style-name="ce4" office:value-type="float" office:value="2548" calcext:value-type="float">
            <text:p>2548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றா</text:p>
          </table:table-cell>
          <table:table-cell table:style-name="ce4" office:value-type="float" office:value="548" calcext:value-type="float">
            <text:p>548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றி</text:p>
          </table:table-cell>
          <table:table-cell table:style-name="ce4" office:value-type="float" office:value="1961" calcext:value-type="float">
            <text:p>1961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றீ</text:p>
          </table:table-cell>
          <table:table-cell table:style-name="ce4" office:value-type="float" office:value="11" calcext:value-type="float">
            <text:p>11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று</text:p>
          </table:table-cell>
          <table:table-cell table:style-name="ce4" office:value-type="float" office:value="4341" calcext:value-type="float">
            <text:p>4341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றூ</text:p>
          </table:table-cell>
          <table:table-cell table:style-name="ce4" office:value-type="float" office:value="28" calcext:value-type="float">
            <text:p>28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றெ</text:p>
          </table:table-cell>
          <table:table-cell table:style-name="ce4" office:value-type="float" office:value="85" calcext:value-type="float">
            <text:p>85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றே</text:p>
          </table:table-cell>
          <table:table-cell table:style-name="ce4" office:value-type="float" office:value="38" calcext:value-type="float">
            <text:p>38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றை</text:p>
          </table:table-cell>
          <table:table-cell table:style-name="ce4" office:value-type="float" office:value="1395" calcext:value-type="float">
            <text:p>1395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றொ</text:p>
          </table:table-cell>
          <table:table-cell table:style-name="ce4" office:value-type="float" office:value="51" calcext:value-type="float">
            <text:p>51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றோ</text:p>
          </table:table-cell>
          <table:table-cell table:style-name="ce4" office:value-type="float" office:value="66" calcext:value-type="float">
            <text:p>66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றௌ</text:p>
          </table:table-cell>
          <table:table-cell table:style-name="ce4" office:value-type="float" office:value="1" calcext:value-type="float">
            <text:p>1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ன்</text:p>
          </table:table-cell>
          <table:table-cell table:style-name="ce4" office:value-type="float" office:value="13040" calcext:value-type="float">
            <text:p>13040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ன</text:p>
          </table:table-cell>
          <table:table-cell table:style-name="ce4" office:value-type="float" office:value="6074" calcext:value-type="float">
            <text:p>6074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னா</text:p>
          </table:table-cell>
          <table:table-cell table:style-name="ce4" office:value-type="float" office:value="998" calcext:value-type="float">
            <text:p>998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னி</text:p>
          </table:table-cell>
          <table:table-cell table:style-name="ce4" office:value-type="float" office:value="2215" calcext:value-type="float">
            <text:p>2215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னீ</text:p>
          </table:table-cell>
          <table:table-cell table:style-name="ce4" office:value-type="float" office:value="101" calcext:value-type="float">
            <text:p>101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னு</text:p>
          </table:table-cell>
          <table:table-cell table:style-name="ce4" office:value-type="float" office:value="616" calcext:value-type="float">
            <text:p>616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னூ</text:p>
          </table:table-cell>
          <table:table-cell table:style-name="ce4" office:value-type="float" office:value="52" calcext:value-type="float">
            <text:p>52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னெ</text:p>
          </table:table-cell>
          <table:table-cell table:style-name="ce4" office:value-type="float" office:value="75" calcext:value-type="float">
            <text:p>75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னே</text:p>
          </table:table-cell>
          <table:table-cell table:style-name="ce4" office:value-type="float" office:value="80" calcext:value-type="float">
            <text:p>80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னை</text:p>
          </table:table-cell>
          <table:table-cell table:style-name="ce4" office:value-type="float" office:value="1447" calcext:value-type="float">
            <text:p>1447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னொ</text:p>
          </table:table-cell>
          <table:table-cell table:style-name="ce4" office:value-type="float" office:value="16" calcext:value-type="float">
            <text:p>16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னோ</text:p>
          </table:table-cell>
          <table:table-cell table:style-name="ce4" office:value-type="float" office:value="171" calcext:value-type="float">
            <text:p>171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னௌ</text:p>
          </table:table-cell>
          <table:table-cell table:style-name="ce4" office:value-type="float" office:value="2" calcext:value-type="float">
            <text:p>2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ஜ்</text:p>
          </table:table-cell>
          <table:table-cell table:style-name="ce4" office:value-type="float" office:value="133" calcext:value-type="float">
            <text:p>133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ஜ</text:p>
          </table:table-cell>
          <table:table-cell table:style-name="ce4" office:value-type="float" office:value="545" calcext:value-type="float">
            <text:p>545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ஜா</text:p>
          </table:table-cell>
          <table:table-cell table:style-name="ce4" office:value-type="float" office:value="243" calcext:value-type="float">
            <text:p>243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ஜி</text:p>
          </table:table-cell>
          <table:table-cell table:style-name="ce4" office:value-type="float" office:value="125" calcext:value-type="float">
            <text:p>125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ஜீ</text:p>
          </table:table-cell>
          <table:table-cell table:style-name="ce4" office:value-type="float" office:value="104" calcext:value-type="float">
            <text:p>104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ஜு</text:p>
          </table:table-cell>
          <table:table-cell table:style-name="ce4" office:value-type="float" office:value="22" calcext:value-type="float">
            <text:p>22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ஜூ</text:p>
          </table:table-cell>
          <table:table-cell table:style-name="ce4" office:value-type="float" office:value="22" calcext:value-type="float">
            <text:p>22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ஜெ</text:p>
          </table:table-cell>
          <table:table-cell table:style-name="ce4" office:value-type="float" office:value="20" calcext:value-type="float">
            <text:p>20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ஜே</text:p>
          </table:table-cell>
          <table:table-cell table:style-name="ce4" office:value-type="float" office:value="24" calcext:value-type="float">
            <text:p>24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ஜை</text:p>
          </table:table-cell>
          <table:table-cell table:style-name="ce4" office:value-type="float" office:value="21" calcext:value-type="float">
            <text:p>21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ஜொ</text:p>
          </table:table-cell>
          <table:table-cell table:style-name="ce4" office:value-type="float" office:value="2" calcext:value-type="float">
            <text:p>2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ஜோ</text:p>
          </table:table-cell>
          <table:table-cell table:style-name="ce4" office:value-type="float" office:value="42" calcext:value-type="float">
            <text:p>42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ஜௌ</text:p>
          </table:table-cell>
          <table:table-cell table:style-name="ce4" office:value-type="float" office:value="1" calcext:value-type="float">
            <text:p>1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ஷ்</text:p>
          </table:table-cell>
          <table:table-cell table:style-name="ce4" office:value-type="float" office:value="693" calcext:value-type="float">
            <text:p>693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ஷ</text:p>
          </table:table-cell>
          <table:table-cell table:style-name="ce4" office:value-type="float" office:value="671" calcext:value-type="float">
            <text:p>671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ஷா</text:p>
          </table:table-cell>
          <table:table-cell table:style-name="ce4" office:value-type="float" office:value="205" calcext:value-type="float">
            <text:p>205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ஷி</text:p>
          </table:table-cell>
          <table:table-cell table:style-name="ce4" office:value-type="float" office:value="151" calcext:value-type="float">
            <text:p>151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ஷீ</text:p>
          </table:table-cell>
          <table:table-cell table:style-name="ce4" office:value-type="float" office:value="27" calcext:value-type="float">
            <text:p>27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ஷு</text:p>
          </table:table-cell>
          <table:table-cell table:style-name="ce4" office:value-type="float" office:value="22" calcext:value-type="float">
            <text:p>22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ஷூ</text:p>
          </table:table-cell>
          <table:table-cell table:style-name="ce4" office:value-type="float" office:value="8" calcext:value-type="float">
            <text:p>8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ஷெ</text:p>
          </table:table-cell>
          <table:table-cell table:style-name="ce4" office:value-type="float" office:value="3" calcext:value-type="float">
            <text:p>3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ஷே</text:p>
          </table:table-cell>
          <table:table-cell table:style-name="ce4" office:value-type="float" office:value="77" calcext:value-type="float">
            <text:p>77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ஷை</text:p>
          </table:table-cell>
          <table:table-cell table:style-name="ce4" office:value-type="float" office:value="71" calcext:value-type="float">
            <text:p>71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ஷொ</text:p>
          </table:table-cell>
          <table:table-cell table:style-name="ce4" office:value-type="float" office:value="2" calcext:value-type="float">
            <text:p>2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ஷோ</text:p>
          </table:table-cell>
          <table:table-cell table:style-name="ce4" office:value-type="float" office:value="21" calcext:value-type="float">
            <text:p>21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ஷௌ</text:p>
          </table:table-cell>
          <table:table-cell table:style-name="ce4" office:value-type="float" office:value="4" calcext:value-type="float">
            <text:p>4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ஸ்</text:p>
          </table:table-cell>
          <table:table-cell table:style-name="ce4" office:value-type="float" office:value="1238" calcext:value-type="float">
            <text:p>1238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ஸ</text:p>
          </table:table-cell>
          <table:table-cell table:style-name="ce4" office:value-type="float" office:value="516" calcext:value-type="float">
            <text:p>516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ஸா</text:p>
          </table:table-cell>
          <table:table-cell table:style-name="ce4" office:value-type="float" office:value="116" calcext:value-type="float">
            <text:p>116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ஸி</text:p>
          </table:table-cell>
          <table:table-cell table:style-name="ce4" office:value-type="float" office:value="33" calcext:value-type="float">
            <text:p>33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ஸீ</text:p>
          </table:table-cell>
          <table:table-cell table:style-name="ce4" office:value-type="float" office:value="9" calcext:value-type="float">
            <text:p>9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ஸு</text:p>
          </table:table-cell>
          <table:table-cell table:style-name="ce4" office:value-type="float" office:value="64" calcext:value-type="float">
            <text:p>64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ஸூ</text:p>
          </table:table-cell>
          <table:table-cell table:style-name="ce4" office:value-type="float" office:value="35" calcext:value-type="float">
            <text:p>35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ஸெ</text:p>
          </table:table-cell>
          <table:table-cell table:style-name="ce4" office:value-type="float" office:value="26" calcext:value-type="float">
            <text:p>26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ஸே</text:p>
          </table:table-cell>
          <table:table-cell table:style-name="ce4" office:value-type="float" office:value="16" calcext:value-type="float">
            <text:p>16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ஸை</text:p>
          </table:table-cell>
          <table:table-cell table:style-name="ce4" office:value-type="float" office:value="7" calcext:value-type="float">
            <text:p>7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ஸொ</text:p>
          </table:table-cell>
          <table:table-cell table:style-name="ce4" office:value-type="float" office:value="7" calcext:value-type="float">
            <text:p>7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ஸோ</text:p>
          </table:table-cell>
          <table:table-cell table:style-name="ce4" office:value-type="float" office:value="19" calcext:value-type="float">
            <text:p>19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ஹ்</text:p>
          </table:table-cell>
          <table:table-cell table:style-name="ce4" office:value-type="float" office:value="20" calcext:value-type="float">
            <text:p>20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ஹ</text:p>
          </table:table-cell>
          <table:table-cell table:style-name="ce4" office:value-type="float" office:value="162" calcext:value-type="float">
            <text:p>162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ஹா</text:p>
          </table:table-cell>
          <table:table-cell table:style-name="ce4" office:value-type="float" office:value="66" calcext:value-type="float">
            <text:p>66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ஹி</text:p>
          </table:table-cell>
          <table:table-cell table:style-name="ce4" office:value-type="float" office:value="34" calcext:value-type="float">
            <text:p>34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ஹீ</text:p>
          </table:table-cell>
          <table:table-cell table:style-name="ce4" office:value-type="float" office:value="7" calcext:value-type="float">
            <text:p>7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ஹு</text:p>
          </table:table-cell>
          <table:table-cell table:style-name="ce4" office:value-type="float" office:value="23" calcext:value-type="float">
            <text:p>23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>
          <table:table-cell table:style-name="ce1" office:value-type="string" calcext:value-type="string">
            <text:p>ஹூ</text:p>
          </table:table-cell>
          <table:table-cell table:style-name="ce4" office:value-type="float" office:value="7" calcext:value-type="float">
            <text:p>7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ஹெ</text:p>
          </table:table-cell>
          <table:table-cell table:style-name="ce4" office:value-type="float" office:value="2" calcext:value-type="float">
            <text:p>2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ஹே</text:p>
          </table:table-cell>
          <table:table-cell table:style-name="ce4" office:value-type="float" office:value="21" calcext:value-type="float">
            <text:p>21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ஹை</text:p>
          </table:table-cell>
          <table:table-cell table:style-name="ce4" office:value-type="float" office:value="8" calcext:value-type="float">
            <text:p>8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ஹொ</text:p>
          </table:table-cell>
          <table:table-cell table:style-name="ce4" office:value-type="float" office:value="1" calcext:value-type="float">
            <text:p>1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ஹோ</text:p>
          </table:table-cell>
          <table:table-cell table:style-name="ce4" office:value-type="float" office:value="20" calcext:value-type="float">
            <text:p>20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2" table:visibility="filter">
          <table:table-cell table:style-name="ce1" office:value-type="string" calcext:value-type="string">
            <text:p>ஹௌ</text:p>
          </table:table-cell>
          <table:table-cell table:style-name="ce4" office:value-type="float" office:value="2" calcext:value-type="float">
            <text:p>2</text:p>
          </table:table-cell>
          <table:table-cell table:style-name="ce1" table:number-columns-repeated="2"/>
          <table:table-cell table:style-name="ce4"/>
          <table:table-cell table:number-columns-repeated="80"/>
        </table:table-row>
        <table:table-row table:style-name="ro1" table:visibility="filter">
          <table:table-cell/>
          <table:table-cell table:formula="of:=SUBTOTAL(9;[.B23:.B298])" office:value-type="float" office:value="286106" calcext:value-type="float">
            <text:p>286106</text:p>
          </table:table-cell>
          <table:table-cell table:number-columns-repeated="83"/>
        </table:table-row>
        <table:table-row table:style-name="ro1" table:visibility="filter">
          <table:table-cell/>
          <table:table-cell table:formula="of:=SUBTOTAL(9;[.B21:.B299])" office:value-type="float" office:value="286106" calcext:value-type="float">
            <text:p>286106</text:p>
          </table:table-cell>
          <table:table-cell table:number-columns-repeated="83"/>
        </table:table-row>
        <table:table-row table:style-name="ro1" table:visibility="filter">
          <table:table-cell/>
          <table:table-cell table:formula="of:=SUBTOTAL(9;[.B13:.B300])" office:value-type="float" office:value="319071" calcext:value-type="float">
            <text:p>319071</text:p>
          </table:table-cell>
          <table:table-cell table:number-columns-repeated="83"/>
        </table:table-row>
        <table:table-row table:style-name="ro1" table:visibility="filter">
          <table:table-cell/>
          <table:table-cell table:formula="of:=SUBTOTAL(9;[.B22:.B301])" office:value-type="float" office:value="286106" calcext:value-type="float">
            <text:p>286106</text:p>
          </table:table-cell>
          <table:table-cell table:number-columns-repeated="83"/>
        </table:table-row>
        <table:table-row table:style-name="ro1" table:visibility="filter">
          <table:table-cell/>
          <table:table-cell table:formula="of:=SUBTOTAL(9;[.B15:.B302])" office:value-type="float" office:value="303105" calcext:value-type="float">
            <text:p>303105</text:p>
          </table:table-cell>
          <table:table-cell table:number-columns-repeated="83"/>
        </table:table-row>
        <table:table-row table:style-name="ro1" table:visibility="filter">
          <table:table-cell/>
          <table:table-cell table:formula="of:=SUBTOTAL(9;[.B41:.B303])" office:value-type="float" office:value="274730" calcext:value-type="float">
            <text:p>274730</text:p>
          </table:table-cell>
          <table:table-cell table:number-columns-repeated="83"/>
        </table:table-row>
        <table:table-row table:style-name="ro1" table:visibility="filter">
          <table:table-cell/>
          <table:table-cell table:formula="of:=SUBTOTAL(9;[.B54:.B304])" office:value-type="float" office:value="258404" calcext:value-type="float">
            <text:p>258404</text:p>
          </table:table-cell>
          <table:table-cell table:number-columns-repeated="83"/>
        </table:table-row>
        <table:table-row table:style-name="ro1" table:visibility="filter">
          <table:table-cell/>
          <table:table-cell table:formula="of:=SUBTOTAL(9;[.B67:.B305])" office:value-type="float" office:value="247873" calcext:value-type="float">
            <text:p>247873</text:p>
          </table:table-cell>
          <table:table-cell table:number-columns-repeated="83"/>
        </table:table-row>
        <table:table-row table:style-name="ro1" table:visibility="filter">
          <table:table-cell/>
          <table:table-cell table:formula="of:=SUBTOTAL(9;[.B67:.B306])" office:value-type="float" office:value="247873" calcext:value-type="float">
            <text:p>247873</text:p>
          </table:table-cell>
          <table:table-cell table:number-columns-repeated="83"/>
        </table:table-row>
        <table:table-row table:style-name="ro1" table:visibility="filter">
          <table:table-cell/>
          <table:table-cell table:formula="of:=SUBTOTAL(9;[.B67:.B307])" office:value-type="float" office:value="247873" calcext:value-type="float">
            <text:p>247873</text:p>
          </table:table-cell>
          <table:table-cell table:number-columns-repeated="83"/>
        </table:table-row>
        <table:table-row table:style-name="ro1" table:visibility="filter">
          <table:table-cell/>
          <table:table-cell table:formula="of:=SUBTOTAL(9;[.B106:.B308])" office:value-type="float" office:value="177845" calcext:value-type="float">
            <text:p>177845</text:p>
          </table:table-cell>
          <table:table-cell table:number-columns-repeated="83"/>
        </table:table-row>
        <table:table-row table:style-name="ro1" table:visibility="filter">
          <table:table-cell/>
          <table:table-cell table:formula="of:=SUBTOTAL(9;[.B119:.B309])" office:value-type="float" office:value="163281" calcext:value-type="float">
            <text:p>163281</text:p>
          </table:table-cell>
          <table:table-cell table:number-columns-repeated="83"/>
        </table:table-row>
        <table:table-row table:style-name="ro1" table:visibility="filter">
          <table:table-cell/>
          <table:table-cell table:formula="of:=SUBTOTAL(9;[.B132:.B310])" office:value-type="float" office:value="115820" calcext:value-type="float">
            <text:p>115820</text:p>
          </table:table-cell>
          <table:table-cell table:number-columns-repeated="83"/>
        </table:table-row>
        <table:table-row table:style-name="ro1" table:visibility="filter">
          <table:table-cell/>
          <table:table-cell table:formula="of:=SUBTOTAL(9;[.B145:.B311])" office:value-type="float" office:value="104606" calcext:value-type="float">
            <text:p>104606</text:p>
          </table:table-cell>
          <table:table-cell table:number-columns-repeated="83"/>
        </table:table-row>
        <table:table-row table:style-name="ro1" table:visibility="filter">
          <table:table-cell/>
          <table:table-cell table:formula="of:=SUBTOTAL(9;[.B158:.B312])" office:value-type="float" office:value="92030" calcext:value-type="float">
            <text:p>92030</text:p>
          </table:table-cell>
          <table:table-cell table:number-columns-repeated="83"/>
        </table:table-row>
        <table:table-row table:style-name="ro1" table:visibility="filter">
          <table:table-cell/>
          <table:table-cell table:formula="of:=SUBTOTAL(9;[.B171:.B313])" office:value-type="float" office:value="56402" calcext:value-type="float">
            <text:p>56402</text:p>
          </table:table-cell>
          <table:table-cell table:number-columns-repeated="83"/>
        </table:table-row>
        <table:table-row table:style-name="ro1" table:visibility="filter">
          <table:table-cell/>
          <table:table-cell table:formula="of:=SUBTOTAL(9;[.B184:.B314])" office:value-type="float" office:value="51785" calcext:value-type="float">
            <text:p>51785</text:p>
          </table:table-cell>
          <table:table-cell table:number-columns-repeated="83"/>
        </table:table-row>
        <table:table-row table:style-name="ro1" table:visibility="filter">
          <table:table-cell/>
          <table:table-cell table:formula="of:=SUBTOTAL(9;[.B197:.B315])" office:value-type="float" office:value="40858" calcext:value-type="float">
            <text:p>40858</text:p>
          </table:table-cell>
          <table:table-cell table:number-columns-repeated="83"/>
        </table:table-row>
        <table:table-row table:style-name="ro1" table:visibility="filter">
          <table:table-cell/>
          <table:table-cell table:formula="of:=SUBTOTAL(9;[.B210:.B316])" office:value-type="float" office:value="33420" calcext:value-type="float">
            <text:p>33420</text:p>
          </table:table-cell>
          <table:table-cell table:number-columns-repeated="83"/>
        </table:table-row>
        <table:table-row table:style-name="ro1" table:visibility="filter">
          <table:table-cell/>
          <table:table-cell table:formula="of:=SUBTOTAL(9;[.B223:.B317])" office:value-type="float" office:value="25142" calcext:value-type="float">
            <text:p>25142</text:p>
          </table:table-cell>
          <table:table-cell table:number-columns-repeated="83"/>
        </table:table-row>
        <table:table-row table:style-name="ro1" table:visibility="filter">
          <table:table-cell/>
          <table:table-cell table:formula="of:=SUBTOTAL(9;[.B236:.B318])" office:value-type="float" office:value="5761" calcext:value-type="float">
            <text:p>5761</text:p>
          </table:table-cell>
          <table:table-cell table:number-columns-repeated="83"/>
        </table:table-row>
        <table:table-row table:style-name="ro1" table:visibility="filter">
          <table:table-cell/>
          <table:table-cell table:formula="of:=SUBTOTAL(9;[.B249:.B319])" office:value-type="float" office:value="2644" calcext:value-type="float">
            <text:p>2644</text:p>
          </table:table-cell>
          <table:table-cell table:number-columns-repeated="83"/>
        </table:table-row>
        <table:table-row table:style-name="ro1" table:visibility="filter">
          <table:table-cell/>
          <table:table-cell table:formula="of:=SUBTOTAL(9;[.B262:.B320])" office:value-type="float" office:value="1678" calcext:value-type="float">
            <text:p>1678</text:p>
          </table:table-cell>
          <table:table-cell table:number-columns-repeated="83"/>
        </table:table-row>
        <table:table-row table:style-name="ro1" table:visibility="filter">
          <table:table-cell/>
          <table:table-cell table:formula="of:=SUBTOTAL(9;[.B275:.B321])" office:value-type="float" office:value="232" calcext:value-type="float">
            <text:p>232</text:p>
          </table:table-cell>
          <table:table-cell table:number-columns-repeated="83"/>
        </table:table-row>
        <table:table-row table:style-name="ro1" table:visibility="filter">
          <table:table-cell/>
          <table:table-cell table:formula="of:=SUBTOTAL(9;[.B287:.B322])" office:value-type="float" office:value="71" calcext:value-type="float">
            <text:p>71</text:p>
          </table:table-cell>
          <table:table-cell table:number-columns-repeated="83"/>
        </table:table-row>
        <table:table-row table:style-name="ro1" table:number-rows-repeated="1048252">
          <table:table-cell table:number-columns-repeated="85"/>
        </table:table-row>
        <table:table-row table:style-name="ro1">
          <table:table-cell table:number-columns-repeated="85"/>
        </table:table-row>
      </table:table>
      <table:table table:name="ா" table:style-name="ta1">
        <table:table-column table:style-name="co1" table:default-cell-style-name="ce1"/>
        <table:table-column table:style-name="co1" table:default-cell-style-name="ce4"/>
        <table:table-row table:style-name="ro2">
          <table:table-cell office:value-type="string" calcext:value-type="string">
            <text:p>கா</text:p>
          </table:table-cell>
          <table:table-cell office:value-type="float" office:value="8064" calcext:value-type="float">
            <text:p>8064</text:p>
          </table:table-cell>
        </table:table-row>
        <table:table-row table:style-name="ro2">
          <table:table-cell office:value-type="string" calcext:value-type="string">
            <text:p>கொ</text:p>
          </table:table-cell>
          <table:table-cell office:value-type="float" office:value="2459" calcext:value-type="float">
            <text:p>2459</text:p>
          </table:table-cell>
        </table:table-row>
        <table:table-row table:style-name="ro2">
          <table:table-cell office:value-type="string" calcext:value-type="string">
            <text:p>கோ</text:p>
          </table:table-cell>
          <table:table-cell office:value-type="float" office:value="2123" calcext:value-type="float">
            <text:p>2123</text:p>
          </table:table-cell>
        </table:table-row>
        <table:table-row table:style-name="ro1">
          <table:table-cell table:style-name="Default" office:value-type="string" calcext:value-type="string">
            <text:p>ஙா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ஙொ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ஙோ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சா</text:p>
          </table:table-cell>
          <table:table-cell office:value-type="float" office:value="3855" calcext:value-type="float">
            <text:p>3855</text:p>
          </table:table-cell>
        </table:table-row>
        <table:table-row table:style-name="ro2">
          <table:table-cell office:value-type="string" calcext:value-type="string">
            <text:p>சொ</text:p>
          </table:table-cell>
          <table:table-cell office:value-type="float" office:value="706" calcext:value-type="float">
            <text:p>706</text:p>
          </table:table-cell>
        </table:table-row>
        <table:table-row table:style-name="ro2">
          <table:table-cell office:value-type="string" calcext:value-type="string">
            <text:p>சோ</text:p>
          </table:table-cell>
          <table:table-cell office:value-type="float" office:value="794" calcext:value-type="float">
            <text:p>794</text:p>
          </table:table-cell>
        </table:table-row>
        <table:table-row table:style-name="ro2">
          <table:table-cell office:value-type="string" calcext:value-type="string">
            <text:p>ஞா</text:p>
          </table:table-cell>
          <table:table-cell office:value-type="float" office:value="321" calcext:value-type="float">
            <text:p>321</text:p>
          </table:table-cell>
        </table:table-row>
        <table:table-row table:style-name="ro2">
          <table:table-cell office:value-type="string" calcext:value-type="string">
            <text:p>ஞொ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ஞோ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டா</text:p>
          </table:table-cell>
          <table:table-cell office:value-type="float" office:value="1553" calcext:value-type="float">
            <text:p>1553</text:p>
          </table:table-cell>
        </table:table-row>
        <table:table-row table:style-name="ro2">
          <table:table-cell office:value-type="string" calcext:value-type="string">
            <text:p>டொ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டோ</text:p>
          </table:table-cell>
          <table:table-cell office:value-type="float" office:value="157" calcext:value-type="float">
            <text:p>157</text:p>
          </table:table-cell>
        </table:table-row>
        <table:table-row table:style-name="ro2">
          <table:table-cell office:value-type="string" calcext:value-type="string">
            <text:p>ணா</text:p>
          </table:table-cell>
          <table:table-cell office:value-type="float" office:value="629" calcext:value-type="float">
            <text:p>629</text:p>
          </table:table-cell>
        </table:table-row>
        <table:table-row table:style-name="ro2">
          <table:table-cell office:value-type="string" calcext:value-type="string">
            <text:p>ணொ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ணோ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தா</text:p>
          </table:table-cell>
          <table:table-cell office:value-type="float" office:value="4298" calcext:value-type="float">
            <text:p>4298</text:p>
          </table:table-cell>
        </table:table-row>
        <table:table-row table:style-name="ro2">
          <table:table-cell office:value-type="string" calcext:value-type="string">
            <text:p>தொ</text:p>
          </table:table-cell>
          <table:table-cell office:value-type="float" office:value="871" calcext:value-type="float">
            <text:p>871</text:p>
          </table:table-cell>
        </table:table-row>
        <table:table-row table:style-name="ro2">
          <table:table-cell office:value-type="string" calcext:value-type="string">
            <text:p>தோ</text:p>
          </table:table-cell>
          <table:table-cell office:value-type="float" office:value="792" calcext:value-type="float">
            <text:p>792</text:p>
          </table:table-cell>
        </table:table-row>
        <table:table-row table:style-name="ro2">
          <table:table-cell office:value-type="string" calcext:value-type="string">
            <text:p>நா</text:p>
          </table:table-cell>
          <table:table-cell office:value-type="float" office:value="2417" calcext:value-type="float">
            <text:p>2417</text:p>
          </table:table-cell>
        </table:table-row>
        <table:table-row table:style-name="ro2">
          <table:table-cell office:value-type="string" calcext:value-type="string">
            <text:p>நொ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 office:value-type="string" calcext:value-type="string">
            <text:p>நோ</text:p>
          </table:table-cell>
          <table:table-cell office:value-type="float" office:value="275" calcext:value-type="float">
            <text:p>275</text:p>
          </table:table-cell>
        </table:table-row>
        <table:table-row table:style-name="ro2">
          <table:table-cell office:value-type="string" calcext:value-type="string">
            <text:p>பா</text:p>
          </table:table-cell>
          <table:table-cell office:value-type="float" office:value="5263" calcext:value-type="float">
            <text:p>5263</text:p>
          </table:table-cell>
        </table:table-row>
        <table:table-row table:style-name="ro2">
          <table:table-cell office:value-type="string" calcext:value-type="string">
            <text:p>பொ</text:p>
          </table:table-cell>
          <table:table-cell office:value-type="float" office:value="1561" calcext:value-type="float">
            <text:p>1561</text:p>
          </table:table-cell>
        </table:table-row>
        <table:table-row table:style-name="ro2">
          <table:table-cell office:value-type="string" calcext:value-type="string">
            <text:p>போ</text:p>
          </table:table-cell>
          <table:table-cell office:value-type="float" office:value="1335" calcext:value-type="float">
            <text:p>1335</text:p>
          </table:table-cell>
        </table:table-row>
        <table:table-row table:style-name="ro2">
          <table:table-cell office:value-type="string" calcext:value-type="string">
            <text:p>மா</text:p>
          </table:table-cell>
          <table:table-cell office:value-type="float" office:value="3930" calcext:value-type="float">
            <text:p>3930</text:p>
          </table:table-cell>
        </table:table-row>
        <table:table-row table:style-name="ro2">
          <table:table-cell office:value-type="string" calcext:value-type="string">
            <text:p>மொ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office:value-type="string" calcext:value-type="string">
            <text:p>மோ</text:p>
          </table:table-cell>
          <table:table-cell office:value-type="float" office:value="394" calcext:value-type="float">
            <text:p>394</text:p>
          </table:table-cell>
        </table:table-row>
        <table:table-row table:style-name="ro2">
          <table:table-cell office:value-type="string" calcext:value-type="string">
            <text:p>யா</text:p>
          </table:table-cell>
          <table:table-cell office:value-type="float" office:value="2719" calcext:value-type="float">
            <text:p>2719</text:p>
          </table:table-cell>
        </table:table-row>
        <table:table-row table:style-name="ro2">
          <table:table-cell office:value-type="string" calcext:value-type="string">
            <text:p>யொ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யோ</text:p>
          </table:table-cell>
          <table:table-cell office:value-type="float" office:value="645" calcext:value-type="float">
            <text:p>645</text:p>
          </table:table-cell>
        </table:table-row>
        <table:table-row table:style-name="ro2">
          <table:table-cell office:value-type="string" calcext:value-type="string">
            <text:p>ரா</text:p>
          </table:table-cell>
          <table:table-cell office:value-type="float" office:value="3090" calcext:value-type="float">
            <text:p>3090</text:p>
          </table:table-cell>
        </table:table-row>
        <table:table-row table:style-name="ro2">
          <table:table-cell office:value-type="string" calcext:value-type="string">
            <text:p>ரொ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ரோ</text:p>
          </table:table-cell>
          <table:table-cell office:value-type="float" office:value="587" calcext:value-type="float">
            <text:p>587</text:p>
          </table:table-cell>
        </table:table-row>
        <table:table-row table:style-name="ro2">
          <table:table-cell office:value-type="string" calcext:value-type="string">
            <text:p>லா</text:p>
          </table:table-cell>
          <table:table-cell office:value-type="float" office:value="1755" calcext:value-type="float">
            <text:p>1755</text:p>
          </table:table-cell>
        </table:table-row>
        <table:table-row table:style-name="ro2">
          <table:table-cell office:value-type="string" calcext:value-type="string">
            <text:p>லொ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லோ</text:p>
          </table:table-cell>
          <table:table-cell office:value-type="float" office:value="427" calcext:value-type="float">
            <text:p>427</text:p>
          </table:table-cell>
        </table:table-row>
        <table:table-row table:style-name="ro2">
          <table:table-cell office:value-type="string" calcext:value-type="string">
            <text:p>வா</text:p>
          </table:table-cell>
          <table:table-cell office:value-type="float" office:value="5195" calcext:value-type="float">
            <text:p>5195</text:p>
          </table:table-cell>
        </table:table-row>
        <table:table-row table:style-name="ro2">
          <table:table-cell office:value-type="string" calcext:value-type="string">
            <text:p>வொ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வோ</text:p>
          </table:table-cell>
          <table:table-cell office:value-type="float" office:value="139" calcext:value-type="float">
            <text:p>139</text:p>
          </table:table-cell>
        </table:table-row>
        <table:table-row table:style-name="ro2">
          <table:table-cell office:value-type="string" calcext:value-type="string">
            <text:p>ழா</text:p>
          </table:table-cell>
          <table:table-cell office:value-type="float" office:value="171" calcext:value-type="float">
            <text:p>171</text:p>
          </table:table-cell>
        </table:table-row>
        <table:table-row table:style-name="ro2">
          <table:table-cell office:value-type="string" calcext:value-type="string">
            <text:p>ழொ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ழோ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ளா</text:p>
          </table:table-cell>
          <table:table-cell office:value-type="float" office:value="463" calcext:value-type="float">
            <text:p>463</text:p>
          </table:table-cell>
        </table:table-row>
        <table:table-row table:style-name="ro2">
          <table:table-cell office:value-type="string" calcext:value-type="string">
            <text:p>ளொ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ளோ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றா</text:p>
          </table:table-cell>
          <table:table-cell office:value-type="float" office:value="548" calcext:value-type="float">
            <text:p>548</text:p>
          </table:table-cell>
        </table:table-row>
        <table:table-row table:style-name="ro2">
          <table:table-cell office:value-type="string" calcext:value-type="string">
            <text:p>றொ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றோ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னா</text:p>
          </table:table-cell>
          <table:table-cell office:value-type="float" office:value="998" calcext:value-type="float">
            <text:p>998</text:p>
          </table:table-cell>
        </table:table-row>
        <table:table-row table:style-name="ro2">
          <table:table-cell office:value-type="string" calcext:value-type="string">
            <text:p>னொ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னோ</text:p>
          </table:table-cell>
          <table:table-cell office:value-type="float" office:value="171" calcext:value-type="float">
            <text:p>171</text:p>
          </table:table-cell>
        </table:table-row>
        <table:table-row table:style-name="ro2">
          <table:table-cell office:value-type="string" calcext:value-type="string">
            <text:p>ஜா</text:p>
          </table:table-cell>
          <table:table-cell office:value-type="float" office:value="243" calcext:value-type="float">
            <text:p>243</text:p>
          </table:table-cell>
        </table:table-row>
        <table:table-row table:style-name="ro2">
          <table:table-cell office:value-type="string" calcext:value-type="string">
            <text:p>ஜொ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ஜோ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ஷா</text:p>
          </table:table-cell>
          <table:table-cell office:value-type="float" office:value="205" calcext:value-type="float">
            <text:p>205</text:p>
          </table:table-cell>
        </table:table-row>
        <table:table-row table:style-name="ro2">
          <table:table-cell office:value-type="string" calcext:value-type="string">
            <text:p>ஷொ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ஷோ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ஸா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string" calcext:value-type="string">
            <text:p>ஸொ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ஸோ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ஹா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ஹொ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ஹோ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ெ" table:style-name="ta1">
        <table:table-column table:style-name="co1" table:default-cell-style-name="ce1"/>
        <table:table-column table:style-name="co1" table:default-cell-style-name="ce4"/>
        <table:table-row table:style-name="ro2">
          <table:table-cell office:value-type="string" calcext:value-type="string">
            <text:p>Letter </text:p>
          </table:table-cell>
          <table:table-cell office:value-type="string" calcext:value-type="string">
            <text:p>Freq</text:p>
          </table:table-cell>
        </table:table-row>
        <table:table-row table:style-name="ro2">
          <table:table-cell office:value-type="string" calcext:value-type="string">
            <text:p>கெ</text:p>
          </table:table-cell>
          <table:table-cell office:value-type="float" office:value="662" calcext:value-type="float">
            <text:p>662</text:p>
          </table:table-cell>
        </table:table-row>
        <table:table-row table:style-name="ro2">
          <table:table-cell office:value-type="string" calcext:value-type="string">
            <text:p>கொ</text:p>
          </table:table-cell>
          <table:table-cell office:value-type="float" office:value="2459" calcext:value-type="float">
            <text:p>2459</text:p>
          </table:table-cell>
        </table:table-row>
        <table:table-row table:style-name="ro2">
          <table:table-cell office:value-type="string" calcext:value-type="string">
            <text:p>கௌ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Default" office:value-type="string" calcext:value-type="string">
            <text:p>ஙெ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ஙொ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ஙௌ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செ</text:p>
          </table:table-cell>
          <table:table-cell office:value-type="float" office:value="1990" calcext:value-type="float">
            <text:p>1990</text:p>
          </table:table-cell>
        </table:table-row>
        <table:table-row table:style-name="ro2">
          <table:table-cell office:value-type="string" calcext:value-type="string">
            <text:p>சொ</text:p>
          </table:table-cell>
          <table:table-cell office:value-type="float" office:value="706" calcext:value-type="float">
            <text:p>706</text:p>
          </table:table-cell>
        </table:table-row>
        <table:table-row table:style-name="ro2">
          <table:table-cell office:value-type="string" calcext:value-type="string">
            <text:p>சௌ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string" calcext:value-type="string">
            <text:p>ஞெ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ஞொ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ஞௌ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டெ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string" calcext:value-type="string">
            <text:p>டொ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டௌ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ணெ</text:p>
          </table:table-cell>
          <table:table-cell office:value-type="float" office:value="137" calcext:value-type="float">
            <text:p>137</text:p>
          </table:table-cell>
        </table:table-row>
        <table:table-row table:style-name="ro2">
          <table:table-cell office:value-type="string" calcext:value-type="string">
            <text:p>ணொ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ணௌ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தெ</text:p>
          </table:table-cell>
          <table:table-cell office:value-type="float" office:value="707" calcext:value-type="float">
            <text:p>707</text:p>
          </table:table-cell>
        </table:table-row>
        <table:table-row table:style-name="ro2">
          <table:table-cell office:value-type="string" calcext:value-type="string">
            <text:p>தொ</text:p>
          </table:table-cell>
          <table:table-cell office:value-type="float" office:value="871" calcext:value-type="float">
            <text:p>871</text:p>
          </table:table-cell>
        </table:table-row>
        <table:table-row table:style-name="ro2">
          <table:table-cell office:value-type="string" calcext:value-type="string">
            <text:p>தௌ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நெ</text:p>
          </table:table-cell>
          <table:table-cell office:value-type="float" office:value="856" calcext:value-type="float">
            <text:p>856</text:p>
          </table:table-cell>
        </table:table-row>
        <table:table-row table:style-name="ro2">
          <table:table-cell office:value-type="string" calcext:value-type="string">
            <text:p>நொ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 office:value-type="string" calcext:value-type="string">
            <text:p>நௌ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பெ</text:p>
          </table:table-cell>
          <table:table-cell office:value-type="float" office:value="1277" calcext:value-type="float">
            <text:p>1277</text:p>
          </table:table-cell>
        </table:table-row>
        <table:table-row table:style-name="ro2">
          <table:table-cell office:value-type="string" calcext:value-type="string">
            <text:p>பொ</text:p>
          </table:table-cell>
          <table:table-cell office:value-type="float" office:value="1561" calcext:value-type="float">
            <text:p>1561</text:p>
          </table:table-cell>
        </table:table-row>
        <table:table-row table:style-name="ro2">
          <table:table-cell office:value-type="string" calcext:value-type="string">
            <text:p>பௌ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மெ</text:p>
          </table:table-cell>
          <table:table-cell office:value-type="float" office:value="408" calcext:value-type="float">
            <text:p>408</text:p>
          </table:table-cell>
        </table:table-row>
        <table:table-row table:style-name="ro2">
          <table:table-cell office:value-type="string" calcext:value-type="string">
            <text:p>மொ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office:value-type="string" calcext:value-type="string">
            <text:p>மௌ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யெ</text:p>
          </table:table-cell>
          <table:table-cell office:value-type="float" office:value="261" calcext:value-type="float">
            <text:p>261</text:p>
          </table:table-cell>
        </table:table-row>
        <table:table-row table:style-name="ro2">
          <table:table-cell office:value-type="string" calcext:value-type="string">
            <text:p>யொ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யௌ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ரெ</text:p>
          </table:table-cell>
          <table:table-cell office:value-type="float" office:value="143" calcext:value-type="float">
            <text:p>143</text:p>
          </table:table-cell>
        </table:table-row>
        <table:table-row table:style-name="ro2">
          <table:table-cell office:value-type="string" calcext:value-type="string">
            <text:p>ரொ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ரௌ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லெ</text:p>
          </table:table-cell>
          <table:table-cell office:value-type="float" office:value="146" calcext:value-type="float">
            <text:p>146</text:p>
          </table:table-cell>
        </table:table-row>
        <table:table-row table:style-name="ro2">
          <table:table-cell office:value-type="string" calcext:value-type="string">
            <text:p>லொ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லௌ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வெ</text:p>
          </table:table-cell>
          <table:table-cell office:value-type="float" office:value="2139" calcext:value-type="float">
            <text:p>2139</text:p>
          </table:table-cell>
        </table:table-row>
        <table:table-row table:style-name="ro2">
          <table:table-cell office:value-type="string" calcext:value-type="string">
            <text:p>வொ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வௌ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ழெ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ழொ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ழௌ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ளெ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string" calcext:value-type="string">
            <text:p>ளொ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ளௌ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றெ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string" calcext:value-type="string">
            <text:p>றொ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றௌ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னெ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னொ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னௌ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ஜொ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ஜௌ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ஷெ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ஷொ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ஷௌ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ஸெ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ஸொ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ஹெ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ஹொ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ஹௌ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/>
          <table:table-cell table:style-name="Default" table:formula="of:=SUM([.B2:.B65])" office:value-type="float" office:value="16048" calcext:value-type="float">
            <text:p>16048</text:p>
          </table:table-cell>
        </table:table-row>
      </table:table>
      <table:table table:name="ள" table:style-name="ta1">
        <table:table-column table:style-name="co1" table:default-cell-style-name="ce1"/>
        <table:table-column table:style-name="co1" table:default-cell-style-name="ce4"/>
        <table:table-row table:style-name="ro2">
          <table:table-cell office:value-type="string" calcext:value-type="string">
            <text:p>Letter </text:p>
          </table:table-cell>
          <table:table-cell office:value-type="string" calcext:value-type="string">
            <text:p>Freq</text:p>
          </table:table-cell>
        </table:table-row>
        <table:table-row table:style-name="ro1">
          <table:table-cell table:style-name="ce2" office:value-type="string" calcext:value-type="string">
            <text:p>ஔ</text:p>
          </table:table-cell>
          <table:table-cell table:style-name="ce5"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கௌ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Default" office:value-type="string" calcext:value-type="string">
            <text:p>ஙௌ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சௌ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string" calcext:value-type="string">
            <text:p>ஞௌ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டௌ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ணௌ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தௌ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நௌ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பௌ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மௌ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யௌ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ரௌ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லௌ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வௌ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ழௌ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ள</text:p>
          </table:table-cell>
          <table:table-cell office:value-type="float" office:value="3158" calcext:value-type="float">
            <text:p>3158</text:p>
          </table:table-cell>
        </table:table-row>
        <table:table-row table:style-name="ro2">
          <table:table-cell office:value-type="string" calcext:value-type="string">
            <text:p>ளௌ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றௌ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னௌ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ஜௌ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ஷௌ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ஹௌ</text:p>
          </table:table-cell>
          <table:table-cell office:value-type="float" office:value="2" calcext:value-type="float">
            <text:p>2</text:p>
          </table:table-cell>
        </table:table-row>
      </table:table>
      <table:table table:name="ே" table:style-name="ta1">
        <table:table-column table:style-name="co1" table:default-cell-style-name="ce1"/>
        <table:table-column table:style-name="co1" table:default-cell-style-name="ce4"/>
        <table:table-row table:style-name="ro2">
          <table:table-cell office:value-type="string" calcext:value-type="string">
            <text:p>Letter </text:p>
          </table:table-cell>
          <table:table-cell office:value-type="string" calcext:value-type="string">
            <text:p>Freq</text:p>
          </table:table-cell>
        </table:table-row>
        <table:table-row table:style-name="ro2">
          <table:table-cell office:value-type="string" calcext:value-type="string">
            <text:p>கே</text:p>
          </table:table-cell>
          <table:table-cell office:value-type="float" office:value="588" calcext:value-type="float">
            <text:p>588</text:p>
          </table:table-cell>
        </table:table-row>
        <table:table-row table:style-name="ro2">
          <table:table-cell office:value-type="string" calcext:value-type="string">
            <text:p>கோ</text:p>
          </table:table-cell>
          <table:table-cell office:value-type="float" office:value="2123" calcext:value-type="float">
            <text:p>2123</text:p>
          </table:table-cell>
        </table:table-row>
        <table:table-row table:style-name="ro1">
          <table:table-cell table:style-name="Default" office:value-type="string" calcext:value-type="string">
            <text:p>ஙே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ஙோ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சே</text:p>
          </table:table-cell>
          <table:table-cell office:value-type="float" office:value="865" calcext:value-type="float">
            <text:p>865</text:p>
          </table:table-cell>
        </table:table-row>
        <table:table-row table:style-name="ro2">
          <table:table-cell office:value-type="string" calcext:value-type="string">
            <text:p>சோ</text:p>
          </table:table-cell>
          <table:table-cell office:value-type="float" office:value="794" calcext:value-type="float">
            <text:p>794</text:p>
          </table:table-cell>
        </table:table-row>
        <table:table-row table:style-name="ro2">
          <table:table-cell office:value-type="string" calcext:value-type="string">
            <text:p>ஞே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ஞோ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டே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டோ</text:p>
          </table:table-cell>
          <table:table-cell office:value-type="float" office:value="157" calcext:value-type="float">
            <text:p>157</text:p>
          </table:table-cell>
        </table:table-row>
        <table:table-row table:style-name="ro2">
          <table:table-cell office:value-type="string" calcext:value-type="string">
            <text:p>ணே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ணோ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தே</text:p>
          </table:table-cell>
          <table:table-cell office:value-type="float" office:value="1301" calcext:value-type="float">
            <text:p>1301</text:p>
          </table:table-cell>
        </table:table-row>
        <table:table-row table:style-name="ro2">
          <table:table-cell office:value-type="string" calcext:value-type="string">
            <text:p>தோ</text:p>
          </table:table-cell>
          <table:table-cell office:value-type="float" office:value="792" calcext:value-type="float">
            <text:p>792</text:p>
          </table:table-cell>
        </table:table-row>
        <table:table-row table:style-name="ro2">
          <table:table-cell office:value-type="string" calcext:value-type="string">
            <text:p>நே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string" calcext:value-type="string">
            <text:p>நோ</text:p>
          </table:table-cell>
          <table:table-cell office:value-type="float" office:value="275" calcext:value-type="float">
            <text:p>275</text:p>
          </table:table-cell>
        </table:table-row>
        <table:table-row table:style-name="ro2">
          <table:table-cell office:value-type="string" calcext:value-type="string">
            <text:p>பே</text:p>
          </table:table-cell>
          <table:table-cell office:value-type="float" office:value="913" calcext:value-type="float">
            <text:p>913</text:p>
          </table:table-cell>
        </table:table-row>
        <table:table-row table:style-name="ro2">
          <table:table-cell office:value-type="string" calcext:value-type="string">
            <text:p>போ</text:p>
          </table:table-cell>
          <table:table-cell office:value-type="float" office:value="1335" calcext:value-type="float">
            <text:p>1335</text:p>
          </table:table-cell>
        </table:table-row>
        <table:table-row table:style-name="ro2">
          <table:table-cell office:value-type="string" calcext:value-type="string">
            <text:p>மே</text:p>
          </table:table-cell>
          <table:table-cell office:value-type="float" office:value="884" calcext:value-type="float">
            <text:p>884</text:p>
          </table:table-cell>
        </table:table-row>
        <table:table-row table:style-name="ro2">
          <table:table-cell office:value-type="string" calcext:value-type="string">
            <text:p>மோ</text:p>
          </table:table-cell>
          <table:table-cell office:value-type="float" office:value="394" calcext:value-type="float">
            <text:p>394</text:p>
          </table:table-cell>
        </table:table-row>
        <table:table-row table:style-name="ro2">
          <table:table-cell office:value-type="string" calcext:value-type="string">
            <text:p>யே</text:p>
          </table:table-cell>
          <table:table-cell office:value-type="float" office:value="149" calcext:value-type="float">
            <text:p>149</text:p>
          </table:table-cell>
        </table:table-row>
        <table:table-row table:style-name="ro2">
          <table:table-cell office:value-type="string" calcext:value-type="string">
            <text:p>யோ</text:p>
          </table:table-cell>
          <table:table-cell office:value-type="float" office:value="645" calcext:value-type="float">
            <text:p>645</text:p>
          </table:table-cell>
        </table:table-row>
        <table:table-row table:style-name="ro2">
          <table:table-cell office:value-type="string" calcext:value-type="string">
            <text:p>ரே</text:p>
          </table:table-cell>
          <table:table-cell office:value-type="float" office:value="355" calcext:value-type="float">
            <text:p>355</text:p>
          </table:table-cell>
        </table:table-row>
        <table:table-row table:style-name="ro2">
          <table:table-cell office:value-type="string" calcext:value-type="string">
            <text:p>ரோ</text:p>
          </table:table-cell>
          <table:table-cell office:value-type="float" office:value="587" calcext:value-type="float">
            <text:p>587</text:p>
          </table:table-cell>
        </table:table-row>
        <table:table-row table:style-name="ro2">
          <table:table-cell office:value-type="string" calcext:value-type="string">
            <text:p>லே</text:p>
          </table:table-cell>
          <table:table-cell office:value-type="float" office:value="272" calcext:value-type="float">
            <text:p>272</text:p>
          </table:table-cell>
        </table:table-row>
        <table:table-row table:style-name="ro2">
          <table:table-cell office:value-type="string" calcext:value-type="string">
            <text:p>லோ</text:p>
          </table:table-cell>
          <table:table-cell office:value-type="float" office:value="427" calcext:value-type="float">
            <text:p>427</text:p>
          </table:table-cell>
        </table:table-row>
        <table:table-row table:style-name="ro2">
          <table:table-cell office:value-type="string" calcext:value-type="string">
            <text:p>வே</text:p>
          </table:table-cell>
          <table:table-cell office:value-type="float" office:value="1514" calcext:value-type="float">
            <text:p>1514</text:p>
          </table:table-cell>
        </table:table-row>
        <table:table-row table:style-name="ro2">
          <table:table-cell office:value-type="string" calcext:value-type="string">
            <text:p>வோ</text:p>
          </table:table-cell>
          <table:table-cell office:value-type="float" office:value="139" calcext:value-type="float">
            <text:p>139</text:p>
          </table:table-cell>
        </table:table-row>
        <table:table-row table:style-name="ro2">
          <table:table-cell office:value-type="string" calcext:value-type="string">
            <text:p>ழே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ழோ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ளே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ளோ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றே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றோ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னே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னோ</text:p>
          </table:table-cell>
          <table:table-cell office:value-type="float" office:value="171" calcext:value-type="float">
            <text:p>171</text:p>
          </table:table-cell>
        </table:table-row>
        <table:table-row table:style-name="ro2">
          <table:table-cell office:value-type="string" calcext:value-type="string">
            <text:p>ஜே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ஜோ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ஷே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string" calcext:value-type="string">
            <text:p>ஷோ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ஸே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ஸோ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ஹே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ஹோ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Sheet8" table:style-name="ta1">
        <table:table-column table:style-name="co1" table:default-cell-style-name="ce7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அ</text:p>
          </table:table-cell>
          <table:table-cell office:value-type="float" office:value="7496" calcext:value-type="float">
            <text:p>7496</text:p>
          </table:table-cell>
          <table:table-cell table:formula="of:=[.B1]/724040" office:value-type="float" office:value="0.0103530191702116" calcext:value-type="float">
            <text:p>0.0103530192</text:p>
          </table:table-cell>
          <table:table-cell table:formula="of:=[.C1]*100" office:value-type="float" office:value="1.03530191702116" calcext:value-type="float">
            <text:p>1.035301917</text:p>
          </table:table-cell>
          <table:table-cell table:formula="of:=([.D1]*1300 /100)" office:value-type="float" office:value="13.4589249212751" calcext:value-type="float">
            <text:p>13.4589249213</text:p>
          </table:table-cell>
        </table:table-row>
        <table:table-row table:style-name="ro1">
          <table:table-cell office:value-type="string" calcext:value-type="string">
            <text:p>ஆ</text:p>
          </table:table-cell>
          <table:table-cell office:value-type="float" office:value="2395" calcext:value-type="float">
            <text:p>2395</text:p>
          </table:table-cell>
          <table:table-cell table:formula="of:=[.B2]/724040" office:value-type="float" office:value="0.00330782829677918" calcext:value-type="float">
            <text:p>0.0033078283</text:p>
          </table:table-cell>
          <table:table-cell table:formula="of:=[.C2]*100" office:value-type="float" office:value="0.330782829677918" calcext:value-type="float">
            <text:p>0.3307828297</text:p>
          </table:table-cell>
          <table:table-cell table:formula="of:=([.D2]*1300 /100)" office:value-type="float" office:value="4.30017678581294" calcext:value-type="float">
            <text:p>4.3001767858</text:p>
          </table:table-cell>
        </table:table-row>
        <table:table-row table:style-name="ro1">
          <table:table-cell office:value-type="string" calcext:value-type="string">
            <text:p>இ</text:p>
          </table:table-cell>
          <table:table-cell office:value-type="float" office:value="3285" calcext:value-type="float">
            <text:p>3285</text:p>
          </table:table-cell>
          <table:table-cell table:formula="of:=[.B3]/724040" office:value-type="float" office:value="0.00453704215236727" calcext:value-type="float">
            <text:p>0.0045370422</text:p>
          </table:table-cell>
          <table:table-cell table:formula="of:=[.C3]*100" office:value-type="float" office:value="0.453704215236727" calcext:value-type="float">
            <text:p>0.4537042152</text:p>
          </table:table-cell>
          <table:table-cell table:formula="of:=([.D3]*1300 /100)" office:value-type="float" office:value="5.89815479807745" calcext:value-type="float">
            <text:p>5.8981547981</text:p>
          </table:table-cell>
        </table:table-row>
        <table:table-row table:style-name="ro1">
          <table:table-cell office:value-type="string" calcext:value-type="string">
            <text:p>ஈ</text:p>
          </table:table-cell>
          <table:table-cell office:value-type="float" office:value="390" calcext:value-type="float">
            <text:p>390</text:p>
          </table:table-cell>
          <table:table-cell table:formula="of:=[.B4]/724040" office:value-type="float" office:value="0.000538644273797028" calcext:value-type="float">
            <text:p>0.0005386443</text:p>
          </table:table-cell>
          <table:table-cell table:formula="of:=[.C4]*100" office:value-type="float" office:value="0.0538644273797028" calcext:value-type="float">
            <text:p>0.0538644274</text:p>
          </table:table-cell>
          <table:table-cell table:formula="of:=([.D4]*1300 /100)" office:value-type="float" office:value="0.700237555936136" calcext:value-type="float">
            <text:p>0.7002375559</text:p>
          </table:table-cell>
        </table:table-row>
        <table:table-row table:style-name="ro1">
          <table:table-cell office:value-type="string" calcext:value-type="string">
            <text:p>உ</text:p>
          </table:table-cell>
          <table:table-cell office:value-type="float" office:value="3133" calcext:value-type="float">
            <text:p>3133</text:p>
          </table:table-cell>
          <table:table-cell table:formula="of:=[.B5]/724040" office:value-type="float" office:value="0.00432710899950279" calcext:value-type="float">
            <text:p>0.004327109</text:p>
          </table:table-cell>
          <table:table-cell table:formula="of:=[.C5]*100" office:value-type="float" office:value="0.432710899950279" calcext:value-type="float">
            <text:p>0.4327109</text:p>
          </table:table-cell>
          <table:table-cell table:formula="of:=([.D5]*1300 /100)" office:value-type="float" office:value="5.62524169935363" calcext:value-type="float">
            <text:p>5.6252416994</text:p>
          </table:table-cell>
        </table:table-row>
        <table:table-row table:style-name="ro1">
          <table:table-cell office:value-type="string" calcext:value-type="string">
            <text:p>ஊ</text:p>
          </table:table-cell>
          <table:table-cell office:value-type="float" office:value="530" calcext:value-type="float">
            <text:p>530</text:p>
          </table:table-cell>
          <table:table-cell table:formula="of:=[.B6]/724040" office:value-type="float" office:value="0.000732003756698525" calcext:value-type="float">
            <text:p>0.0007320038</text:p>
          </table:table-cell>
          <table:table-cell table:formula="of:=[.C6]*100" office:value-type="float" office:value="0.0732003756698525" calcext:value-type="float">
            <text:p>0.0732003757</text:p>
          </table:table-cell>
          <table:table-cell table:formula="of:=([.D6]*1300 /100)" office:value-type="float" office:value="0.951604883708082" calcext:value-type="float">
            <text:p>0.9516048837</text:p>
          </table:table-cell>
        </table:table-row>
        <table:table-row table:style-name="ro1">
          <table:table-cell office:value-type="string" calcext:value-type="string">
            <text:p>எ</text:p>
          </table:table-cell>
          <table:table-cell office:value-type="float" office:value="1189" calcext:value-type="float">
            <text:p>1189</text:p>
          </table:table-cell>
          <table:table-cell table:formula="of:=[.B7]/724040" office:value-type="float" office:value="0.00164217446549914" calcext:value-type="float">
            <text:p>0.0016421745</text:p>
          </table:table-cell>
          <table:table-cell table:formula="of:=[.C7]*100" office:value-type="float" office:value="0.164217446549914" calcext:value-type="float">
            <text:p>0.1642174465</text:p>
          </table:table-cell>
          <table:table-cell table:formula="of:=([.D7]*1300 /100)" office:value-type="float" office:value="2.13482680514889" calcext:value-type="float">
            <text:p>2.1348268051</text:p>
          </table:table-cell>
        </table:table-row>
        <table:table-row table:style-name="ro1">
          <table:table-cell office:value-type="string" calcext:value-type="string">
            <text:p>ஏ</text:p>
          </table:table-cell>
          <table:table-cell office:value-type="float" office:value="705" calcext:value-type="float">
            <text:p>705</text:p>
          </table:table-cell>
          <table:table-cell table:formula="of:=[.B8]/724040" office:value-type="float" office:value="0.000973703110325396" calcext:value-type="float">
            <text:p>0.0009737031</text:p>
          </table:table-cell>
          <table:table-cell table:formula="of:=[.C8]*100" office:value-type="float" office:value="0.0973703110325396" calcext:value-type="float">
            <text:p>0.097370311</text:p>
          </table:table-cell>
          <table:table-cell table:formula="of:=([.D8]*1300 /100)" office:value-type="float" office:value="1.26581404342302" calcext:value-type="float">
            <text:p>1.2658140434</text:p>
          </table:table-cell>
        </table:table-row>
        <table:table-row table:style-name="ro1">
          <table:table-cell office:value-type="string" calcext:value-type="string">
            <text:p>ஐ</text:p>
          </table:table-cell>
          <table:table-cell office:value-type="float" office:value="206" calcext:value-type="float">
            <text:p>206</text:p>
          </table:table-cell>
          <table:table-cell table:formula="of:=[.B9]/724040" office:value-type="float" office:value="0.000284514667697917" calcext:value-type="float">
            <text:p>0.0002845147</text:p>
          </table:table-cell>
          <table:table-cell table:formula="of:=[.C9]*100" office:value-type="float" office:value="0.0284514667697917" calcext:value-type="float">
            <text:p>0.0284514668</text:p>
          </table:table-cell>
          <table:table-cell table:formula="of:=([.D9]*1300 /100)" office:value-type="float" office:value="0.369869068007292" calcext:value-type="float">
            <text:p>0.369869068</text:p>
          </table:table-cell>
        </table:table-row>
        <table:table-row table:style-name="ro1">
          <table:table-cell office:value-type="string" calcext:value-type="string">
            <text:p>ஒ</text:p>
          </table:table-cell>
          <table:table-cell office:value-type="float" office:value="883" calcext:value-type="float">
            <text:p>883</text:p>
          </table:table-cell>
          <table:table-cell table:formula="of:=[.B10]/724040" office:value-type="float" office:value="0.00121954588144301" calcext:value-type="float">
            <text:p>0.0012195459</text:p>
          </table:table-cell>
          <table:table-cell table:formula="of:=[.C10]*100" office:value-type="float" office:value="0.121954588144301" calcext:value-type="float">
            <text:p>0.1219545881</text:p>
          </table:table-cell>
          <table:table-cell table:formula="of:=([.D10]*1300 /100)" office:value-type="float" office:value="1.58540964587592" calcext:value-type="float">
            <text:p>1.5854096459</text:p>
          </table:table-cell>
        </table:table-row>
        <table:table-row table:style-name="ro1">
          <table:table-cell office:value-type="string" calcext:value-type="string">
            <text:p>ஓ</text:p>
          </table:table-cell>
          <table:table-cell office:value-type="float" office:value="438" calcext:value-type="float">
            <text:p>438</text:p>
          </table:table-cell>
          <table:table-cell table:formula="of:=[.B11]/724040" office:value-type="float" office:value="0.00060493895364897" calcext:value-type="float">
            <text:p>0.000604939</text:p>
          </table:table-cell>
          <table:table-cell table:formula="of:=[.C11]*100" office:value-type="float" office:value="0.060493895364897" calcext:value-type="float">
            <text:p>0.0604938954</text:p>
          </table:table-cell>
          <table:table-cell table:formula="of:=([.D11]*1300 /100)" office:value-type="float" office:value="0.786420639743661" calcext:value-type="float">
            <text:p>0.7864206397</text:p>
          </table:table-cell>
        </table:table-row>
        <table:table-row table:style-name="ro1">
          <table:table-cell office:value-type="string" calcext:value-type="string">
            <text:p>க்</text:p>
          </table:table-cell>
          <table:table-cell office:value-type="float" office:value="15966" calcext:value-type="float">
            <text:p>15966</text:p>
          </table:table-cell>
          <table:table-cell table:formula="of:=[.B12]/724040" office:value-type="float" office:value="0.0220512678857522" calcext:value-type="float">
            <text:p>0.0220512679</text:p>
          </table:table-cell>
          <table:table-cell table:formula="of:=[.C12]*100" office:value-type="float" office:value="2.20512678857522" calcext:value-type="float">
            <text:p>2.2051267886</text:p>
          </table:table-cell>
          <table:table-cell table:formula="of:=([.D12]*1300 /100)" office:value-type="float" office:value="28.6666482514778" calcext:value-type="float">
            <text:p>28.6666482515</text:p>
          </table:table-cell>
        </table:table-row>
        <table:table-row table:style-name="ro1">
          <table:table-cell office:value-type="string" calcext:value-type="string">
            <text:p>க</text:p>
          </table:table-cell>
          <table:table-cell office:value-type="float" office:value="42007" calcext:value-type="float">
            <text:p>42007</text:p>
          </table:table-cell>
          <table:table-cell table:formula="of:=[.B13]/724040" office:value-type="float" office:value="0.0580175128445942" calcext:value-type="float">
            <text:p>0.0580175128</text:p>
          </table:table-cell>
          <table:table-cell table:formula="of:=[.C13]*100" office:value-type="float" office:value="5.80175128445942" calcext:value-type="float">
            <text:p>5.8017512845</text:p>
          </table:table-cell>
          <table:table-cell table:formula="of:=([.D13]*1300 /100)" office:value-type="float" office:value="75.4227666979725" calcext:value-type="float">
            <text:p>75.422766698</text:p>
          </table:table-cell>
        </table:table-row>
        <table:table-row table:style-name="ro1">
          <table:table-cell office:value-type="string" calcext:value-type="string">
            <text:p>கி</text:p>
          </table:table-cell>
          <table:table-cell office:value-type="float" office:value="4980" calcext:value-type="float">
            <text:p>4980</text:p>
          </table:table-cell>
          <table:table-cell table:formula="of:=[.B14]/724040" office:value-type="float" office:value="0.00687807303463897" calcext:value-type="float">
            <text:p>0.006878073</text:p>
          </table:table-cell>
          <table:table-cell table:formula="of:=[.C14]*100" office:value-type="float" office:value="0.687807303463897" calcext:value-type="float">
            <text:p>0.6878073035</text:p>
          </table:table-cell>
          <table:table-cell table:formula="of:=([.D14]*1300 /100)" office:value-type="float" office:value="8.94149494503066" calcext:value-type="float">
            <text:p>8.941494945</text:p>
          </table:table-cell>
        </table:table-row>
        <table:table-row table:style-name="ro1">
          <table:table-cell office:value-type="string" calcext:value-type="string">
            <text:p>கீ</text:p>
          </table:table-cell>
          <table:table-cell office:value-type="float" office:value="571" calcext:value-type="float">
            <text:p>571</text:p>
          </table:table-cell>
          <table:table-cell table:formula="of:=[.B15]/724040" office:value-type="float" office:value="0.000788630462405392" calcext:value-type="float">
            <text:p>0.0007886305</text:p>
          </table:table-cell>
          <table:table-cell table:formula="of:=[.C15]*100" office:value-type="float" office:value="0.0788630462405392" calcext:value-type="float">
            <text:p>0.0788630462</text:p>
          </table:table-cell>
          <table:table-cell table:formula="of:=([.D15]*1300 /100)" office:value-type="float" office:value="1.02521960112701" calcext:value-type="float">
            <text:p>1.0252196011</text:p>
          </table:table-cell>
        </table:table-row>
        <table:table-row table:style-name="ro1">
          <table:table-cell office:value-type="string" calcext:value-type="string">
            <text:p>கு</text:p>
          </table:table-cell>
          <table:table-cell office:value-type="float" office:value="10191" calcext:value-type="float">
            <text:p>10191</text:p>
          </table:table-cell>
          <table:table-cell table:formula="of:=[.B16]/724040" office:value-type="float" office:value="0.0140751892160654" calcext:value-type="float">
            <text:p>0.0140751892</text:p>
          </table:table-cell>
          <table:table-cell table:formula="of:=[.C16]*100" office:value-type="float" office:value="1.40751892160654" calcext:value-type="float">
            <text:p>1.4075189216</text:p>
          </table:table-cell>
          <table:table-cell table:formula="of:=([.D16]*1300 /100)" office:value-type="float" office:value="18.297745980885" calcext:value-type="float">
            <text:p>18.2977459809</text:p>
          </table:table-cell>
        </table:table-row>
        <table:table-row table:style-name="ro1">
          <table:table-cell office:value-type="string" calcext:value-type="string">
            <text:p>கூ</text:p>
          </table:table-cell>
          <table:table-cell office:value-type="float" office:value="1257" calcext:value-type="float">
            <text:p>1257</text:p>
          </table:table-cell>
          <table:table-cell table:formula="of:=[.B17]/724040" office:value-type="float" office:value="0.00173609192862273" calcext:value-type="float">
            <text:p>0.0017360919</text:p>
          </table:table-cell>
          <table:table-cell table:formula="of:=[.C17]*100" office:value-type="float" office:value="0.173609192862273" calcext:value-type="float">
            <text:p>0.1736091929</text:p>
          </table:table-cell>
          <table:table-cell table:formula="of:=([.D17]*1300 /100)" office:value-type="float" office:value="2.25691950720955" calcext:value-type="float">
            <text:p>2.2569195072</text:p>
          </table:table-cell>
        </table:table-row>
        <table:table-row table:style-name="ro1">
          <table:table-cell office:value-type="string" calcext:value-type="string">
            <text:p>ங்</text:p>
          </table:table-cell>
          <table:table-cell office:value-type="float" office:value="5779" calcext:value-type="float">
            <text:p>5779</text:p>
          </table:table-cell>
          <table:table-cell table:formula="of:=[.B18]/724040" office:value-type="float" office:value="0.00798160322634109" calcext:value-type="float">
            <text:p>0.0079816032</text:p>
          </table:table-cell>
          <table:table-cell table:formula="of:=[.C18]*100" office:value-type="float" office:value="0.798160322634109" calcext:value-type="float">
            <text:p>0.7981603226</text:p>
          </table:table-cell>
          <table:table-cell table:formula="of:=([.D18]*1300 /100)" office:value-type="float" office:value="10.3760841942434" calcext:value-type="float">
            <text:p>10.3760841942</text:p>
          </table:table-cell>
        </table:table-row>
        <table:table-row table:style-name="ro1">
          <table:table-cell office:value-type="string" calcext:value-type="string">
            <text:p>ங</text:p>
          </table:table-cell>
          <table:table-cell office:value-type="float" office:value="18" calcext:value-type="float">
            <text:p>18</text:p>
          </table:table-cell>
          <table:table-cell table:formula="of:=[.B19]/724040" office:value-type="float" office:value="0.0000248605049444782" calcext:value-type="float">
            <text:p>2.48605049444782E-005</text:p>
          </table:table-cell>
          <table:table-cell table:formula="of:=[.C19]*100" office:value-type="float" office:value="0.00248605049444782" calcext:value-type="float">
            <text:p>0.0024860505</text:p>
          </table:table-cell>
          <table:table-cell table:formula="of:=([.D19]*1300 /100)" office:value-type="float" office:value="0.0323186564278217" calcext:value-type="float">
            <text:p>0.0323186564</text:p>
          </table:table-cell>
        </table:table-row>
        <table:table-row table:style-name="ro1">
          <table:table-cell office:value-type="string" calcext:value-type="string">
            <text:p>ஙா</text:p>
          </table:table-cell>
          <table:table-cell office:value-type="float" office:value="0" calcext:value-type="float">
            <text:p>0</text:p>
          </table:table-cell>
          <table:table-cell table:formula="of:=[.B20]/724040" office:value-type="float" office:value="0" calcext:value-type="float">
            <text:p>0</text:p>
          </table:table-cell>
          <table:table-cell table:formula="of:=[.C20]*100" office:value-type="float" office:value="0" calcext:value-type="float">
            <text:p>0</text:p>
          </table:table-cell>
          <table:table-cell table:formula="of:=([.D20]*1300 /1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ஙி</text:p>
          </table:table-cell>
          <table:table-cell office:value-type="float" office:value="0" calcext:value-type="float">
            <text:p>0</text:p>
          </table:table-cell>
          <table:table-cell table:formula="of:=[.B21]/724040" office:value-type="float" office:value="0" calcext:value-type="float">
            <text:p>0</text:p>
          </table:table-cell>
          <table:table-cell table:formula="of:=[.C21]*100" office:value-type="float" office:value="0" calcext:value-type="float">
            <text:p>0</text:p>
          </table:table-cell>
          <table:table-cell table:formula="of:=([.D21]*1300 /1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ஙீ</text:p>
          </table:table-cell>
          <table:table-cell office:value-type="float" office:value="0" calcext:value-type="float">
            <text:p>0</text:p>
          </table:table-cell>
          <table:table-cell table:formula="of:=[.B22]/724040" office:value-type="float" office:value="0" calcext:value-type="float">
            <text:p>0</text:p>
          </table:table-cell>
          <table:table-cell table:formula="of:=[.C22]*100" office:value-type="float" office:value="0" calcext:value-type="float">
            <text:p>0</text:p>
          </table:table-cell>
          <table:table-cell table:formula="of:=([.D22]*1300 /1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ஙு</text:p>
          </table:table-cell>
          <table:table-cell office:value-type="float" office:value="4" calcext:value-type="float">
            <text:p>4</text:p>
          </table:table-cell>
          <table:table-cell table:formula="of:=[.B23]/724040" office:value-type="float" office:value="0.00000552455665432849" calcext:value-type="float">
            <text:p>5.52455665432849E-006</text:p>
          </table:table-cell>
          <table:table-cell table:formula="of:=[.C23]*100" office:value-type="float" office:value="0.000552455665432849" calcext:value-type="float">
            <text:p>0.0005524557</text:p>
          </table:table-cell>
          <table:table-cell table:formula="of:=([.D23]*1300 /100)" office:value-type="float" office:value="0.00718192365062704" calcext:value-type="float">
            <text:p>0.0071819237</text:p>
          </table:table-cell>
        </table:table-row>
        <table:table-row table:style-name="ro1">
          <table:table-cell office:value-type="string" calcext:value-type="string">
            <text:p>ஙூ</text:p>
          </table:table-cell>
          <table:table-cell office:value-type="float" office:value="0" calcext:value-type="float">
            <text:p>0</text:p>
          </table:table-cell>
          <table:table-cell table:formula="of:=[.B24]/724040" office:value-type="float" office:value="0" calcext:value-type="float">
            <text:p>0</text:p>
          </table:table-cell>
          <table:table-cell table:formula="of:=[.C24]*100" office:value-type="float" office:value="0" calcext:value-type="float">
            <text:p>0</text:p>
          </table:table-cell>
          <table:table-cell table:formula="of:=([.D24]*1300 /1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ச்</text:p>
          </table:table-cell>
          <table:table-cell office:value-type="float" office:value="5593" calcext:value-type="float">
            <text:p>5593</text:p>
          </table:table-cell>
          <table:table-cell table:formula="of:=[.B25]/724040" office:value-type="float" office:value="0.00772471134191481" calcext:value-type="float">
            <text:p>0.0077247113</text:p>
          </table:table-cell>
          <table:table-cell table:formula="of:=[.C25]*100" office:value-type="float" office:value="0.772471134191481" calcext:value-type="float">
            <text:p>0.7724711342</text:p>
          </table:table-cell>
          <table:table-cell table:formula="of:=([.D25]*1300 /100)" office:value-type="float" office:value="10.0421247444893" calcext:value-type="float">
            <text:p>10.0421247445</text:p>
          </table:table-cell>
        </table:table-row>
        <table:table-row table:style-name="ro1">
          <table:table-cell office:value-type="string" calcext:value-type="string">
            <text:p>ச</text:p>
          </table:table-cell>
          <table:table-cell office:value-type="float" office:value="21623" calcext:value-type="float">
            <text:p>21623</text:p>
          </table:table-cell>
          <table:table-cell table:formula="of:=[.B26]/724040" office:value-type="float" office:value="0.0298643721341362" calcext:value-type="float">
            <text:p>0.0298643721</text:p>
          </table:table-cell>
          <table:table-cell table:formula="of:=[.C26]*100" office:value-type="float" office:value="2.98643721341362" calcext:value-type="float">
            <text:p>2.9864372134</text:p>
          </table:table-cell>
          <table:table-cell table:formula="of:=([.D26]*1300 /100)" office:value-type="float" office:value="38.8236837743771" calcext:value-type="float">
            <text:p>38.8236837744</text:p>
          </table:table-cell>
        </table:table-row>
        <table:table-row table:style-name="ro1">
          <table:table-cell office:value-type="string" calcext:value-type="string">
            <text:p>சி</text:p>
          </table:table-cell>
          <table:table-cell office:value-type="float" office:value="6609" calcext:value-type="float">
            <text:p>6609</text:p>
          </table:table-cell>
          <table:table-cell table:formula="of:=[.B27]/724040" office:value-type="float" office:value="0.00912794873211425" calcext:value-type="float">
            <text:p>0.0091279487</text:p>
          </table:table-cell>
          <table:table-cell table:formula="of:=[.C27]*100" office:value-type="float" office:value="0.912794873211425" calcext:value-type="float">
            <text:p>0.9127948732</text:p>
          </table:table-cell>
          <table:table-cell table:formula="of:=([.D27]*1300 /100)" office:value-type="float" office:value="11.8663333517485" calcext:value-type="float">
            <text:p>11.8663333517</text:p>
          </table:table-cell>
        </table:table-row>
        <table:table-row table:style-name="ro1">
          <table:table-cell office:value-type="string" calcext:value-type="string">
            <text:p>சீ</text:p>
          </table:table-cell>
          <table:table-cell office:value-type="float" office:value="1138" calcext:value-type="float">
            <text:p>1138</text:p>
          </table:table-cell>
          <table:table-cell table:formula="of:=[.B28]/724040" office:value-type="float" office:value="0.00157173636815646" calcext:value-type="float">
            <text:p>0.0015717364</text:p>
          </table:table-cell>
          <table:table-cell table:formula="of:=[.C28]*100" office:value-type="float" office:value="0.157173636815646" calcext:value-type="float">
            <text:p>0.1571736368</text:p>
          </table:table-cell>
          <table:table-cell table:formula="of:=([.D28]*1300 /100)" office:value-type="float" office:value="2.04325727860339" calcext:value-type="float">
            <text:p>2.0432572786</text:p>
          </table:table-cell>
        </table:table-row>
        <table:table-row table:style-name="ro1">
          <table:table-cell office:value-type="string" calcext:value-type="string">
            <text:p>சு</text:p>
          </table:table-cell>
          <table:table-cell office:value-type="float" office:value="4947" calcext:value-type="float">
            <text:p>4947</text:p>
          </table:table-cell>
          <table:table-cell table:formula="of:=[.B29]/724040" office:value-type="float" office:value="0.00683249544224076" calcext:value-type="float">
            <text:p>0.0068324954</text:p>
          </table:table-cell>
          <table:table-cell table:formula="of:=[.C29]*100" office:value-type="float" office:value="0.683249544224076" calcext:value-type="float">
            <text:p>0.6832495442</text:p>
          </table:table-cell>
          <table:table-cell table:formula="of:=([.D29]*1300 /100)" office:value-type="float" office:value="8.88224407491299" calcext:value-type="float">
            <text:p>8.8822440749</text:p>
          </table:table-cell>
        </table:table-row>
        <table:table-row table:style-name="ro1">
          <table:table-cell office:value-type="string" calcext:value-type="string">
            <text:p>சூ</text:p>
          </table:table-cell>
          <table:table-cell office:value-type="float" office:value="969" calcext:value-type="float">
            <text:p>969</text:p>
          </table:table-cell>
          <table:table-cell table:formula="of:=[.B30]/724040" office:value-type="float" office:value="0.00133832384951108" calcext:value-type="float">
            <text:p>0.0013383238</text:p>
          </table:table-cell>
          <table:table-cell table:formula="of:=[.C30]*100" office:value-type="float" office:value="0.133832384951108" calcext:value-type="float">
            <text:p>0.133832385</text:p>
          </table:table-cell>
          <table:table-cell table:formula="of:=([.D30]*1300 /100)" office:value-type="float" office:value="1.7398210043644" calcext:value-type="float">
            <text:p>1.7398210044</text:p>
          </table:table-cell>
        </table:table-row>
        <table:table-row table:style-name="ro1">
          <table:table-cell office:value-type="string" calcext:value-type="string">
            <text:p>ஞ்</text:p>
          </table:table-cell>
          <table:table-cell office:value-type="float" office:value="2663" calcext:value-type="float">
            <text:p>2663</text:p>
          </table:table-cell>
          <table:table-cell table:formula="of:=[.B31]/724040" office:value-type="float" office:value="0.00367797359261919" calcext:value-type="float">
            <text:p>0.0036779736</text:p>
          </table:table-cell>
          <table:table-cell table:formula="of:=[.C31]*100" office:value-type="float" office:value="0.367797359261919" calcext:value-type="float">
            <text:p>0.3677973593</text:p>
          </table:table-cell>
          <table:table-cell table:formula="of:=([.D31]*1300 /100)" office:value-type="float" office:value="4.78136567040495" calcext:value-type="float">
            <text:p>4.7813656704</text:p>
          </table:table-cell>
        </table:table-row>
        <table:table-row table:style-name="ro1">
          <table:table-cell office:value-type="string" calcext:value-type="string">
            <text:p>ஞ</text:p>
          </table:table-cell>
          <table:table-cell office:value-type="float" office:value="555" calcext:value-type="float">
            <text:p>555</text:p>
          </table:table-cell>
          <table:table-cell table:formula="of:=[.B32]/724040" office:value-type="float" office:value="0.000766532235788078" calcext:value-type="float">
            <text:p>0.0007665322</text:p>
          </table:table-cell>
          <table:table-cell table:formula="of:=[.C32]*100" office:value-type="float" office:value="0.0766532235788078" calcext:value-type="float">
            <text:p>0.0766532236</text:p>
          </table:table-cell>
          <table:table-cell table:formula="of:=([.D32]*1300 /100)" office:value-type="float" office:value="0.996491906524502" calcext:value-type="float">
            <text:p>0.9964919065</text:p>
          </table:table-cell>
        </table:table-row>
        <table:table-row table:style-name="ro1">
          <table:table-cell office:value-type="string" calcext:value-type="string">
            <text:p>ஞி</text:p>
          </table:table-cell>
          <table:table-cell office:value-type="float" office:value="10" calcext:value-type="float">
            <text:p>10</text:p>
          </table:table-cell>
          <table:table-cell table:formula="of:=[.B33]/724040" office:value-type="float" office:value="0.0000138113916358212" calcext:value-type="float">
            <text:p>1.38113916358212E-005</text:p>
          </table:table-cell>
          <table:table-cell table:formula="of:=[.C33]*100" office:value-type="float" office:value="0.00138113916358212" calcext:value-type="float">
            <text:p>0.0013811392</text:p>
          </table:table-cell>
          <table:table-cell table:formula="of:=([.D33]*1300 /100)" office:value-type="float" office:value="0.0179548091265676" calcext:value-type="float">
            <text:p>0.0179548091</text:p>
          </table:table-cell>
        </table:table-row>
        <table:table-row table:style-name="ro1">
          <table:table-cell office:value-type="string" calcext:value-type="string">
            <text:p>ஞீ</text:p>
          </table:table-cell>
          <table:table-cell office:value-type="float" office:value="7" calcext:value-type="float">
            <text:p>7</text:p>
          </table:table-cell>
          <table:table-cell table:formula="of:=[.B34]/724040" office:value-type="float" office:value="0.00000966797414507486" calcext:value-type="float">
            <text:p>0.000009668</text:p>
          </table:table-cell>
          <table:table-cell table:formula="of:=[.C34]*100" office:value-type="float" office:value="0.000966797414507486" calcext:value-type="float">
            <text:p>0.0009667974</text:p>
          </table:table-cell>
          <table:table-cell table:formula="of:=([.D34]*1300 /100)" office:value-type="float" office:value="0.0125683663885973" calcext:value-type="float">
            <text:p>0.0125683664</text:p>
          </table:table-cell>
        </table:table-row>
        <table:table-row table:style-name="ro1">
          <table:table-cell office:value-type="string" calcext:value-type="string">
            <text:p>ஞு</text:p>
          </table:table-cell>
          <table:table-cell office:value-type="float" office:value="3" calcext:value-type="float">
            <text:p>3</text:p>
          </table:table-cell>
          <table:table-cell table:formula="of:=[.B35]/724040" office:value-type="float" office:value="0.00000414341749074637" calcext:value-type="float">
            <text:p>4.14341749074637E-006</text:p>
          </table:table-cell>
          <table:table-cell table:formula="of:=[.C35]*100" office:value-type="float" office:value="0.000414341749074637" calcext:value-type="float">
            <text:p>0.0004143417</text:p>
          </table:table-cell>
          <table:table-cell table:formula="of:=([.D35]*1300 /100)" office:value-type="float" office:value="0.00538644273797028" calcext:value-type="float">
            <text:p>0.0053864427</text:p>
          </table:table-cell>
        </table:table-row>
        <table:table-row table:style-name="ro1">
          <table:table-cell office:value-type="string" calcext:value-type="string">
            <text:p>ஞூ</text:p>
          </table:table-cell>
          <table:table-cell office:value-type="float" office:value="2" calcext:value-type="float">
            <text:p>2</text:p>
          </table:table-cell>
          <table:table-cell table:formula="of:=[.B36]/724040" office:value-type="float" office:value="0.00000276227832716425" calcext:value-type="float">
            <text:p>2.76227832716425E-006</text:p>
          </table:table-cell>
          <table:table-cell table:formula="of:=[.C36]*100" office:value-type="float" office:value="0.000276227832716425" calcext:value-type="float">
            <text:p>0.0002762278</text:p>
          </table:table-cell>
          <table:table-cell table:formula="of:=([.D36]*1300 /100)" office:value-type="float" office:value="0.00359096182531352" calcext:value-type="float">
            <text:p>0.0035909618</text:p>
          </table:table-cell>
        </table:table-row>
        <table:table-row table:style-name="ro1">
          <table:table-cell office:value-type="string" calcext:value-type="string">
            <text:p>ட்</text:p>
          </table:table-cell>
          <table:table-cell office:value-type="float" office:value="10509" calcext:value-type="float">
            <text:p>10509</text:p>
          </table:table-cell>
          <table:table-cell table:formula="of:=[.B37]/724040" office:value-type="float" office:value="0.0145143914700845" calcext:value-type="float">
            <text:p>0.0145143915</text:p>
          </table:table-cell>
          <table:table-cell table:formula="of:=[.C37]*100" office:value-type="float" office:value="1.45143914700845" calcext:value-type="float">
            <text:p>1.451439147</text:p>
          </table:table-cell>
          <table:table-cell table:formula="of:=([.D37]*1300 /100)" office:value-type="float" office:value="18.8687089111099" calcext:value-type="float">
            <text:p>18.8687089111</text:p>
          </table:table-cell>
        </table:table-row>
        <table:table-row table:style-name="ro1">
          <table:table-cell office:value-type="string" calcext:value-type="string">
            <text:p>ட</text:p>
          </table:table-cell>
          <table:table-cell office:value-type="float" office:value="13128" calcext:value-type="float">
            <text:p>13128</text:p>
          </table:table-cell>
          <table:table-cell table:formula="of:=[.B38]/724040" office:value-type="float" office:value="0.0181315949395061" calcext:value-type="float">
            <text:p>0.0181315949</text:p>
          </table:table-cell>
          <table:table-cell table:formula="of:=[.C38]*100" office:value-type="float" office:value="1.81315949395061" calcext:value-type="float">
            <text:p>1.813159494</text:p>
          </table:table-cell>
          <table:table-cell table:formula="of:=([.D38]*1300 /100)" office:value-type="float" office:value="23.5710734213579" calcext:value-type="float">
            <text:p>23.5710734214</text:p>
          </table:table-cell>
        </table:table-row>
        <table:table-row table:style-name="ro1">
          <table:table-cell office:value-type="string" calcext:value-type="string">
            <text:p>டி</text:p>
          </table:table-cell>
          <table:table-cell office:value-type="float" office:value="7063" calcext:value-type="float">
            <text:p>7063</text:p>
          </table:table-cell>
          <table:table-cell table:formula="of:=[.B39]/724040" office:value-type="float" office:value="0.00975498591238053" calcext:value-type="float">
            <text:p>0.0097549859</text:p>
          </table:table-cell>
          <table:table-cell table:formula="of:=[.C39]*100" office:value-type="float" office:value="0.975498591238053" calcext:value-type="float">
            <text:p>0.9754985912</text:p>
          </table:table-cell>
          <table:table-cell table:formula="of:=([.D39]*1300 /100)" office:value-type="float" office:value="12.6814816860947" calcext:value-type="float">
            <text:p>12.6814816861</text:p>
          </table:table-cell>
        </table:table-row>
        <table:table-row table:style-name="ro1">
          <table:table-cell office:value-type="string" calcext:value-type="string">
            <text:p>டீ</text:p>
          </table:table-cell>
          <table:table-cell office:value-type="float" office:value="75" calcext:value-type="float">
            <text:p>75</text:p>
          </table:table-cell>
          <table:table-cell table:formula="of:=[.B40]/724040" office:value-type="float" office:value="0.000103585437268659" calcext:value-type="float">
            <text:p>0.0001035854</text:p>
          </table:table-cell>
          <table:table-cell table:formula="of:=[.C40]*100" office:value-type="float" office:value="0.0103585437268659" calcext:value-type="float">
            <text:p>0.0103585437</text:p>
          </table:table-cell>
          <table:table-cell table:formula="of:=([.D40]*1300 /100)" office:value-type="float" office:value="0.134661068449257" calcext:value-type="float">
            <text:p>0.1346610684</text:p>
          </table:table-cell>
        </table:table-row>
        <table:table-row table:style-name="ro1">
          <table:table-cell office:value-type="string" calcext:value-type="string">
            <text:p>டு</text:p>
          </table:table-cell>
          <table:table-cell office:value-type="float" office:value="9185" calcext:value-type="float">
            <text:p>9185</text:p>
          </table:table-cell>
          <table:table-cell table:formula="of:=[.B41]/724040" office:value-type="float" office:value="0.0126857632175018" calcext:value-type="float">
            <text:p>0.0126857632</text:p>
          </table:table-cell>
          <table:table-cell table:formula="of:=[.C41]*100" office:value-type="float" office:value="1.26857632175018" calcext:value-type="float">
            <text:p>1.2685763218</text:p>
          </table:table-cell>
          <table:table-cell table:formula="of:=([.D41]*1300 /100)" office:value-type="float" office:value="16.4914921827523" calcext:value-type="float">
            <text:p>16.4914921828</text:p>
          </table:table-cell>
        </table:table-row>
        <table:table-row table:style-name="ro1">
          <table:table-cell office:value-type="string" calcext:value-type="string">
            <text:p>டூ</text:p>
          </table:table-cell>
          <table:table-cell office:value-type="float" office:value="71" calcext:value-type="float">
            <text:p>71</text:p>
          </table:table-cell>
          <table:table-cell table:formula="of:=[.B42]/724040" office:value-type="float" office:value="0.0000980608806143307" calcext:value-type="float">
            <text:p>9.80608806143307E-005</text:p>
          </table:table-cell>
          <table:table-cell table:formula="of:=[.C42]*100" office:value-type="float" office:value="0.00980608806143307" calcext:value-type="float">
            <text:p>0.0098060881</text:p>
          </table:table-cell>
          <table:table-cell table:formula="of:=([.D42]*1300 /100)" office:value-type="float" office:value="0.12747914479863" calcext:value-type="float">
            <text:p>0.1274791448</text:p>
          </table:table-cell>
        </table:table-row>
        <table:table-row table:style-name="ro1">
          <table:table-cell office:value-type="string" calcext:value-type="string">
            <text:p>ண்</text:p>
          </table:table-cell>
          <table:table-cell office:value-type="float" office:value="6266" calcext:value-type="float">
            <text:p>6266</text:p>
          </table:table-cell>
          <table:table-cell table:formula="of:=[.B43]/724040" office:value-type="float" office:value="0.00865421799900558" calcext:value-type="float">
            <text:p>0.008654218</text:p>
          </table:table-cell>
          <table:table-cell table:formula="of:=[.C43]*100" office:value-type="float" office:value="0.865421799900558" calcext:value-type="float">
            <text:p>0.8654217999</text:p>
          </table:table-cell>
          <table:table-cell table:formula="of:=([.D43]*1300 /100)" office:value-type="float" office:value="11.2504833987073" calcext:value-type="float">
            <text:p>11.2504833987</text:p>
          </table:table-cell>
        </table:table-row>
        <table:table-row table:style-name="ro1">
          <table:table-cell office:value-type="string" calcext:value-type="string">
            <text:p>ண</text:p>
          </table:table-cell>
          <table:table-cell office:value-type="float" office:value="5427" calcext:value-type="float">
            <text:p>5427</text:p>
          </table:table-cell>
          <table:table-cell table:formula="of:=[.B44]/724040" office:value-type="float" office:value="0.00749544224076018" calcext:value-type="float">
            <text:p>0.0074954422</text:p>
          </table:table-cell>
          <table:table-cell table:formula="of:=[.C44]*100" office:value-type="float" office:value="0.749544224076018" calcext:value-type="float">
            <text:p>0.7495442241</text:p>
          </table:table-cell>
          <table:table-cell table:formula="of:=([.D44]*1300 /100)" office:value-type="float" office:value="9.74407491298823" calcext:value-type="float">
            <text:p>9.744074913</text:p>
          </table:table-cell>
        </table:table-row>
        <table:table-row table:style-name="ro1">
          <table:table-cell office:value-type="string" calcext:value-type="string">
            <text:p>ணி</text:p>
          </table:table-cell>
          <table:table-cell office:value-type="float" office:value="2524" calcext:value-type="float">
            <text:p>2524</text:p>
          </table:table-cell>
          <table:table-cell table:formula="of:=[.B45]/724040" office:value-type="float" office:value="0.00348599524888128" calcext:value-type="float">
            <text:p>0.0034859952</text:p>
          </table:table-cell>
          <table:table-cell table:formula="of:=[.C45]*100" office:value-type="float" office:value="0.348599524888128" calcext:value-type="float">
            <text:p>0.3485995249</text:p>
          </table:table-cell>
          <table:table-cell table:formula="of:=([.D45]*1300 /100)" office:value-type="float" office:value="4.53179382354566" calcext:value-type="float">
            <text:p>4.5317938235</text:p>
          </table:table-cell>
        </table:table-row>
        <table:table-row table:style-name="ro1">
          <table:table-cell office:value-type="string" calcext:value-type="string">
            <text:p>ணீ</text:p>
          </table:table-cell>
          <table:table-cell office:value-type="float" office:value="131" calcext:value-type="float">
            <text:p>131</text:p>
          </table:table-cell>
          <table:table-cell table:formula="of:=[.B46]/724040" office:value-type="float" office:value="0.000180929230429258" calcext:value-type="float">
            <text:p>0.0001809292</text:p>
          </table:table-cell>
          <table:table-cell table:formula="of:=[.C46]*100" office:value-type="float" office:value="0.0180929230429258" calcext:value-type="float">
            <text:p>0.018092923</text:p>
          </table:table-cell>
          <table:table-cell table:formula="of:=([.D46]*1300 /100)" office:value-type="float" office:value="0.235207999558035" calcext:value-type="float">
            <text:p>0.2352079996</text:p>
          </table:table-cell>
        </table:table-row>
        <table:table-row table:style-name="ro1">
          <table:table-cell office:value-type="string" calcext:value-type="string">
            <text:p>ணு</text:p>
          </table:table-cell>
          <table:table-cell office:value-type="float" office:value="530" calcext:value-type="float">
            <text:p>530</text:p>
          </table:table-cell>
          <table:table-cell table:formula="of:=[.B47]/724040" office:value-type="float" office:value="0.000732003756698525" calcext:value-type="float">
            <text:p>0.0007320038</text:p>
          </table:table-cell>
          <table:table-cell table:formula="of:=[.C47]*100" office:value-type="float" office:value="0.0732003756698525" calcext:value-type="float">
            <text:p>0.0732003757</text:p>
          </table:table-cell>
          <table:table-cell table:formula="of:=([.D47]*1300 /100)" office:value-type="float" office:value="0.951604883708082" calcext:value-type="float">
            <text:p>0.9516048837</text:p>
          </table:table-cell>
        </table:table-row>
        <table:table-row table:style-name="ro1">
          <table:table-cell office:value-type="string" calcext:value-type="string">
            <text:p>ணூ</text:p>
          </table:table-cell>
          <table:table-cell office:value-type="float" office:value="17" calcext:value-type="float">
            <text:p>17</text:p>
          </table:table-cell>
          <table:table-cell table:formula="of:=[.B48]/724040" office:value-type="float" office:value="0.0000234793657808961" calcext:value-type="float">
            <text:p>2.34793657808961E-005</text:p>
          </table:table-cell>
          <table:table-cell table:formula="of:=[.C48]*100" office:value-type="float" office:value="0.00234793657808961" calcext:value-type="float">
            <text:p>0.0023479366</text:p>
          </table:table-cell>
          <table:table-cell table:formula="of:=([.D48]*1300 /100)" office:value-type="float" office:value="0.0305231755151649" calcext:value-type="float">
            <text:p>0.0305231755</text:p>
          </table:table-cell>
        </table:table-row>
        <table:table-row table:style-name="ro1">
          <table:table-cell office:value-type="string" calcext:value-type="string">
            <text:p>த்</text:p>
          </table:table-cell>
          <table:table-cell office:value-type="float" office:value="16916" calcext:value-type="float">
            <text:p>16916</text:p>
          </table:table-cell>
          <table:table-cell table:formula="of:=[.B49]/724040" office:value-type="float" office:value="0.0233633500911552" calcext:value-type="float">
            <text:p>0.0233633501</text:p>
          </table:table-cell>
          <table:table-cell table:formula="of:=[.C49]*100" office:value-type="float" office:value="2.33633500911552" calcext:value-type="float">
            <text:p>2.3363350091</text:p>
          </table:table-cell>
          <table:table-cell table:formula="of:=([.D49]*1300 /100)" office:value-type="float" office:value="30.3723551185017" calcext:value-type="float">
            <text:p>30.3723551185</text:p>
          </table:table-cell>
        </table:table-row>
        <table:table-row table:style-name="ro1">
          <table:table-cell office:value-type="string" calcext:value-type="string">
            <text:p>த</text:p>
          </table:table-cell>
          <table:table-cell office:value-type="float" office:value="36747" calcext:value-type="float">
            <text:p>36747</text:p>
          </table:table-cell>
          <table:table-cell table:formula="of:=[.B50]/724040" office:value-type="float" office:value="0.0507527208441523" calcext:value-type="float">
            <text:p>0.0507527208</text:p>
          </table:table-cell>
          <table:table-cell table:formula="of:=[.C50]*100" office:value-type="float" office:value="5.07527208441523" calcext:value-type="float">
            <text:p>5.0752720844</text:p>
          </table:table-cell>
          <table:table-cell table:formula="of:=([.D50]*1300 /100)" office:value-type="float" office:value="65.9785370973979" calcext:value-type="float">
            <text:p>65.9785370974</text:p>
          </table:table-cell>
        </table:table-row>
        <table:table-row table:style-name="ro1">
          <table:table-cell office:value-type="string" calcext:value-type="string">
            <text:p>தி</text:p>
          </table:table-cell>
          <table:table-cell office:value-type="float" office:value="12720" calcext:value-type="float">
            <text:p>12720</text:p>
          </table:table-cell>
          <table:table-cell table:formula="of:=[.B51]/724040" office:value-type="float" office:value="0.0175680901607646" calcext:value-type="float">
            <text:p>0.0175680902</text:p>
          </table:table-cell>
          <table:table-cell table:formula="of:=[.C51]*100" office:value-type="float" office:value="1.75680901607646" calcext:value-type="float">
            <text:p>1.7568090161</text:p>
          </table:table-cell>
          <table:table-cell table:formula="of:=([.D51]*1300 /100)" office:value-type="float" office:value="22.838517208994" calcext:value-type="float">
            <text:p>22.838517209</text:p>
          </table:table-cell>
        </table:table-row>
        <table:table-row table:style-name="ro1">
          <table:table-cell office:value-type="string" calcext:value-type="string">
            <text:p>தீ</text:p>
          </table:table-cell>
          <table:table-cell office:value-type="float" office:value="984" calcext:value-type="float">
            <text:p>984</text:p>
          </table:table-cell>
          <table:table-cell table:formula="of:=[.B52]/724040" office:value-type="float" office:value="0.00135904093696481" calcext:value-type="float">
            <text:p>0.0013590409</text:p>
          </table:table-cell>
          <table:table-cell table:formula="of:=[.C52]*100" office:value-type="float" office:value="0.135904093696481" calcext:value-type="float">
            <text:p>0.1359040937</text:p>
          </table:table-cell>
          <table:table-cell table:formula="of:=([.D52]*1300 /100)" office:value-type="float" office:value="1.76675321805425" calcext:value-type="float">
            <text:p>1.7667532181</text:p>
          </table:table-cell>
        </table:table-row>
        <table:table-row table:style-name="ro1">
          <table:table-cell office:value-type="string" calcext:value-type="string">
            <text:p>து</text:p>
          </table:table-cell>
          <table:table-cell office:value-type="float" office:value="6978" calcext:value-type="float">
            <text:p>6978</text:p>
          </table:table-cell>
          <table:table-cell table:formula="of:=[.B53]/724040" office:value-type="float" office:value="0.00963758908347605" calcext:value-type="float">
            <text:p>0.0096375891</text:p>
          </table:table-cell>
          <table:table-cell table:formula="of:=[.C53]*100" office:value-type="float" office:value="0.963758908347605" calcext:value-type="float">
            <text:p>0.9637589083</text:p>
          </table:table-cell>
          <table:table-cell table:formula="of:=([.D53]*1300 /100)" office:value-type="float" office:value="12.5288658085189" calcext:value-type="float">
            <text:p>12.5288658085</text:p>
          </table:table-cell>
        </table:table-row>
        <table:table-row table:style-name="ro1">
          <table:table-cell office:value-type="string" calcext:value-type="string">
            <text:p>தூ</text:p>
          </table:table-cell>
          <table:table-cell office:value-type="float" office:value="799" calcext:value-type="float">
            <text:p>799</text:p>
          </table:table-cell>
          <table:table-cell table:formula="of:=[.B54]/724040" office:value-type="float" office:value="0.00110353019170212" calcext:value-type="float">
            <text:p>0.0011035302</text:p>
          </table:table-cell>
          <table:table-cell table:formula="of:=[.C54]*100" office:value-type="float" office:value="0.110353019170212" calcext:value-type="float">
            <text:p>0.1103530192</text:p>
          </table:table-cell>
          <table:table-cell table:formula="of:=([.D54]*1300 /100)" office:value-type="float" office:value="1.43458924921275" calcext:value-type="float">
            <text:p>1.4345892492</text:p>
          </table:table-cell>
        </table:table-row>
        <table:table-row table:style-name="ro1">
          <table:table-cell office:value-type="string" calcext:value-type="string">
            <text:p>ந்</text:p>
          </table:table-cell>
          <table:table-cell office:value-type="float" office:value="5769" calcext:value-type="float">
            <text:p>5769</text:p>
          </table:table-cell>
          <table:table-cell table:formula="of:=[.B55]/724040" office:value-type="float" office:value="0.00796779183470527" calcext:value-type="float">
            <text:p>0.0079677918</text:p>
          </table:table-cell>
          <table:table-cell table:formula="of:=[.C55]*100" office:value-type="float" office:value="0.796779183470526" calcext:value-type="float">
            <text:p>0.7967791835</text:p>
          </table:table-cell>
          <table:table-cell table:formula="of:=([.D55]*1300 /100)" office:value-type="float" office:value="10.3581293851168" calcext:value-type="float">
            <text:p>10.3581293851</text:p>
          </table:table-cell>
        </table:table-row>
        <table:table-row table:style-name="ro1">
          <table:table-cell office:value-type="string" calcext:value-type="string">
            <text:p>ந</text:p>
          </table:table-cell>
          <table:table-cell office:value-type="float" office:value="6623" calcext:value-type="float">
            <text:p>6623</text:p>
          </table:table-cell>
          <table:table-cell table:formula="of:=[.B56]/724040" office:value-type="float" office:value="0.0091472846804044" calcext:value-type="float">
            <text:p>0.0091472847</text:p>
          </table:table-cell>
          <table:table-cell table:formula="of:=[.C56]*100" office:value-type="float" office:value="0.91472846804044" calcext:value-type="float">
            <text:p>0.914728468</text:p>
          </table:table-cell>
          <table:table-cell table:formula="of:=([.D56]*1300 /100)" office:value-type="float" office:value="11.8914700845257" calcext:value-type="float">
            <text:p>11.8914700845</text:p>
          </table:table-cell>
        </table:table-row>
        <table:table-row table:style-name="ro1">
          <table:table-cell office:value-type="string" calcext:value-type="string">
            <text:p>நி</text:p>
          </table:table-cell>
          <table:table-cell office:value-type="float" office:value="2192" calcext:value-type="float">
            <text:p>2192</text:p>
          </table:table-cell>
          <table:table-cell table:formula="of:=[.B57]/724040" office:value-type="float" office:value="0.00302745704657201" calcext:value-type="float">
            <text:p>0.003027457</text:p>
          </table:table-cell>
          <table:table-cell table:formula="of:=[.C57]*100" office:value-type="float" office:value="0.302745704657201" calcext:value-type="float">
            <text:p>0.3027457047</text:p>
          </table:table-cell>
          <table:table-cell table:formula="of:=([.D57]*1300 /100)" office:value-type="float" office:value="3.93569416054362" calcext:value-type="float">
            <text:p>3.9356941605</text:p>
          </table:table-cell>
        </table:table-row>
        <table:table-row table:style-name="ro1">
          <table:table-cell office:value-type="string" calcext:value-type="string">
            <text:p>நீ</text:p>
          </table:table-cell>
          <table:table-cell office:value-type="float" office:value="1011" calcext:value-type="float">
            <text:p>1011</text:p>
          </table:table-cell>
          <table:table-cell table:formula="of:=[.B58]/724040" office:value-type="float" office:value="0.00139633169438153" calcext:value-type="float">
            <text:p>0.0013963317</text:p>
          </table:table-cell>
          <table:table-cell table:formula="of:=[.C58]*100" office:value-type="float" office:value="0.139633169438153" calcext:value-type="float">
            <text:p>0.1396331694</text:p>
          </table:table-cell>
          <table:table-cell table:formula="of:=([.D58]*1300 /100)" office:value-type="float" office:value="1.81523120269598" calcext:value-type="float">
            <text:p>1.8152312027</text:p>
          </table:table-cell>
        </table:table-row>
        <table:table-row table:style-name="ro1">
          <table:table-cell office:value-type="string" calcext:value-type="string">
            <text:p>நு</text:p>
          </table:table-cell>
          <table:table-cell office:value-type="float" office:value="240" calcext:value-type="float">
            <text:p>240</text:p>
          </table:table-cell>
          <table:table-cell table:formula="of:=[.B59]/724040" office:value-type="float" office:value="0.000331473399259709" calcext:value-type="float">
            <text:p>0.0003314734</text:p>
          </table:table-cell>
          <table:table-cell table:formula="of:=[.C59]*100" office:value-type="float" office:value="0.0331473399259709" calcext:value-type="float">
            <text:p>0.0331473399</text:p>
          </table:table-cell>
          <table:table-cell table:formula="of:=([.D59]*1300 /100)" office:value-type="float" office:value="0.430915419037622" calcext:value-type="float">
            <text:p>0.430915419</text:p>
          </table:table-cell>
        </table:table-row>
        <table:table-row table:style-name="ro1">
          <table:table-cell office:value-type="string" calcext:value-type="string">
            <text:p>நூ</text:p>
          </table:table-cell>
          <table:table-cell office:value-type="float" office:value="273" calcext:value-type="float">
            <text:p>273</text:p>
          </table:table-cell>
          <table:table-cell table:formula="of:=[.B60]/724040" office:value-type="float" office:value="0.000377050991657919" calcext:value-type="float">
            <text:p>0.000377051</text:p>
          </table:table-cell>
          <table:table-cell table:formula="of:=[.C60]*100" office:value-type="float" office:value="0.0377050991657919" calcext:value-type="float">
            <text:p>0.0377050992</text:p>
          </table:table-cell>
          <table:table-cell table:formula="of:=([.D60]*1300 /100)" office:value-type="float" office:value="0.490166289155295" calcext:value-type="float">
            <text:p>0.4901662892</text:p>
          </table:table-cell>
        </table:table-row>
        <table:table-row table:style-name="ro1">
          <table:table-cell office:value-type="string" calcext:value-type="string">
            <text:p>ப்</text:p>
          </table:table-cell>
          <table:table-cell office:value-type="float" office:value="10848" calcext:value-type="float">
            <text:p>10848</text:p>
          </table:table-cell>
          <table:table-cell table:formula="of:=[.B61]/724040" office:value-type="float" office:value="0.0149825976465389" calcext:value-type="float">
            <text:p>0.0149825976</text:p>
          </table:table-cell>
          <table:table-cell table:formula="of:=[.C61]*100" office:value-type="float" office:value="1.49825976465389" calcext:value-type="float">
            <text:p>1.4982597647</text:p>
          </table:table-cell>
          <table:table-cell table:formula="of:=([.D61]*1300 /100)" office:value-type="float" office:value="19.4773769405005" calcext:value-type="float">
            <text:p>19.4773769405</text:p>
          </table:table-cell>
        </table:table-row>
        <table:table-row table:style-name="ro1">
          <table:table-cell office:value-type="string" calcext:value-type="string">
            <text:p>ப</text:p>
          </table:table-cell>
          <table:table-cell office:value-type="float" office:value="24939" calcext:value-type="float">
            <text:p>24939</text:p>
          </table:table-cell>
          <table:table-cell table:formula="of:=[.B62]/724040" office:value-type="float" office:value="0.0344442296005746" calcext:value-type="float">
            <text:p>0.0344442296</text:p>
          </table:table-cell>
          <table:table-cell table:formula="of:=[.C62]*100" office:value-type="float" office:value="3.44442296005746" calcext:value-type="float">
            <text:p>3.4444229601</text:p>
          </table:table-cell>
          <table:table-cell table:formula="of:=([.D62]*1300 /100)" office:value-type="float" office:value="44.7774984807469" calcext:value-type="float">
            <text:p>44.7774984807</text:p>
          </table:table-cell>
        </table:table-row>
        <table:table-row table:style-name="ro1">
          <table:table-cell office:value-type="string" calcext:value-type="string">
            <text:p>பி</text:p>
          </table:table-cell>
          <table:table-cell office:value-type="float" office:value="5191" calcext:value-type="float">
            <text:p>5191</text:p>
          </table:table-cell>
          <table:table-cell table:formula="of:=[.B63]/724040" office:value-type="float" office:value="0.0071694933981548" calcext:value-type="float">
            <text:p>0.0071694934</text:p>
          </table:table-cell>
          <table:table-cell table:formula="of:=[.C63]*100" office:value-type="float" office:value="0.71694933981548" calcext:value-type="float">
            <text:p>0.7169493398</text:p>
          </table:table-cell>
          <table:table-cell table:formula="of:=([.D63]*1300 /100)" office:value-type="float" office:value="9.32034141760124" calcext:value-type="float">
            <text:p>9.3203414176</text:p>
          </table:table-cell>
        </table:table-row>
        <table:table-row table:style-name="ro1">
          <table:table-cell office:value-type="string" calcext:value-type="string">
            <text:p>பீ</text:p>
          </table:table-cell>
          <table:table-cell office:value-type="float" office:value="469" calcext:value-type="float">
            <text:p>469</text:p>
          </table:table-cell>
          <table:table-cell table:formula="of:=[.B64]/724040" office:value-type="float" office:value="0.000647754267720015" calcext:value-type="float">
            <text:p>0.0006477543</text:p>
          </table:table-cell>
          <table:table-cell table:formula="of:=[.C64]*100" office:value-type="float" office:value="0.0647754267720015" calcext:value-type="float">
            <text:p>0.0647754268</text:p>
          </table:table-cell>
          <table:table-cell table:formula="of:=([.D64]*1300 /100)" office:value-type="float" office:value="0.84208054803602" calcext:value-type="float">
            <text:p>0.842080548</text:p>
          </table:table-cell>
        </table:table-row>
        <table:table-row table:style-name="ro1">
          <table:table-cell office:value-type="string" calcext:value-type="string">
            <text:p>பு</text:p>
          </table:table-cell>
          <table:table-cell office:value-type="float" office:value="7649" calcext:value-type="float">
            <text:p>7649</text:p>
          </table:table-cell>
          <table:table-cell table:formula="of:=[.B65]/724040" office:value-type="float" office:value="0.0105643334622397" calcext:value-type="float">
            <text:p>0.0105643335</text:p>
          </table:table-cell>
          <table:table-cell table:formula="of:=[.C65]*100" office:value-type="float" office:value="1.05643334622397" calcext:value-type="float">
            <text:p>1.0564333462</text:p>
          </table:table-cell>
          <table:table-cell table:formula="of:=([.D65]*1300 /100)" office:value-type="float" office:value="13.7336335009116" calcext:value-type="float">
            <text:p>13.7336335009</text:p>
          </table:table-cell>
        </table:table-row>
        <table:table-row table:style-name="ro1">
          <table:table-cell office:value-type="string" calcext:value-type="string">
            <text:p>பூ</text:p>
          </table:table-cell>
          <table:table-cell office:value-type="float" office:value="1983" calcext:value-type="float">
            <text:p>1983</text:p>
          </table:table-cell>
          <table:table-cell table:formula="of:=[.B66]/724040" office:value-type="float" office:value="0.00273879896138335" calcext:value-type="float">
            <text:p>0.002738799</text:p>
          </table:table-cell>
          <table:table-cell table:formula="of:=[.C66]*100" office:value-type="float" office:value="0.273879896138335" calcext:value-type="float">
            <text:p>0.2738798961</text:p>
          </table:table-cell>
          <table:table-cell table:formula="of:=([.D66]*1300 /100)" office:value-type="float" office:value="3.56043864979835" calcext:value-type="float">
            <text:p>3.5604386498</text:p>
          </table:table-cell>
        </table:table-row>
        <table:table-row table:style-name="ro1">
          <table:table-cell office:value-type="string" calcext:value-type="string">
            <text:p>ம்</text:p>
          </table:table-cell>
          <table:table-cell office:value-type="float" office:value="32169" calcext:value-type="float">
            <text:p>32169</text:p>
          </table:table-cell>
          <table:table-cell table:formula="of:=[.B67]/724040" office:value-type="float" office:value="0.0444298657532733" calcext:value-type="float">
            <text:p>0.0444298658</text:p>
          </table:table-cell>
          <table:table-cell table:formula="of:=[.C67]*100" office:value-type="float" office:value="4.44298657532733" calcext:value-type="float">
            <text:p>4.4429865753</text:p>
          </table:table-cell>
          <table:table-cell table:formula="of:=([.D67]*1300 /100)" office:value-type="float" office:value="57.7588254792553" calcext:value-type="float">
            <text:p>57.7588254793</text:p>
          </table:table-cell>
        </table:table-row>
        <table:table-row table:style-name="ro1">
          <table:table-cell office:value-type="string" calcext:value-type="string">
            <text:p>ம</text:p>
          </table:table-cell>
          <table:table-cell office:value-type="float" office:value="18327" calcext:value-type="float">
            <text:p>18327</text:p>
          </table:table-cell>
          <table:table-cell table:formula="of:=[.B68]/724040" office:value-type="float" office:value="0.0253121374509696" calcext:value-type="float">
            <text:p>0.0253121375</text:p>
          </table:table-cell>
          <table:table-cell table:formula="of:=[.C68]*100" office:value-type="float" office:value="2.53121374509696" calcext:value-type="float">
            <text:p>2.5312137451</text:p>
          </table:table-cell>
          <table:table-cell table:formula="of:=([.D68]*1300 /100)" office:value-type="float" office:value="32.9057786862604" calcext:value-type="float">
            <text:p>32.9057786863</text:p>
          </table:table-cell>
        </table:table-row>
        <table:table-row table:style-name="ro1">
          <table:table-cell office:value-type="string" calcext:value-type="string">
            <text:p>மி</text:p>
          </table:table-cell>
          <table:table-cell office:value-type="float" office:value="2127" calcext:value-type="float">
            <text:p>2127</text:p>
          </table:table-cell>
          <table:table-cell table:formula="of:=[.B69]/724040" office:value-type="float" office:value="0.00293768300093917" calcext:value-type="float">
            <text:p>0.002937683</text:p>
          </table:table-cell>
          <table:table-cell table:formula="of:=[.C69]*100" office:value-type="float" office:value="0.293768300093917" calcext:value-type="float">
            <text:p>0.2937683001</text:p>
          </table:table-cell>
          <table:table-cell table:formula="of:=([.D69]*1300 /100)" office:value-type="float" office:value="3.81898790122093" calcext:value-type="float">
            <text:p>3.8189879012</text:p>
          </table:table-cell>
        </table:table-row>
        <table:table-row table:style-name="ro1">
          <table:table-cell office:value-type="string" calcext:value-type="string">
            <text:p>மீ</text:p>
          </table:table-cell>
          <table:table-cell office:value-type="float" office:value="384" calcext:value-type="float">
            <text:p>384</text:p>
          </table:table-cell>
          <table:table-cell table:formula="of:=[.B70]/724040" office:value-type="float" office:value="0.000530357438815535" calcext:value-type="float">
            <text:p>0.0005303574</text:p>
          </table:table-cell>
          <table:table-cell table:formula="of:=[.C70]*100" office:value-type="float" office:value="0.0530357438815535" calcext:value-type="float">
            <text:p>0.0530357439</text:p>
          </table:table-cell>
          <table:table-cell table:formula="of:=([.D70]*1300 /100)" office:value-type="float" office:value="0.689464670460196" calcext:value-type="float">
            <text:p>0.6894646705</text:p>
          </table:table-cell>
        </table:table-row>
        <table:table-row table:style-name="ro1">
          <table:table-cell office:value-type="string" calcext:value-type="string">
            <text:p>மு</text:p>
          </table:table-cell>
          <table:table-cell office:value-type="float" office:value="4339" calcext:value-type="float">
            <text:p>4339</text:p>
          </table:table-cell>
          <table:table-cell table:formula="of:=[.B71]/724040" office:value-type="float" office:value="0.00599276283078283" calcext:value-type="float">
            <text:p>0.0059927628</text:p>
          </table:table-cell>
          <table:table-cell table:formula="of:=[.C71]*100" office:value-type="float" office:value="0.599276283078283" calcext:value-type="float">
            <text:p>0.5992762831</text:p>
          </table:table-cell>
          <table:table-cell table:formula="of:=([.D71]*1300 /100)" office:value-type="float" office:value="7.79059168001768" calcext:value-type="float">
            <text:p>7.79059168</text:p>
          </table:table-cell>
        </table:table-row>
        <table:table-row table:style-name="ro1">
          <table:table-cell office:value-type="string" calcext:value-type="string">
            <text:p>மூ</text:p>
          </table:table-cell>
          <table:table-cell office:value-type="float" office:value="1098" calcext:value-type="float">
            <text:p>1098</text:p>
          </table:table-cell>
          <table:table-cell table:formula="of:=[.B72]/724040" office:value-type="float" office:value="0.00151649080161317" calcext:value-type="float">
            <text:p>0.0015164908</text:p>
          </table:table-cell>
          <table:table-cell table:formula="of:=[.C72]*100" office:value-type="float" office:value="0.151649080161317" calcext:value-type="float">
            <text:p>0.1516490802</text:p>
          </table:table-cell>
          <table:table-cell table:formula="of:=([.D72]*1300 /100)" office:value-type="float" office:value="1.97143804209712" calcext:value-type="float">
            <text:p>1.9714380421</text:p>
          </table:table-cell>
        </table:table-row>
        <table:table-row table:style-name="ro1">
          <table:table-cell office:value-type="string" calcext:value-type="string">
            <text:p>ய்</text:p>
          </table:table-cell>
          <table:table-cell office:value-type="float" office:value="3266" calcext:value-type="float">
            <text:p>3266</text:p>
          </table:table-cell>
          <table:table-cell table:formula="of:=[.B73]/724040" office:value-type="float" office:value="0.00451080050825921" calcext:value-type="float">
            <text:p>0.0045108005</text:p>
          </table:table-cell>
          <table:table-cell table:formula="of:=[.C73]*100" office:value-type="float" office:value="0.451080050825921" calcext:value-type="float">
            <text:p>0.4510800508</text:p>
          </table:table-cell>
          <table:table-cell table:formula="of:=([.D73]*1300 /100)" office:value-type="float" office:value="5.86404066073698" calcext:value-type="float">
            <text:p>5.8640406607</text:p>
          </table:table-cell>
        </table:table-row>
        <table:table-row table:style-name="ro1">
          <table:table-cell office:value-type="string" calcext:value-type="string">
            <text:p>ய</text:p>
          </table:table-cell>
          <table:table-cell office:value-type="float" office:value="13044" calcext:value-type="float">
            <text:p>13044</text:p>
          </table:table-cell>
          <table:table-cell table:formula="of:=[.B74]/724040" office:value-type="float" office:value="0.0180155792497652" calcext:value-type="float">
            <text:p>0.0180155792</text:p>
          </table:table-cell>
          <table:table-cell table:formula="of:=[.C74]*100" office:value-type="float" office:value="1.80155792497652" calcext:value-type="float">
            <text:p>1.801557925</text:p>
          </table:table-cell>
          <table:table-cell table:formula="of:=([.D74]*1300 /100)" office:value-type="float" office:value="23.4202530246948" calcext:value-type="float">
            <text:p>23.4202530247</text:p>
          </table:table-cell>
        </table:table-row>
        <table:table-row table:style-name="ro1">
          <table:table-cell office:value-type="string" calcext:value-type="string">
            <text:p>யி</text:p>
          </table:table-cell>
          <table:table-cell office:value-type="float" office:value="1880" calcext:value-type="float">
            <text:p>1880</text:p>
          </table:table-cell>
          <table:table-cell table:formula="of:=[.B75]/724040" office:value-type="float" office:value="0.00259654162753439" calcext:value-type="float">
            <text:p>0.0025965416</text:p>
          </table:table-cell>
          <table:table-cell table:formula="of:=[.C75]*100" office:value-type="float" office:value="0.259654162753439" calcext:value-type="float">
            <text:p>0.2596541628</text:p>
          </table:table-cell>
          <table:table-cell table:formula="of:=([.D75]*1300 /100)" office:value-type="float" office:value="3.37550411579471" calcext:value-type="float">
            <text:p>3.3755041158</text:p>
          </table:table-cell>
        </table:table-row>
        <table:table-row table:style-name="ro1">
          <table:table-cell office:value-type="string" calcext:value-type="string">
            <text:p>யீ</text:p>
          </table:table-cell>
          <table:table-cell office:value-type="float" office:value="65" calcext:value-type="float">
            <text:p>65</text:p>
          </table:table-cell>
          <table:table-cell table:formula="of:=[.B76]/724040" office:value-type="float" office:value="0.0000897740456328379" calcext:value-type="float">
            <text:p>0.000089774</text:p>
          </table:table-cell>
          <table:table-cell table:formula="of:=[.C76]*100" office:value-type="float" office:value="0.0089774045632838" calcext:value-type="float">
            <text:p>0.0089774046</text:p>
          </table:table-cell>
          <table:table-cell table:formula="of:=([.D76]*1300 /100)" office:value-type="float" office:value="0.116706259322689" calcext:value-type="float">
            <text:p>0.1167062593</text:p>
          </table:table-cell>
        </table:table-row>
        <table:table-row table:style-name="ro1">
          <table:table-cell office:value-type="string" calcext:value-type="string">
            <text:p>யு</text:p>
          </table:table-cell>
          <table:table-cell office:value-type="float" office:value="782" calcext:value-type="float">
            <text:p>782</text:p>
          </table:table-cell>
          <table:table-cell table:formula="of:=[.B77]/724040" office:value-type="float" office:value="0.00108005082592122" calcext:value-type="float">
            <text:p>0.0010800508</text:p>
          </table:table-cell>
          <table:table-cell table:formula="of:=[.C77]*100" office:value-type="float" office:value="0.108005082592122" calcext:value-type="float">
            <text:p>0.1080050826</text:p>
          </table:table-cell>
          <table:table-cell table:formula="of:=([.D77]*1300 /100)" office:value-type="float" office:value="1.40406607369759" calcext:value-type="float">
            <text:p>1.4040660737</text:p>
          </table:table-cell>
        </table:table-row>
        <table:table-row table:style-name="ro1">
          <table:table-cell office:value-type="string" calcext:value-type="string">
            <text:p>யூ</text:p>
          </table:table-cell>
          <table:table-cell office:value-type="float" office:value="166" calcext:value-type="float">
            <text:p>166</text:p>
          </table:table-cell>
          <table:table-cell table:formula="of:=[.B78]/724040" office:value-type="float" office:value="0.000229269101154632" calcext:value-type="float">
            <text:p>0.0002292691</text:p>
          </table:table-cell>
          <table:table-cell table:formula="of:=[.C78]*100" office:value-type="float" office:value="0.0229269101154632" calcext:value-type="float">
            <text:p>0.0229269101</text:p>
          </table:table-cell>
          <table:table-cell table:formula="of:=([.D78]*1300 /100)" office:value-type="float" office:value="0.298049831501022" calcext:value-type="float">
            <text:p>0.2980498315</text:p>
          </table:table-cell>
        </table:table-row>
        <table:table-row table:style-name="ro1">
          <table:table-cell office:value-type="string" calcext:value-type="string">
            <text:p>ர்</text:p>
          </table:table-cell>
          <table:table-cell office:value-type="float" office:value="9683" calcext:value-type="float">
            <text:p>9683</text:p>
          </table:table-cell>
          <table:table-cell table:formula="of:=[.B79]/724040" office:value-type="float" office:value="0.0133735705209657" calcext:value-type="float">
            <text:p>0.0133735705</text:p>
          </table:table-cell>
          <table:table-cell table:formula="of:=[.C79]*100" office:value-type="float" office:value="1.33735705209657" calcext:value-type="float">
            <text:p>1.3373570521</text:p>
          </table:table-cell>
          <table:table-cell table:formula="of:=([.D79]*1300 /100)" office:value-type="float" office:value="17.3856416772554" calcext:value-type="float">
            <text:p>17.3856416773</text:p>
          </table:table-cell>
        </table:table-row>
        <table:table-row table:style-name="ro1">
          <table:table-cell office:value-type="string" calcext:value-type="string">
            <text:p>ர</text:p>
          </table:table-cell>
          <table:table-cell office:value-type="float" office:value="20867" calcext:value-type="float">
            <text:p>20867</text:p>
          </table:table-cell>
          <table:table-cell table:formula="of:=[.B80]/724040" office:value-type="float" office:value="0.0288202309264681" calcext:value-type="float">
            <text:p>0.0288202309</text:p>
          </table:table-cell>
          <table:table-cell table:formula="of:=[.C80]*100" office:value-type="float" office:value="2.88202309264681" calcext:value-type="float">
            <text:p>2.8820230926</text:p>
          </table:table-cell>
          <table:table-cell table:formula="of:=([.D80]*1300 /100)" office:value-type="float" office:value="37.4663002044086" calcext:value-type="float">
            <text:p>37.4663002044</text:p>
          </table:table-cell>
        </table:table-row>
        <table:table-row table:style-name="ro1">
          <table:table-cell office:value-type="string" calcext:value-type="string">
            <text:p>ரி</text:p>
          </table:table-cell>
          <table:table-cell office:value-type="float" office:value="6299" calcext:value-type="float">
            <text:p>6299</text:p>
          </table:table-cell>
          <table:table-cell table:formula="of:=[.B81]/724040" office:value-type="float" office:value="0.00869979559140379" calcext:value-type="float">
            <text:p>0.0086997956</text:p>
          </table:table-cell>
          <table:table-cell table:formula="of:=[.C81]*100" office:value-type="float" office:value="0.869979559140379" calcext:value-type="float">
            <text:p>0.8699795591</text:p>
          </table:table-cell>
          <table:table-cell table:formula="of:=([.D81]*1300 /100)" office:value-type="float" office:value="11.3097342688249" calcext:value-type="float">
            <text:p>11.3097342688</text:p>
          </table:table-cell>
        </table:table-row>
        <table:table-row table:style-name="ro1">
          <table:table-cell office:value-type="string" calcext:value-type="string">
            <text:p>ரீ</text:p>
          </table:table-cell>
          <table:table-cell office:value-type="float" office:value="406" calcext:value-type="float">
            <text:p>406</text:p>
          </table:table-cell>
          <table:table-cell table:formula="of:=[.B82]/724040" office:value-type="float" office:value="0.000560742500414342" calcext:value-type="float">
            <text:p>0.0005607425</text:p>
          </table:table-cell>
          <table:table-cell table:formula="of:=[.C82]*100" office:value-type="float" office:value="0.0560742500414342" calcext:value-type="float">
            <text:p>0.05607425</text:p>
          </table:table-cell>
          <table:table-cell table:formula="of:=([.D82]*1300 /100)" office:value-type="float" office:value="0.728965250538644" calcext:value-type="float">
            <text:p>0.7289652505</text:p>
          </table:table-cell>
        </table:table-row>
        <table:table-row table:style-name="ro1">
          <table:table-cell office:value-type="string" calcext:value-type="string">
            <text:p>ரு</text:p>
          </table:table-cell>
          <table:table-cell office:value-type="float" office:value="7809" calcext:value-type="float">
            <text:p>7809</text:p>
          </table:table-cell>
          <table:table-cell table:formula="of:=[.B83]/724040" office:value-type="float" office:value="0.0107853157284128" calcext:value-type="float">
            <text:p>0.0107853157</text:p>
          </table:table-cell>
          <table:table-cell table:formula="of:=[.C83]*100" office:value-type="float" office:value="1.07853157284128" calcext:value-type="float">
            <text:p>1.0785315728</text:p>
          </table:table-cell>
          <table:table-cell table:formula="of:=([.D83]*1300 /100)" office:value-type="float" office:value="14.0209104469366" calcext:value-type="float">
            <text:p>14.0209104469</text:p>
          </table:table-cell>
        </table:table-row>
        <table:table-row table:style-name="ro1">
          <table:table-cell office:value-type="string" calcext:value-type="string">
            <text:p>ரூ</text:p>
          </table:table-cell>
          <table:table-cell office:value-type="float" office:value="252" calcext:value-type="float">
            <text:p>252</text:p>
          </table:table-cell>
          <table:table-cell table:formula="of:=[.B84]/724040" office:value-type="float" office:value="0.000348047069222695" calcext:value-type="float">
            <text:p>0.0003480471</text:p>
          </table:table-cell>
          <table:table-cell table:formula="of:=[.C84]*100" office:value-type="float" office:value="0.0348047069222695" calcext:value-type="float">
            <text:p>0.0348047069</text:p>
          </table:table-cell>
          <table:table-cell table:formula="of:=([.D84]*1300 /100)" office:value-type="float" office:value="0.452461189989503" calcext:value-type="float">
            <text:p>0.45246119</text:p>
          </table:table-cell>
        </table:table-row>
        <table:table-row table:style-name="ro1">
          <table:table-cell office:value-type="string" calcext:value-type="string">
            <text:p>ல்</text:p>
          </table:table-cell>
          <table:table-cell office:value-type="float" office:value="20862" calcext:value-type="float">
            <text:p>20862</text:p>
          </table:table-cell>
          <table:table-cell table:formula="of:=[.B85]/724040" office:value-type="float" office:value="0.0288133252306502" calcext:value-type="float">
            <text:p>0.0288133252</text:p>
          </table:table-cell>
          <table:table-cell table:formula="of:=[.C85]*100" office:value-type="float" office:value="2.88133252306502" calcext:value-type="float">
            <text:p>2.8813325231</text:p>
          </table:table-cell>
          <table:table-cell table:formula="of:=([.D85]*1300 /100)" office:value-type="float" office:value="37.4573227998453" calcext:value-type="float">
            <text:p>37.4573227998</text:p>
          </table:table-cell>
        </table:table-row>
        <table:table-row table:style-name="ro1">
          <table:table-cell office:value-type="string" calcext:value-type="string">
            <text:p>ல</text:p>
          </table:table-cell>
          <table:table-cell office:value-type="float" office:value="13023" calcext:value-type="float">
            <text:p>13023</text:p>
          </table:table-cell>
          <table:table-cell table:formula="of:=[.B86]/724040" office:value-type="float" office:value="0.01798657532733" calcext:value-type="float">
            <text:p>0.0179865753</text:p>
          </table:table-cell>
          <table:table-cell table:formula="of:=[.C86]*100" office:value-type="float" office:value="1.798657532733" calcext:value-type="float">
            <text:p>1.7986575327</text:p>
          </table:table-cell>
          <table:table-cell table:formula="of:=([.D86]*1300 /100)" office:value-type="float" office:value="23.382547925529" calcext:value-type="float">
            <text:p>23.3825479255</text:p>
          </table:table-cell>
        </table:table-row>
        <table:table-row table:style-name="ro1">
          <table:table-cell office:value-type="string" calcext:value-type="string">
            <text:p>லி</text:p>
          </table:table-cell>
          <table:table-cell office:value-type="float" office:value="3069" calcext:value-type="float">
            <text:p>3069</text:p>
          </table:table-cell>
          <table:table-cell table:formula="of:=[.B87]/724040" office:value-type="float" office:value="0.00423871609303353" calcext:value-type="float">
            <text:p>0.0042387161</text:p>
          </table:table-cell>
          <table:table-cell table:formula="of:=[.C87]*100" office:value-type="float" office:value="0.423871609303353" calcext:value-type="float">
            <text:p>0.4238716093</text:p>
          </table:table-cell>
          <table:table-cell table:formula="of:=([.D87]*1300 /100)" office:value-type="float" office:value="5.51033092094359" calcext:value-type="float">
            <text:p>5.5103309209</text:p>
          </table:table-cell>
        </table:table-row>
        <table:table-row table:style-name="ro1">
          <table:table-cell office:value-type="string" calcext:value-type="string">
            <text:p>லீ</text:p>
          </table:table-cell>
          <table:table-cell office:value-type="float" office:value="93" calcext:value-type="float">
            <text:p>93</text:p>
          </table:table-cell>
          <table:table-cell table:formula="of:=[.B88]/724040" office:value-type="float" office:value="0.000128445942213137" calcext:value-type="float">
            <text:p>0.0001284459</text:p>
          </table:table-cell>
          <table:table-cell table:formula="of:=[.C88]*100" office:value-type="float" office:value="0.0128445942213137" calcext:value-type="float">
            <text:p>0.0128445942</text:p>
          </table:table-cell>
          <table:table-cell table:formula="of:=([.D88]*1300 /100)" office:value-type="float" office:value="0.166979724877079" calcext:value-type="float">
            <text:p>0.1669797249</text:p>
          </table:table-cell>
        </table:table-row>
        <table:table-row table:style-name="ro1">
          <table:table-cell office:value-type="string" calcext:value-type="string">
            <text:p>லு</text:p>
          </table:table-cell>
          <table:table-cell office:value-type="float" office:value="980" calcext:value-type="float">
            <text:p>980</text:p>
          </table:table-cell>
          <table:table-cell table:formula="of:=[.B89]/724040" office:value-type="float" office:value="0.00135351638031048" calcext:value-type="float">
            <text:p>0.0013535164</text:p>
          </table:table-cell>
          <table:table-cell table:formula="of:=[.C89]*100" office:value-type="float" office:value="0.135351638031048" calcext:value-type="float">
            <text:p>0.135351638</text:p>
          </table:table-cell>
          <table:table-cell table:formula="of:=([.D89]*1300 /100)" office:value-type="float" office:value="1.75957129440362" calcext:value-type="float">
            <text:p>1.7595712944</text:p>
          </table:table-cell>
        </table:table-row>
        <table:table-row table:style-name="ro1">
          <table:table-cell office:value-type="string" calcext:value-type="string">
            <text:p>லூ</text:p>
          </table:table-cell>
          <table:table-cell office:value-type="float" office:value="96" calcext:value-type="float">
            <text:p>96</text:p>
          </table:table-cell>
          <table:table-cell table:formula="of:=[.B90]/724040" office:value-type="float" office:value="0.000132589359703884" calcext:value-type="float">
            <text:p>0.0001325894</text:p>
          </table:table-cell>
          <table:table-cell table:formula="of:=[.C90]*100" office:value-type="float" office:value="0.0132589359703884" calcext:value-type="float">
            <text:p>0.013258936</text:p>
          </table:table-cell>
          <table:table-cell table:formula="of:=([.D90]*1300 /100)" office:value-type="float" office:value="0.172366167615049" calcext:value-type="float">
            <text:p>0.1723661676</text:p>
          </table:table-cell>
        </table:table-row>
        <table:table-row table:style-name="ro1">
          <table:table-cell office:value-type="string" calcext:value-type="string">
            <text:p>வ்</text:p>
          </table:table-cell>
          <table:table-cell office:value-type="float" office:value="379" calcext:value-type="float">
            <text:p>379</text:p>
          </table:table-cell>
          <table:table-cell table:formula="of:=[.B91]/724040" office:value-type="float" office:value="0.000523451742997624" calcext:value-type="float">
            <text:p>0.0005234517</text:p>
          </table:table-cell>
          <table:table-cell table:formula="of:=[.C91]*100" office:value-type="float" office:value="0.0523451742997624" calcext:value-type="float">
            <text:p>0.0523451743</text:p>
          </table:table-cell>
          <table:table-cell table:formula="of:=([.D91]*1300 /100)" office:value-type="float" office:value="0.680487265896912" calcext:value-type="float">
            <text:p>0.6804872659</text:p>
          </table:table-cell>
        </table:table-row>
        <table:table-row table:style-name="ro1">
          <table:table-cell office:value-type="string" calcext:value-type="string">
            <text:p>வ</text:p>
          </table:table-cell>
          <table:table-cell office:value-type="float" office:value="22833" calcext:value-type="float">
            <text:p>22833</text:p>
          </table:table-cell>
          <table:table-cell table:formula="of:=[.B92]/724040" office:value-type="float" office:value="0.0315355505220706" calcext:value-type="float">
            <text:p>0.0315355505</text:p>
          </table:table-cell>
          <table:table-cell table:formula="of:=[.C92]*100" office:value-type="float" office:value="3.15355505220706" calcext:value-type="float">
            <text:p>3.1535550522</text:p>
          </table:table-cell>
          <table:table-cell table:formula="of:=([.D92]*1300 /100)" office:value-type="float" office:value="40.9962156786918" calcext:value-type="float">
            <text:p>40.9962156787</text:p>
          </table:table-cell>
        </table:table-row>
        <table:table-row table:style-name="ro1">
          <table:table-cell office:value-type="string" calcext:value-type="string">
            <text:p>வி</text:p>
          </table:table-cell>
          <table:table-cell office:value-type="float" office:value="6898" calcext:value-type="float">
            <text:p>6898</text:p>
          </table:table-cell>
          <table:table-cell table:formula="of:=[.B93]/724040" office:value-type="float" office:value="0.00952709795038948" calcext:value-type="float">
            <text:p>0.009527098</text:p>
          </table:table-cell>
          <table:table-cell table:formula="of:=[.C93]*100" office:value-type="float" office:value="0.952709795038948" calcext:value-type="float">
            <text:p>0.952709795</text:p>
          </table:table-cell>
          <table:table-cell table:formula="of:=([.D93]*1300 /100)" office:value-type="float" office:value="12.3852273355063" calcext:value-type="float">
            <text:p>12.3852273355</text:p>
          </table:table-cell>
        </table:table-row>
        <table:table-row table:style-name="ro1">
          <table:table-cell office:value-type="string" calcext:value-type="string">
            <text:p>வீ</text:p>
          </table:table-cell>
          <table:table-cell office:value-type="float" office:value="845" calcext:value-type="float">
            <text:p>845</text:p>
          </table:table-cell>
          <table:table-cell table:formula="of:=[.B94]/724040" office:value-type="float" office:value="0.00116706259322689" calcext:value-type="float">
            <text:p>0.0011670626</text:p>
          </table:table-cell>
          <table:table-cell table:formula="of:=[.C94]*100" office:value-type="float" office:value="0.116706259322689" calcext:value-type="float">
            <text:p>0.1167062593</text:p>
          </table:table-cell>
          <table:table-cell table:formula="of:=([.D94]*1300 /100)" office:value-type="float" office:value="1.51718137119496" calcext:value-type="float">
            <text:p>1.5171813712</text:p>
          </table:table-cell>
        </table:table-row>
        <table:table-row table:style-name="ro1">
          <table:table-cell office:value-type="string" calcext:value-type="string">
            <text:p>வு</text:p>
          </table:table-cell>
          <table:table-cell office:value-type="float" office:value="2289" calcext:value-type="float">
            <text:p>2289</text:p>
          </table:table-cell>
          <table:table-cell table:formula="of:=[.B95]/724040" office:value-type="float" office:value="0.00316142754543948" calcext:value-type="float">
            <text:p>0.0031614275</text:p>
          </table:table-cell>
          <table:table-cell table:formula="of:=[.C95]*100" office:value-type="float" office:value="0.316142754543948" calcext:value-type="float">
            <text:p>0.3161427545</text:p>
          </table:table-cell>
          <table:table-cell table:formula="of:=([.D95]*1300 /100)" office:value-type="float" office:value="4.10985580907132" calcext:value-type="float">
            <text:p>4.1098558091</text:p>
          </table:table-cell>
        </table:table-row>
        <table:table-row table:style-name="ro1">
          <table:table-cell office:value-type="string" calcext:value-type="string">
            <text:p>வூ</text:p>
          </table:table-cell>
          <table:table-cell office:value-type="float" office:value="51" calcext:value-type="float">
            <text:p>51</text:p>
          </table:table-cell>
          <table:table-cell table:formula="of:=[.B96]/724040" office:value-type="float" office:value="0.0000704380973426883" calcext:value-type="float">
            <text:p>7.04380973426883E-005</text:p>
          </table:table-cell>
          <table:table-cell table:formula="of:=[.C96]*100" office:value-type="float" office:value="0.00704380973426883" calcext:value-type="float">
            <text:p>0.0070438097</text:p>
          </table:table-cell>
          <table:table-cell table:formula="of:=([.D96]*1300 /100)" office:value-type="float" office:value="0.0915695265454947" calcext:value-type="float">
            <text:p>0.0915695265</text:p>
          </table:table-cell>
        </table:table-row>
        <table:table-row table:style-name="ro1">
          <table:table-cell office:value-type="string" calcext:value-type="string">
            <text:p>ழ்</text:p>
          </table:table-cell>
          <table:table-cell office:value-type="float" office:value="844" calcext:value-type="float">
            <text:p>844</text:p>
          </table:table-cell>
          <table:table-cell table:formula="of:=[.B97]/724040" office:value-type="float" office:value="0.00116568145406331" calcext:value-type="float">
            <text:p>0.0011656815</text:p>
          </table:table-cell>
          <table:table-cell table:formula="of:=[.C97]*100" office:value-type="float" office:value="0.116568145406331" calcext:value-type="float">
            <text:p>0.1165681454</text:p>
          </table:table-cell>
          <table:table-cell table:formula="of:=([.D97]*1300 /100)" office:value-type="float" office:value="1.51538589028231" calcext:value-type="float">
            <text:p>1.5153858903</text:p>
          </table:table-cell>
        </table:table-row>
        <table:table-row table:style-name="ro1">
          <table:table-cell office:value-type="string" calcext:value-type="string">
            <text:p>ழ</text:p>
          </table:table-cell>
          <table:table-cell office:value-type="float" office:value="2247" calcext:value-type="float">
            <text:p>2247</text:p>
          </table:table-cell>
          <table:table-cell table:formula="of:=[.B98]/724040" office:value-type="float" office:value="0.00310341970056903" calcext:value-type="float">
            <text:p>0.0031034197</text:p>
          </table:table-cell>
          <table:table-cell table:formula="of:=[.C98]*100" office:value-type="float" office:value="0.310341970056903" calcext:value-type="float">
            <text:p>0.3103419701</text:p>
          </table:table-cell>
          <table:table-cell table:formula="of:=([.D98]*1300 /100)" office:value-type="float" office:value="4.03444561073974" calcext:value-type="float">
            <text:p>4.0344456107</text:p>
          </table:table-cell>
        </table:table-row>
        <table:table-row table:style-name="ro1">
          <table:table-cell office:value-type="string" calcext:value-type="string">
            <text:p>ழி</text:p>
          </table:table-cell>
          <table:table-cell office:value-type="float" office:value="1755" calcext:value-type="float">
            <text:p>1755</text:p>
          </table:table-cell>
          <table:table-cell table:formula="of:=[.B99]/724040" office:value-type="float" office:value="0.00242389923208662" calcext:value-type="float">
            <text:p>0.0024238992</text:p>
          </table:table-cell>
          <table:table-cell table:formula="of:=[.C99]*100" office:value-type="float" office:value="0.242389923208662" calcext:value-type="float">
            <text:p>0.2423899232</text:p>
          </table:table-cell>
          <table:table-cell table:formula="of:=([.D99]*1300 /100)" office:value-type="float" office:value="3.15106900171261" calcext:value-type="float">
            <text:p>3.1510690017</text:p>
          </table:table-cell>
        </table:table-row>
        <table:table-row table:style-name="ro1">
          <table:table-cell office:value-type="string" calcext:value-type="string">
            <text:p>ழீ</text:p>
          </table:table-cell>
          <table:table-cell office:value-type="float" office:value="5" calcext:value-type="float">
            <text:p>5</text:p>
          </table:table-cell>
          <table:table-cell table:formula="of:=[.B100]/724040" office:value-type="float" office:value="0.00000690569581791061" calcext:value-type="float">
            <text:p>6.90569581791061E-006</text:p>
          </table:table-cell>
          <table:table-cell table:formula="of:=[.C100]*100" office:value-type="float" office:value="0.000690569581791061" calcext:value-type="float">
            <text:p>0.0006905696</text:p>
          </table:table-cell>
          <table:table-cell table:formula="of:=([.D100]*1300 /100)" office:value-type="float" office:value="0.0089774045632838" calcext:value-type="float">
            <text:p>0.0089774046</text:p>
          </table:table-cell>
        </table:table-row>
        <table:table-row table:style-name="ro1">
          <table:table-cell office:value-type="string" calcext:value-type="string">
            <text:p>ழு</text:p>
          </table:table-cell>
          <table:table-cell office:value-type="float" office:value="1717" calcext:value-type="float">
            <text:p>1717</text:p>
          </table:table-cell>
          <table:table-cell table:formula="of:=[.B101]/724040" office:value-type="float" office:value="0.0023714159438705" calcext:value-type="float">
            <text:p>0.0023714159</text:p>
          </table:table-cell>
          <table:table-cell table:formula="of:=[.C101]*100" office:value-type="float" office:value="0.23714159438705" calcext:value-type="float">
            <text:p>0.2371415944</text:p>
          </table:table-cell>
          <table:table-cell table:formula="of:=([.D101]*1300 /100)" office:value-type="float" office:value="3.08284072703166" calcext:value-type="float">
            <text:p>3.082840727</text:p>
          </table:table-cell>
        </table:table-row>
        <table:table-row table:style-name="ro1">
          <table:table-cell office:value-type="string" calcext:value-type="string">
            <text:p>ழூ</text:p>
          </table:table-cell>
          <table:table-cell office:value-type="float" office:value="11" calcext:value-type="float">
            <text:p>11</text:p>
          </table:table-cell>
          <table:table-cell table:formula="of:=[.B102]/724040" office:value-type="float" office:value="0.0000151925307994033" calcext:value-type="float">
            <text:p>1.51925307994033E-005</text:p>
          </table:table-cell>
          <table:table-cell table:formula="of:=[.C102]*100" office:value-type="float" office:value="0.00151925307994033" calcext:value-type="float">
            <text:p>0.0015192531</text:p>
          </table:table-cell>
          <table:table-cell table:formula="of:=([.D102]*1300 /100)" office:value-type="float" office:value="0.0197502900392244" calcext:value-type="float">
            <text:p>0.01975029</text:p>
          </table:table-cell>
        </table:table-row>
        <table:table-row table:style-name="ro1">
          <table:table-cell office:value-type="string" calcext:value-type="string">
            <text:p>ள்</text:p>
          </table:table-cell>
          <table:table-cell office:value-type="float" office:value="3950" calcext:value-type="float">
            <text:p>3950</text:p>
          </table:table-cell>
          <table:table-cell table:formula="of:=[.B103]/724040" office:value-type="float" office:value="0.00545549969614938" calcext:value-type="float">
            <text:p>0.0054554997</text:p>
          </table:table-cell>
          <table:table-cell table:formula="of:=[.C103]*100" office:value-type="float" office:value="0.545549969614938" calcext:value-type="float">
            <text:p>0.5455499696</text:p>
          </table:table-cell>
          <table:table-cell table:formula="of:=([.D103]*1300 /100)" office:value-type="float" office:value="7.0921496049942" calcext:value-type="float">
            <text:p>7.092149605</text:p>
          </table:table-cell>
        </table:table-row>
        <table:table-row table:style-name="ro1">
          <table:table-cell office:value-type="string" calcext:value-type="string">
            <text:p>ள</text:p>
          </table:table-cell>
          <table:table-cell office:value-type="float" office:value="5281" calcext:value-type="float">
            <text:p>5281</text:p>
          </table:table-cell>
          <table:table-cell table:formula="of:=[.B104]/724040" office:value-type="float" office:value="0.00729379592287719" calcext:value-type="float">
            <text:p>0.0072937959</text:p>
          </table:table-cell>
          <table:table-cell table:formula="of:=[.C104]*100" office:value-type="float" office:value="0.729379592287719" calcext:value-type="float">
            <text:p>0.7293795923</text:p>
          </table:table-cell>
          <table:table-cell table:formula="of:=([.D104]*1300 /100)" office:value-type="float" office:value="9.48193469974034" calcext:value-type="float">
            <text:p>9.4819346997</text:p>
          </table:table-cell>
        </table:table-row>
        <table:table-row table:style-name="ro1">
          <table:table-cell office:value-type="string" calcext:value-type="string">
            <text:p>ள <text:s/></text:p>
          </table:table-cell>
          <table:table-cell office:value-type="float" office:value="3535" calcext:value-type="float">
            <text:p>3535</text:p>
          </table:table-cell>
          <table:table-cell table:formula="of:=[.B105]/724040" office:value-type="float" office:value="0.0048823269432628" calcext:value-type="float">
            <text:p>0.0048823269</text:p>
          </table:table-cell>
          <table:table-cell table:formula="of:=[.C105]*100" office:value-type="float" office:value="0.48823269432628" calcext:value-type="float">
            <text:p>0.4882326943</text:p>
          </table:table-cell>
          <table:table-cell table:formula="of:=([.D105]*1300 /100)" office:value-type="float" office:value="6.34702502624164" calcext:value-type="float">
            <text:p>6.3470250262</text:p>
          </table:table-cell>
        </table:table-row>
        <table:table-row table:style-name="ro1">
          <table:table-cell office:value-type="string" calcext:value-type="string">
            <text:p>ளி</text:p>
          </table:table-cell>
          <table:table-cell office:value-type="float" office:value="2579" calcext:value-type="float">
            <text:p>2579</text:p>
          </table:table-cell>
          <table:table-cell table:formula="of:=[.B106]/724040" office:value-type="float" office:value="0.00356195790287829" calcext:value-type="float">
            <text:p>0.0035619579</text:p>
          </table:table-cell>
          <table:table-cell table:formula="of:=[.C106]*100" office:value-type="float" office:value="0.356195790287829" calcext:value-type="float">
            <text:p>0.3561957903</text:p>
          </table:table-cell>
          <table:table-cell table:formula="of:=([.D106]*1300 /100)" office:value-type="float" office:value="4.63054527374178" calcext:value-type="float">
            <text:p>4.6305452737</text:p>
          </table:table-cell>
        </table:table-row>
        <table:table-row table:style-name="ro1">
          <table:table-cell office:value-type="string" calcext:value-type="string">
            <text:p>ளீ</text:p>
          </table:table-cell>
          <table:table-cell office:value-type="float" office:value="20" calcext:value-type="float">
            <text:p>20</text:p>
          </table:table-cell>
          <table:table-cell table:formula="of:=[.B107]/724040" office:value-type="float" office:value="0.0000276227832716424" calcext:value-type="float">
            <text:p>2.76227832716424E-005</text:p>
          </table:table-cell>
          <table:table-cell table:formula="of:=[.C107]*100" office:value-type="float" office:value="0.00276227832716424" calcext:value-type="float">
            <text:p>0.0027622783</text:p>
          </table:table-cell>
          <table:table-cell table:formula="of:=([.D107]*1300 /100)" office:value-type="float" office:value="0.0359096182531352" calcext:value-type="float">
            <text:p>0.0359096183</text:p>
          </table:table-cell>
        </table:table-row>
        <table:table-row table:style-name="ro1">
          <table:table-cell office:value-type="string" calcext:value-type="string">
            <text:p>ளு</text:p>
          </table:table-cell>
          <table:table-cell office:value-type="float" office:value="741" calcext:value-type="float">
            <text:p>741</text:p>
          </table:table-cell>
          <table:table-cell table:formula="of:=[.B108]/724040" office:value-type="float" office:value="0.00102342412021435" calcext:value-type="float">
            <text:p>0.0010234241</text:p>
          </table:table-cell>
          <table:table-cell table:formula="of:=[.C108]*100" office:value-type="float" office:value="0.102342412021435" calcext:value-type="float">
            <text:p>0.102342412</text:p>
          </table:table-cell>
          <table:table-cell table:formula="of:=([.D108]*1300 /100)" office:value-type="float" office:value="1.33045135627866" calcext:value-type="float">
            <text:p>1.3304513563</text:p>
          </table:table-cell>
        </table:table-row>
        <table:table-row table:style-name="ro1">
          <table:table-cell office:value-type="string" calcext:value-type="string">
            <text:p>ளூ</text:p>
          </table:table-cell>
          <table:table-cell office:value-type="float" office:value="20" calcext:value-type="float">
            <text:p>20</text:p>
          </table:table-cell>
          <table:table-cell table:formula="of:=[.B109]/724040" office:value-type="float" office:value="0.0000276227832716424" calcext:value-type="float">
            <text:p>2.76227832716424E-005</text:p>
          </table:table-cell>
          <table:table-cell table:formula="of:=[.C109]*100" office:value-type="float" office:value="0.00276227832716424" calcext:value-type="float">
            <text:p>0.0027622783</text:p>
          </table:table-cell>
          <table:table-cell table:formula="of:=([.D109]*1300 /100)" office:value-type="float" office:value="0.0359096182531352" calcext:value-type="float">
            <text:p>0.0359096183</text:p>
          </table:table-cell>
        </table:table-row>
        <table:table-row table:style-name="ro1">
          <table:table-cell office:value-type="string" calcext:value-type="string">
            <text:p>ற்</text:p>
          </table:table-cell>
          <table:table-cell office:value-type="float" office:value="4918" calcext:value-type="float">
            <text:p>4918</text:p>
          </table:table-cell>
          <table:table-cell table:formula="of:=[.B110]/724040" office:value-type="float" office:value="0.00679244240649688" calcext:value-type="float">
            <text:p>0.0067924424</text:p>
          </table:table-cell>
          <table:table-cell table:formula="of:=[.C110]*100" office:value-type="float" office:value="0.679244240649688" calcext:value-type="float">
            <text:p>0.6792442406</text:p>
          </table:table-cell>
          <table:table-cell table:formula="of:=([.D110]*1300 /100)" office:value-type="float" office:value="8.83017512844594" calcext:value-type="float">
            <text:p>8.8301751284</text:p>
          </table:table-cell>
        </table:table-row>
        <table:table-row table:style-name="ro1">
          <table:table-cell office:value-type="string" calcext:value-type="string">
            <text:p>ற</text:p>
          </table:table-cell>
          <table:table-cell office:value-type="float" office:value="4732" calcext:value-type="float">
            <text:p>4732</text:p>
          </table:table-cell>
          <table:table-cell table:formula="of:=[.B111]/724040" office:value-type="float" office:value="0.0065355505220706" calcext:value-type="float">
            <text:p>0.0065355505</text:p>
          </table:table-cell>
          <table:table-cell table:formula="of:=[.C111]*100" office:value-type="float" office:value="0.65355505220706" calcext:value-type="float">
            <text:p>0.6535550522</text:p>
          </table:table-cell>
          <table:table-cell table:formula="of:=([.D111]*1300 /100)" office:value-type="float" office:value="8.49621567869179" calcext:value-type="float">
            <text:p>8.4962156787</text:p>
          </table:table-cell>
        </table:table-row>
        <table:table-row table:style-name="ro1">
          <table:table-cell office:value-type="string" calcext:value-type="string">
            <text:p>றி</text:p>
          </table:table-cell>
          <table:table-cell office:value-type="float" office:value="1961" calcext:value-type="float">
            <text:p>1961</text:p>
          </table:table-cell>
          <table:table-cell table:formula="of:=[.B112]/724040" office:value-type="float" office:value="0.00270841389978454" calcext:value-type="float">
            <text:p>0.0027084139</text:p>
          </table:table-cell>
          <table:table-cell table:formula="of:=[.C112]*100" office:value-type="float" office:value="0.270841389978454" calcext:value-type="float">
            <text:p>0.27084139</text:p>
          </table:table-cell>
          <table:table-cell table:formula="of:=([.D112]*1300 /100)" office:value-type="float" office:value="3.52093806971991" calcext:value-type="float">
            <text:p>3.5209380697</text:p>
          </table:table-cell>
        </table:table-row>
        <table:table-row table:style-name="ro1">
          <table:table-cell office:value-type="string" calcext:value-type="string">
            <text:p>றீ</text:p>
          </table:table-cell>
          <table:table-cell office:value-type="float" office:value="11" calcext:value-type="float">
            <text:p>11</text:p>
          </table:table-cell>
          <table:table-cell table:formula="of:=[.B113]/724040" office:value-type="float" office:value="0.0000151925307994033" calcext:value-type="float">
            <text:p>1.51925307994033E-005</text:p>
          </table:table-cell>
          <table:table-cell table:formula="of:=[.C113]*100" office:value-type="float" office:value="0.00151925307994033" calcext:value-type="float">
            <text:p>0.0015192531</text:p>
          </table:table-cell>
          <table:table-cell table:formula="of:=([.D113]*1300 /100)" office:value-type="float" office:value="0.0197502900392244" calcext:value-type="float">
            <text:p>0.01975029</text:p>
          </table:table-cell>
        </table:table-row>
        <table:table-row table:style-name="ro1">
          <table:table-cell office:value-type="string" calcext:value-type="string">
            <text:p>று</text:p>
          </table:table-cell>
          <table:table-cell office:value-type="float" office:value="4341" calcext:value-type="float">
            <text:p>4341</text:p>
          </table:table-cell>
          <table:table-cell table:formula="of:=[.B114]/724040" office:value-type="float" office:value="0.00599552510910999" calcext:value-type="float">
            <text:p>0.0059955251</text:p>
          </table:table-cell>
          <table:table-cell table:formula="of:=[.C114]*100" office:value-type="float" office:value="0.599552510910999" calcext:value-type="float">
            <text:p>0.5995525109</text:p>
          </table:table-cell>
          <table:table-cell table:formula="of:=([.D114]*1300 /100)" office:value-type="float" office:value="7.79418264184299" calcext:value-type="float">
            <text:p>7.7941826418</text:p>
          </table:table-cell>
        </table:table-row>
        <table:table-row table:style-name="ro1">
          <table:table-cell office:value-type="string" calcext:value-type="string">
            <text:p>றூ</text:p>
          </table:table-cell>
          <table:table-cell office:value-type="float" office:value="28" calcext:value-type="float">
            <text:p>28</text:p>
          </table:table-cell>
          <table:table-cell table:formula="of:=[.B115]/724040" office:value-type="float" office:value="0.0000386718965802994" calcext:value-type="float">
            <text:p>3.86718965802994E-005</text:p>
          </table:table-cell>
          <table:table-cell table:formula="of:=[.C115]*100" office:value-type="float" office:value="0.00386718965802994" calcext:value-type="float">
            <text:p>0.0038671897</text:p>
          </table:table-cell>
          <table:table-cell table:formula="of:=([.D115]*1300 /100)" office:value-type="float" office:value="0.0502734655543893" calcext:value-type="float">
            <text:p>0.0502734656</text:p>
          </table:table-cell>
        </table:table-row>
        <table:table-row table:style-name="ro1">
          <table:table-cell office:value-type="string" calcext:value-type="string">
            <text:p>ன்</text:p>
          </table:table-cell>
          <table:table-cell office:value-type="float" office:value="13040" calcext:value-type="float">
            <text:p>13040</text:p>
          </table:table-cell>
          <table:table-cell table:formula="of:=[.B116]/724040" office:value-type="float" office:value="0.0180100546931109" calcext:value-type="float">
            <text:p>0.0180100547</text:p>
          </table:table-cell>
          <table:table-cell table:formula="of:=[.C116]*100" office:value-type="float" office:value="1.80100546931109" calcext:value-type="float">
            <text:p>1.8010054693</text:p>
          </table:table-cell>
          <table:table-cell table:formula="of:=([.D116]*1300 /100)" office:value-type="float" office:value="23.4130711010441" calcext:value-type="float">
            <text:p>23.413071101</text:p>
          </table:table-cell>
        </table:table-row>
        <table:table-row table:style-name="ro1">
          <table:table-cell office:value-type="string" calcext:value-type="string">
            <text:p>ன</text:p>
          </table:table-cell>
          <table:table-cell office:value-type="float" office:value="8863" calcext:value-type="float">
            <text:p>8863</text:p>
          </table:table-cell>
          <table:table-cell table:formula="of:=[.B117]/724040" office:value-type="float" office:value="0.0122410364068284" calcext:value-type="float">
            <text:p>0.0122410364</text:p>
          </table:table-cell>
          <table:table-cell table:formula="of:=[.C117]*100" office:value-type="float" office:value="1.22410364068284" calcext:value-type="float">
            <text:p>1.2241036407</text:p>
          </table:table-cell>
          <table:table-cell table:formula="of:=([.D117]*1300 /100)" office:value-type="float" office:value="15.9133473288769" calcext:value-type="float">
            <text:p>15.9133473289</text:p>
          </table:table-cell>
        </table:table-row>
        <table:table-row table:style-name="ro1">
          <table:table-cell office:value-type="string" calcext:value-type="string">
            <text:p>னி</text:p>
          </table:table-cell>
          <table:table-cell office:value-type="float" office:value="2215" calcext:value-type="float">
            <text:p>2215</text:p>
          </table:table-cell>
          <table:table-cell table:formula="of:=[.B118]/724040" office:value-type="float" office:value="0.0030592232473344" calcext:value-type="float">
            <text:p>0.0030592232</text:p>
          </table:table-cell>
          <table:table-cell table:formula="of:=[.C118]*100" office:value-type="float" office:value="0.30592232473344" calcext:value-type="float">
            <text:p>0.3059223247</text:p>
          </table:table-cell>
          <table:table-cell table:formula="of:=([.D118]*1300 /100)" office:value-type="float" office:value="3.97699022153472" calcext:value-type="float">
            <text:p>3.9769902215</text:p>
          </table:table-cell>
        </table:table-row>
        <table:table-row table:style-name="ro1">
          <table:table-cell office:value-type="string" calcext:value-type="string">
            <text:p>னீ</text:p>
          </table:table-cell>
          <table:table-cell office:value-type="float" office:value="101" calcext:value-type="float">
            <text:p>101</text:p>
          </table:table-cell>
          <table:table-cell table:formula="of:=[.B119]/724040" office:value-type="float" office:value="0.000139495055521794" calcext:value-type="float">
            <text:p>0.0001394951</text:p>
          </table:table-cell>
          <table:table-cell table:formula="of:=[.C119]*100" office:value-type="float" office:value="0.0139495055521794" calcext:value-type="float">
            <text:p>0.0139495056</text:p>
          </table:table-cell>
          <table:table-cell table:formula="of:=([.D119]*1300 /100)" office:value-type="float" office:value="0.181343572178333" calcext:value-type="float">
            <text:p>0.1813435722</text:p>
          </table:table-cell>
        </table:table-row>
        <table:table-row table:style-name="ro1">
          <table:table-cell office:value-type="string" calcext:value-type="string">
            <text:p>னு</text:p>
          </table:table-cell>
          <table:table-cell office:value-type="float" office:value="616" calcext:value-type="float">
            <text:p>616</text:p>
          </table:table-cell>
          <table:table-cell table:formula="of:=[.B120]/724040" office:value-type="float" office:value="0.000850781724766587" calcext:value-type="float">
            <text:p>0.0008507817</text:p>
          </table:table-cell>
          <table:table-cell table:formula="of:=[.C120]*100" office:value-type="float" office:value="0.0850781724766587" calcext:value-type="float">
            <text:p>0.0850781725</text:p>
          </table:table-cell>
          <table:table-cell table:formula="of:=([.D120]*1300 /100)" office:value-type="float" office:value="1.10601624219656" calcext:value-type="float">
            <text:p>1.1060162422</text:p>
          </table:table-cell>
        </table:table-row>
        <table:table-row table:style-name="ro1">
          <table:table-cell office:value-type="string" calcext:value-type="string">
            <text:p>னூ</text:p>
          </table:table-cell>
          <table:table-cell office:value-type="float" office:value="52" calcext:value-type="float">
            <text:p>52</text:p>
          </table:table-cell>
          <table:table-cell table:formula="of:=[.B121]/724040" office:value-type="float" office:value="0.0000718192365062704" calcext:value-type="float">
            <text:p>7.18192365062704E-005</text:p>
          </table:table-cell>
          <table:table-cell table:formula="of:=[.C121]*100" office:value-type="float" office:value="0.00718192365062704" calcext:value-type="float">
            <text:p>0.0071819237</text:p>
          </table:table-cell>
          <table:table-cell table:formula="of:=([.D121]*1300 /100)" office:value-type="float" office:value="0.0933650074581515" calcext:value-type="float">
            <text:p>0.0933650075</text:p>
          </table:table-cell>
        </table:table-row>
        <table:table-row table:style-name="ro1">
          <table:table-cell office:value-type="string" calcext:value-type="string">
            <text:p>ஜ்</text:p>
          </table:table-cell>
          <table:table-cell office:value-type="float" office:value="133" calcext:value-type="float">
            <text:p>133</text:p>
          </table:table-cell>
          <table:table-cell table:formula="of:=[.B122]/724040" office:value-type="float" office:value="0.000183691508756422" calcext:value-type="float">
            <text:p>0.0001836915</text:p>
          </table:table-cell>
          <table:table-cell table:formula="of:=[.C122]*100" office:value-type="float" office:value="0.0183691508756422" calcext:value-type="float">
            <text:p>0.0183691509</text:p>
          </table:table-cell>
          <table:table-cell table:formula="of:=([.D122]*1300 /100)" office:value-type="float" office:value="0.238798961383349" calcext:value-type="float">
            <text:p>0.2387989614</text:p>
          </table:table-cell>
        </table:table-row>
        <table:table-row table:style-name="ro1">
          <table:table-cell office:value-type="string" calcext:value-type="string">
            <text:p>ஜ</text:p>
          </table:table-cell>
          <table:table-cell office:value-type="float" office:value="898" calcext:value-type="float">
            <text:p>898</text:p>
          </table:table-cell>
          <table:table-cell table:formula="of:=[.B123]/724040" office:value-type="float" office:value="0.00124026296889675" calcext:value-type="float">
            <text:p>0.001240263</text:p>
          </table:table-cell>
          <table:table-cell table:formula="of:=[.C123]*100" office:value-type="float" office:value="0.124026296889675" calcext:value-type="float">
            <text:p>0.1240262969</text:p>
          </table:table-cell>
          <table:table-cell table:formula="of:=([.D123]*1300 /100)" office:value-type="float" office:value="1.61234185956577" calcext:value-type="float">
            <text:p>1.6123418596</text:p>
          </table:table-cell>
        </table:table-row>
        <table:table-row table:style-name="ro1">
          <table:table-cell office:value-type="string" calcext:value-type="string">
            <text:p>ஜி</text:p>
          </table:table-cell>
          <table:table-cell office:value-type="float" office:value="125" calcext:value-type="float">
            <text:p>125</text:p>
          </table:table-cell>
          <table:table-cell table:formula="of:=[.B124]/724040" office:value-type="float" office:value="0.000172642395447765" calcext:value-type="float">
            <text:p>0.0001726424</text:p>
          </table:table-cell>
          <table:table-cell table:formula="of:=[.C124]*100" office:value-type="float" office:value="0.0172642395447765" calcext:value-type="float">
            <text:p>0.0172642395</text:p>
          </table:table-cell>
          <table:table-cell table:formula="of:=([.D124]*1300 /100)" office:value-type="float" office:value="0.224435114082095" calcext:value-type="float">
            <text:p>0.2244351141</text:p>
          </table:table-cell>
        </table:table-row>
        <table:table-row table:style-name="ro1">
          <table:table-cell office:value-type="string" calcext:value-type="string">
            <text:p>ஜீ</text:p>
          </table:table-cell>
          <table:table-cell office:value-type="float" office:value="104" calcext:value-type="float">
            <text:p>104</text:p>
          </table:table-cell>
          <table:table-cell table:formula="of:=[.B125]/724040" office:value-type="float" office:value="0.000143638473012541" calcext:value-type="float">
            <text:p>0.0001436385</text:p>
          </table:table-cell>
          <table:table-cell table:formula="of:=[.C125]*100" office:value-type="float" office:value="0.0143638473012541" calcext:value-type="float">
            <text:p>0.0143638473</text:p>
          </table:table-cell>
          <table:table-cell table:formula="of:=([.D125]*1300 /100)" office:value-type="float" office:value="0.186730014916303" calcext:value-type="float">
            <text:p>0.1867300149</text:p>
          </table:table-cell>
        </table:table-row>
        <table:table-row table:style-name="ro1">
          <table:table-cell office:value-type="string" calcext:value-type="string">
            <text:p>ஜு</text:p>
          </table:table-cell>
          <table:table-cell office:value-type="float" office:value="22" calcext:value-type="float">
            <text:p>22</text:p>
          </table:table-cell>
          <table:table-cell table:formula="of:=[.B126]/724040" office:value-type="float" office:value="0.0000303850615988067" calcext:value-type="float">
            <text:p>3.03850615988067E-005</text:p>
          </table:table-cell>
          <table:table-cell table:formula="of:=[.C126]*100" office:value-type="float" office:value="0.00303850615988067" calcext:value-type="float">
            <text:p>0.0030385062</text:p>
          </table:table-cell>
          <table:table-cell table:formula="of:=([.D126]*1300 /100)" office:value-type="float" office:value="0.0395005800784487" calcext:value-type="float">
            <text:p>0.0395005801</text:p>
          </table:table-cell>
        </table:table-row>
        <table:table-row table:style-name="ro1">
          <table:table-cell office:value-type="string" calcext:value-type="string">
            <text:p>ஜூ</text:p>
          </table:table-cell>
          <table:table-cell office:value-type="float" office:value="22" calcext:value-type="float">
            <text:p>22</text:p>
          </table:table-cell>
          <table:table-cell table:formula="of:=[.B127]/724040" office:value-type="float" office:value="0.0000303850615988067" calcext:value-type="float">
            <text:p>3.03850615988067E-005</text:p>
          </table:table-cell>
          <table:table-cell table:formula="of:=[.C127]*100" office:value-type="float" office:value="0.00303850615988067" calcext:value-type="float">
            <text:p>0.0030385062</text:p>
          </table:table-cell>
          <table:table-cell table:formula="of:=([.D127]*1300 /100)" office:value-type="float" office:value="0.0395005800784487" calcext:value-type="float">
            <text:p>0.0395005801</text:p>
          </table:table-cell>
        </table:table-row>
        <table:table-row table:style-name="ro1">
          <table:table-cell office:value-type="string" calcext:value-type="string">
            <text:p>ஷ்</text:p>
          </table:table-cell>
          <table:table-cell office:value-type="float" office:value="693" calcext:value-type="float">
            <text:p>693</text:p>
          </table:table-cell>
          <table:table-cell table:formula="of:=[.B128]/724040" office:value-type="float" office:value="0.000957129440362411" calcext:value-type="float">
            <text:p>0.0009571294</text:p>
          </table:table-cell>
          <table:table-cell table:formula="of:=[.C128]*100" office:value-type="float" office:value="0.0957129440362411" calcext:value-type="float">
            <text:p>0.095712944</text:p>
          </table:table-cell>
          <table:table-cell table:formula="of:=([.D128]*1300 /100)" office:value-type="float" office:value="1.24426827247113" calcext:value-type="float">
            <text:p>1.2442682725</text:p>
          </table:table-cell>
        </table:table-row>
        <table:table-row table:style-name="ro1">
          <table:table-cell office:value-type="string" calcext:value-type="string">
            <text:p>ஷ</text:p>
          </table:table-cell>
          <table:table-cell office:value-type="float" office:value="1054" calcext:value-type="float">
            <text:p>1054</text:p>
          </table:table-cell>
          <table:table-cell table:formula="of:=[.B129]/724040" office:value-type="float" office:value="0.00145572067841556" calcext:value-type="float">
            <text:p>0.0014557207</text:p>
          </table:table-cell>
          <table:table-cell table:formula="of:=[.C129]*100" office:value-type="float" office:value="0.145572067841556" calcext:value-type="float">
            <text:p>0.1455720678</text:p>
          </table:table-cell>
          <table:table-cell table:formula="of:=([.D129]*1300 /100)" office:value-type="float" office:value="1.89243688194022" calcext:value-type="float">
            <text:p>1.8924368819</text:p>
          </table:table-cell>
        </table:table-row>
        <table:table-row table:style-name="ro1">
          <table:table-cell office:value-type="string" calcext:value-type="string">
            <text:p>ஷி</text:p>
          </table:table-cell>
          <table:table-cell office:value-type="float" office:value="151" calcext:value-type="float">
            <text:p>151</text:p>
          </table:table-cell>
          <table:table-cell table:formula="of:=[.B130]/724040" office:value-type="float" office:value="0.0002085520137009" calcext:value-type="float">
            <text:p>0.000208552</text:p>
          </table:table-cell>
          <table:table-cell table:formula="of:=[.C130]*100" office:value-type="float" office:value="0.02085520137009" calcext:value-type="float">
            <text:p>0.0208552014</text:p>
          </table:table-cell>
          <table:table-cell table:formula="of:=([.D130]*1300 /100)" office:value-type="float" office:value="0.271117617811171" calcext:value-type="float">
            <text:p>0.2711176178</text:p>
          </table:table-cell>
        </table:table-row>
        <table:table-row table:style-name="ro1">
          <table:table-cell office:value-type="string" calcext:value-type="string">
            <text:p>ஷீ</text:p>
          </table:table-cell>
          <table:table-cell office:value-type="float" office:value="27" calcext:value-type="float">
            <text:p>27</text:p>
          </table:table-cell>
          <table:table-cell table:formula="of:=[.B131]/724040" office:value-type="float" office:value="0.0000372907574167173" calcext:value-type="float">
            <text:p>3.72907574167173E-005</text:p>
          </table:table-cell>
          <table:table-cell table:formula="of:=[.C131]*100" office:value-type="float" office:value="0.00372907574167173" calcext:value-type="float">
            <text:p>0.0037290757</text:p>
          </table:table-cell>
          <table:table-cell table:formula="of:=([.D131]*1300 /100)" office:value-type="float" office:value="0.0484779846417325" calcext:value-type="float">
            <text:p>0.0484779846</text:p>
          </table:table-cell>
        </table:table-row>
        <table:table-row table:style-name="ro1">
          <table:table-cell office:value-type="string" calcext:value-type="string">
            <text:p>ஷு</text:p>
          </table:table-cell>
          <table:table-cell office:value-type="float" office:value="22" calcext:value-type="float">
            <text:p>22</text:p>
          </table:table-cell>
          <table:table-cell table:formula="of:=[.B132]/724040" office:value-type="float" office:value="0.0000303850615988067" calcext:value-type="float">
            <text:p>3.03850615988067E-005</text:p>
          </table:table-cell>
          <table:table-cell table:formula="of:=[.C132]*100" office:value-type="float" office:value="0.00303850615988067" calcext:value-type="float">
            <text:p>0.0030385062</text:p>
          </table:table-cell>
          <table:table-cell table:formula="of:=([.D132]*1300 /100)" office:value-type="float" office:value="0.0395005800784487" calcext:value-type="float">
            <text:p>0.0395005801</text:p>
          </table:table-cell>
        </table:table-row>
        <table:table-row table:style-name="ro1">
          <table:table-cell office:value-type="string" calcext:value-type="string">
            <text:p>ஷூ</text:p>
          </table:table-cell>
          <table:table-cell office:value-type="float" office:value="8" calcext:value-type="float">
            <text:p>8</text:p>
          </table:table-cell>
          <table:table-cell table:formula="of:=[.B133]/724040" office:value-type="float" office:value="0.000011049113308657" calcext:value-type="float">
            <text:p>1.1049113308657E-005</text:p>
          </table:table-cell>
          <table:table-cell table:formula="of:=[.C133]*100" office:value-type="float" office:value="0.0011049113308657" calcext:value-type="float">
            <text:p>0.0011049113</text:p>
          </table:table-cell>
          <table:table-cell table:formula="of:=([.D133]*1300 /100)" office:value-type="float" office:value="0.0143638473012541" calcext:value-type="float">
            <text:p>0.0143638473</text:p>
          </table:table-cell>
        </table:table-row>
        <table:table-row table:style-name="ro1">
          <table:table-cell office:value-type="string" calcext:value-type="string">
            <text:p>ஸ்</text:p>
          </table:table-cell>
          <table:table-cell office:value-type="float" office:value="1238" calcext:value-type="float">
            <text:p>1238</text:p>
          </table:table-cell>
          <table:table-cell table:formula="of:=[.B134]/724040" office:value-type="float" office:value="0.00170985028451467" calcext:value-type="float">
            <text:p>0.0017098503</text:p>
          </table:table-cell>
          <table:table-cell table:formula="of:=[.C134]*100" office:value-type="float" office:value="0.170985028451467" calcext:value-type="float">
            <text:p>0.1709850285</text:p>
          </table:table-cell>
          <table:table-cell table:formula="of:=([.D134]*1300 /100)" office:value-type="float" office:value="2.22280536986907" calcext:value-type="float">
            <text:p>2.2228053699</text:p>
          </table:table-cell>
        </table:table-row>
        <table:table-row table:style-name="ro1">
          <table:table-cell office:value-type="string" calcext:value-type="string">
            <text:p>ஸ </text:p>
          </table:table-cell>
          <table:table-cell office:value-type="float" office:value="707" calcext:value-type="float">
            <text:p>707</text:p>
          </table:table-cell>
          <table:table-cell table:formula="of:=[.B135]/724040" office:value-type="float" office:value="0.000976465388652561" calcext:value-type="float">
            <text:p>0.0009764654</text:p>
          </table:table-cell>
          <table:table-cell table:formula="of:=[.C135]*100" office:value-type="float" office:value="0.0976465388652561" calcext:value-type="float">
            <text:p>0.0976465389</text:p>
          </table:table-cell>
          <table:table-cell table:formula="of:=([.D135]*1300 /100)" office:value-type="float" office:value="1.26940500524833" calcext:value-type="float">
            <text:p>1.2694050052</text:p>
          </table:table-cell>
        </table:table-row>
        <table:table-row table:style-name="ro1">
          <table:table-cell office:value-type="string" calcext:value-type="string">
            <text:p>ஸி</text:p>
          </table:table-cell>
          <table:table-cell office:value-type="float" office:value="33" calcext:value-type="float">
            <text:p>33</text:p>
          </table:table-cell>
          <table:table-cell table:formula="of:=[.B136]/724040" office:value-type="float" office:value="0.00004557759239821" calcext:value-type="float">
            <text:p>4.557759239821E-005</text:p>
          </table:table-cell>
          <table:table-cell table:formula="of:=[.C136]*100" office:value-type="float" office:value="0.004557759239821" calcext:value-type="float">
            <text:p>0.0045577592</text:p>
          </table:table-cell>
          <table:table-cell table:formula="of:=([.D136]*1300 /100)" office:value-type="float" office:value="0.0592508701176731" calcext:value-type="float">
            <text:p>0.0592508701</text:p>
          </table:table-cell>
        </table:table-row>
        <table:table-row table:style-name="ro1">
          <table:table-cell office:value-type="string" calcext:value-type="string">
            <text:p>ஸீ</text:p>
          </table:table-cell>
          <table:table-cell office:value-type="float" office:value="9" calcext:value-type="float">
            <text:p>9</text:p>
          </table:table-cell>
          <table:table-cell table:formula="of:=[.B137]/724040" office:value-type="float" office:value="0.0000124302524722391" calcext:value-type="float">
            <text:p>1.24302524722391E-005</text:p>
          </table:table-cell>
          <table:table-cell table:formula="of:=[.C137]*100" office:value-type="float" office:value="0.00124302524722391" calcext:value-type="float">
            <text:p>0.0012430252</text:p>
          </table:table-cell>
          <table:table-cell table:formula="of:=([.D137]*1300 /100)" office:value-type="float" office:value="0.0161593282139108" calcext:value-type="float">
            <text:p>0.0161593282</text:p>
          </table:table-cell>
        </table:table-row>
        <table:table-row table:style-name="ro1">
          <table:table-cell office:value-type="string" calcext:value-type="string">
            <text:p>ஸு</text:p>
          </table:table-cell>
          <table:table-cell office:value-type="float" office:value="64" calcext:value-type="float">
            <text:p>64</text:p>
          </table:table-cell>
          <table:table-cell table:formula="of:=[.B138]/724040" office:value-type="float" office:value="0.0000883929064692558" calcext:value-type="float">
            <text:p>8.83929064692558E-005</text:p>
          </table:table-cell>
          <table:table-cell table:formula="of:=[.C138]*100" office:value-type="float" office:value="0.00883929064692559" calcext:value-type="float">
            <text:p>0.0088392906</text:p>
          </table:table-cell>
          <table:table-cell table:formula="of:=([.D138]*1300 /100)" office:value-type="float" office:value="0.114910778410033" calcext:value-type="float">
            <text:p>0.1149107784</text:p>
          </table:table-cell>
        </table:table-row>
        <table:table-row table:style-name="ro1">
          <table:table-cell office:value-type="string" calcext:value-type="string">
            <text:p>ஸூ</text:p>
          </table:table-cell>
          <table:table-cell office:value-type="float" office:value="35" calcext:value-type="float">
            <text:p>35</text:p>
          </table:table-cell>
          <table:table-cell table:formula="of:=[.B139]/724040" office:value-type="float" office:value="0.0000483398707253743" calcext:value-type="float">
            <text:p>4.83398707253743E-005</text:p>
          </table:table-cell>
          <table:table-cell table:formula="of:=[.C139]*100" office:value-type="float" office:value="0.00483398707253743" calcext:value-type="float">
            <text:p>0.0048339871</text:p>
          </table:table-cell>
          <table:table-cell table:formula="of:=([.D139]*1300 /100)" office:value-type="float" office:value="0.0628418319429866" calcext:value-type="float">
            <text:p>0.0628418319</text:p>
          </table:table-cell>
        </table:table-row>
        <table:table-row table:style-name="ro1">
          <table:table-cell office:value-type="string" calcext:value-type="string">
            <text:p>ஹ்</text:p>
          </table:table-cell>
          <table:table-cell office:value-type="float" office:value="20" calcext:value-type="float">
            <text:p>20</text:p>
          </table:table-cell>
          <table:table-cell table:formula="of:=[.B140]/724040" office:value-type="float" office:value="0.0000276227832716424" calcext:value-type="float">
            <text:p>2.76227832716424E-005</text:p>
          </table:table-cell>
          <table:table-cell table:formula="of:=[.C140]*100" office:value-type="float" office:value="0.00276227832716424" calcext:value-type="float">
            <text:p>0.0027622783</text:p>
          </table:table-cell>
          <table:table-cell table:formula="of:=([.D140]*1300 /100)" office:value-type="float" office:value="0.0359096182531352" calcext:value-type="float">
            <text:p>0.0359096183</text:p>
          </table:table-cell>
        </table:table-row>
        <table:table-row table:style-name="ro1">
          <table:table-cell office:value-type="string" calcext:value-type="string">
            <text:p>ஹ</text:p>
          </table:table-cell>
          <table:table-cell office:value-type="float" office:value="282" calcext:value-type="float">
            <text:p>282</text:p>
          </table:table-cell>
          <table:table-cell table:formula="of:=[.B141]/724040" office:value-type="float" office:value="0.000389481244130158" calcext:value-type="float">
            <text:p>0.0003894812</text:p>
          </table:table-cell>
          <table:table-cell table:formula="of:=[.C141]*100" office:value-type="float" office:value="0.0389481244130158" calcext:value-type="float">
            <text:p>0.0389481244</text:p>
          </table:table-cell>
          <table:table-cell table:formula="of:=([.D141]*1300 /100)" office:value-type="float" office:value="0.506325617369206" calcext:value-type="float">
            <text:p>0.5063256174</text:p>
          </table:table-cell>
        </table:table-row>
        <table:table-row table:style-name="ro1">
          <table:table-cell office:value-type="string" calcext:value-type="string">
            <text:p>ஹி</text:p>
          </table:table-cell>
          <table:table-cell office:value-type="float" office:value="34" calcext:value-type="float">
            <text:p>34</text:p>
          </table:table-cell>
          <table:table-cell table:formula="of:=[.B142]/724040" office:value-type="float" office:value="0.0000469587315617922" calcext:value-type="float">
            <text:p>4.69587315617922E-005</text:p>
          </table:table-cell>
          <table:table-cell table:formula="of:=[.C142]*100" office:value-type="float" office:value="0.00469587315617922" calcext:value-type="float">
            <text:p>0.0046958732</text:p>
          </table:table-cell>
          <table:table-cell table:formula="of:=([.D142]*1300 /100)" office:value-type="float" office:value="0.0610463510303298" calcext:value-type="float">
            <text:p>0.061046351</text:p>
          </table:table-cell>
        </table:table-row>
        <table:table-row table:style-name="ro1">
          <table:table-cell office:value-type="string" calcext:value-type="string">
            <text:p>ஹீ</text:p>
          </table:table-cell>
          <table:table-cell office:value-type="float" office:value="7" calcext:value-type="float">
            <text:p>7</text:p>
          </table:table-cell>
          <table:table-cell table:formula="of:=[.B143]/724040" office:value-type="float" office:value="0.00000966797414507486" calcext:value-type="float">
            <text:p>0.000009668</text:p>
          </table:table-cell>
          <table:table-cell table:formula="of:=[.C143]*100" office:value-type="float" office:value="0.000966797414507486" calcext:value-type="float">
            <text:p>0.0009667974</text:p>
          </table:table-cell>
          <table:table-cell table:formula="of:=([.D143]*1300 /100)" office:value-type="float" office:value="0.0125683663885973" calcext:value-type="float">
            <text:p>0.0125683664</text:p>
          </table:table-cell>
        </table:table-row>
        <table:table-row table:style-name="ro1">
          <table:table-cell office:value-type="string" calcext:value-type="string">
            <text:p>ஹு</text:p>
          </table:table-cell>
          <table:table-cell office:value-type="float" office:value="23" calcext:value-type="float">
            <text:p>23</text:p>
          </table:table-cell>
          <table:table-cell table:formula="of:=[.B144]/724040" office:value-type="float" office:value="0.0000317662007623888" calcext:value-type="float">
            <text:p>3.17662007623888E-005</text:p>
          </table:table-cell>
          <table:table-cell table:formula="of:=[.C144]*100" office:value-type="float" office:value="0.00317662007623888" calcext:value-type="float">
            <text:p>0.0031766201</text:p>
          </table:table-cell>
          <table:table-cell table:formula="of:=([.D144]*1300 /100)" office:value-type="float" office:value="0.0412960609911055" calcext:value-type="float">
            <text:p>0.041296061</text:p>
          </table:table-cell>
        </table:table-row>
        <table:table-row table:style-name="ro1">
          <table:table-cell office:value-type="string" calcext:value-type="string">
            <text:p>ஹூ</text:p>
          </table:table-cell>
          <table:table-cell office:value-type="float" office:value="7" calcext:value-type="float">
            <text:p>7</text:p>
          </table:table-cell>
          <table:table-cell table:formula="of:=[.B145]/724040" office:value-type="float" office:value="0.00000966797414507486" calcext:value-type="float">
            <text:p>0.000009668</text:p>
          </table:table-cell>
          <table:table-cell table:formula="of:=[.C145]*100" office:value-type="float" office:value="0.000966797414507486" calcext:value-type="float">
            <text:p>0.0009667974</text:p>
          </table:table-cell>
          <table:table-cell table:formula="of:=([.D145]*1300 /100)" office:value-type="float" office:value="0.0125683663885973" calcext:value-type="float">
            <text:p>0.0125683664</text:p>
          </table:table-cell>
        </table:table-row>
        <table:table-row table:style-name="ro1">
          <table:table-cell office:value-type="string" calcext:value-type="string">
            <text:p>ஹூ</text:p>
          </table:table-cell>
          <table:table-cell office:value-type="float" office:value="7" calcext:value-type="float">
            <text:p>7</text:p>
          </table:table-cell>
          <table:table-cell table:formula="of:=[.B146]/724040" office:value-type="float" office:value="0.00000966797414507486" calcext:value-type="float">
            <text:p>0.000009668</text:p>
          </table:table-cell>
          <table:table-cell table:formula="of:=[.C146]*100" office:value-type="float" office:value="0.000966797414507486" calcext:value-type="float">
            <text:p>0.0009667974</text:p>
          </table:table-cell>
          <table:table-cell table:formula="of:=([.D146]*1300 /100)" office:value-type="float" office:value="0.0125683663885973" calcext:value-type="float">
            <text:p>0.0125683664</text:p>
          </table:table-cell>
        </table:table-row>
        <table:table-row table:style-name="ro1">
          <table:table-cell office:value-type="string" calcext:value-type="string">
            <text:p>ா</text:p>
          </table:table-cell>
          <table:table-cell office:value-type="float" office:value="60574" calcext:value-type="float">
            <text:p>60574</text:p>
          </table:table-cell>
          <table:table-cell table:formula="of:=[.B147]/724040" office:value-type="float" office:value="0.0836611236948235" calcext:value-type="float">
            <text:p>0.0836611237</text:p>
          </table:table-cell>
          <table:table-cell table:formula="of:=[.C147]*100" office:value-type="float" office:value="8.36611236948235" calcext:value-type="float">
            <text:p>8.3661123695</text:p>
          </table:table-cell>
          <table:table-cell table:formula="of:=([.D147]*1300 /100)" office:value-type="float" office:value="108.759460803271" calcext:value-type="float">
            <text:p>108.7594608033</text:p>
          </table:table-cell>
        </table:table-row>
        <table:table-row table:style-name="ro1">
          <table:table-cell office:value-type="string" calcext:value-type="string">
            <text:p>ெ</text:p>
          </table:table-cell>
          <table:table-cell office:value-type="float" office:value="16048" calcext:value-type="float">
            <text:p>16048</text:p>
          </table:table-cell>
          <table:table-cell table:formula="of:=[.B148]/724040" office:value-type="float" office:value="0.0221645212971659" calcext:value-type="float">
            <text:p>0.0221645213</text:p>
          </table:table-cell>
          <table:table-cell table:formula="of:=[.C148]*100" office:value-type="float" office:value="2.21645212971659" calcext:value-type="float">
            <text:p>2.2164521297</text:p>
          </table:table-cell>
          <table:table-cell table:formula="of:=([.D148]*1300 /100)" office:value-type="float" office:value="28.8138776863157" calcext:value-type="float">
            <text:p>28.8138776863</text:p>
          </table:table-cell>
        </table:table-row>
        <table:table-row table:style-name="ro1">
          <table:table-cell office:value-type="string" calcext:value-type="string">
            <text:p>ே <text:s/></text:p>
          </table:table-cell>
          <table:table-cell office:value-type="float" office:value="15578" calcext:value-type="float">
            <text:p>15578</text:p>
          </table:table-cell>
          <table:table-cell table:formula="of:=[.B149]/724040" office:value-type="float" office:value="0.0215153858902823" calcext:value-type="float">
            <text:p>0.0215153859</text:p>
          </table:table-cell>
          <table:table-cell table:formula="of:=[.C149]*100" office:value-type="float" office:value="2.15153858902823" calcext:value-type="float">
            <text:p>2.151538589</text:p>
          </table:table-cell>
          <table:table-cell table:formula="of:=([.D149]*1300 /100)" office:value-type="float" office:value="27.970001657367" calcext:value-type="float">
            <text:p>27.9700016574</text:p>
          </table:table-cell>
        </table:table-row>
        <table:table-row table:style-name="ro1">
          <table:table-cell office:value-type="string" calcext:value-type="string">
            <text:p>ை</text:p>
          </table:table-cell>
          <table:table-cell office:value-type="float" office:value="25352" calcext:value-type="float">
            <text:p>25352</text:p>
          </table:table-cell>
          <table:table-cell table:formula="of:=[.B150]/724040" office:value-type="float" office:value="0.035014640075134" calcext:value-type="float">
            <text:p>0.0350146401</text:p>
          </table:table-cell>
          <table:table-cell table:formula="of:=[.C150]*100" office:value-type="float" office:value="3.5014640075134" calcext:value-type="float">
            <text:p>3.5014640075</text:p>
          </table:table-cell>
          <table:table-cell table:formula="of:=([.D150]*1300 /100)" office:value-type="float" office:value="45.5190320976742" calcext:value-type="float">
            <text:p>45.5190320977</text:p>
          </table:table-cell>
        </table:table-row>
        <table:table-row table:style-name="ro1" table:number-rows-repeated="104842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9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அ</text:p>
          </table:table-cell>
          <table:table-cell office:value-type="float" office:value="7496" calcext:value-type="float">
            <text:p>7496</text:p>
          </table:table-cell>
          <table:table-cell table:formula="of:= ([.B1]/ 606488)" office:value-type="float" office:value="0.0123596839508778" calcext:value-type="float">
            <text:p>0.012359684</text:p>
          </table:table-cell>
          <table:table-cell table:formula="of:=([.C1]*5000)" office:value-type="float" office:value="61.7984197543892" calcext:value-type="float">
            <text:p>61.7984197544</text:p>
          </table:table-cell>
        </table:table-row>
        <table:table-row table:style-name="ro1">
          <table:table-cell office:value-type="string" calcext:value-type="string">
            <text:p>ஆ</text:p>
          </table:table-cell>
          <table:table-cell office:value-type="float" office:value="2395" calcext:value-type="float">
            <text:p>2395</text:p>
          </table:table-cell>
          <table:table-cell table:formula="of:= ([.B2]/ 606488)" office:value-type="float" office:value="0.00394896518974819" calcext:value-type="float">
            <text:p>0.0039489652</text:p>
          </table:table-cell>
          <table:table-cell table:formula="of:=([.C2]*5000)" office:value-type="float" office:value="19.744825948741" calcext:value-type="float">
            <text:p>19.7448259487</text:p>
          </table:table-cell>
        </table:table-row>
        <table:table-row table:style-name="ro1">
          <table:table-cell office:value-type="string" calcext:value-type="string">
            <text:p>இ</text:p>
          </table:table-cell>
          <table:table-cell office:value-type="float" office:value="3285" calcext:value-type="float">
            <text:p>3285</text:p>
          </table:table-cell>
          <table:table-cell table:formula="of:= ([.B3]/ 606488)" office:value-type="float" office:value="0.00541643033332894" calcext:value-type="float">
            <text:p>0.0054164303</text:p>
          </table:table-cell>
          <table:table-cell table:formula="of:=([.C3]*5000)" office:value-type="float" office:value="27.0821516666447" calcext:value-type="float">
            <text:p>27.0821516666</text:p>
          </table:table-cell>
        </table:table-row>
        <table:table-row table:style-name="ro1">
          <table:table-cell office:value-type="string" calcext:value-type="string">
            <text:p>ஈ</text:p>
          </table:table-cell>
          <table:table-cell office:value-type="float" office:value="390" calcext:value-type="float">
            <text:p>390</text:p>
          </table:table-cell>
          <table:table-cell table:formula="of:= ([.B4]/ 606488)" office:value-type="float" office:value="0.000643046523591563" calcext:value-type="float">
            <text:p>0.0006430465</text:p>
          </table:table-cell>
          <table:table-cell table:formula="of:=([.C4]*5000)" office:value-type="float" office:value="3.21523261795782" calcext:value-type="float">
            <text:p>3.215232618</text:p>
          </table:table-cell>
        </table:table-row>
        <table:table-row table:style-name="ro1">
          <table:table-cell office:value-type="string" calcext:value-type="string">
            <text:p>உ</text:p>
          </table:table-cell>
          <table:table-cell office:value-type="float" office:value="3133" calcext:value-type="float">
            <text:p>3133</text:p>
          </table:table-cell>
          <table:table-cell table:formula="of:= ([.B5]/ 606488)" office:value-type="float" office:value="0.00516580707285223" calcext:value-type="float">
            <text:p>0.0051658071</text:p>
          </table:table-cell>
          <table:table-cell table:formula="of:=([.C5]*5000)" office:value-type="float" office:value="25.8290353642611" calcext:value-type="float">
            <text:p>25.8290353643</text:p>
          </table:table-cell>
        </table:table-row>
        <table:table-row table:style-name="ro1">
          <table:table-cell office:value-type="string" calcext:value-type="string">
            <text:p>ஊ</text:p>
          </table:table-cell>
          <table:table-cell office:value-type="float" office:value="530" calcext:value-type="float">
            <text:p>530</text:p>
          </table:table-cell>
          <table:table-cell table:formula="of:= ([.B6]/ 606488)" office:value-type="float" office:value="0.000873883737188535" calcext:value-type="float">
            <text:p>0.0008738837</text:p>
          </table:table-cell>
          <table:table-cell table:formula="of:=([.C6]*5000)" office:value-type="float" office:value="4.36941868594267" calcext:value-type="float">
            <text:p>4.3694186859</text:p>
          </table:table-cell>
        </table:table-row>
        <table:table-row table:style-name="ro1">
          <table:table-cell office:value-type="string" calcext:value-type="string">
            <text:p>எ</text:p>
          </table:table-cell>
          <table:table-cell office:value-type="float" office:value="1189" calcext:value-type="float">
            <text:p>1189</text:p>
          </table:table-cell>
          <table:table-cell table:formula="of:= ([.B7]/ 606488)" office:value-type="float" office:value="0.00196046747833428" calcext:value-type="float">
            <text:p>0.0019604675</text:p>
          </table:table-cell>
          <table:table-cell table:formula="of:=([.C7]*5000)" office:value-type="float" office:value="9.80233739167139" calcext:value-type="float">
            <text:p>9.8023373917</text:p>
          </table:table-cell>
        </table:table-row>
        <table:table-row table:style-name="ro1">
          <table:table-cell office:value-type="string" calcext:value-type="string">
            <text:p>ஏ</text:p>
          </table:table-cell>
          <table:table-cell office:value-type="float" office:value="705" calcext:value-type="float">
            <text:p>705</text:p>
          </table:table-cell>
          <table:table-cell table:formula="of:= ([.B8]/ 606488)" office:value-type="float" office:value="0.00116243025418475" calcext:value-type="float">
            <text:p>0.0011624303</text:p>
          </table:table-cell>
          <table:table-cell table:formula="of:=([.C8]*5000)" office:value-type="float" office:value="5.81215127092374" calcext:value-type="float">
            <text:p>5.8121512709</text:p>
          </table:table-cell>
        </table:table-row>
        <table:table-row table:style-name="ro1">
          <table:table-cell office:value-type="string" calcext:value-type="string">
            <text:p>ஐ</text:p>
          </table:table-cell>
          <table:table-cell office:value-type="float" office:value="206" calcext:value-type="float">
            <text:p>206</text:p>
          </table:table-cell>
          <table:table-cell table:formula="of:= ([.B9]/ 606488)" office:value-type="float" office:value="0.000339660471435544" calcext:value-type="float">
            <text:p>0.0003396605</text:p>
          </table:table-cell>
          <table:table-cell table:formula="of:=([.C9]*5000)" office:value-type="float" office:value="1.69830235717772" calcext:value-type="float">
            <text:p>1.6983023572</text:p>
          </table:table-cell>
        </table:table-row>
        <table:table-row table:style-name="ro1">
          <table:table-cell office:value-type="string" calcext:value-type="string">
            <text:p>ஒ</text:p>
          </table:table-cell>
          <table:table-cell office:value-type="float" office:value="883" calcext:value-type="float">
            <text:p>883</text:p>
          </table:table-cell>
          <table:table-cell table:formula="of:= ([.B10]/ 606488)" office:value-type="float" office:value="0.0014559232829009" calcext:value-type="float">
            <text:p>0.0014559233</text:p>
          </table:table-cell>
          <table:table-cell table:formula="of:=([.C10]*5000)" office:value-type="float" office:value="7.27961641450449" calcext:value-type="float">
            <text:p>7.2796164145</text:p>
          </table:table-cell>
        </table:table-row>
        <table:table-row table:style-name="ro1">
          <table:table-cell office:value-type="string" calcext:value-type="string">
            <text:p>ஓ</text:p>
          </table:table-cell>
          <table:table-cell office:value-type="float" office:value="438" calcext:value-type="float">
            <text:p>438</text:p>
          </table:table-cell>
          <table:table-cell table:formula="of:= ([.B11]/ 606488)" office:value-type="float" office:value="0.000722190711110525" calcext:value-type="float">
            <text:p>0.0007221907</text:p>
          </table:table-cell>
          <table:table-cell table:formula="of:=([.C11]*5000)" office:value-type="float" office:value="3.61095355555262" calcext:value-type="float">
            <text:p>3.6109535556</text:p>
          </table:table-cell>
        </table:table-row>
        <table:table-row table:style-name="ro1">
          <table:table-cell office:value-type="string" calcext:value-type="string">
            <text:p>க்</text:p>
          </table:table-cell>
          <table:table-cell office:value-type="float" office:value="15966" calcext:value-type="float">
            <text:p>15966</text:p>
          </table:table-cell>
          <table:table-cell table:formula="of:= ([.B12]/ 606488)" office:value-type="float" office:value="0.0263253353734946" calcext:value-type="float">
            <text:p>0.0263253354</text:p>
          </table:table-cell>
          <table:table-cell table:formula="of:=([.C12]*5000)" office:value-type="float" office:value="131.626676867473" calcext:value-type="float">
            <text:p>131.6266768675</text:p>
          </table:table-cell>
        </table:table-row>
        <table:table-row table:style-name="ro1">
          <table:table-cell office:value-type="string" calcext:value-type="string">
            <text:p>க</text:p>
          </table:table-cell>
          <table:table-cell office:value-type="float" office:value="42007" calcext:value-type="float">
            <text:p>42007</text:p>
          </table:table-cell>
          <table:table-cell table:formula="of:= ([.B13]/ 606488)" office:value-type="float" office:value="0.0692627059397713" calcext:value-type="float">
            <text:p>0.0692627059</text:p>
          </table:table-cell>
          <table:table-cell table:formula="of:=([.C13]*5000)" office:value-type="float" office:value="346.313529698856" calcext:value-type="float">
            <text:p>346.3135296989</text:p>
          </table:table-cell>
        </table:table-row>
        <table:table-row table:style-name="ro1">
          <table:table-cell office:value-type="string" calcext:value-type="string">
            <text:p>கி</text:p>
          </table:table-cell>
          <table:table-cell office:value-type="float" office:value="4980" calcext:value-type="float">
            <text:p>4980</text:p>
          </table:table-cell>
          <table:table-cell table:formula="of:= ([.B14]/ 606488)" office:value-type="float" office:value="0.00821120945509227" calcext:value-type="float">
            <text:p>0.0082112095</text:p>
          </table:table-cell>
          <table:table-cell table:formula="of:=([.C14]*5000)" office:value-type="float" office:value="41.0560472754613" calcext:value-type="float">
            <text:p>41.0560472755</text:p>
          </table:table-cell>
        </table:table-row>
        <table:table-row table:style-name="ro1">
          <table:table-cell office:value-type="string" calcext:value-type="string">
            <text:p>கீ</text:p>
          </table:table-cell>
          <table:table-cell office:value-type="float" office:value="571" calcext:value-type="float">
            <text:p>571</text:p>
          </table:table-cell>
          <table:table-cell table:formula="of:= ([.B15]/ 606488)" office:value-type="float" office:value="0.000941486064027648" calcext:value-type="float">
            <text:p>0.0009414861</text:p>
          </table:table-cell>
          <table:table-cell table:formula="of:=([.C15]*5000)" office:value-type="float" office:value="4.70743032013824" calcext:value-type="float">
            <text:p>4.7074303201</text:p>
          </table:table-cell>
        </table:table-row>
        <table:table-row table:style-name="ro1">
          <table:table-cell office:value-type="string" calcext:value-type="string">
            <text:p>கு</text:p>
          </table:table-cell>
          <table:table-cell office:value-type="float" office:value="10191" calcext:value-type="float">
            <text:p>10191</text:p>
          </table:table-cell>
          <table:table-cell table:formula="of:= ([.B16]/ 606488)" office:value-type="float" office:value="0.0168033003126195" calcext:value-type="float">
            <text:p>0.0168033003</text:p>
          </table:table-cell>
          <table:table-cell table:formula="of:=([.C16]*5000)" office:value-type="float" office:value="84.0165015630977" calcext:value-type="float">
            <text:p>84.0165015631</text:p>
          </table:table-cell>
        </table:table-row>
        <table:table-row table:style-name="ro1">
          <table:table-cell office:value-type="string" calcext:value-type="string">
            <text:p>கூ</text:p>
          </table:table-cell>
          <table:table-cell office:value-type="float" office:value="1257" calcext:value-type="float">
            <text:p>1257</text:p>
          </table:table-cell>
          <table:table-cell table:formula="of:= ([.B17]/ 606488)" office:value-type="float" office:value="0.00207258841065281" calcext:value-type="float">
            <text:p>0.0020725884</text:p>
          </table:table-cell>
          <table:table-cell table:formula="of:=([.C17]*5000)" office:value-type="float" office:value="10.362942053264" calcext:value-type="float">
            <text:p>10.3629420533</text:p>
          </table:table-cell>
        </table:table-row>
        <table:table-row table:style-name="ro1">
          <table:table-cell office:value-type="string" calcext:value-type="string">
            <text:p>ங்</text:p>
          </table:table-cell>
          <table:table-cell office:value-type="float" office:value="5779" calcext:value-type="float">
            <text:p>5779</text:p>
          </table:table-cell>
          <table:table-cell table:formula="of:= ([.B18]/ 606488)" office:value-type="float" office:value="0.00952863040983499" calcext:value-type="float">
            <text:p>0.0095286304</text:p>
          </table:table-cell>
          <table:table-cell table:formula="of:=([.C18]*5000)" office:value-type="float" office:value="47.6431520491749" calcext:value-type="float">
            <text:p>47.6431520492</text:p>
          </table:table-cell>
        </table:table-row>
        <table:table-row table:style-name="ro1">
          <table:table-cell office:value-type="string" calcext:value-type="string">
            <text:p>ங</text:p>
          </table:table-cell>
          <table:table-cell office:value-type="float" office:value="18" calcext:value-type="float">
            <text:p>18</text:p>
          </table:table-cell>
          <table:table-cell table:formula="of:= ([.B19]/ 606488)" office:value-type="float" office:value="0.0000296790703196106" calcext:value-type="float">
            <text:p>2.96790703196106E-005</text:p>
          </table:table-cell>
          <table:table-cell table:formula="of:=([.C19]*5000)" office:value-type="float" office:value="0.148395351598053" calcext:value-type="float">
            <text:p>0.1483953516</text:p>
          </table:table-cell>
        </table:table-row>
        <table:table-row table:style-name="ro1">
          <table:table-cell office:value-type="string" calcext:value-type="string">
            <text:p>ஙா</text:p>
          </table:table-cell>
          <table:table-cell office:value-type="float" office:value="0" calcext:value-type="float">
            <text:p>0</text:p>
          </table:table-cell>
          <table:table-cell table:formula="of:= ([.B20]/ 606488)" office:value-type="float" office:value="0" calcext:value-type="float">
            <text:p>0</text:p>
          </table:table-cell>
          <table:table-cell table:formula="of:=([.C20]*50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ஙி</text:p>
          </table:table-cell>
          <table:table-cell office:value-type="float" office:value="0" calcext:value-type="float">
            <text:p>0</text:p>
          </table:table-cell>
          <table:table-cell table:formula="of:= ([.B21]/ 606488)" office:value-type="float" office:value="0" calcext:value-type="float">
            <text:p>0</text:p>
          </table:table-cell>
          <table:table-cell table:formula="of:=([.C21]*50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ஙீ</text:p>
          </table:table-cell>
          <table:table-cell office:value-type="float" office:value="0" calcext:value-type="float">
            <text:p>0</text:p>
          </table:table-cell>
          <table:table-cell table:formula="of:= ([.B22]/ 606488)" office:value-type="float" office:value="0" calcext:value-type="float">
            <text:p>0</text:p>
          </table:table-cell>
          <table:table-cell table:formula="of:=([.C22]*50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ஙு</text:p>
          </table:table-cell>
          <table:table-cell office:value-type="float" office:value="4" calcext:value-type="float">
            <text:p>4</text:p>
          </table:table-cell>
          <table:table-cell table:formula="of:= ([.B23]/ 606488)" office:value-type="float" office:value="0.00000659534895991347" calcext:value-type="float">
            <text:p>6.59534895991347E-006</text:p>
          </table:table-cell>
          <table:table-cell table:formula="of:=([.C23]*5000)" office:value-type="float" office:value="0.0329767447995673" calcext:value-type="float">
            <text:p>0.0329767448</text:p>
          </table:table-cell>
        </table:table-row>
        <table:table-row table:style-name="ro1">
          <table:table-cell office:value-type="string" calcext:value-type="string">
            <text:p>ஙூ</text:p>
          </table:table-cell>
          <table:table-cell office:value-type="float" office:value="0" calcext:value-type="float">
            <text:p>0</text:p>
          </table:table-cell>
          <table:table-cell table:formula="of:= ([.B24]/ 606488)" office:value-type="float" office:value="0" calcext:value-type="float">
            <text:p>0</text:p>
          </table:table-cell>
          <table:table-cell table:formula="of:=([.C24]*50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ச்</text:p>
          </table:table-cell>
          <table:table-cell office:value-type="float" office:value="5593" calcext:value-type="float">
            <text:p>5593</text:p>
          </table:table-cell>
          <table:table-cell table:formula="of:= ([.B25]/ 606488)" office:value-type="float" office:value="0.00922194668319901" calcext:value-type="float">
            <text:p>0.0092219467</text:p>
          </table:table-cell>
          <table:table-cell table:formula="of:=([.C25]*5000)" office:value-type="float" office:value="46.109733415995" calcext:value-type="float">
            <text:p>46.109733416</text:p>
          </table:table-cell>
        </table:table-row>
        <table:table-row table:style-name="ro1">
          <table:table-cell office:value-type="string" calcext:value-type="string">
            <text:p>ச</text:p>
          </table:table-cell>
          <table:table-cell office:value-type="float" office:value="21623" calcext:value-type="float">
            <text:p>21623</text:p>
          </table:table-cell>
          <table:table-cell table:formula="of:= ([.B26]/ 606488)" office:value-type="float" office:value="0.0356528076400522" calcext:value-type="float">
            <text:p>0.0356528076</text:p>
          </table:table-cell>
          <table:table-cell table:formula="of:=([.C26]*5000)" office:value-type="float" office:value="178.264038200261" calcext:value-type="float">
            <text:p>178.2640382003</text:p>
          </table:table-cell>
        </table:table-row>
        <table:table-row table:style-name="ro1">
          <table:table-cell office:value-type="string" calcext:value-type="string">
            <text:p>சி</text:p>
          </table:table-cell>
          <table:table-cell office:value-type="float" office:value="6609" calcext:value-type="float">
            <text:p>6609</text:p>
          </table:table-cell>
          <table:table-cell table:formula="of:= ([.B27]/ 606488)" office:value-type="float" office:value="0.010897165319017" calcext:value-type="float">
            <text:p>0.0108971653</text:p>
          </table:table-cell>
          <table:table-cell table:formula="of:=([.C27]*5000)" office:value-type="float" office:value="54.4858265950851" calcext:value-type="float">
            <text:p>54.4858265951</text:p>
          </table:table-cell>
        </table:table-row>
        <table:table-row table:style-name="ro1">
          <table:table-cell office:value-type="string" calcext:value-type="string">
            <text:p>சீ</text:p>
          </table:table-cell>
          <table:table-cell office:value-type="float" office:value="1138" calcext:value-type="float">
            <text:p>1138</text:p>
          </table:table-cell>
          <table:table-cell table:formula="of:= ([.B28]/ 606488)" office:value-type="float" office:value="0.00187637677909538" calcext:value-type="float">
            <text:p>0.0018763768</text:p>
          </table:table-cell>
          <table:table-cell table:formula="of:=([.C28]*5000)" office:value-type="float" office:value="9.38188389547691" calcext:value-type="float">
            <text:p>9.3818838955</text:p>
          </table:table-cell>
        </table:table-row>
        <table:table-row table:style-name="ro1">
          <table:table-cell office:value-type="string" calcext:value-type="string">
            <text:p>சு</text:p>
          </table:table-cell>
          <table:table-cell office:value-type="float" office:value="4947" calcext:value-type="float">
            <text:p>4947</text:p>
          </table:table-cell>
          <table:table-cell table:formula="of:= ([.B29]/ 606488)" office:value-type="float" office:value="0.00815679782617298" calcext:value-type="float">
            <text:p>0.0081567978</text:p>
          </table:table-cell>
          <table:table-cell table:formula="of:=([.C29]*5000)" office:value-type="float" office:value="40.7839891308649" calcext:value-type="float">
            <text:p>40.7839891309</text:p>
          </table:table-cell>
        </table:table-row>
        <table:table-row table:style-name="ro1">
          <table:table-cell office:value-type="string" calcext:value-type="string">
            <text:p>சூ</text:p>
          </table:table-cell>
          <table:table-cell office:value-type="float" office:value="969" calcext:value-type="float">
            <text:p>969</text:p>
          </table:table-cell>
          <table:table-cell table:formula="of:= ([.B30]/ 606488)" office:value-type="float" office:value="0.00159772328553904" calcext:value-type="float">
            <text:p>0.0015977233</text:p>
          </table:table-cell>
          <table:table-cell table:formula="of:=([.C30]*5000)" office:value-type="float" office:value="7.98861642769519" calcext:value-type="float">
            <text:p>7.9886164277</text:p>
          </table:table-cell>
        </table:table-row>
        <table:table-row table:style-name="ro1">
          <table:table-cell office:value-type="string" calcext:value-type="string">
            <text:p>ஞ்</text:p>
          </table:table-cell>
          <table:table-cell office:value-type="float" office:value="2663" calcext:value-type="float">
            <text:p>2663</text:p>
          </table:table-cell>
          <table:table-cell table:formula="of:= ([.B31]/ 606488)" office:value-type="float" office:value="0.00439085357006239" calcext:value-type="float">
            <text:p>0.0043908536</text:p>
          </table:table-cell>
          <table:table-cell table:formula="of:=([.C31]*5000)" office:value-type="float" office:value="21.954267850312" calcext:value-type="float">
            <text:p>21.9542678503</text:p>
          </table:table-cell>
        </table:table-row>
        <table:table-row table:style-name="ro1">
          <table:table-cell office:value-type="string" calcext:value-type="string">
            <text:p>ஞ</text:p>
          </table:table-cell>
          <table:table-cell office:value-type="float" office:value="555" calcext:value-type="float">
            <text:p>555</text:p>
          </table:table-cell>
          <table:table-cell table:formula="of:= ([.B32]/ 606488)" office:value-type="float" office:value="0.000915104668187994" calcext:value-type="float">
            <text:p>0.0009151047</text:p>
          </table:table-cell>
          <table:table-cell table:formula="of:=([.C32]*5000)" office:value-type="float" office:value="4.57552334093997" calcext:value-type="float">
            <text:p>4.5755233409</text:p>
          </table:table-cell>
        </table:table-row>
        <table:table-row table:style-name="ro1">
          <table:table-cell office:value-type="string" calcext:value-type="string">
            <text:p>ஞி</text:p>
          </table:table-cell>
          <table:table-cell office:value-type="float" office:value="10" calcext:value-type="float">
            <text:p>10</text:p>
          </table:table-cell>
          <table:table-cell table:formula="of:= ([.B33]/ 606488)" office:value-type="float" office:value="0.0000164883723997837" calcext:value-type="float">
            <text:p>1.64883723997837E-005</text:p>
          </table:table-cell>
          <table:table-cell table:formula="of:=([.C33]*5000)" office:value-type="float" office:value="0.0824418619989184" calcext:value-type="float">
            <text:p>0.082441862</text:p>
          </table:table-cell>
        </table:table-row>
        <table:table-row table:style-name="ro1">
          <table:table-cell office:value-type="string" calcext:value-type="string">
            <text:p>ஞீ</text:p>
          </table:table-cell>
          <table:table-cell office:value-type="float" office:value="7" calcext:value-type="float">
            <text:p>7</text:p>
          </table:table-cell>
          <table:table-cell table:formula="of:= ([.B34]/ 606488)" office:value-type="float" office:value="0.0000115418606798486" calcext:value-type="float">
            <text:p>1.15418606798486E-005</text:p>
          </table:table-cell>
          <table:table-cell table:formula="of:=([.C34]*5000)" office:value-type="float" office:value="0.0577093033992429" calcext:value-type="float">
            <text:p>0.0577093034</text:p>
          </table:table-cell>
        </table:table-row>
        <table:table-row table:style-name="ro1">
          <table:table-cell office:value-type="string" calcext:value-type="string">
            <text:p>ஞு</text:p>
          </table:table-cell>
          <table:table-cell office:value-type="float" office:value="3" calcext:value-type="float">
            <text:p>3</text:p>
          </table:table-cell>
          <table:table-cell table:formula="of:= ([.B35]/ 606488)" office:value-type="float" office:value="0.0000049465117199351" calcext:value-type="float">
            <text:p>4.9465117199351E-006</text:p>
          </table:table-cell>
          <table:table-cell table:formula="of:=([.C35]*5000)" office:value-type="float" office:value="0.0247325585996755" calcext:value-type="float">
            <text:p>0.0247325586</text:p>
          </table:table-cell>
        </table:table-row>
        <table:table-row table:style-name="ro1">
          <table:table-cell office:value-type="string" calcext:value-type="string">
            <text:p>ஞூ</text:p>
          </table:table-cell>
          <table:table-cell office:value-type="float" office:value="2" calcext:value-type="float">
            <text:p>2</text:p>
          </table:table-cell>
          <table:table-cell table:formula="of:= ([.B36]/ 606488)" office:value-type="float" office:value="0.00000329767447995673" calcext:value-type="float">
            <text:p>3.29767447995673E-006</text:p>
          </table:table-cell>
          <table:table-cell table:formula="of:=([.C36]*5000)" office:value-type="float" office:value="0.0164883723997837" calcext:value-type="float">
            <text:p>0.0164883724</text:p>
          </table:table-cell>
        </table:table-row>
        <table:table-row table:style-name="ro1">
          <table:table-cell office:value-type="string" calcext:value-type="string">
            <text:p>ட்</text:p>
          </table:table-cell>
          <table:table-cell office:value-type="float" office:value="10509" calcext:value-type="float">
            <text:p>10509</text:p>
          </table:table-cell>
          <table:table-cell table:formula="of:= ([.B37]/ 606488)" office:value-type="float" office:value="0.0173276305549327" calcext:value-type="float">
            <text:p>0.0173276306</text:p>
          </table:table-cell>
          <table:table-cell table:formula="of:=([.C37]*5000)" office:value-type="float" office:value="86.6381527746633" calcext:value-type="float">
            <text:p>86.6381527747</text:p>
          </table:table-cell>
        </table:table-row>
        <table:table-row table:style-name="ro1">
          <table:table-cell office:value-type="string" calcext:value-type="string">
            <text:p>ட</text:p>
          </table:table-cell>
          <table:table-cell office:value-type="float" office:value="13128" calcext:value-type="float">
            <text:p>13128</text:p>
          </table:table-cell>
          <table:table-cell table:formula="of:= ([.B38]/ 606488)" office:value-type="float" office:value="0.021645935286436" calcext:value-type="float">
            <text:p>0.0216459353</text:p>
          </table:table-cell>
          <table:table-cell table:formula="of:=([.C38]*5000)" office:value-type="float" office:value="108.22967643218" calcext:value-type="float">
            <text:p>108.2296764322</text:p>
          </table:table-cell>
        </table:table-row>
        <table:table-row table:style-name="ro1">
          <table:table-cell office:value-type="string" calcext:value-type="string">
            <text:p>டி</text:p>
          </table:table-cell>
          <table:table-cell office:value-type="float" office:value="7063" calcext:value-type="float">
            <text:p>7063</text:p>
          </table:table-cell>
          <table:table-cell table:formula="of:= ([.B39]/ 606488)" office:value-type="float" office:value="0.0116457374259672" calcext:value-type="float">
            <text:p>0.0116457374</text:p>
          </table:table-cell>
          <table:table-cell table:formula="of:=([.C39]*5000)" office:value-type="float" office:value="58.228687129836" calcext:value-type="float">
            <text:p>58.2286871298</text:p>
          </table:table-cell>
        </table:table-row>
        <table:table-row table:style-name="ro1">
          <table:table-cell office:value-type="string" calcext:value-type="string">
            <text:p>டீ</text:p>
          </table:table-cell>
          <table:table-cell office:value-type="float" office:value="75" calcext:value-type="float">
            <text:p>75</text:p>
          </table:table-cell>
          <table:table-cell table:formula="of:= ([.B40]/ 606488)" office:value-type="float" office:value="0.000123662792998378" calcext:value-type="float">
            <text:p>0.0001236628</text:p>
          </table:table-cell>
          <table:table-cell table:formula="of:=([.C40]*5000)" office:value-type="float" office:value="0.618313964991888" calcext:value-type="float">
            <text:p>0.618313965</text:p>
          </table:table-cell>
        </table:table-row>
        <table:table-row table:style-name="ro1">
          <table:table-cell office:value-type="string" calcext:value-type="string">
            <text:p>டு</text:p>
          </table:table-cell>
          <table:table-cell office:value-type="float" office:value="9185" calcext:value-type="float">
            <text:p>9185</text:p>
          </table:table-cell>
          <table:table-cell table:formula="of:= ([.B41]/ 606488)" office:value-type="float" office:value="0.0151445700492013" calcext:value-type="float">
            <text:p>0.01514457</text:p>
          </table:table-cell>
          <table:table-cell table:formula="of:=([.C41]*5000)" office:value-type="float" office:value="75.7228502460065" calcext:value-type="float">
            <text:p>75.722850246</text:p>
          </table:table-cell>
        </table:table-row>
        <table:table-row table:style-name="ro1">
          <table:table-cell office:value-type="string" calcext:value-type="string">
            <text:p>டூ</text:p>
          </table:table-cell>
          <table:table-cell office:value-type="float" office:value="71" calcext:value-type="float">
            <text:p>71</text:p>
          </table:table-cell>
          <table:table-cell table:formula="of:= ([.B42]/ 606488)" office:value-type="float" office:value="0.000117067444038464" calcext:value-type="float">
            <text:p>0.0001170674</text:p>
          </table:table-cell>
          <table:table-cell table:formula="of:=([.C42]*5000)" office:value-type="float" office:value="0.58533722019232" calcext:value-type="float">
            <text:p>0.5853372202</text:p>
          </table:table-cell>
        </table:table-row>
        <table:table-row table:style-name="ro1">
          <table:table-cell office:value-type="string" calcext:value-type="string">
            <text:p>ண்</text:p>
          </table:table-cell>
          <table:table-cell office:value-type="float" office:value="6266" calcext:value-type="float">
            <text:p>6266</text:p>
          </table:table-cell>
          <table:table-cell table:formula="of:= ([.B43]/ 606488)" office:value-type="float" office:value="0.0103316141457044" calcext:value-type="float">
            <text:p>0.0103316141</text:p>
          </table:table-cell>
          <table:table-cell table:formula="of:=([.C43]*5000)" office:value-type="float" office:value="51.6580707285223" calcext:value-type="float">
            <text:p>51.6580707285</text:p>
          </table:table-cell>
        </table:table-row>
        <table:table-row table:style-name="ro1">
          <table:table-cell office:value-type="string" calcext:value-type="string">
            <text:p>ண</text:p>
          </table:table-cell>
          <table:table-cell office:value-type="float" office:value="5427" calcext:value-type="float">
            <text:p>5427</text:p>
          </table:table-cell>
          <table:table-cell table:formula="of:= ([.B44]/ 606488)" office:value-type="float" office:value="0.0089482397013626" calcext:value-type="float">
            <text:p>0.0089482397</text:p>
          </table:table-cell>
          <table:table-cell table:formula="of:=([.C44]*5000)" office:value-type="float" office:value="44.741198506813" calcext:value-type="float">
            <text:p>44.7411985068</text:p>
          </table:table-cell>
        </table:table-row>
        <table:table-row table:style-name="ro1">
          <table:table-cell office:value-type="string" calcext:value-type="string">
            <text:p>ணி</text:p>
          </table:table-cell>
          <table:table-cell office:value-type="float" office:value="2524" calcext:value-type="float">
            <text:p>2524</text:p>
          </table:table-cell>
          <table:table-cell table:formula="of:= ([.B45]/ 606488)" office:value-type="float" office:value="0.0041616651937054" calcext:value-type="float">
            <text:p>0.0041616652</text:p>
          </table:table-cell>
          <table:table-cell table:formula="of:=([.C45]*5000)" office:value-type="float" office:value="20.808325968527" calcext:value-type="float">
            <text:p>20.8083259685</text:p>
          </table:table-cell>
        </table:table-row>
        <table:table-row table:style-name="ro1">
          <table:table-cell office:value-type="string" calcext:value-type="string">
            <text:p>ணீ</text:p>
          </table:table-cell>
          <table:table-cell office:value-type="float" office:value="131" calcext:value-type="float">
            <text:p>131</text:p>
          </table:table-cell>
          <table:table-cell table:formula="of:= ([.B46]/ 606488)" office:value-type="float" office:value="0.000215997678437166" calcext:value-type="float">
            <text:p>0.0002159977</text:p>
          </table:table-cell>
          <table:table-cell table:formula="of:=([.C46]*5000)" office:value-type="float" office:value="1.07998839218583" calcext:value-type="float">
            <text:p>1.0799883922</text:p>
          </table:table-cell>
        </table:table-row>
        <table:table-row table:style-name="ro1">
          <table:table-cell office:value-type="string" calcext:value-type="string">
            <text:p>ணு</text:p>
          </table:table-cell>
          <table:table-cell office:value-type="float" office:value="530" calcext:value-type="float">
            <text:p>530</text:p>
          </table:table-cell>
          <table:table-cell table:formula="of:= ([.B47]/ 606488)" office:value-type="float" office:value="0.000873883737188535" calcext:value-type="float">
            <text:p>0.0008738837</text:p>
          </table:table-cell>
          <table:table-cell table:formula="of:=([.C47]*5000)" office:value-type="float" office:value="4.36941868594267" calcext:value-type="float">
            <text:p>4.3694186859</text:p>
          </table:table-cell>
        </table:table-row>
        <table:table-row table:style-name="ro1">
          <table:table-cell office:value-type="string" calcext:value-type="string">
            <text:p>ணூ</text:p>
          </table:table-cell>
          <table:table-cell office:value-type="float" office:value="17" calcext:value-type="float">
            <text:p>17</text:p>
          </table:table-cell>
          <table:table-cell table:formula="of:= ([.B48]/ 606488)" office:value-type="float" office:value="0.0000280302330796322" calcext:value-type="float">
            <text:p>2.80302330796322E-005</text:p>
          </table:table-cell>
          <table:table-cell table:formula="of:=([.C48]*5000)" office:value-type="float" office:value="0.140151165398161" calcext:value-type="float">
            <text:p>0.1401511654</text:p>
          </table:table-cell>
        </table:table-row>
        <table:table-row table:style-name="ro1">
          <table:table-cell office:value-type="string" calcext:value-type="string">
            <text:p>த்</text:p>
          </table:table-cell>
          <table:table-cell office:value-type="float" office:value="16916" calcext:value-type="float">
            <text:p>16916</text:p>
          </table:table-cell>
          <table:table-cell table:formula="of:= ([.B49]/ 606488)" office:value-type="float" office:value="0.0278917307514741" calcext:value-type="float">
            <text:p>0.0278917308</text:p>
          </table:table-cell>
          <table:table-cell table:formula="of:=([.C49]*5000)" office:value-type="float" office:value="139.45865375737" calcext:value-type="float">
            <text:p>139.4586537574</text:p>
          </table:table-cell>
        </table:table-row>
        <table:table-row table:style-name="ro1">
          <table:table-cell office:value-type="string" calcext:value-type="string">
            <text:p>த</text:p>
          </table:table-cell>
          <table:table-cell office:value-type="float" office:value="36747" calcext:value-type="float">
            <text:p>36747</text:p>
          </table:table-cell>
          <table:table-cell table:formula="of:= ([.B50]/ 606488)" office:value-type="float" office:value="0.0605898220574851" calcext:value-type="float">
            <text:p>0.0605898221</text:p>
          </table:table-cell>
          <table:table-cell table:formula="of:=([.C50]*5000)" office:value-type="float" office:value="302.949110287425" calcext:value-type="float">
            <text:p>302.9491102874</text:p>
          </table:table-cell>
        </table:table-row>
        <table:table-row table:style-name="ro1">
          <table:table-cell office:value-type="string" calcext:value-type="string">
            <text:p>தி</text:p>
          </table:table-cell>
          <table:table-cell office:value-type="float" office:value="12720" calcext:value-type="float">
            <text:p>12720</text:p>
          </table:table-cell>
          <table:table-cell table:formula="of:= ([.B51]/ 606488)" office:value-type="float" office:value="0.0209732096925248" calcext:value-type="float">
            <text:p>0.0209732097</text:p>
          </table:table-cell>
          <table:table-cell table:formula="of:=([.C51]*5000)" office:value-type="float" office:value="104.866048462624" calcext:value-type="float">
            <text:p>104.8660484626</text:p>
          </table:table-cell>
        </table:table-row>
        <table:table-row table:style-name="ro1">
          <table:table-cell office:value-type="string" calcext:value-type="string">
            <text:p>தீ</text:p>
          </table:table-cell>
          <table:table-cell office:value-type="float" office:value="984" calcext:value-type="float">
            <text:p>984</text:p>
          </table:table-cell>
          <table:table-cell table:formula="of:= ([.B52]/ 606488)" office:value-type="float" office:value="0.00162245584413871" calcext:value-type="float">
            <text:p>0.0016224558</text:p>
          </table:table-cell>
          <table:table-cell table:formula="of:=([.C52]*5000)" office:value-type="float" office:value="8.11227922069357" calcext:value-type="float">
            <text:p>8.1122792207</text:p>
          </table:table-cell>
        </table:table-row>
        <table:table-row table:style-name="ro1">
          <table:table-cell office:value-type="string" calcext:value-type="string">
            <text:p>து</text:p>
          </table:table-cell>
          <table:table-cell office:value-type="float" office:value="6978" calcext:value-type="float">
            <text:p>6978</text:p>
          </table:table-cell>
          <table:table-cell table:formula="of:= ([.B53]/ 606488)" office:value-type="float" office:value="0.011505586260569" calcext:value-type="float">
            <text:p>0.0115055863</text:p>
          </table:table-cell>
          <table:table-cell table:formula="of:=([.C53]*5000)" office:value-type="float" office:value="57.5279313028452" calcext:value-type="float">
            <text:p>57.5279313028</text:p>
          </table:table-cell>
        </table:table-row>
        <table:table-row table:style-name="ro1">
          <table:table-cell office:value-type="string" calcext:value-type="string">
            <text:p>தூ</text:p>
          </table:table-cell>
          <table:table-cell office:value-type="float" office:value="799" calcext:value-type="float">
            <text:p>799</text:p>
          </table:table-cell>
          <table:table-cell table:formula="of:= ([.B54]/ 606488)" office:value-type="float" office:value="0.00131742095474272" calcext:value-type="float">
            <text:p>0.001317421</text:p>
          </table:table-cell>
          <table:table-cell table:formula="of:=([.C54]*5000)" office:value-type="float" office:value="6.58710477371358" calcext:value-type="float">
            <text:p>6.5871047737</text:p>
          </table:table-cell>
        </table:table-row>
        <table:table-row table:style-name="ro1">
          <table:table-cell office:value-type="string" calcext:value-type="string">
            <text:p>ந்</text:p>
          </table:table-cell>
          <table:table-cell office:value-type="float" office:value="5769" calcext:value-type="float">
            <text:p>5769</text:p>
          </table:table-cell>
          <table:table-cell table:formula="of:= ([.B55]/ 606488)" office:value-type="float" office:value="0.0095121420374352" calcext:value-type="float">
            <text:p>0.009512142</text:p>
          </table:table-cell>
          <table:table-cell table:formula="of:=([.C55]*5000)" office:value-type="float" office:value="47.560710187176" calcext:value-type="float">
            <text:p>47.5607101872</text:p>
          </table:table-cell>
        </table:table-row>
        <table:table-row table:style-name="ro1">
          <table:table-cell office:value-type="string" calcext:value-type="string">
            <text:p>ந</text:p>
          </table:table-cell>
          <table:table-cell office:value-type="float" office:value="6623" calcext:value-type="float">
            <text:p>6623</text:p>
          </table:table-cell>
          <table:table-cell table:formula="of:= ([.B56]/ 606488)" office:value-type="float" office:value="0.0109202490403767" calcext:value-type="float">
            <text:p>0.010920249</text:p>
          </table:table-cell>
          <table:table-cell table:formula="of:=([.C56]*5000)" office:value-type="float" office:value="54.6012452018836" calcext:value-type="float">
            <text:p>54.6012452019</text:p>
          </table:table-cell>
        </table:table-row>
        <table:table-row table:style-name="ro1">
          <table:table-cell office:value-type="string" calcext:value-type="string">
            <text:p>நி</text:p>
          </table:table-cell>
          <table:table-cell office:value-type="float" office:value="2192" calcext:value-type="float">
            <text:p>2192</text:p>
          </table:table-cell>
          <table:table-cell table:formula="of:= ([.B57]/ 606488)" office:value-type="float" office:value="0.00361425123003258" calcext:value-type="float">
            <text:p>0.0036142512</text:p>
          </table:table-cell>
          <table:table-cell table:formula="of:=([.C57]*5000)" office:value-type="float" office:value="18.0712561501629" calcext:value-type="float">
            <text:p>18.0712561502</text:p>
          </table:table-cell>
        </table:table-row>
        <table:table-row table:style-name="ro1">
          <table:table-cell office:value-type="string" calcext:value-type="string">
            <text:p>நீ</text:p>
          </table:table-cell>
          <table:table-cell office:value-type="float" office:value="1011" calcext:value-type="float">
            <text:p>1011</text:p>
          </table:table-cell>
          <table:table-cell table:formula="of:= ([.B58]/ 606488)" office:value-type="float" office:value="0.00166697444961813" calcext:value-type="float">
            <text:p>0.0016669744</text:p>
          </table:table-cell>
          <table:table-cell table:formula="of:=([.C58]*5000)" office:value-type="float" office:value="8.33487224809065" calcext:value-type="float">
            <text:p>8.3348722481</text:p>
          </table:table-cell>
        </table:table-row>
        <table:table-row table:style-name="ro1">
          <table:table-cell office:value-type="string" calcext:value-type="string">
            <text:p>நு</text:p>
          </table:table-cell>
          <table:table-cell office:value-type="float" office:value="240" calcext:value-type="float">
            <text:p>240</text:p>
          </table:table-cell>
          <table:table-cell table:formula="of:= ([.B59]/ 606488)" office:value-type="float" office:value="0.000395720937594808" calcext:value-type="float">
            <text:p>0.0003957209</text:p>
          </table:table-cell>
          <table:table-cell table:formula="of:=([.C59]*5000)" office:value-type="float" office:value="1.97860468797404" calcext:value-type="float">
            <text:p>1.978604688</text:p>
          </table:table-cell>
        </table:table-row>
        <table:table-row table:style-name="ro1">
          <table:table-cell office:value-type="string" calcext:value-type="string">
            <text:p>நூ</text:p>
          </table:table-cell>
          <table:table-cell office:value-type="float" office:value="273" calcext:value-type="float">
            <text:p>273</text:p>
          </table:table-cell>
          <table:table-cell table:formula="of:= ([.B60]/ 606488)" office:value-type="float" office:value="0.000450132566514094" calcext:value-type="float">
            <text:p>0.0004501326</text:p>
          </table:table-cell>
          <table:table-cell table:formula="of:=([.C60]*5000)" office:value-type="float" office:value="2.25066283257047" calcext:value-type="float">
            <text:p>2.2506628326</text:p>
          </table:table-cell>
        </table:table-row>
        <table:table-row table:style-name="ro1">
          <table:table-cell office:value-type="string" calcext:value-type="string">
            <text:p>ப்</text:p>
          </table:table-cell>
          <table:table-cell office:value-type="float" office:value="10848" calcext:value-type="float">
            <text:p>10848</text:p>
          </table:table-cell>
          <table:table-cell table:formula="of:= ([.B61]/ 606488)" office:value-type="float" office:value="0.0178865863792853" calcext:value-type="float">
            <text:p>0.0178865864</text:p>
          </table:table-cell>
          <table:table-cell table:formula="of:=([.C61]*5000)" office:value-type="float" office:value="89.4329318964266" calcext:value-type="float">
            <text:p>89.4329318964</text:p>
          </table:table-cell>
        </table:table-row>
        <table:table-row table:style-name="ro1">
          <table:table-cell office:value-type="string" calcext:value-type="string">
            <text:p>ப</text:p>
          </table:table-cell>
          <table:table-cell office:value-type="float" office:value="24939" calcext:value-type="float">
            <text:p>24939</text:p>
          </table:table-cell>
          <table:table-cell table:formula="of:= ([.B62]/ 606488)" office:value-type="float" office:value="0.0411203519278205" calcext:value-type="float">
            <text:p>0.0411203519</text:p>
          </table:table-cell>
          <table:table-cell table:formula="of:=([.C62]*5000)" office:value-type="float" office:value="205.601759639103" calcext:value-type="float">
            <text:p>205.6017596391</text:p>
          </table:table-cell>
        </table:table-row>
        <table:table-row table:style-name="ro1">
          <table:table-cell office:value-type="string" calcext:value-type="string">
            <text:p>பி</text:p>
          </table:table-cell>
          <table:table-cell office:value-type="float" office:value="5191" calcext:value-type="float">
            <text:p>5191</text:p>
          </table:table-cell>
          <table:table-cell table:formula="of:= ([.B63]/ 606488)" office:value-type="float" office:value="0.00855911411272771" calcext:value-type="float">
            <text:p>0.0085591141</text:p>
          </table:table-cell>
          <table:table-cell table:formula="of:=([.C63]*5000)" office:value-type="float" office:value="42.7955705636385" calcext:value-type="float">
            <text:p>42.7955705636</text:p>
          </table:table-cell>
        </table:table-row>
        <table:table-row table:style-name="ro1">
          <table:table-cell office:value-type="string" calcext:value-type="string">
            <text:p>பீ</text:p>
          </table:table-cell>
          <table:table-cell office:value-type="float" office:value="469" calcext:value-type="float">
            <text:p>469</text:p>
          </table:table-cell>
          <table:table-cell table:formula="of:= ([.B64]/ 606488)" office:value-type="float" office:value="0.000773304665549854" calcext:value-type="float">
            <text:p>0.0007733047</text:p>
          </table:table-cell>
          <table:table-cell table:formula="of:=([.C64]*5000)" office:value-type="float" office:value="3.86652332774927" calcext:value-type="float">
            <text:p>3.8665233277</text:p>
          </table:table-cell>
        </table:table-row>
        <table:table-row table:style-name="ro1">
          <table:table-cell office:value-type="string" calcext:value-type="string">
            <text:p>பு</text:p>
          </table:table-cell>
          <table:table-cell office:value-type="float" office:value="7649" calcext:value-type="float">
            <text:p>7649</text:p>
          </table:table-cell>
          <table:table-cell table:formula="of:= ([.B65]/ 606488)" office:value-type="float" office:value="0.0126119560485945" calcext:value-type="float">
            <text:p>0.012611956</text:p>
          </table:table-cell>
          <table:table-cell table:formula="of:=([.C65]*5000)" office:value-type="float" office:value="63.0597802429727" calcext:value-type="float">
            <text:p>63.059780243</text:p>
          </table:table-cell>
        </table:table-row>
        <table:table-row table:style-name="ro1">
          <table:table-cell office:value-type="string" calcext:value-type="string">
            <text:p>பூ</text:p>
          </table:table-cell>
          <table:table-cell office:value-type="float" office:value="1983" calcext:value-type="float">
            <text:p>1983</text:p>
          </table:table-cell>
          <table:table-cell table:formula="of:= ([.B66]/ 606488)" office:value-type="float" office:value="0.0032696442468771" calcext:value-type="float">
            <text:p>0.0032696442</text:p>
          </table:table-cell>
          <table:table-cell table:formula="of:=([.C66]*5000)" office:value-type="float" office:value="16.3482212343855" calcext:value-type="float">
            <text:p>16.3482212344</text:p>
          </table:table-cell>
        </table:table-row>
        <table:table-row table:style-name="ro1">
          <table:table-cell office:value-type="string" calcext:value-type="string">
            <text:p>ம்</text:p>
          </table:table-cell>
          <table:table-cell office:value-type="float" office:value="32169" calcext:value-type="float">
            <text:p>32169</text:p>
          </table:table-cell>
          <table:table-cell table:formula="of:= ([.B67]/ 606488)" office:value-type="float" office:value="0.0530414451728641" calcext:value-type="float">
            <text:p>0.0530414452</text:p>
          </table:table-cell>
          <table:table-cell table:formula="of:=([.C67]*5000)" office:value-type="float" office:value="265.20722586432" calcext:value-type="float">
            <text:p>265.2072258643</text:p>
          </table:table-cell>
        </table:table-row>
        <table:table-row table:style-name="ro1">
          <table:table-cell office:value-type="string" calcext:value-type="string">
            <text:p>ம</text:p>
          </table:table-cell>
          <table:table-cell office:value-type="float" office:value="18327" calcext:value-type="float">
            <text:p>18327</text:p>
          </table:table-cell>
          <table:table-cell table:formula="of:= ([.B68]/ 606488)" office:value-type="float" office:value="0.0302182400970835" calcext:value-type="float">
            <text:p>0.0302182401</text:p>
          </table:table-cell>
          <table:table-cell table:formula="of:=([.C68]*5000)" office:value-type="float" office:value="151.091200485418" calcext:value-type="float">
            <text:p>151.0912004854</text:p>
          </table:table-cell>
        </table:table-row>
        <table:table-row table:style-name="ro1">
          <table:table-cell office:value-type="string" calcext:value-type="string">
            <text:p>மி</text:p>
          </table:table-cell>
          <table:table-cell office:value-type="float" office:value="2127" calcext:value-type="float">
            <text:p>2127</text:p>
          </table:table-cell>
          <table:table-cell table:formula="of:= ([.B69]/ 606488)" office:value-type="float" office:value="0.00350707680943399" calcext:value-type="float">
            <text:p>0.0035070768</text:p>
          </table:table-cell>
          <table:table-cell table:formula="of:=([.C69]*5000)" office:value-type="float" office:value="17.5353840471699" calcext:value-type="float">
            <text:p>17.5353840472</text:p>
          </table:table-cell>
        </table:table-row>
        <table:table-row table:style-name="ro1">
          <table:table-cell office:value-type="string" calcext:value-type="string">
            <text:p>மீ</text:p>
          </table:table-cell>
          <table:table-cell office:value-type="float" office:value="384" calcext:value-type="float">
            <text:p>384</text:p>
          </table:table-cell>
          <table:table-cell table:formula="of:= ([.B70]/ 606488)" office:value-type="float" office:value="0.000633153500151693" calcext:value-type="float">
            <text:p>0.0006331535</text:p>
          </table:table-cell>
          <table:table-cell table:formula="of:=([.C70]*5000)" office:value-type="float" office:value="3.16576750075847" calcext:value-type="float">
            <text:p>3.1657675008</text:p>
          </table:table-cell>
        </table:table-row>
        <table:table-row table:style-name="ro1">
          <table:table-cell office:value-type="string" calcext:value-type="string">
            <text:p>மு</text:p>
          </table:table-cell>
          <table:table-cell office:value-type="float" office:value="4339" calcext:value-type="float">
            <text:p>4339</text:p>
          </table:table-cell>
          <table:table-cell table:formula="of:= ([.B71]/ 606488)" office:value-type="float" office:value="0.00715430478426614" calcext:value-type="float">
            <text:p>0.0071543048</text:p>
          </table:table-cell>
          <table:table-cell table:formula="of:=([.C71]*5000)" office:value-type="float" office:value="35.7715239213307" calcext:value-type="float">
            <text:p>35.7715239213</text:p>
          </table:table-cell>
        </table:table-row>
        <table:table-row table:style-name="ro1">
          <table:table-cell office:value-type="string" calcext:value-type="string">
            <text:p>மூ</text:p>
          </table:table-cell>
          <table:table-cell office:value-type="float" office:value="1098" calcext:value-type="float">
            <text:p>1098</text:p>
          </table:table-cell>
          <table:table-cell table:formula="of:= ([.B72]/ 606488)" office:value-type="float" office:value="0.00181042328949625" calcext:value-type="float">
            <text:p>0.0018104233</text:p>
          </table:table-cell>
          <table:table-cell table:formula="of:=([.C72]*5000)" office:value-type="float" office:value="9.05211644748124" calcext:value-type="float">
            <text:p>9.0521164475</text:p>
          </table:table-cell>
        </table:table-row>
        <table:table-row table:style-name="ro1">
          <table:table-cell office:value-type="string" calcext:value-type="string">
            <text:p>ய்</text:p>
          </table:table-cell>
          <table:table-cell office:value-type="float" office:value="3266" calcext:value-type="float">
            <text:p>3266</text:p>
          </table:table-cell>
          <table:table-cell table:formula="of:= ([.B73]/ 606488)" office:value-type="float" office:value="0.00538510242576935" calcext:value-type="float">
            <text:p>0.0053851024</text:p>
          </table:table-cell>
          <table:table-cell table:formula="of:=([.C73]*5000)" office:value-type="float" office:value="26.9255121288467" calcext:value-type="float">
            <text:p>26.9255121288</text:p>
          </table:table-cell>
        </table:table-row>
        <table:table-row table:style-name="ro1">
          <table:table-cell office:value-type="string" calcext:value-type="string">
            <text:p>ய</text:p>
          </table:table-cell>
          <table:table-cell office:value-type="float" office:value="13044" calcext:value-type="float">
            <text:p>13044</text:p>
          </table:table-cell>
          <table:table-cell table:formula="of:= ([.B74]/ 606488)" office:value-type="float" office:value="0.0215074329582778" calcext:value-type="float">
            <text:p>0.021507433</text:p>
          </table:table-cell>
          <table:table-cell table:formula="of:=([.C74]*5000)" office:value-type="float" office:value="107.537164791389" calcext:value-type="float">
            <text:p>107.5371647914</text:p>
          </table:table-cell>
        </table:table-row>
        <table:table-row table:style-name="ro1">
          <table:table-cell office:value-type="string" calcext:value-type="string">
            <text:p>யி</text:p>
          </table:table-cell>
          <table:table-cell office:value-type="float" office:value="1880" calcext:value-type="float">
            <text:p>1880</text:p>
          </table:table-cell>
          <table:table-cell table:formula="of:= ([.B75]/ 606488)" office:value-type="float" office:value="0.00309981401115933" calcext:value-type="float">
            <text:p>0.003099814</text:p>
          </table:table-cell>
          <table:table-cell table:formula="of:=([.C75]*5000)" office:value-type="float" office:value="15.4990700557967" calcext:value-type="float">
            <text:p>15.4990700558</text:p>
          </table:table-cell>
        </table:table-row>
        <table:table-row table:style-name="ro1">
          <table:table-cell office:value-type="string" calcext:value-type="string">
            <text:p>யீ</text:p>
          </table:table-cell>
          <table:table-cell office:value-type="float" office:value="65" calcext:value-type="float">
            <text:p>65</text:p>
          </table:table-cell>
          <table:table-cell table:formula="of:= ([.B76]/ 606488)" office:value-type="float" office:value="0.000107174420598594" calcext:value-type="float">
            <text:p>0.0001071744</text:p>
          </table:table-cell>
          <table:table-cell table:formula="of:=([.C76]*5000)" office:value-type="float" office:value="0.535872102992969" calcext:value-type="float">
            <text:p>0.535872103</text:p>
          </table:table-cell>
        </table:table-row>
        <table:table-row table:style-name="ro1">
          <table:table-cell office:value-type="string" calcext:value-type="string">
            <text:p>யு</text:p>
          </table:table-cell>
          <table:table-cell office:value-type="float" office:value="782" calcext:value-type="float">
            <text:p>782</text:p>
          </table:table-cell>
          <table:table-cell table:formula="of:= ([.B77]/ 606488)" office:value-type="float" office:value="0.00128939072166308" calcext:value-type="float">
            <text:p>0.0012893907</text:p>
          </table:table-cell>
          <table:table-cell table:formula="of:=([.C77]*5000)" office:value-type="float" office:value="6.44695360831542" calcext:value-type="float">
            <text:p>6.4469536083</text:p>
          </table:table-cell>
        </table:table-row>
        <table:table-row table:style-name="ro1">
          <table:table-cell office:value-type="string" calcext:value-type="string">
            <text:p>யூ</text:p>
          </table:table-cell>
          <table:table-cell office:value-type="float" office:value="166" calcext:value-type="float">
            <text:p>166</text:p>
          </table:table-cell>
          <table:table-cell table:formula="of:= ([.B78]/ 606488)" office:value-type="float" office:value="0.000273706981836409" calcext:value-type="float">
            <text:p>0.000273707</text:p>
          </table:table-cell>
          <table:table-cell table:formula="of:=([.C78]*5000)" office:value-type="float" office:value="1.36853490918205" calcext:value-type="float">
            <text:p>1.3685349092</text:p>
          </table:table-cell>
        </table:table-row>
        <table:table-row table:style-name="ro1">
          <table:table-cell office:value-type="string" calcext:value-type="string">
            <text:p>ர்</text:p>
          </table:table-cell>
          <table:table-cell office:value-type="float" office:value="9683" calcext:value-type="float">
            <text:p>9683</text:p>
          </table:table-cell>
          <table:table-cell table:formula="of:= ([.B79]/ 606488)" office:value-type="float" office:value="0.0159656909947105" calcext:value-type="float">
            <text:p>0.015965691</text:p>
          </table:table-cell>
          <table:table-cell table:formula="of:=([.C79]*5000)" office:value-type="float" office:value="79.8284549735527" calcext:value-type="float">
            <text:p>79.8284549736</text:p>
          </table:table-cell>
        </table:table-row>
        <table:table-row table:style-name="ro1">
          <table:table-cell office:value-type="string" calcext:value-type="string">
            <text:p>ர</text:p>
          </table:table-cell>
          <table:table-cell office:value-type="float" office:value="20867" calcext:value-type="float">
            <text:p>20867</text:p>
          </table:table-cell>
          <table:table-cell table:formula="of:= ([.B80]/ 606488)" office:value-type="float" office:value="0.0344062866866286" calcext:value-type="float">
            <text:p>0.0344062867</text:p>
          </table:table-cell>
          <table:table-cell table:formula="of:=([.C80]*5000)" office:value-type="float" office:value="172.031433433143" calcext:value-type="float">
            <text:p>172.0314334331</text:p>
          </table:table-cell>
        </table:table-row>
        <table:table-row table:style-name="ro1">
          <table:table-cell office:value-type="string" calcext:value-type="string">
            <text:p>ரி</text:p>
          </table:table-cell>
          <table:table-cell office:value-type="float" office:value="6299" calcext:value-type="float">
            <text:p>6299</text:p>
          </table:table-cell>
          <table:table-cell table:formula="of:= ([.B81]/ 606488)" office:value-type="float" office:value="0.0103860257746237" calcext:value-type="float">
            <text:p>0.0103860258</text:p>
          </table:table-cell>
          <table:table-cell table:formula="of:=([.C81]*5000)" office:value-type="float" office:value="51.9301288731187" calcext:value-type="float">
            <text:p>51.9301288731</text:p>
          </table:table-cell>
        </table:table-row>
        <table:table-row table:style-name="ro1">
          <table:table-cell office:value-type="string" calcext:value-type="string">
            <text:p>ரீ</text:p>
          </table:table-cell>
          <table:table-cell office:value-type="float" office:value="406" calcext:value-type="float">
            <text:p>406</text:p>
          </table:table-cell>
          <table:table-cell table:formula="of:= ([.B82]/ 606488)" office:value-type="float" office:value="0.000669427919431217" calcext:value-type="float">
            <text:p>0.0006694279</text:p>
          </table:table-cell>
          <table:table-cell table:formula="of:=([.C82]*5000)" office:value-type="float" office:value="3.34713959715609" calcext:value-type="float">
            <text:p>3.3471395972</text:p>
          </table:table-cell>
        </table:table-row>
        <table:table-row table:style-name="ro1">
          <table:table-cell office:value-type="string" calcext:value-type="string">
            <text:p>ரு</text:p>
          </table:table-cell>
          <table:table-cell office:value-type="float" office:value="7809" calcext:value-type="float">
            <text:p>7809</text:p>
          </table:table-cell>
          <table:table-cell table:formula="of:= ([.B83]/ 606488)" office:value-type="float" office:value="0.0128757700069911" calcext:value-type="float">
            <text:p>0.01287577</text:p>
          </table:table-cell>
          <table:table-cell table:formula="of:=([.C83]*5000)" office:value-type="float" office:value="64.3788500349554" calcext:value-type="float">
            <text:p>64.378850035</text:p>
          </table:table-cell>
        </table:table-row>
        <table:table-row table:style-name="ro1">
          <table:table-cell office:value-type="string" calcext:value-type="string">
            <text:p>ரூ</text:p>
          </table:table-cell>
          <table:table-cell office:value-type="float" office:value="252" calcext:value-type="float">
            <text:p>252</text:p>
          </table:table-cell>
          <table:table-cell table:formula="of:= ([.B84]/ 606488)" office:value-type="float" office:value="0.000415506984474549" calcext:value-type="float">
            <text:p>0.000415507</text:p>
          </table:table-cell>
          <table:table-cell table:formula="of:=([.C84]*5000)" office:value-type="float" office:value="2.07753492237274" calcext:value-type="float">
            <text:p>2.0775349224</text:p>
          </table:table-cell>
        </table:table-row>
        <table:table-row table:style-name="ro1">
          <table:table-cell office:value-type="string" calcext:value-type="string">
            <text:p>ல்</text:p>
          </table:table-cell>
          <table:table-cell office:value-type="float" office:value="20862" calcext:value-type="float">
            <text:p>20862</text:p>
          </table:table-cell>
          <table:table-cell table:formula="of:= ([.B85]/ 606488)" office:value-type="float" office:value="0.0343980425004287" calcext:value-type="float">
            <text:p>0.0343980425</text:p>
          </table:table-cell>
          <table:table-cell table:formula="of:=([.C85]*5000)" office:value-type="float" office:value="171.990212502143" calcext:value-type="float">
            <text:p>171.9902125021</text:p>
          </table:table-cell>
        </table:table-row>
        <table:table-row table:style-name="ro1">
          <table:table-cell office:value-type="string" calcext:value-type="string">
            <text:p>ல</text:p>
          </table:table-cell>
          <table:table-cell office:value-type="float" office:value="13023" calcext:value-type="float">
            <text:p>13023</text:p>
          </table:table-cell>
          <table:table-cell table:formula="of:= ([.B86]/ 606488)" office:value-type="float" office:value="0.0214728073762383" calcext:value-type="float">
            <text:p>0.0214728074</text:p>
          </table:table-cell>
          <table:table-cell table:formula="of:=([.C86]*5000)" office:value-type="float" office:value="107.364036881191" calcext:value-type="float">
            <text:p>107.3640368812</text:p>
          </table:table-cell>
        </table:table-row>
        <table:table-row table:style-name="ro1">
          <table:table-cell office:value-type="string" calcext:value-type="string">
            <text:p>லி</text:p>
          </table:table-cell>
          <table:table-cell office:value-type="float" office:value="3069" calcext:value-type="float">
            <text:p>3069</text:p>
          </table:table-cell>
          <table:table-cell table:formula="of:= ([.B87]/ 606488)" office:value-type="float" office:value="0.00506028148949361" calcext:value-type="float">
            <text:p>0.0050602815</text:p>
          </table:table-cell>
          <table:table-cell table:formula="of:=([.C87]*5000)" office:value-type="float" office:value="25.301407447468" calcext:value-type="float">
            <text:p>25.3014074475</text:p>
          </table:table-cell>
        </table:table-row>
        <table:table-row table:style-name="ro1">
          <table:table-cell office:value-type="string" calcext:value-type="string">
            <text:p>லீ</text:p>
          </table:table-cell>
          <table:table-cell office:value-type="float" office:value="93" calcext:value-type="float">
            <text:p>93</text:p>
          </table:table-cell>
          <table:table-cell table:formula="of:= ([.B88]/ 606488)" office:value-type="float" office:value="0.000153341863317988" calcext:value-type="float">
            <text:p>0.0001533419</text:p>
          </table:table-cell>
          <table:table-cell table:formula="of:=([.C88]*5000)" office:value-type="float" office:value="0.766709316589941" calcext:value-type="float">
            <text:p>0.7667093166</text:p>
          </table:table-cell>
        </table:table-row>
        <table:table-row table:style-name="ro1">
          <table:table-cell office:value-type="string" calcext:value-type="string">
            <text:p>லு</text:p>
          </table:table-cell>
          <table:table-cell office:value-type="float" office:value="980" calcext:value-type="float">
            <text:p>980</text:p>
          </table:table-cell>
          <table:table-cell table:formula="of:= ([.B89]/ 606488)" office:value-type="float" office:value="0.0016158604951788" calcext:value-type="float">
            <text:p>0.0016158605</text:p>
          </table:table-cell>
          <table:table-cell table:formula="of:=([.C89]*5000)" office:value-type="float" office:value="8.079302475894" calcext:value-type="float">
            <text:p>8.0793024759</text:p>
          </table:table-cell>
        </table:table-row>
        <table:table-row table:style-name="ro1">
          <table:table-cell office:value-type="string" calcext:value-type="string">
            <text:p>லூ</text:p>
          </table:table-cell>
          <table:table-cell office:value-type="float" office:value="96" calcext:value-type="float">
            <text:p>96</text:p>
          </table:table-cell>
          <table:table-cell table:formula="of:= ([.B90]/ 606488)" office:value-type="float" office:value="0.000158288375037923" calcext:value-type="float">
            <text:p>0.0001582884</text:p>
          </table:table-cell>
          <table:table-cell table:formula="of:=([.C90]*5000)" office:value-type="float" office:value="0.791441875189616" calcext:value-type="float">
            <text:p>0.7914418752</text:p>
          </table:table-cell>
        </table:table-row>
        <table:table-row table:style-name="ro1">
          <table:table-cell office:value-type="string" calcext:value-type="string">
            <text:p>வ்</text:p>
          </table:table-cell>
          <table:table-cell office:value-type="float" office:value="379" calcext:value-type="float">
            <text:p>379</text:p>
          </table:table-cell>
          <table:table-cell table:formula="of:= ([.B91]/ 606488)" office:value-type="float" office:value="0.000624909313951801" calcext:value-type="float">
            <text:p>0.0006249093</text:p>
          </table:table-cell>
          <table:table-cell table:formula="of:=([.C91]*5000)" office:value-type="float" office:value="3.12454656975901" calcext:value-type="float">
            <text:p>3.1245465698</text:p>
          </table:table-cell>
        </table:table-row>
        <table:table-row table:style-name="ro1">
          <table:table-cell office:value-type="string" calcext:value-type="string">
            <text:p>வ</text:p>
          </table:table-cell>
          <table:table-cell office:value-type="float" office:value="22833" calcext:value-type="float">
            <text:p>22833</text:p>
          </table:table-cell>
          <table:table-cell table:formula="of:= ([.B92]/ 606488)" office:value-type="float" office:value="0.0376479007004261" calcext:value-type="float">
            <text:p>0.0376479007</text:p>
          </table:table-cell>
          <table:table-cell table:formula="of:=([.C92]*5000)" office:value-type="float" office:value="188.23950350213" calcext:value-type="float">
            <text:p>188.2395035021</text:p>
          </table:table-cell>
        </table:table-row>
        <table:table-row table:style-name="ro1">
          <table:table-cell office:value-type="string" calcext:value-type="string">
            <text:p>வி</text:p>
          </table:table-cell>
          <table:table-cell office:value-type="float" office:value="6898" calcext:value-type="float">
            <text:p>6898</text:p>
          </table:table-cell>
          <table:table-cell table:formula="of:= ([.B93]/ 606488)" office:value-type="float" office:value="0.0113736792813708" calcext:value-type="float">
            <text:p>0.0113736793</text:p>
          </table:table-cell>
          <table:table-cell table:formula="of:=([.C93]*5000)" office:value-type="float" office:value="56.8683964068539" calcext:value-type="float">
            <text:p>56.8683964069</text:p>
          </table:table-cell>
        </table:table-row>
        <table:table-row table:style-name="ro1">
          <table:table-cell office:value-type="string" calcext:value-type="string">
            <text:p>வீ</text:p>
          </table:table-cell>
          <table:table-cell office:value-type="float" office:value="845" calcext:value-type="float">
            <text:p>845</text:p>
          </table:table-cell>
          <table:table-cell table:formula="of:= ([.B94]/ 606488)" office:value-type="float" office:value="0.00139326746778172" calcext:value-type="float">
            <text:p>0.0013932675</text:p>
          </table:table-cell>
          <table:table-cell table:formula="of:=([.C94]*5000)" office:value-type="float" office:value="6.9663373389086" calcext:value-type="float">
            <text:p>6.9663373389</text:p>
          </table:table-cell>
        </table:table-row>
        <table:table-row table:style-name="ro1">
          <table:table-cell office:value-type="string" calcext:value-type="string">
            <text:p>வு</text:p>
          </table:table-cell>
          <table:table-cell office:value-type="float" office:value="2289" calcext:value-type="float">
            <text:p>2289</text:p>
          </table:table-cell>
          <table:table-cell table:formula="of:= ([.B95]/ 606488)" office:value-type="float" office:value="0.00377418844231048" calcext:value-type="float">
            <text:p>0.0037741884</text:p>
          </table:table-cell>
          <table:table-cell table:formula="of:=([.C95]*5000)" office:value-type="float" office:value="18.8709422115524" calcext:value-type="float">
            <text:p>18.8709422116</text:p>
          </table:table-cell>
        </table:table-row>
        <table:table-row table:style-name="ro1">
          <table:table-cell office:value-type="string" calcext:value-type="string">
            <text:p>வூ</text:p>
          </table:table-cell>
          <table:table-cell office:value-type="float" office:value="51" calcext:value-type="float">
            <text:p>51</text:p>
          </table:table-cell>
          <table:table-cell table:formula="of:= ([.B96]/ 606488)" office:value-type="float" office:value="0.0000840906992388967" calcext:value-type="float">
            <text:p>8.40906992388967E-005</text:p>
          </table:table-cell>
          <table:table-cell table:formula="of:=([.C96]*5000)" office:value-type="float" office:value="0.420453496194484" calcext:value-type="float">
            <text:p>0.4204534962</text:p>
          </table:table-cell>
        </table:table-row>
        <table:table-row table:style-name="ro1">
          <table:table-cell office:value-type="string" calcext:value-type="string">
            <text:p>ழ்</text:p>
          </table:table-cell>
          <table:table-cell office:value-type="float" office:value="844" calcext:value-type="float">
            <text:p>844</text:p>
          </table:table-cell>
          <table:table-cell table:formula="of:= ([.B97]/ 606488)" office:value-type="float" office:value="0.00139161863054174" calcext:value-type="float">
            <text:p>0.0013916186</text:p>
          </table:table-cell>
          <table:table-cell table:formula="of:=([.C97]*5000)" office:value-type="float" office:value="6.95809315270871" calcext:value-type="float">
            <text:p>6.9580931527</text:p>
          </table:table-cell>
        </table:table-row>
        <table:table-row table:style-name="ro1">
          <table:table-cell office:value-type="string" calcext:value-type="string">
            <text:p>ழ</text:p>
          </table:table-cell>
          <table:table-cell office:value-type="float" office:value="2247" calcext:value-type="float">
            <text:p>2247</text:p>
          </table:table-cell>
          <table:table-cell table:formula="of:= ([.B98]/ 606488)" office:value-type="float" office:value="0.00370493727823139" calcext:value-type="float">
            <text:p>0.0037049373</text:p>
          </table:table-cell>
          <table:table-cell table:formula="of:=([.C98]*5000)" office:value-type="float" office:value="18.524686391157" calcext:value-type="float">
            <text:p>18.5246863912</text:p>
          </table:table-cell>
        </table:table-row>
        <table:table-row table:style-name="ro1">
          <table:table-cell office:value-type="string" calcext:value-type="string">
            <text:p>ழி</text:p>
          </table:table-cell>
          <table:table-cell office:value-type="float" office:value="1755" calcext:value-type="float">
            <text:p>1755</text:p>
          </table:table-cell>
          <table:table-cell table:formula="of:= ([.B99]/ 606488)" office:value-type="float" office:value="0.00289370935616203" calcext:value-type="float">
            <text:p>0.0028937094</text:p>
          </table:table-cell>
          <table:table-cell table:formula="of:=([.C99]*5000)" office:value-type="float" office:value="14.4685467808102" calcext:value-type="float">
            <text:p>14.4685467808</text:p>
          </table:table-cell>
        </table:table-row>
        <table:table-row table:style-name="ro1">
          <table:table-cell office:value-type="string" calcext:value-type="string">
            <text:p>ழீ</text:p>
          </table:table-cell>
          <table:table-cell office:value-type="float" office:value="5" calcext:value-type="float">
            <text:p>5</text:p>
          </table:table-cell>
          <table:table-cell table:formula="of:= ([.B100]/ 606488)" office:value-type="float" office:value="0.00000824418619989184" calcext:value-type="float">
            <text:p>8.24418619989184E-006</text:p>
          </table:table-cell>
          <table:table-cell table:formula="of:=([.C100]*5000)" office:value-type="float" office:value="0.0412209309994592" calcext:value-type="float">
            <text:p>0.041220931</text:p>
          </table:table-cell>
        </table:table-row>
        <table:table-row table:style-name="ro1">
          <table:table-cell office:value-type="string" calcext:value-type="string">
            <text:p>ழு</text:p>
          </table:table-cell>
          <table:table-cell office:value-type="float" office:value="1717" calcext:value-type="float">
            <text:p>1717</text:p>
          </table:table-cell>
          <table:table-cell table:formula="of:= ([.B101]/ 606488)" office:value-type="float" office:value="0.00283105354104286" calcext:value-type="float">
            <text:p>0.0028310535</text:p>
          </table:table-cell>
          <table:table-cell table:formula="of:=([.C101]*5000)" office:value-type="float" office:value="14.1552677052143" calcext:value-type="float">
            <text:p>14.1552677052</text:p>
          </table:table-cell>
        </table:table-row>
        <table:table-row table:style-name="ro1">
          <table:table-cell office:value-type="string" calcext:value-type="string">
            <text:p>ழூ</text:p>
          </table:table-cell>
          <table:table-cell office:value-type="float" office:value="11" calcext:value-type="float">
            <text:p>11</text:p>
          </table:table-cell>
          <table:table-cell table:formula="of:= ([.B102]/ 606488)" office:value-type="float" office:value="0.000018137209639762" calcext:value-type="float">
            <text:p>1.8137209639762E-005</text:p>
          </table:table-cell>
          <table:table-cell table:formula="of:=([.C102]*5000)" office:value-type="float" office:value="0.0906860481988102" calcext:value-type="float">
            <text:p>0.0906860482</text:p>
          </table:table-cell>
        </table:table-row>
        <table:table-row table:style-name="ro1">
          <table:table-cell office:value-type="string" calcext:value-type="string">
            <text:p>ள்</text:p>
          </table:table-cell>
          <table:table-cell office:value-type="float" office:value="3950" calcext:value-type="float">
            <text:p>3950</text:p>
          </table:table-cell>
          <table:table-cell table:formula="of:= ([.B103]/ 606488)" office:value-type="float" office:value="0.00651290709791455" calcext:value-type="float">
            <text:p>0.0065129071</text:p>
          </table:table-cell>
          <table:table-cell table:formula="of:=([.C103]*5000)" office:value-type="float" office:value="32.5645354895728" calcext:value-type="float">
            <text:p>32.5645354896</text:p>
          </table:table-cell>
        </table:table-row>
        <table:table-row table:style-name="ro1">
          <table:table-cell office:value-type="string" calcext:value-type="string">
            <text:p>ள</text:p>
          </table:table-cell>
          <table:table-cell office:value-type="float" office:value="5281" calcext:value-type="float">
            <text:p>5281</text:p>
          </table:table-cell>
          <table:table-cell table:formula="of:= ([.B104]/ 606488)" office:value-type="float" office:value="0.00870750946432576" calcext:value-type="float">
            <text:p>0.0087075095</text:p>
          </table:table-cell>
          <table:table-cell table:formula="of:=([.C104]*5000)" office:value-type="float" office:value="43.5375473216288" calcext:value-type="float">
            <text:p>43.5375473216</text:p>
          </table:table-cell>
        </table:table-row>
        <table:table-row table:style-name="ro1">
          <table:table-cell office:value-type="string" calcext:value-type="string">
            <text:p>ள <text:s/></text:p>
          </table:table-cell>
          <table:table-cell office:value-type="float" office:value="3535" calcext:value-type="float">
            <text:p>3535</text:p>
          </table:table-cell>
          <table:table-cell table:formula="of:= ([.B105]/ 606488)" office:value-type="float" office:value="0.00582863964332353" calcext:value-type="float">
            <text:p>0.0058286396</text:p>
          </table:table-cell>
          <table:table-cell table:formula="of:=([.C105]*5000)" office:value-type="float" office:value="29.1431982166176" calcext:value-type="float">
            <text:p>29.1431982166</text:p>
          </table:table-cell>
        </table:table-row>
        <table:table-row table:style-name="ro1">
          <table:table-cell office:value-type="string" calcext:value-type="string">
            <text:p>ளி</text:p>
          </table:table-cell>
          <table:table-cell office:value-type="float" office:value="2579" calcext:value-type="float">
            <text:p>2579</text:p>
          </table:table-cell>
          <table:table-cell table:formula="of:= ([.B106]/ 606488)" office:value-type="float" office:value="0.00425235124190421" calcext:value-type="float">
            <text:p>0.0042523512</text:p>
          </table:table-cell>
          <table:table-cell table:formula="of:=([.C106]*5000)" office:value-type="float" office:value="21.261756209521" calcext:value-type="float">
            <text:p>21.2617562095</text:p>
          </table:table-cell>
        </table:table-row>
        <table:table-row table:style-name="ro1">
          <table:table-cell office:value-type="string" calcext:value-type="string">
            <text:p>ளீ</text:p>
          </table:table-cell>
          <table:table-cell office:value-type="float" office:value="20" calcext:value-type="float">
            <text:p>20</text:p>
          </table:table-cell>
          <table:table-cell table:formula="of:= ([.B107]/ 606488)" office:value-type="float" office:value="0.0000329767447995673" calcext:value-type="float">
            <text:p>3.29767447995673E-005</text:p>
          </table:table-cell>
          <table:table-cell table:formula="of:=([.C107]*5000)" office:value-type="float" office:value="0.164883723997837" calcext:value-type="float">
            <text:p>0.164883724</text:p>
          </table:table-cell>
        </table:table-row>
        <table:table-row table:style-name="ro1">
          <table:table-cell office:value-type="string" calcext:value-type="string">
            <text:p>ளு</text:p>
          </table:table-cell>
          <table:table-cell office:value-type="float" office:value="741" calcext:value-type="float">
            <text:p>741</text:p>
          </table:table-cell>
          <table:table-cell table:formula="of:= ([.B108]/ 606488)" office:value-type="float" office:value="0.00122178839482397" calcext:value-type="float">
            <text:p>0.0012217884</text:p>
          </table:table-cell>
          <table:table-cell table:formula="of:=([.C108]*5000)" office:value-type="float" office:value="6.10894197411985" calcext:value-type="float">
            <text:p>6.1089419741</text:p>
          </table:table-cell>
        </table:table-row>
        <table:table-row table:style-name="ro1">
          <table:table-cell office:value-type="string" calcext:value-type="string">
            <text:p>ளூ</text:p>
          </table:table-cell>
          <table:table-cell office:value-type="float" office:value="20" calcext:value-type="float">
            <text:p>20</text:p>
          </table:table-cell>
          <table:table-cell table:formula="of:= ([.B109]/ 606488)" office:value-type="float" office:value="0.0000329767447995673" calcext:value-type="float">
            <text:p>3.29767447995673E-005</text:p>
          </table:table-cell>
          <table:table-cell table:formula="of:=([.C109]*5000)" office:value-type="float" office:value="0.164883723997837" calcext:value-type="float">
            <text:p>0.164883724</text:p>
          </table:table-cell>
        </table:table-row>
        <table:table-row table:style-name="ro1">
          <table:table-cell office:value-type="string" calcext:value-type="string">
            <text:p>ற்</text:p>
          </table:table-cell>
          <table:table-cell office:value-type="float" office:value="4918" calcext:value-type="float">
            <text:p>4918</text:p>
          </table:table-cell>
          <table:table-cell table:formula="of:= ([.B110]/ 606488)" office:value-type="float" office:value="0.00810898154621361" calcext:value-type="float">
            <text:p>0.0081089815</text:p>
          </table:table-cell>
          <table:table-cell table:formula="of:=([.C110]*5000)" office:value-type="float" office:value="40.5449077310681" calcext:value-type="float">
            <text:p>40.5449077311</text:p>
          </table:table-cell>
        </table:table-row>
        <table:table-row table:style-name="ro1">
          <table:table-cell office:value-type="string" calcext:value-type="string">
            <text:p>ற</text:p>
          </table:table-cell>
          <table:table-cell office:value-type="float" office:value="4732" calcext:value-type="float">
            <text:p>4732</text:p>
          </table:table-cell>
          <table:table-cell table:formula="of:= ([.B111]/ 606488)" office:value-type="float" office:value="0.00780229781957763" calcext:value-type="float">
            <text:p>0.0078022978</text:p>
          </table:table-cell>
          <table:table-cell table:formula="of:=([.C111]*5000)" office:value-type="float" office:value="39.0114890978882" calcext:value-type="float">
            <text:p>39.0114890979</text:p>
          </table:table-cell>
        </table:table-row>
        <table:table-row table:style-name="ro1">
          <table:table-cell office:value-type="string" calcext:value-type="string">
            <text:p>றி</text:p>
          </table:table-cell>
          <table:table-cell office:value-type="float" office:value="1961" calcext:value-type="float">
            <text:p>1961</text:p>
          </table:table-cell>
          <table:table-cell table:formula="of:= ([.B112]/ 606488)" office:value-type="float" office:value="0.00323336982759758" calcext:value-type="float">
            <text:p>0.0032333698</text:p>
          </table:table-cell>
          <table:table-cell table:formula="of:=([.C112]*5000)" office:value-type="float" office:value="16.1668491379879" calcext:value-type="float">
            <text:p>16.166849138</text:p>
          </table:table-cell>
        </table:table-row>
        <table:table-row table:style-name="ro1">
          <table:table-cell office:value-type="string" calcext:value-type="string">
            <text:p>றீ</text:p>
          </table:table-cell>
          <table:table-cell office:value-type="float" office:value="11" calcext:value-type="float">
            <text:p>11</text:p>
          </table:table-cell>
          <table:table-cell table:formula="of:= ([.B113]/ 606488)" office:value-type="float" office:value="0.000018137209639762" calcext:value-type="float">
            <text:p>1.8137209639762E-005</text:p>
          </table:table-cell>
          <table:table-cell table:formula="of:=([.C113]*5000)" office:value-type="float" office:value="0.0906860481988102" calcext:value-type="float">
            <text:p>0.0906860482</text:p>
          </table:table-cell>
        </table:table-row>
        <table:table-row table:style-name="ro1">
          <table:table-cell office:value-type="string" calcext:value-type="string">
            <text:p>று</text:p>
          </table:table-cell>
          <table:table-cell office:value-type="float" office:value="4341" calcext:value-type="float">
            <text:p>4341</text:p>
          </table:table-cell>
          <table:table-cell table:formula="of:= ([.B114]/ 606488)" office:value-type="float" office:value="0.00715760245874609" calcext:value-type="float">
            <text:p>0.0071576025</text:p>
          </table:table-cell>
          <table:table-cell table:formula="of:=([.C114]*5000)" office:value-type="float" office:value="35.7880122937305" calcext:value-type="float">
            <text:p>35.7880122937</text:p>
          </table:table-cell>
        </table:table-row>
        <table:table-row table:style-name="ro1">
          <table:table-cell office:value-type="string" calcext:value-type="string">
            <text:p>றூ</text:p>
          </table:table-cell>
          <table:table-cell office:value-type="float" office:value="28" calcext:value-type="float">
            <text:p>28</text:p>
          </table:table-cell>
          <table:table-cell table:formula="of:= ([.B115]/ 606488)" office:value-type="float" office:value="0.0000461674427193943" calcext:value-type="float">
            <text:p>4.61674427193943E-005</text:p>
          </table:table-cell>
          <table:table-cell table:formula="of:=([.C115]*5000)" office:value-type="float" office:value="0.230837213596971" calcext:value-type="float">
            <text:p>0.2308372136</text:p>
          </table:table-cell>
        </table:table-row>
        <table:table-row table:style-name="ro1">
          <table:table-cell office:value-type="string" calcext:value-type="string">
            <text:p>ன்</text:p>
          </table:table-cell>
          <table:table-cell office:value-type="float" office:value="13040" calcext:value-type="float">
            <text:p>13040</text:p>
          </table:table-cell>
          <table:table-cell table:formula="of:= ([.B116]/ 606488)" office:value-type="float" office:value="0.0215008376093179" calcext:value-type="float">
            <text:p>0.0215008376</text:p>
          </table:table-cell>
          <table:table-cell table:formula="of:=([.C116]*5000)" office:value-type="float" office:value="107.50418804659" calcext:value-type="float">
            <text:p>107.5041880466</text:p>
          </table:table-cell>
        </table:table-row>
        <table:table-row table:style-name="ro1">
          <table:table-cell office:value-type="string" calcext:value-type="string">
            <text:p>ன</text:p>
          </table:table-cell>
          <table:table-cell office:value-type="float" office:value="8863" calcext:value-type="float">
            <text:p>8863</text:p>
          </table:table-cell>
          <table:table-cell table:formula="of:= ([.B117]/ 606488)" office:value-type="float" office:value="0.0146136444579283" calcext:value-type="float">
            <text:p>0.0146136445</text:p>
          </table:table-cell>
          <table:table-cell table:formula="of:=([.C117]*5000)" office:value-type="float" office:value="73.0682222896413" calcext:value-type="float">
            <text:p>73.0682222896</text:p>
          </table:table-cell>
        </table:table-row>
        <table:table-row table:style-name="ro1">
          <table:table-cell office:value-type="string" calcext:value-type="string">
            <text:p>னி</text:p>
          </table:table-cell>
          <table:table-cell office:value-type="float" office:value="2215" calcext:value-type="float">
            <text:p>2215</text:p>
          </table:table-cell>
          <table:table-cell table:formula="of:= ([.B118]/ 606488)" office:value-type="float" office:value="0.00365217448655208" calcext:value-type="float">
            <text:p>0.0036521745</text:p>
          </table:table-cell>
          <table:table-cell table:formula="of:=([.C118]*5000)" office:value-type="float" office:value="18.2608724327604" calcext:value-type="float">
            <text:p>18.2608724328</text:p>
          </table:table-cell>
        </table:table-row>
        <table:table-row table:style-name="ro1">
          <table:table-cell office:value-type="string" calcext:value-type="string">
            <text:p>னீ</text:p>
          </table:table-cell>
          <table:table-cell office:value-type="float" office:value="101" calcext:value-type="float">
            <text:p>101</text:p>
          </table:table-cell>
          <table:table-cell table:formula="of:= ([.B119]/ 606488)" office:value-type="float" office:value="0.000166532561237815" calcext:value-type="float">
            <text:p>0.0001665326</text:p>
          </table:table-cell>
          <table:table-cell table:formula="of:=([.C119]*5000)" office:value-type="float" office:value="0.832662806189075" calcext:value-type="float">
            <text:p>0.8326628062</text:p>
          </table:table-cell>
        </table:table-row>
        <table:table-row table:style-name="ro1">
          <table:table-cell office:value-type="string" calcext:value-type="string">
            <text:p>னு</text:p>
          </table:table-cell>
          <table:table-cell office:value-type="float" office:value="616" calcext:value-type="float">
            <text:p>616</text:p>
          </table:table-cell>
          <table:table-cell table:formula="of:= ([.B120]/ 606488)" office:value-type="float" office:value="0.00101568373982667" calcext:value-type="float">
            <text:p>0.0010156837</text:p>
          </table:table-cell>
          <table:table-cell table:formula="of:=([.C120]*5000)" office:value-type="float" office:value="5.07841869913337" calcext:value-type="float">
            <text:p>5.0784186991</text:p>
          </table:table-cell>
        </table:table-row>
        <table:table-row table:style-name="ro1">
          <table:table-cell office:value-type="string" calcext:value-type="string">
            <text:p>னூ</text:p>
          </table:table-cell>
          <table:table-cell office:value-type="float" office:value="52" calcext:value-type="float">
            <text:p>52</text:p>
          </table:table-cell>
          <table:table-cell table:formula="of:= ([.B121]/ 606488)" office:value-type="float" office:value="0.0000857395364788751" calcext:value-type="float">
            <text:p>8.57395364788751E-005</text:p>
          </table:table-cell>
          <table:table-cell table:formula="of:=([.C121]*5000)" office:value-type="float" office:value="0.428697682394375" calcext:value-type="float">
            <text:p>0.4286976824</text:p>
          </table:table-cell>
        </table:table-row>
        <table:table-row table:style-name="ro1">
          <table:table-cell office:value-type="string" calcext:value-type="string">
            <text:p>ஜ்</text:p>
          </table:table-cell>
          <table:table-cell office:value-type="float" office:value="133" calcext:value-type="float">
            <text:p>133</text:p>
          </table:table-cell>
          <table:table-cell table:formula="of:= ([.B122]/ 606488)" office:value-type="float" office:value="0.000219295352917123" calcext:value-type="float">
            <text:p>0.0002192954</text:p>
          </table:table-cell>
          <table:table-cell table:formula="of:=([.C122]*5000)" office:value-type="float" office:value="1.09647676458561" calcext:value-type="float">
            <text:p>1.0964767646</text:p>
          </table:table-cell>
        </table:table-row>
        <table:table-row table:style-name="ro1">
          <table:table-cell office:value-type="string" calcext:value-type="string">
            <text:p>ஜ</text:p>
          </table:table-cell>
          <table:table-cell office:value-type="float" office:value="898" calcext:value-type="float">
            <text:p>898</text:p>
          </table:table-cell>
          <table:table-cell table:formula="of:= ([.B123]/ 606488)" office:value-type="float" office:value="0.00148065584150057" calcext:value-type="float">
            <text:p>0.0014806558</text:p>
          </table:table-cell>
          <table:table-cell table:formula="of:=([.C123]*5000)" office:value-type="float" office:value="7.40327920750287" calcext:value-type="float">
            <text:p>7.4032792075</text:p>
          </table:table-cell>
        </table:table-row>
        <table:table-row table:style-name="ro1">
          <table:table-cell office:value-type="string" calcext:value-type="string">
            <text:p>ஜி</text:p>
          </table:table-cell>
          <table:table-cell office:value-type="float" office:value="125" calcext:value-type="float">
            <text:p>125</text:p>
          </table:table-cell>
          <table:table-cell table:formula="of:= ([.B124]/ 606488)" office:value-type="float" office:value="0.000206104654997296" calcext:value-type="float">
            <text:p>0.0002061047</text:p>
          </table:table-cell>
          <table:table-cell table:formula="of:=([.C124]*5000)" office:value-type="float" office:value="1.03052327498648" calcext:value-type="float">
            <text:p>1.030523275</text:p>
          </table:table-cell>
        </table:table-row>
        <table:table-row table:style-name="ro1">
          <table:table-cell office:value-type="string" calcext:value-type="string">
            <text:p>ஜீ</text:p>
          </table:table-cell>
          <table:table-cell office:value-type="float" office:value="104" calcext:value-type="float">
            <text:p>104</text:p>
          </table:table-cell>
          <table:table-cell table:formula="of:= ([.B125]/ 606488)" office:value-type="float" office:value="0.00017147907295775" calcext:value-type="float">
            <text:p>0.0001714791</text:p>
          </table:table-cell>
          <table:table-cell table:formula="of:=([.C125]*5000)" office:value-type="float" office:value="0.857395364788751" calcext:value-type="float">
            <text:p>0.8573953648</text:p>
          </table:table-cell>
        </table:table-row>
        <table:table-row table:style-name="ro1">
          <table:table-cell office:value-type="string" calcext:value-type="string">
            <text:p>ஜு</text:p>
          </table:table-cell>
          <table:table-cell office:value-type="float" office:value="22" calcext:value-type="float">
            <text:p>22</text:p>
          </table:table-cell>
          <table:table-cell table:formula="of:= ([.B126]/ 606488)" office:value-type="float" office:value="0.0000362744192795241" calcext:value-type="float">
            <text:p>3.62744192795241E-005</text:p>
          </table:table-cell>
          <table:table-cell table:formula="of:=([.C126]*5000)" office:value-type="float" office:value="0.18137209639762" calcext:value-type="float">
            <text:p>0.1813720964</text:p>
          </table:table-cell>
        </table:table-row>
        <table:table-row table:style-name="ro1">
          <table:table-cell office:value-type="string" calcext:value-type="string">
            <text:p>ஜூ</text:p>
          </table:table-cell>
          <table:table-cell office:value-type="float" office:value="22" calcext:value-type="float">
            <text:p>22</text:p>
          </table:table-cell>
          <table:table-cell table:formula="of:= ([.B127]/ 606488)" office:value-type="float" office:value="0.0000362744192795241" calcext:value-type="float">
            <text:p>3.62744192795241E-005</text:p>
          </table:table-cell>
          <table:table-cell table:formula="of:=([.C127]*5000)" office:value-type="float" office:value="0.18137209639762" calcext:value-type="float">
            <text:p>0.1813720964</text:p>
          </table:table-cell>
        </table:table-row>
        <table:table-row table:style-name="ro1">
          <table:table-cell office:value-type="string" calcext:value-type="string">
            <text:p>ஷ்</text:p>
          </table:table-cell>
          <table:table-cell office:value-type="float" office:value="693" calcext:value-type="float">
            <text:p>693</text:p>
          </table:table-cell>
          <table:table-cell table:formula="of:= ([.B128]/ 606488)" office:value-type="float" office:value="0.00114264420730501" calcext:value-type="float">
            <text:p>0.0011426442</text:p>
          </table:table-cell>
          <table:table-cell table:formula="of:=([.C128]*5000)" office:value-type="float" office:value="5.71322103652504" calcext:value-type="float">
            <text:p>5.7132210365</text:p>
          </table:table-cell>
        </table:table-row>
        <table:table-row table:style-name="ro1">
          <table:table-cell office:value-type="string" calcext:value-type="string">
            <text:p>ஷ</text:p>
          </table:table-cell>
          <table:table-cell office:value-type="float" office:value="1054" calcext:value-type="float">
            <text:p>1054</text:p>
          </table:table-cell>
          <table:table-cell table:formula="of:= ([.B129]/ 606488)" office:value-type="float" office:value="0.0017378744509372" calcext:value-type="float">
            <text:p>0.0017378745</text:p>
          </table:table-cell>
          <table:table-cell table:formula="of:=([.C129]*5000)" office:value-type="float" office:value="8.689372254686" calcext:value-type="float">
            <text:p>8.6893722547</text:p>
          </table:table-cell>
        </table:table-row>
        <table:table-row table:style-name="ro1">
          <table:table-cell office:value-type="string" calcext:value-type="string">
            <text:p>ஷி</text:p>
          </table:table-cell>
          <table:table-cell office:value-type="float" office:value="151" calcext:value-type="float">
            <text:p>151</text:p>
          </table:table-cell>
          <table:table-cell table:formula="of:= ([.B130]/ 606488)" office:value-type="float" office:value="0.000248974423236733" calcext:value-type="float">
            <text:p>0.0002489744</text:p>
          </table:table-cell>
          <table:table-cell table:formula="of:=([.C130]*5000)" office:value-type="float" office:value="1.24487211618367" calcext:value-type="float">
            <text:p>1.2448721162</text:p>
          </table:table-cell>
        </table:table-row>
        <table:table-row table:style-name="ro1">
          <table:table-cell office:value-type="string" calcext:value-type="string">
            <text:p>ஷீ</text:p>
          </table:table-cell>
          <table:table-cell office:value-type="float" office:value="27" calcext:value-type="float">
            <text:p>27</text:p>
          </table:table-cell>
          <table:table-cell table:formula="of:= ([.B131]/ 606488)" office:value-type="float" office:value="0.0000445186054794159" calcext:value-type="float">
            <text:p>4.45186054794159E-005</text:p>
          </table:table-cell>
          <table:table-cell table:formula="of:=([.C131]*5000)" office:value-type="float" office:value="0.22259302739708" calcext:value-type="float">
            <text:p>0.2225930274</text:p>
          </table:table-cell>
        </table:table-row>
        <table:table-row table:style-name="ro1">
          <table:table-cell office:value-type="string" calcext:value-type="string">
            <text:p>ஷு</text:p>
          </table:table-cell>
          <table:table-cell office:value-type="float" office:value="22" calcext:value-type="float">
            <text:p>22</text:p>
          </table:table-cell>
          <table:table-cell table:formula="of:= ([.B132]/ 606488)" office:value-type="float" office:value="0.0000362744192795241" calcext:value-type="float">
            <text:p>3.62744192795241E-005</text:p>
          </table:table-cell>
          <table:table-cell table:formula="of:=([.C132]*5000)" office:value-type="float" office:value="0.18137209639762" calcext:value-type="float">
            <text:p>0.1813720964</text:p>
          </table:table-cell>
        </table:table-row>
        <table:table-row table:style-name="ro1">
          <table:table-cell office:value-type="string" calcext:value-type="string">
            <text:p>ஷூ</text:p>
          </table:table-cell>
          <table:table-cell office:value-type="float" office:value="8" calcext:value-type="float">
            <text:p>8</text:p>
          </table:table-cell>
          <table:table-cell table:formula="of:= ([.B133]/ 606488)" office:value-type="float" office:value="0.0000131906979198269" calcext:value-type="float">
            <text:p>1.31906979198269E-005</text:p>
          </table:table-cell>
          <table:table-cell table:formula="of:=([.C133]*5000)" office:value-type="float" office:value="0.0659534895991347" calcext:value-type="float">
            <text:p>0.0659534896</text:p>
          </table:table-cell>
        </table:table-row>
        <table:table-row table:style-name="ro1">
          <table:table-cell office:value-type="string" calcext:value-type="string">
            <text:p>ஸ்</text:p>
          </table:table-cell>
          <table:table-cell office:value-type="float" office:value="1238" calcext:value-type="float">
            <text:p>1238</text:p>
          </table:table-cell>
          <table:table-cell table:formula="of:= ([.B134]/ 606488)" office:value-type="float" office:value="0.00204126050309322" calcext:value-type="float">
            <text:p>0.0020412605</text:p>
          </table:table-cell>
          <table:table-cell table:formula="of:=([.C134]*5000)" office:value-type="float" office:value="10.2063025154661" calcext:value-type="float">
            <text:p>10.2063025155</text:p>
          </table:table-cell>
        </table:table-row>
        <table:table-row table:style-name="ro1">
          <table:table-cell office:value-type="string" calcext:value-type="string">
            <text:p>ஸ </text:p>
          </table:table-cell>
          <table:table-cell office:value-type="float" office:value="707" calcext:value-type="float">
            <text:p>707</text:p>
          </table:table-cell>
          <table:table-cell table:formula="of:= ([.B135]/ 606488)" office:value-type="float" office:value="0.00116572792866471" calcext:value-type="float">
            <text:p>0.0011657279</text:p>
          </table:table-cell>
          <table:table-cell table:formula="of:=([.C135]*5000)" office:value-type="float" office:value="5.82863964332353" calcext:value-type="float">
            <text:p>5.8286396433</text:p>
          </table:table-cell>
        </table:table-row>
        <table:table-row table:style-name="ro1">
          <table:table-cell office:value-type="string" calcext:value-type="string">
            <text:p>ஸி</text:p>
          </table:table-cell>
          <table:table-cell office:value-type="float" office:value="33" calcext:value-type="float">
            <text:p>33</text:p>
          </table:table-cell>
          <table:table-cell table:formula="of:= ([.B136]/ 606488)" office:value-type="float" office:value="0.0000544116289192861" calcext:value-type="float">
            <text:p>5.44116289192861E-005</text:p>
          </table:table-cell>
          <table:table-cell table:formula="of:=([.C136]*5000)" office:value-type="float" office:value="0.272058144596431" calcext:value-type="float">
            <text:p>0.2720581446</text:p>
          </table:table-cell>
        </table:table-row>
        <table:table-row table:style-name="ro1">
          <table:table-cell office:value-type="string" calcext:value-type="string">
            <text:p>ஸீ</text:p>
          </table:table-cell>
          <table:table-cell office:value-type="float" office:value="9" calcext:value-type="float">
            <text:p>9</text:p>
          </table:table-cell>
          <table:table-cell table:formula="of:= ([.B137]/ 606488)" office:value-type="float" office:value="0.0000148395351598053" calcext:value-type="float">
            <text:p>1.48395351598053E-005</text:p>
          </table:table-cell>
          <table:table-cell table:formula="of:=([.C137]*5000)" office:value-type="float" office:value="0.0741976757990265" calcext:value-type="float">
            <text:p>0.0741976758</text:p>
          </table:table-cell>
        </table:table-row>
        <table:table-row table:style-name="ro1">
          <table:table-cell office:value-type="string" calcext:value-type="string">
            <text:p>ஸு</text:p>
          </table:table-cell>
          <table:table-cell office:value-type="float" office:value="64" calcext:value-type="float">
            <text:p>64</text:p>
          </table:table-cell>
          <table:table-cell table:formula="of:= ([.B138]/ 606488)" office:value-type="float" office:value="0.000105525583358616" calcext:value-type="float">
            <text:p>0.0001055256</text:p>
          </table:table-cell>
          <table:table-cell table:formula="of:=([.C138]*5000)" office:value-type="float" office:value="0.527627916793078" calcext:value-type="float">
            <text:p>0.5276279168</text:p>
          </table:table-cell>
        </table:table-row>
        <table:table-row table:style-name="ro1">
          <table:table-cell office:value-type="string" calcext:value-type="string">
            <text:p>ஸூ</text:p>
          </table:table-cell>
          <table:table-cell office:value-type="float" office:value="35" calcext:value-type="float">
            <text:p>35</text:p>
          </table:table-cell>
          <table:table-cell table:formula="of:= ([.B139]/ 606488)" office:value-type="float" office:value="0.0000577093033992429" calcext:value-type="float">
            <text:p>5.77093033992429E-005</text:p>
          </table:table-cell>
          <table:table-cell table:formula="of:=([.C139]*5000)" office:value-type="float" office:value="0.288546516996214" calcext:value-type="float">
            <text:p>0.288546517</text:p>
          </table:table-cell>
        </table:table-row>
        <table:table-row table:style-name="ro1">
          <table:table-cell office:value-type="string" calcext:value-type="string">
            <text:p>ஹ்</text:p>
          </table:table-cell>
          <table:table-cell office:value-type="float" office:value="20" calcext:value-type="float">
            <text:p>20</text:p>
          </table:table-cell>
          <table:table-cell table:formula="of:= ([.B140]/ 606488)" office:value-type="float" office:value="0.0000329767447995673" calcext:value-type="float">
            <text:p>3.29767447995673E-005</text:p>
          </table:table-cell>
          <table:table-cell table:formula="of:=([.C140]*5000)" office:value-type="float" office:value="0.164883723997837" calcext:value-type="float">
            <text:p>0.164883724</text:p>
          </table:table-cell>
        </table:table-row>
        <table:table-row table:style-name="ro1">
          <table:table-cell office:value-type="string" calcext:value-type="string">
            <text:p>ஹ</text:p>
          </table:table-cell>
          <table:table-cell office:value-type="float" office:value="282" calcext:value-type="float">
            <text:p>282</text:p>
          </table:table-cell>
          <table:table-cell table:formula="of:= ([.B141]/ 606488)" office:value-type="float" office:value="0.0004649721016739" calcext:value-type="float">
            <text:p>0.0004649721</text:p>
          </table:table-cell>
          <table:table-cell table:formula="of:=([.C141]*5000)" office:value-type="float" office:value="2.3248605083695" calcext:value-type="float">
            <text:p>2.3248605084</text:p>
          </table:table-cell>
        </table:table-row>
        <table:table-row table:style-name="ro1">
          <table:table-cell office:value-type="string" calcext:value-type="string">
            <text:p>ஹி</text:p>
          </table:table-cell>
          <table:table-cell office:value-type="float" office:value="34" calcext:value-type="float">
            <text:p>34</text:p>
          </table:table-cell>
          <table:table-cell table:formula="of:= ([.B142]/ 606488)" office:value-type="float" office:value="0.0000560604661592645" calcext:value-type="float">
            <text:p>5.60604661592645E-005</text:p>
          </table:table-cell>
          <table:table-cell table:formula="of:=([.C142]*5000)" office:value-type="float" office:value="0.280302330796322" calcext:value-type="float">
            <text:p>0.2803023308</text:p>
          </table:table-cell>
        </table:table-row>
        <table:table-row table:style-name="ro1">
          <table:table-cell office:value-type="string" calcext:value-type="string">
            <text:p>ஹீ</text:p>
          </table:table-cell>
          <table:table-cell office:value-type="float" office:value="7" calcext:value-type="float">
            <text:p>7</text:p>
          </table:table-cell>
          <table:table-cell table:formula="of:= ([.B143]/ 606488)" office:value-type="float" office:value="0.0000115418606798486" calcext:value-type="float">
            <text:p>1.15418606798486E-005</text:p>
          </table:table-cell>
          <table:table-cell table:formula="of:=([.C143]*5000)" office:value-type="float" office:value="0.0577093033992429" calcext:value-type="float">
            <text:p>0.0577093034</text:p>
          </table:table-cell>
        </table:table-row>
        <table:table-row table:style-name="ro1">
          <table:table-cell office:value-type="string" calcext:value-type="string">
            <text:p>ஹு</text:p>
          </table:table-cell>
          <table:table-cell office:value-type="float" office:value="23" calcext:value-type="float">
            <text:p>23</text:p>
          </table:table-cell>
          <table:table-cell table:formula="of:= ([.B144]/ 606488)" office:value-type="float" office:value="0.0000379232565195024" calcext:value-type="float">
            <text:p>3.79232565195024E-005</text:p>
          </table:table-cell>
          <table:table-cell table:formula="of:=([.C144]*5000)" office:value-type="float" office:value="0.189616282597512" calcext:value-type="float">
            <text:p>0.1896162826</text:p>
          </table:table-cell>
        </table:table-row>
        <table:table-row table:style-name="ro1">
          <table:table-cell office:value-type="string" calcext:value-type="string">
            <text:p>ஹூ</text:p>
          </table:table-cell>
          <table:table-cell office:value-type="float" office:value="7" calcext:value-type="float">
            <text:p>7</text:p>
          </table:table-cell>
          <table:table-cell table:formula="of:= ([.B145]/ 606488)" office:value-type="float" office:value="0.0000115418606798486" calcext:value-type="float">
            <text:p>1.15418606798486E-005</text:p>
          </table:table-cell>
          <table:table-cell table:formula="of:=([.C145]*5000)" office:value-type="float" office:value="0.0577093033992429" calcext:value-type="float">
            <text:p>0.0577093034</text:p>
          </table:table-cell>
        </table:table-row>
        <table:table-row table:style-name="ro1">
          <table:table-cell office:value-type="string" calcext:value-type="string">
            <text:p>ஹூ</text:p>
          </table:table-cell>
          <table:table-cell office:value-type="float" office:value="7" calcext:value-type="float">
            <text:p>7</text:p>
          </table:table-cell>
          <table:table-cell table:formula="of:= ([.B146]/ 606488)" office:value-type="float" office:value="0.0000115418606798486" calcext:value-type="float">
            <text:p>1.15418606798486E-005</text:p>
          </table:table-cell>
          <table:table-cell table:formula="of:=([.C146]*5000)" office:value-type="float" office:value="0.0577093033992429" calcext:value-type="float">
            <text:p>0.0577093034</text:p>
          </table:table-cell>
        </table:table-row>
        <table:table-row table:style-name="ro1">
          <table:table-cell/>
          <table:table-cell table:formula="of:=SUM([.B1:.B146])" office:value-type="float" office:value="606488" calcext:value-type="float">
            <text:p>606488</text:p>
          </table:table-cell>
          <table:table-cell table:number-columns-repeated="2"/>
        </table:table-row>
      </table:table>
      <table:named-expressions/>
      <table:database-ranges>
        <table:database-range table:name="__Anonymous_Sheet_DB__2" table:target-range-address="Original_duplicated.A1:Original_duplicated.B323" table:display-filter-buttons="true">
          <table:filter>
            <table:filter-and>
              <table:filter-condition table:field-number="0" table:value="ஹு" table:operator="=">
                <table:filter-set-item table:value="ஹு"/>
                <table:filter-set-item table:value="ஹீ"/>
                <table:filter-set-item table:value="ஸு"/>
                <table:filter-set-item table:value="ஸீ"/>
                <table:filter-set-item table:value="ஹூ"/>
                <table:filter-set-item table:value="ஷீ"/>
                <table:filter-set-item table:value="ஷி"/>
                <table:filter-set-item table:value="ஹ்"/>
                <table:filter-set-item table:value="ஸி"/>
                <table:filter-set-item table:value="ஷ்"/>
                <table:filter-set-item table:value="ஜீ"/>
                <table:filter-set-item table:value="ஜ்"/>
                <table:filter-set-item table:value="னீ"/>
                <table:filter-set-item table:value="னி"/>
                <table:filter-set-item table:value="ன்"/>
                <table:filter-set-item table:value="று"/>
                <table:filter-set-item table:value="றீ"/>
                <table:filter-set-item table:value="ஷூ"/>
                <table:filter-set-item table:value="ற்"/>
                <table:filter-set-item table:value="ழூ"/>
                <table:filter-set-item table:value="ழு"/>
                <table:filter-set-item table:value="வீ"/>
                <table:filter-set-item table:value="வ்"/>
                <table:filter-set-item table:value="லு"/>
                <table:filter-set-item table:value="லீ"/>
                <table:filter-set-item table:value="ரூ"/>
                <table:filter-set-item table:value="ரீ"/>
                <table:filter-set-item table:value="ரி"/>
                <table:filter-set-item table:value="ளீ"/>
                <table:filter-set-item table:value="ர்"/>
                <table:filter-set-item table:value="யூ"/>
                <table:filter-set-item table:value="ள்"/>
                <table:filter-set-item table:value="றி"/>
                <table:filter-set-item table:value="யி"/>
                <table:filter-set-item table:value="னூ"/>
                <table:filter-set-item table:value="ஸ்"/>
                <table:filter-set-item table:value="லூ"/>
                <table:filter-set-item table:value="மூ"/>
                <table:filter-set-item table:value="றூ"/>
                <table:filter-set-item table:value="மீ"/>
                <table:filter-set-item table:value="மி"/>
                <table:filter-set-item table:value="யு"/>
                <table:filter-set-item table:value="பு"/>
                <table:filter-set-item table:value="ப்"/>
                <table:filter-set-item table:value="ழி"/>
                <table:filter-set-item table:value="ய்"/>
                <table:filter-set-item table:value="ஜி"/>
                <table:filter-set-item table:value="நூ"/>
                <table:filter-set-item table:value="தூ"/>
                <table:filter-set-item table:value="வி"/>
                <table:filter-set-item table:value="தி"/>
                <table:filter-set-item table:value="த்"/>
                <table:filter-set-item table:value="ணீ"/>
                <table:filter-set-item table:value="ணி"/>
                <table:filter-set-item table:value="ண்"/>
                <table:filter-set-item table:value="நி"/>
                <table:filter-set-item table:value="டு"/>
                <table:filter-set-item table:value="மு"/>
                <table:filter-set-item table:value="டீ"/>
                <table:filter-set-item table:value="பூ"/>
                <table:filter-set-item table:value="ஜு"/>
                <table:filter-set-item table:value="ட்"/>
                <table:filter-set-item table:value="நீ"/>
                <table:filter-set-item table:value="ணூ"/>
                <table:filter-set-item table:value="ஸூ"/>
                <table:filter-set-item table:value="ஞூ"/>
                <table:filter-set-item table:value="ஞீ"/>
                <table:filter-set-item table:value="ஞி"/>
                <table:filter-set-item table:value="ளி"/>
                <table:filter-set-item table:value="டூ"/>
                <table:filter-set-item table:value="சூ"/>
                <table:filter-set-item table:value="யீ"/>
                <table:filter-set-item table:value="சு"/>
                <table:filter-set-item table:value="ணு"/>
                <table:filter-set-item table:value="னு"/>
                <table:filter-set-item table:value="ச்"/>
                <table:filter-set-item table:value="ழீ"/>
                <table:filter-set-item table:value="ந்"/>
                <table:filter-set-item table:value="ஹி"/>
                <table:filter-set-item table:value="தீ"/>
                <table:filter-set-item table:value="ங்"/>
                <table:filter-set-item table:value="ஙீ"/>
                <table:filter-set-item table:value="ல்"/>
                <table:filter-set-item table:value="ஙி"/>
                <table:filter-set-item table:value="கூ"/>
                <table:filter-set-item table:value="பீ"/>
                <table:filter-set-item table:value="கீ"/>
                <table:filter-set-item table:value="ம்"/>
                <table:filter-set-item table:value="சீ"/>
                <table:filter-set-item table:value="லி"/>
                <table:filter-set-item table:value="ரு"/>
                <table:filter-set-item table:value="ஞு"/>
                <table:filter-set-item table:value="க்"/>
                <table:filter-set-item table:value="ஙா"/>
                <table:filter-set-item table:value="ஐ"/>
                <table:filter-set-item table:value="டி"/>
                <table:filter-set-item table:value="ஏ"/>
                <table:filter-set-item table:value="ஜூ"/>
                <table:filter-set-item table:value="ஷு"/>
                <table:filter-set-item table:value="வூ"/>
                <table:filter-set-item table:value="வு"/>
                <table:filter-set-item table:value="கி"/>
                <table:filter-set-item table:value="ளு"/>
                <table:filter-set-item table:value="எ"/>
                <table:filter-set-item table:value="ஊ"/>
                <table:filter-set-item table:value="கு"/>
                <table:filter-set-item table:value="உ"/>
                <table:filter-set-item table:value="சி"/>
                <table:filter-set-item table:value="பி"/>
                <table:filter-set-item table:value="ஒ"/>
                <table:filter-set-item table:value="து"/>
                <table:filter-set-item table:value="ஙூ"/>
                <table:filter-set-item table:value="ஙு"/>
                <table:filter-set-item table:value="ஈ"/>
                <table:filter-set-item table:value="ஞ்"/>
                <table:filter-set-item table:value="ழ்"/>
                <table:filter-set-item table:value="இ"/>
                <table:filter-set-item table:value="நு"/>
                <table:filter-set-item table:value="ஆ"/>
                <table:filter-set-item table:value="ஓ"/>
                <table:filter-set-item table:value="அ"/>
                <table:filter-set-item table:value="ளூ"/>
              </table:filter-condition>
            </table:filter-and>
          </table:filter>
        </table:database-range>
        <table:database-range table:name="__Anonymous_Sheet_DB__7" table:target-range-address="Sheet8.A1:Sheet8.E15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Tamil" svg:font-family="'Lohit Tamil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ta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a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a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Tamil" style:font-family-complex="'Lohit Tamil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-00-0000</text:date>, <text:time style:data-style-name="N2" text:time-value="10:24:48.5169591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bi </meta:initial-creator>
    <meta:creation-date>2015-04-22T12:16:48.367042818</meta:creation-date>
    <dc:date>2015-04-27T16:49:55.899624375</dc:date>
    <dc:creator>Sibi </dc:creator>
    <meta:editing-duration>PT3H51M10S</meta:editing-duration>
    <meta:editing-cycles>39</meta:editing-cycles>
    <meta:generator>LibreOffice/4.3.5.2$Linux_X86_64 LibreOffice_project/3a87456aaa6a95c63eea1c1b3201acedf0751bd5</meta:generator>
    <meta:document-statistic meta:table-count="9" meta:cell-count="4174" meta:object-count="0"/>
  </office:meta>
</office:document-meta>
</file>